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54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3.3429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0.3693in"/>
    </style:style>
    <style:style style:name="co8" style:family="table-column">
      <style:table-column-properties fo:break-before="auto" style:column-width="2.0244in"/>
    </style:style>
    <style:style style:name="co9" style:family="table-column">
      <style:table-column-properties fo:break-before="auto" style:column-width="1.9075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2.1409in"/>
    </style:style>
    <style:style style:name="co12" style:family="table-column">
      <style:table-column-properties fo:break-before="auto" style:column-width="1.6839in"/>
    </style:style>
    <style:style style:name="co13" style:family="table-column">
      <style:table-column-properties fo:break-before="auto" style:column-width="0.9063in"/>
    </style:style>
    <style:style style:name="co14" style:family="table-column">
      <style:table-column-properties fo:break-before="auto" style:column-width="4.7925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1.7917in"/>
    </style:style>
    <style:style style:name="co17" style:family="table-column">
      <style:table-column-properties fo:break-before="auto" style:column-width="1.7043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2.2398in"/>
    </style:style>
    <style:style style:name="co20" style:family="table-column">
      <style:table-column-properties fo:break-before="auto" style:column-width="1.9661in"/>
    </style:style>
    <style:style style:name="co21" style:family="table-column">
      <style:table-column-properties fo:break-before="auto" style:column-width="1.6752in"/>
    </style:style>
    <style:style style:name="co22" style:family="table-column">
      <style:table-column-properties fo:break-before="auto" style:column-width="2.3598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2043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3201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in"/>
      <style:text-properties style:font-size-asian="6.80000019073486pt" style:language-complex="zxx" style:country-complex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size-asian="6.80000019073486pt" style:language-complex="zxx" style:country-complex="none"/>
    </style:style>
    <style:style style:name="ce13" style:family="table-cell" style:parent-style-name="Default" style:data-style-name="N117">
      <style:table-cell-properties fo:background-color="#ffcc99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7">
      <style:table-cell-properties fo:background-color="#ccffff" style:text-align-source="fix" style:repeat-content="false" fo:wrap-option="wrap"/>
      <style:paragraph-properties fo:text-align="end" fo:margin-left="0in"/>
      <style:text-properties style:font-size-asian="6.80000019073486pt" style:language-complex="zxx" style:country-complex="none"/>
    </style:style>
    <style:style style:name="ce15" style:family="table-cell" style:parent-style-name="Default" style:data-style-name="N117">
      <style:table-cell-properties fo:wrap-option="wrap"/>
    </style:style>
    <style:style style:name="ce16" style:family="table-cell" style:parent-style-name="Default" style:data-style-name="N117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fo:background-color="#b3b3b3" style:text-align-source="fix" style:repeat-content="false" fo:wrap-option="wrap"/>
      <style:paragraph-properties fo:text-align="center" fo:margin-left="0in"/>
    </style:style>
    <style:style style:name="ce21" style:family="table-cell" style:parent-style-name="Memory_20_Block">
      <style:table-cell-properties fo:background-color="#00ff00" fo:wrap-option="wrap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3" style:family="table-cell" style:parent-style-name="Memory_20_Block">
      <style:table-cell-properties fo:background-color="#00ffff" fo:wrap-option="wrap"/>
    </style:style>
    <style:style style:name="ce24" style:family="table-cell" style:parent-style-name="Memory_20_Block">
      <style:table-cell-properties fo:background-color="#ffcc99" fo:wrap-option="wrap"/>
    </style:style>
    <style:style style:name="ce25" style:family="table-cell" style:parent-style-name="Memory_20_Block">
      <style:table-cell-properties fo:background-color="#ffff00" fo:wrap-option="wrap"/>
      <style:paragraph-properties fo:margin-left="0in"/>
    </style:style>
    <style:style style:name="ce26" style:family="table-cell" style:parent-style-name="Memory_20_Block">
      <style:table-cell-properties fo:background-color="#ffffcc" fo:wrap-option="wrap"/>
      <style:paragraph-properties fo:margin-left="0in"/>
    </style:style>
    <style:style style:name="ce27" style:family="table-cell" style:parent-style-name="Memory_20_Block">
      <style:table-cell-properties fo:background-color="#cfe7f5" fo:wrap-option="wrap"/>
      <style:paragraph-properties fo:margin-left="0in"/>
    </style:style>
    <style:style style:name="ce28" style:family="table-cell" style:parent-style-name="Memory_20_Block">
      <style:table-cell-properties fo:wrap-option="wrap"/>
    </style:style>
    <style:style style:name="ce29" style:family="table-cell" style:parent-style-name="Memory_20_Block">
      <style:table-cell-properties fo:background-color="#eb613d" fo:wrap-option="wrap"/>
    </style:style>
    <style:style style:name="ce30" style:family="table-cell" style:parent-style-name="Memory_20_Block">
      <style:table-cell-properties fo:background-color="#00dcff" fo:wrap-option="wrap"/>
    </style:style>
    <style:style style:name="ce31" style:family="table-cell" style:parent-style-name="Memory_20_Block">
      <style:table-cell-properties fo:background-color="#579d1c" fo:wrap-option="wrap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 fo:wrap-option="wrap" fo:border="0.0008in solid #000000"/>
    </style:style>
    <style:style style:name="ce3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ff" style:text-align-source="fix" style:repeat-content="false" fo:wrap-option="wrap" fo:border="none"/>
      <style:paragraph-properties fo:text-align="center" fo:margin-left="0in"/>
    </style:style>
    <style:style style:name="ce36" style:family="table-cell" style:parent-style-name="Default">
      <style:table-cell-properties fo:background-color="#ff8080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00ffff" style:text-align-source="fix" style:repeat-content="false" fo:wrap-option="wrap" fo:border="0.0008in solid #000000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39" style:family="table-cell" style:parent-style-name="Default">
      <style:table-cell-properties fo:background-color="#eb613d" style:text-align-source="fix" style:repeat-content="false" fo:wrap-option="wrap" fo:border="0.0008in solid #000000"/>
      <style:paragraph-properties fo:text-align="center" fo:margin-left="0in"/>
    </style:style>
    <style:style style:name="ce40" style:family="table-cell" style:parent-style-name="Memory_20_Block">
      <style:table-cell-properties fo:wrap-option="wrap"/>
      <style:paragraph-properties fo:margin-left="0in"/>
    </style:style>
    <style:style style:name="ce41" style:family="table-cell" style:parent-style-name="Memory_20_Block">
      <style:table-cell-properties fo:background-color="#ffff99" fo:wrap-option="wrap"/>
    </style:style>
    <style:style style:name="ce4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Memory_20_Block">
      <style:table-cell-properties fo:background-color="#00cccc" fo:wrap-option="wrap"/>
    </style:style>
    <style:style style:name="ce44" style:family="table-cell" style:parent-style-name="Memory_20_Block">
      <style:table-cell-properties fo:background-color="#ccffff" fo:wrap-option="wrap"/>
    </style:style>
    <style:style style:name="ce45" style:family="table-cell" style:parent-style-name="Memory_20_Block">
      <style:table-cell-properties fo:background-color="#99ccff" fo:wrap-option="wrap"/>
    </style:style>
    <style:style style:name="ce46" style:family="table-cell" style:parent-style-name="Memory_20_Block">
      <style:table-cell-properties fo:background-color="#aecf00" fo:wrap-option="wrap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48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ff00" style:text-align-source="fix" style:repeat-content="false" fo:wrap-option="wrap"/>
      <style:paragraph-properties fo:text-align="end" fo:margin-left="0in"/>
    </style:style>
    <style:style style:name="ce50" style:family="table-cell" style:parent-style-name="Default">
      <style:table-cell-properties fo:border-bottom="0.0008in solid #000000" fo:background-color="#00ff00" style:text-align-source="fix" style:repeat-content="false" fo:wrap-option="wrap" fo:border-left="none" fo:border-right="none" fo:border-top="none"/>
      <style:paragraph-properties fo:text-align="end" fo:margin-left="0in"/>
    </style:style>
    <style:style style:name="ce51" style:family="table-cell" style:parent-style-name="Default">
      <style:table-cell-properties fo:border-bottom="0.0008in solid #000000" fo:background-color="#666666" style:text-align-source="fix" style:repeat-content="false" fo:wrap-option="wrap" fo:border-left="none" fo:border-right="none" fo:border-top="none"/>
      <style:paragraph-properties fo:text-align="end" fo:margin-left="0in"/>
    </style:style>
    <style:style style:name="ce52" style:family="table-cell" style:parent-style-name="Default">
      <style:table-cell-properties fo:background-color="#666666" style:text-align-source="fix" style:repeat-content="false" fo:wrap-option="wrap"/>
      <style:paragraph-properties fo:text-align="end" fo:margin-left="0in"/>
    </style:style>
    <style:style style:name="ce53" style:family="table-cell" style:parent-style-name="Default">
      <style:table-cell-properties fo:border-bottom="none" fo:background-color="#00ff00" style:text-align-source="fix" style:repeat-content="false" fo:wrap-option="wrap" fo:border-left="none" fo:border-right="none" fo:border-top="0.0008in solid #000000"/>
      <style:paragraph-properties fo:text-align="end" fo:margin-left="0in"/>
    </style:style>
    <style:style style:name="ce54" style:family="table-cell" style:parent-style-name="Default">
      <style:table-cell-properties fo:background-color="#ccccff" style:text-align-source="fix" style:repeat-content="false" fo:wrap-option="wrap"/>
      <style:paragraph-properties fo:text-align="end" fo:margin-left="0in"/>
    </style:style>
    <style:style style:name="ce55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none" fo:border-top="none"/>
      <style:paragraph-properties fo:text-align="end" fo:margin-left="0in"/>
    </style:style>
    <style:style style:name="ce56" style:family="table-cell" style:parent-style-name="Default">
      <style:table-cell-properties fo:background-color="#ffcc99" style:text-align-source="fix" style:repeat-content="false" fo:wrap-option="wrap"/>
      <style:paragraph-properties fo:text-align="end" fo:margin-left="0in"/>
    </style:style>
    <style:style style:name="ce57" style:family="table-cell" style:parent-style-name="Default">
      <style:table-cell-properties fo:border-bottom="0.0008in solid #000000" fo:background-color="#ffcc99" style:text-align-source="fix" style:repeat-content="false" fo:wrap-option="wrap" fo:border-left="none" fo:border-right="none" fo:border-top="none"/>
      <style:paragraph-properties fo:text-align="end" fo:margin-left="0in"/>
    </style:style>
    <style:style style:name="ce58" style:family="table-cell" style:parent-style-name="Default">
      <style:table-cell-properties fo:background-color="#ff8080" style:text-align-source="fix" style:repeat-content="false" fo:wrap-option="wrap"/>
      <style:paragraph-properties fo:text-align="end" fo:margin-left="0in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none" fo:border-right="none" fo:border-top="0.0008in solid #000000"/>
      <style:paragraph-properties fo:text-align="end" fo:margin-left="0in"/>
    </style:style>
    <style:style style:name="ce60" style:family="table-cell" style:parent-style-name="Default">
      <style:table-cell-properties fo:background-color="#ffff99" style:text-align-source="fix" style:repeat-content="false" fo:wrap-option="wrap"/>
      <style:paragraph-properties fo:text-align="end" fo:margin-left="0in"/>
    </style:style>
    <style:style style:name="ce61" style:family="table-cell" style:parent-style-name="Default">
      <style:table-cell-properties fo:border-bottom="0.0008in solid #000000" fo:background-color="#00ffff" style:text-align-source="fix" style:repeat-content="false" fo:wrap-option="wrap" fo:border-left="none" fo:border-right="none" fo:border-top="none"/>
      <style:paragraph-properties fo:text-align="end" fo:margin-left="0in"/>
    </style:style>
    <style:style style:name="ce62" style:family="table-cell" style:parent-style-name="Default">
      <style:table-cell-properties fo:border-bottom="none" fo:background-color="#ccccff" style:text-align-source="fix" style:repeat-content="false" fo:wrap-option="wrap" fo:border-left="none" fo:border-right="none" fo:border-top="0.0008in solid #000000"/>
      <style:paragraph-properties fo:text-align="end" fo:margin-left="0in"/>
    </style:style>
    <style:style style:name="ce63" style:family="table-cell" style:parent-style-name="Default" style:data-style-name="N119">
      <style:table-cell-properties style:text-align-source="fix" style:repeat-content="false" fo:wrap-option="wrap"/>
      <style:paragraph-properties fo:text-align="center" fo:margin-left="0in"/>
    </style:style>
    <style:style style:name="ce64" style:family="table-cell" style:parent-style-name="Default" style:data-style-name="N119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19">
      <style:table-cell-properties fo:background-color="#ccccff" style:text-align-source="fix" style:repeat-content="false" fo:wrap-option="wrap"/>
      <style:paragraph-properties fo:text-align="center" fo:margin-left="0in"/>
    </style:style>
    <style:style style:name="ce66" style:family="table-cell" style:parent-style-name="Default" style:data-style-name="N119">
      <style:table-cell-properties fo:border-bottom="0.0008in solid #000000" fo:background-color="#ccccff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67" style:family="table-cell" style:parent-style-name="Default" style:data-style-name="N119">
      <style:table-cell-properties fo:border-bottom="0.0008in solid #000000" fo:background-color="#666666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68" style:family="table-cell" style:parent-style-name="Default" style:data-style-name="N119">
      <style:table-cell-properties fo:background-color="#00ff00" style:text-align-source="fix" style:repeat-content="false" fo:wrap-option="wrap"/>
      <style:paragraph-properties fo:text-align="center" fo:margin-left="0in"/>
    </style:style>
    <style:style style:name="ce69" style:family="table-cell" style:parent-style-name="Default" style:data-style-name="N119">
      <style:table-cell-properties fo:border-bottom="0.0008in solid #000000" fo:background-color="#00ff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70" style:family="table-cell" style:parent-style-name="Default" style:data-style-name="N119">
      <style:table-cell-properties fo:background-color="#ffcc99" style:text-align-source="fix" style:repeat-content="false" fo:wrap-option="wrap"/>
      <style:paragraph-properties fo:text-align="center" fo:margin-left="0in"/>
    </style:style>
    <style:style style:name="ce71" style:family="table-cell" style:parent-style-name="Default" style:data-style-name="N119">
      <style:table-cell-properties fo:border-bottom="0.0008in solid #000000" fo:background-color="#ffcc99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72" style:family="table-cell" style:parent-style-name="Default" style:data-style-name="N119">
      <style:table-cell-properties fo:background-color="#666666" style:text-align-source="fix" style:repeat-content="false" fo:wrap-option="wrap"/>
      <style:paragraph-properties fo:text-align="center" fo:margin-left="0in"/>
    </style:style>
    <style:style style:name="ce73" style:family="table-cell" style:parent-style-name="Default" style:data-style-name="N119">
      <style:table-cell-properties fo:background-color="#ff8080" style:text-align-source="fix" style:repeat-content="false" fo:wrap-option="wrap"/>
      <style:paragraph-properties fo:text-align="center" fo:margin-left="0in"/>
    </style:style>
    <style:style style:name="ce74" style:family="table-cell" style:parent-style-name="Default" style:data-style-name="N119">
      <style:table-cell-properties fo:border-bottom="none" fo:background-color="#ffff99" style:text-align-source="fix" style:repeat-content="false" fo:wrap-option="wrap" fo:border-left="none" fo:border-right="none" fo:border-top="0.0008in solid #000000"/>
      <style:paragraph-properties fo:text-align="center" fo:margin-left="0in"/>
    </style:style>
    <style:style style:name="ce75" style:family="table-cell" style:parent-style-name="Default" style:data-style-name="N119">
      <style:table-cell-properties fo:background-color="#ffff99" style:text-align-source="fix" style:repeat-content="false" fo:wrap-option="wrap"/>
      <style:paragraph-properties fo:text-align="center" fo:margin-left="0in"/>
    </style:style>
    <style:style style:name="ce76" style:family="table-cell" style:parent-style-name="Default" style:data-style-name="N119">
      <style:table-cell-properties fo:border-bottom="0.0008in solid #000000" fo:background-color="#00ffff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77" style:family="table-cell" style:parent-style-name="Default" style:data-style-name="N119">
      <style:table-cell-properties fo:border-bottom="none" fo:background-color="#ccccff" style:text-align-source="fix" style:repeat-content="false" fo:wrap-option="wrap" fo:border-left="none" fo:border-right="none" fo:border-top="0.0008in solid #000000"/>
      <style:paragraph-properties fo:text-align="center" fo:margin-left="0in"/>
    </style:style>
    <style:style style:name="ce78" style:family="table-cell" style:parent-style-name="Default">
      <style:table-cell-properties fo:border-bottom="0.0008in solid #000000" fo:wrap-option="wrap" fo:border-left="none" fo:border-right="none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ccff" fo:wrap-option="wrap"/>
    </style:style>
    <style:style style:name="ce80" style:family="table-cell" style:parent-style-name="Default">
      <style:table-cell-properties fo:border-bottom="0.0008in solid #000000" fo:background-color="#ccccff" fo:wrap-option="wrap" fo:border-left="none" fo:border-right="none" fo:border-top="none"/>
    </style:style>
    <style:style style:name="ce81" style:family="table-cell" style:parent-style-name="Default">
      <style:table-cell-properties fo:border-bottom="0.0008in solid #000000" fo:background-color="#666666" fo:wrap-option="wrap" fo:border-left="none" fo:border-right="none" fo:border-top="none"/>
    </style:style>
    <style:style style:name="ce82" style:family="table-cell" style:parent-style-name="Default">
      <style:table-cell-properties fo:background-color="#00ff00" fo:wrap-option="wrap"/>
    </style:style>
    <style:style style:name="ce83" style:family="table-cell" style:parent-style-name="Default">
      <style:table-cell-properties fo:background-color="#ffcc99" fo:wrap-option="wrap"/>
    </style:style>
    <style:style style:name="ce84" style:family="table-cell" style:parent-style-name="Default">
      <style:table-cell-properties fo:border-bottom="0.0008in solid #000000" fo:background-color="#ffcc99" fo:wrap-option="wrap" fo:border-left="none" fo:border-right="none" fo:border-top="none"/>
    </style:style>
    <style:style style:name="ce85" style:family="table-cell" style:parent-style-name="Default">
      <style:table-cell-properties fo:background-color="#666666" fo:wrap-option="wrap"/>
    </style:style>
    <style:style style:name="ce86" style:family="table-cell" style:parent-style-name="Default">
      <style:table-cell-properties fo:background-color="#ff8080" fo:wrap-option="wrap"/>
    </style:style>
    <style:style style:name="ce87" style:family="table-cell" style:parent-style-name="Default">
      <style:table-cell-properties fo:border-bottom="none" fo:background-color="#ffff99" fo:wrap-option="wrap" fo:border-left="none" fo:border-right="none" fo:border-top="0.0008in solid #000000"/>
    </style:style>
    <style:style style:name="ce88" style:family="table-cell" style:parent-style-name="Default">
      <style:table-cell-properties fo:background-color="#ffff99" fo:wrap-option="wrap"/>
    </style:style>
    <style:style style:name="ce89" style:family="table-cell" style:parent-style-name="Default">
      <style:table-cell-properties fo:border-bottom="0.0008in solid #000000" fo:background-color="#00ffff" fo:wrap-option="wrap" fo:border-left="none" fo:border-right="none" fo:border-top="none"/>
    </style:style>
    <style:style style:name="ce90" style:family="table-cell" style:parent-style-name="Default">
      <style:table-cell-properties fo:background-color="#00ffff" fo:wrap-option="wrap"/>
    </style:style>
    <style:style style:name="ce91" style:family="table-cell" style:parent-style-name="Default">
      <style:table-cell-properties fo:border-bottom="none" fo:background-color="#ccccff" fo:wrap-option="wrap" fo:border-left="none" fo:border-right="none" fo:border-top="0.0008in solid #000000"/>
    </style:style>
    <style:style style:name="ce92" style:family="table-cell" style:parent-style-name="Default">
      <style:table-cell-properties fo:border-bottom="0.0008in solid #000000" fo:background-color="#00ff00" fo:wrap-option="wrap" fo:border-left="none" fo:border-right="none" fo:border-top="none"/>
    </style:style>
    <style:style style:name="ce93" style:family="table-cell" style:parent-style-name="Default" style:data-style-name="N128">
      <style:table-cell-properties style:text-align-source="fix" style:repeat-content="false" fo:wrap-option="wrap"/>
      <style:paragraph-properties fo:text-align="end" fo:margin-left="0in"/>
    </style:style>
    <style:style style:name="ce94" style:family="table-cell" style:parent-style-name="Default" style:data-style-name="N127">
      <style:table-cell-properties style:text-align-source="fix" style:repeat-content="false" fo:wrap-option="wrap"/>
      <style:paragraph-properties fo:text-align="end" fo:margin-left="0in"/>
    </style:style>
    <style:style style:name="ce9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6.25pt" style:language-complex="en" style:country-complex="US" style:font-style-complex="normal" style:font-weight-complex="normal" style:text-emphasize="none" style:font-relief="none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6.25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Pinou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EG</text:p>
          </table:table-cell>
          <table:table-cell table:style-name="ce1" office:value-type="string">
            <text:p>MIDI CPU PIN</text:p>
          </table:table-cell>
          <table:table-cell table:style-name="ce4" office:value-type="string">
            <text:p>uPIC PIN</text:p>
          </table:table-cell>
          <table:table-cell table:style-name="ce4" office:value-type="string">
            <text:p>uPIC A/D</text:p>
          </table:table-cell>
          <table:table-cell table:style-name="ce4" office:value-type="string">
            <text:p>TYPE</text:p>
          </table:table-cell>
          <table:table-cell table:style-name="ce8" office:value-type="string">
            <text:p>SPECIAL FUNCTION</text:p>
          </table:table-cell>
          <table:table-cell table:style-name="ce8" office:value-type="string">
            <text:p>NOTES</text:p>
          </table:table-cell>
        </table:table-row>
        <table:table-row table:style-name="ro2">
          <table:table-cell office:value-type="string">
            <text:p>DIGITAL_0,0</text:p>
          </table:table-cell>
          <table:table-cell office:value-type="string">
            <text:p>CONTROL 0</text:p>
          </table:table-cell>
          <table:table-cell table:style-name="ce5" office:value-type="string">
            <text:p>RD0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1</text:p>
          </table:table-cell>
          <table:table-cell office:value-type="string">
            <text:p>CONTROL 1</text:p>
          </table:table-cell>
          <table:table-cell table:style-name="ce5" office:value-type="string">
            <text:p>RD1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2</text:p>
          </table:table-cell>
          <table:table-cell office:value-type="string">
            <text:p>CONTROL 2</text:p>
          </table:table-cell>
          <table:table-cell table:style-name="ce5" office:value-type="string">
            <text:p>RD2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3</text:p>
          </table:table-cell>
          <table:table-cell office:value-type="string">
            <text:p>CONTROL 3</text:p>
          </table:table-cell>
          <table:table-cell table:style-name="ce5" office:value-type="string">
            <text:p>RD3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4</text:p>
          </table:table-cell>
          <table:table-cell office:value-type="string">
            <text:p>CONTROL 4</text:p>
          </table:table-cell>
          <table:table-cell table:style-name="ce5" office:value-type="string">
            <text:p>RD4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5</text:p>
          </table:table-cell>
          <table:table-cell office:value-type="string">
            <text:p>CONTROL 5</text:p>
          </table:table-cell>
          <table:table-cell table:style-name="ce5" office:value-type="string">
            <text:p>RD5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6</text:p>
          </table:table-cell>
          <table:table-cell office:value-type="string">
            <text:p>CONTROL 6</text:p>
          </table:table-cell>
          <table:table-cell table:style-name="ce5" office:value-type="string">
            <text:p>RD6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7</text:p>
          </table:table-cell>
          <table:table-cell office:value-type="string">
            <text:p>CONTROL 7</text:p>
          </table:table-cell>
          <table:table-cell table:style-name="ce5" office:value-type="string">
            <text:p>RD7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1,0</text:p>
          </table:table-cell>
          <table:table-cell office:value-type="string">
            <text:p>CONTROL 8</text:p>
          </table:table-cell>
          <table:table-cell table:style-name="ce6" office:value-type="string">
            <text:p>RB0</text:p>
          </table:table-cell>
          <table:table-cell table:style-name="ce6" office:value-type="string">
            <text:p>AN12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1</text:p>
          </table:table-cell>
          <table:table-cell office:value-type="string">
            <text:p>CONTROL 9</text:p>
          </table:table-cell>
          <table:table-cell table:style-name="ce6" office:value-type="string">
            <text:p>RB1</text:p>
          </table:table-cell>
          <table:table-cell table:style-name="ce6" office:value-type="string">
            <text:p>AN10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2</text:p>
          </table:table-cell>
          <table:table-cell office:value-type="string">
            <text:p>CONTROL 10</text:p>
          </table:table-cell>
          <table:table-cell table:style-name="ce6" office:value-type="string">
            <text:p>RB2</text:p>
          </table:table-cell>
          <table:table-cell table:style-name="ce6" office:value-type="string">
            <text:p>AN8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3</text:p>
          </table:table-cell>
          <table:table-cell office:value-type="string">
            <text:p>CONTROL 11</text:p>
          </table:table-cell>
          <table:table-cell table:style-name="ce6" office:value-type="string">
            <text:p>RB3</text:p>
          </table:table-cell>
          <table:table-cell table:style-name="ce6" office:value-type="string">
            <text:p>AN9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4</text:p>
          </table:table-cell>
          <table:table-cell office:value-type="string">
            <text:p>CONTROL 12</text:p>
          </table:table-cell>
          <table:table-cell table:style-name="ce6" office:value-type="string">
            <text:p>RB4</text:p>
          </table:table-cell>
          <table:table-cell table:style-name="ce6" office:value-type="string">
            <text:p>AN11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5</text:p>
          </table:table-cell>
          <table:table-cell office:value-type="string">
            <text:p>CONTROL 13</text:p>
          </table:table-cell>
          <table:table-cell table:style-name="ce6" office:value-type="string">
            <text:p>RB5</text:p>
          </table:table-cell>
          <table:table-cell table:style-name="ce6" office:value-type="string">
            <text:p>AN13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6</text:p>
          </table:table-cell>
          <table:table-cell office:value-type="string">
            <text:p>CONTROL 14</text:p>
          </table:table-cell>
          <table:table-cell table:style-name="ce6" office:value-type="string">
            <text:p>RB6</text:p>
          </table:table-cell>
          <table:table-cell table:style-name="ce6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1,7</text:p>
          </table:table-cell>
          <table:table-cell office:value-type="string">
            <text:p>CONTROL 15</text:p>
          </table:table-cell>
          <table:table-cell table:style-name="ce6" office:value-type="string">
            <text:p>RB7</text:p>
          </table:table-cell>
          <table:table-cell table:style-name="ce6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2,0</text:p>
          </table:table-cell>
          <table:table-cell office:value-type="string">
            <text:p>CONTROL 16</text:p>
          </table:table-cell>
          <table:table-cell office:value-type="string">
            <text:p>RA0</text:p>
          </table:table-cell>
          <table:table-cell office:value-type="string">
            <text:p>AN0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2,1</text:p>
          </table:table-cell>
          <table:table-cell office:value-type="string">
            <text:p>CONTROL 17</text:p>
          </table:table-cell>
          <table:table-cell office:value-type="string">
            <text:p>RA1</text:p>
          </table:table-cell>
          <table:table-cell office:value-type="string">
            <text:p>AN1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2,2</text:p>
          </table:table-cell>
          <table:table-cell office:value-type="string">
            <text:p>CONTROL 18</text:p>
          </table:table-cell>
          <table:table-cell office:value-type="string">
            <text:p>RA2</text:p>
          </table:table-cell>
          <table:table-cell office:value-type="string">
            <text:p>AN2</text:p>
          </table:table-cell>
          <table:table-cell office:value-type="string">
            <text:p>I/O</text:p>
          </table:table-cell>
          <table:table-cell office:value-type="string">
            <text:p>Analog In, Digital Out, VREF-</text:p>
          </table:table-cell>
          <table:table-cell/>
        </table:table-row>
        <table:table-row table:style-name="ro2">
          <table:table-cell office:value-type="string">
            <text:p>DIGITAL_2,3</text:p>
          </table:table-cell>
          <table:table-cell office:value-type="string">
            <text:p>CONTROL 19</text:p>
          </table:table-cell>
          <table:table-cell office:value-type="string">
            <text:p>RA3</text:p>
          </table:table-cell>
          <table:table-cell office:value-type="string">
            <text:p>AN3</text:p>
          </table:table-cell>
          <table:table-cell office:value-type="string">
            <text:p>Input</text:p>
          </table:table-cell>
          <table:table-cell office:value-type="string">
            <text:p>Analog In, Digital Out, VREF+</text:p>
          </table:table-cell>
          <table:table-cell office:value-type="string">
            <text:p>This uPIC pin is input only.</text:p>
          </table:table-cell>
        </table:table-row>
        <table:table-row table:style-name="ro2">
          <table:table-cell office:value-type="string">
            <text:p>DIGITAL_2,4</text:p>
          </table:table-cell>
          <table:table-cell office:value-type="string">
            <text:p>CONTROL 20</text:p>
          </table:table-cell>
          <table:table-cell office:value-type="string">
            <text:p>RA5</text:p>
          </table:table-cell>
          <table:table-cell office:value-type="string">
            <text:p>AN4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2,5</text:p>
          </table:table-cell>
          <table:table-cell office:value-type="string">
            <text:p>CONTROL 21</text:p>
          </table:table-cell>
          <table:table-cell table:style-name="ce7" office:value-type="string">
            <text:p>RE0</text:p>
          </table:table-cell>
          <table:table-cell table:style-name="ce7" office:value-type="string">
            <text:p>AN5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2,6</text:p>
          </table:table-cell>
          <table:table-cell office:value-type="string">
            <text:p>CONTROL 22</text:p>
          </table:table-cell>
          <table:table-cell table:style-name="ce7" office:value-type="string">
            <text:p>RE1</text:p>
          </table:table-cell>
          <table:table-cell table:style-name="ce7" office:value-type="string">
            <text:p>AN6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2,7</text:p>
          </table:table-cell>
          <table:table-cell office:value-type="string">
            <text:p>CONTROL 23</text:p>
          </table:table-cell>
          <table:table-cell table:style-name="ce7" office:value-type="string">
            <text:p>RE2</text:p>
          </table:table-cell>
          <table:table-cell table:style-name="ce7" office:value-type="string">
            <text:p>AN7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/>
          <table:table-cell office:value-type="string">
            <text:p>JP1 +1</text:p>
          </table:table-cell>
          <table:table-cell office:value-type="string">
            <text:p>RC0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P1 +2</text:p>
          </table:table-cell>
          <table:table-cell office:value-type="string">
            <text:p>RC1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P1 +4</text:p>
          </table:table-cell>
          <table:table-cell office:value-type="string">
            <text:p>RC2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P1 +8</text:p>
          </table:table-cell>
          <table:table-cell office:value-type="string">
            <text:p>RC3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L L</text:p>
          </table:table-cell>
          <table:table-cell office:value-type="string">
            <text:p>RC5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L H</text:p>
          </table:table-cell>
          <table:table-cell office:value-type="string">
            <text:p>RC4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ACT</text:p>
          </table:table-cell>
          <table:table-cell table:style-name="ce3" office:value-type="string">
            <text:p>RA6</text:p>
          </table:table-cell>
          <table:table-cell table:style-name="ce3"/>
          <table:table-cell table:style-name="ce3" office:value-type="string">
            <text:p>Output</text:p>
          </table:table-cell>
          <table:table-cell table:style-name="ce9" office:value-type="string">
            <text:p>Activity Indicator</text:p>
          </table:table-cell>
          <table:table-cell/>
        </table:table-row>
        <table:table-row table:style-name="ro2">
          <table:table-cell/>
          <table:table-cell office:value-type="string">
            <text:p>DC IN G</text:p>
          </table:table-cell>
          <table:table-cell office:value-type="string">
            <text:p>VSS</text:p>
          </table:table-cell>
          <table:table-cell/>
          <table:table-cell office:value-type="string">
            <text:p>Power</text:p>
          </table:table-cell>
          <table:table-cell office:value-type="string">
            <text:p>Ground</text:p>
          </table:table-cell>
          <table:table-cell/>
        </table:table-row>
        <table:table-row table:style-name="ro2">
          <table:table-cell/>
          <table:table-cell office:value-type="string">
            <text:p>DC IN +</text:p>
          </table:table-cell>
          <table:table-cell office:value-type="string">
            <text:p>VDD</text:p>
          </table:table-cell>
          <table:table-cell/>
          <table:table-cell office:value-type="string">
            <text:p>Power</text:p>
          </table:table-cell>
          <table:table-cell office:value-type="string">
            <text:p>VDD: 7VDC or greater</text:p>
          </table:table-cell>
          <table:table-cell/>
        </table:table-row>
        <table:table-row table:style-name="ro2">
          <table:table-cell/>
          <table:table-cell office:value-type="string">
            <text:p>DEBUG</text:p>
          </table:table-cell>
          <table:table-cell office:value-type="string">
            <text:p>RA7</text:p>
          </table:table-cell>
          <table:table-cell/>
          <table:table-cell office:value-type="string">
            <text:p>Output</text:p>
          </table:table-cell>
          <table:table-cell office:value-type="string">
            <text:p>Debug Indic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A4</text:p>
          </table:table-cell>
          <table:table-cell/>
          <table:table-cell office:value-type="string">
            <text:p>Output</text:p>
          </table:table-cell>
          <table:table-cell office:value-type="string">
            <text:p>N/C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 table:number-rows-repeated="24">
          <table:table-cell/>
          <table:table-cell table:style-name="Default" table:number-columns-repeated="4"/>
          <table:table-cell table:number-columns-repeated="2"/>
        </table:table-row>
        <table:table-row table:style-name="ro2" table:number-rows-repeated="6546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emory Map" table:style-name="ta1" table:print="false">
        <office:forms form:automatic-focus="false" form:apply-design-mode="false"/>
        <table:table-column table:style-name="co3" table:default-cell-style-name="ce10"/>
        <table:table-column table:style-name="co7" table:default-cell-style-name="ce10"/>
        <table:table-column table:style-name="co8" table:default-cell-style-name="ce10"/>
        <table:table-column table:style-name="co7" table:default-cell-style-name="ce10"/>
        <table:table-column table:style-name="co9" table:default-cell-style-name="ce10"/>
        <table:table-column table:style-name="co7" table:default-cell-style-name="ce10"/>
        <table:table-column table:style-name="co10" table:default-cell-style-name="ce10"/>
        <table:table-column table:style-name="co7" table:default-cell-style-name="ce10"/>
        <table:table-column table:style-name="co10" table:default-cell-style-name="ce10"/>
        <table:table-column table:style-name="co3" table:default-cell-style-name="ce10"/>
        <table:table-column table:style-name="co11" table:default-cell-style-name="ce10"/>
        <table:table-column table:style-name="co3" table:number-columns-repeated="2" table:default-cell-style-name="ce10"/>
        <table:table-column table:style-name="co12" table:default-cell-style-name="ce10"/>
        <table:table-column table:style-name="co3" table:number-columns-repeated="1010" table:default-cell-style-name="ce10"/>
        <table:table-row table:style-name="ro2" table:number-rows-repeated="4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3" office:value-type="string" table:number-columns-spanned="2" table:number-rows-spanned="1">
            <text:p>BANK 0</text:p>
          </table:table-cell>
          <table:covered-table-cell table:style-name="ce18"/>
          <table:table-cell table:style-name="ce18" office:value-type="string" table:number-columns-spanned="2" table:number-rows-spanned="1">
            <text:p>BANK 1</text:p>
          </table:table-cell>
          <table:covered-table-cell table:style-name="ce18"/>
          <table:table-cell table:style-name="ce18" office:value-type="string" table:number-columns-spanned="2" table:number-rows-spanned="1">
            <text:p>BANK 2</text:p>
          </table:table-cell>
          <table:covered-table-cell table:style-name="ce18"/>
          <table:table-cell table:style-name="ce18" office:value-type="string" table:number-columns-spanned="2" table:number-rows-spanned="1">
            <text:p>BANK 3</text:p>
          </table:table-cell>
          <table:covered-table-cell table:style-name="ce18"/>
          <table:table-cell table:style-name="ce18" office:value-type="string" table:number-columns-spanned="2" table:number-rows-spanned="1">
            <text:p>DATA EEPROM</text:p>
          </table:table-cell>
          <table:covered-table-cell table:style-name="ce42"/>
          <table:table-cell table:style-name="ce18" office:value-type="string" table:number-columns-spanned="2" table:number-rows-spanned="1">
            <text:p>PROGRAM EEPROM</text:p>
          </table:table-cell>
          <table:covered-table-cell table:style-name="ce42"/>
          <table:table-cell table:number-columns-repeated="1011"/>
        </table:table-row>
        <table:table-row table:style-name="ro4">
          <table:table-cell table:style-name="ce11" table:formula="of:=BASE(CELL(&quot;ROW&quot;;[.A6])-6;16)" office:value-type="string" office:string-value="0">
            <text:p>0</text:p>
          </table:table-cell>
          <table:table-cell table:style-name="ce14" table:formula="of:=BASE(CELL(&quot;ROW&quot;;[.B6])-6;16)" office:value-type="string" office:string-value="0">
            <text:p>0</text:p>
          </table:table-cell>
          <table:table-cell table:style-name="ce19" office:value-type="string">
            <text:p>(Indirect address)</text:p>
          </table:table-cell>
          <table:table-cell table:style-name="ce14" table:formula="of:=BASE(CELL(&quot;ROW&quot;;[.D6])+122;16)" office:value-type="string" office:string-value="80">
            <text:p>80</text:p>
          </table:table-cell>
          <table:table-cell table:style-name="ce19" office:value-type="string">
            <text:p>(Indirect address)</text:p>
          </table:table-cell>
          <table:table-cell table:style-name="ce14" table:formula="of:=BASE(CELL(&quot;ROW&quot;;[.F6])+250;16)" office:value-type="string" office:string-value="100">
            <text:p>100</text:p>
          </table:table-cell>
          <table:table-cell table:style-name="ce19" office:value-type="string">
            <text:p>(Indirect address)</text:p>
          </table:table-cell>
          <table:table-cell table:style-name="ce14" table:formula="of:=BASE(CELL(&quot;ROW&quot;;[.H6])+378;16)" office:value-type="string" office:string-value="180">
            <text:p>180</text:p>
          </table:table-cell>
          <table:table-cell table:style-name="ce19" office:value-type="string">
            <text:p>(Indirect address)</text:p>
          </table:table-cell>
          <table:table-cell table:style-name="ce11" table:formula="of:=BASE(CELL(&quot;ROW&quot;;[.J6])-6;16)" office:value-type="string" office:string-value="0">
            <text:p>0</text:p>
          </table:table-cell>
          <table:table-cell table:style-name="ce28" office:value-type="string">
            <text:p>VERSION</text:p>
          </table:table-cell>
          <table:table-cell table:style-name="ce11" table:formula="of:=BASE(CELL(&quot;ROW&quot;;[.L6])-6+7168;16)" office:value-type="string" office:string-value="1C00">
            <text:p>1C00</text:p>
          </table:table-cell>
          <table:table-cell table:style-name="ce45" office:value-type="string" table:number-columns-spanned="1" table:number-rows-spanned="192">
            <text:p>Layer 0 Config (192)</text:p>
          </table:table-cell>
          <table:table-cell/>
          <table:table-cell office:value-type="string">
            <text:p>0x</text:p>
          </table:table-cell>
          <table:table-cell table:formula="of:=[.J6]" office:value-type="string" office:string-value="0">
            <text:p>0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])-6;16)" office:value-type="string" office:string-value="1">
            <text:p>1</text:p>
          </table:table-cell>
          <table:table-cell table:style-name="ce14" table:formula="of:=BASE(CELL(&quot;ROW&quot;;[.B7])-6;16)" office:value-type="string" office:string-value="1">
            <text:p>1</text:p>
          </table:table-cell>
          <table:table-cell table:style-name="ce20" office:value-type="string">
            <text:p>TMR0</text:p>
          </table:table-cell>
          <table:table-cell table:style-name="ce14" table:formula="of:=BASE(CELL(&quot;ROW&quot;;[.D7])+122;16)" office:value-type="string" office:string-value="81">
            <text:p>81</text:p>
          </table:table-cell>
          <table:table-cell table:style-name="ce20" office:value-type="string">
            <text:p>OPTION_REG</text:p>
          </table:table-cell>
          <table:table-cell table:style-name="ce14" table:formula="of:=BASE(CELL(&quot;ROW&quot;;[.F7])+250;16)" office:value-type="string" office:string-value="101">
            <text:p>101</text:p>
          </table:table-cell>
          <table:table-cell table:style-name="ce20" office:value-type="string">
            <text:p>TMR0</text:p>
          </table:table-cell>
          <table:table-cell table:style-name="ce14" table:formula="of:=BASE(CELL(&quot;ROW&quot;;[.H7])+378;16)" office:value-type="string" office:string-value="181">
            <text:p>181</text:p>
          </table:table-cell>
          <table:table-cell table:style-name="ce20" office:value-type="string">
            <text:p>OPTION_REG</text:p>
          </table:table-cell>
          <table:table-cell table:style-name="ce11" table:formula="of:=BASE(CELL(&quot;ROW&quot;;[.J7])-6;16)" office:value-type="string" office:string-value="1">
            <text:p>1</text:p>
          </table:table-cell>
          <table:table-cell table:style-name="ce28" office:value-type="string" table:number-columns-spanned="1" table:number-rows-spanned="2">
            <text:p>Firmware Checksum</text:p>
          </table:table-cell>
          <table:table-cell table:style-name="ce11" table:formula="of:=BASE(CELL(&quot;ROW&quot;;[.L7])-6+7168;16)" office:value-type="string" office:string-value="1C01">
            <text:p>1C01</text:p>
          </table:table-cell>
          <table:covered-table-cell/>
          <table:table-cell/>
          <table:table-cell office:value-type="string">
            <text:p>0x</text:p>
          </table:table-cell>
          <table:table-cell table:formula="of:=[.J7]" office:value-type="string" office:string-value="1">
            <text:p>1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8])-6;16)" office:value-type="string" office:string-value="2">
            <text:p>2</text:p>
          </table:table-cell>
          <table:table-cell table:style-name="ce14" table:formula="of:=BASE(CELL(&quot;ROW&quot;;[.B8])-6;16)" office:value-type="string" office:string-value="2">
            <text:p>2</text:p>
          </table:table-cell>
          <table:table-cell table:style-name="ce19" office:value-type="string">
            <text:p>PCL</text:p>
          </table:table-cell>
          <table:table-cell table:style-name="ce14" table:formula="of:=BASE(CELL(&quot;ROW&quot;;[.D8])+122;16)" office:value-type="string" office:string-value="82">
            <text:p>82</text:p>
          </table:table-cell>
          <table:table-cell table:style-name="ce19" office:value-type="string">
            <text:p>PCL</text:p>
          </table:table-cell>
          <table:table-cell table:style-name="ce14" table:formula="of:=BASE(CELL(&quot;ROW&quot;;[.F8])+250;16)" office:value-type="string" office:string-value="102">
            <text:p>102</text:p>
          </table:table-cell>
          <table:table-cell table:style-name="ce19" office:value-type="string">
            <text:p>PCL</text:p>
          </table:table-cell>
          <table:table-cell table:style-name="ce14" table:formula="of:=BASE(CELL(&quot;ROW&quot;;[.H8])+378;16)" office:value-type="string" office:string-value="182">
            <text:p>182</text:p>
          </table:table-cell>
          <table:table-cell table:style-name="ce19" office:value-type="string">
            <text:p>PCL</text:p>
          </table:table-cell>
          <table:table-cell table:style-name="ce11" table:formula="of:=BASE(CELL(&quot;ROW&quot;;[.J8])-6;16)" office:value-type="string" office:string-value="2">
            <text:p>2</text:p>
          </table:table-cell>
          <table:covered-table-cell/>
          <table:table-cell table:style-name="ce11" table:formula="of:=BASE(CELL(&quot;ROW&quot;;[.L8])-6+7168;16)" office:value-type="string" office:string-value="1C02">
            <text:p>1C02</text:p>
          </table:table-cell>
          <table:covered-table-cell/>
          <table:table-cell/>
          <table:table-cell office:value-type="string">
            <text:p>0x</text:p>
          </table:table-cell>
          <table:table-cell table:formula="of:=[.J8]" office:value-type="string" office:string-value="2">
            <text:p>2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])-6;16)" office:value-type="string" office:string-value="3">
            <text:p>3</text:p>
          </table:table-cell>
          <table:table-cell table:style-name="ce14" table:formula="of:=BASE(CELL(&quot;ROW&quot;;[.B9])-6;16)" office:value-type="string" office:string-value="3">
            <text:p>3</text:p>
          </table:table-cell>
          <table:table-cell table:style-name="ce19" office:value-type="string">
            <text:p>STATUS</text:p>
          </table:table-cell>
          <table:table-cell table:style-name="ce14" table:formula="of:=BASE(CELL(&quot;ROW&quot;;[.D9])+122;16)" office:value-type="string" office:string-value="83">
            <text:p>83</text:p>
          </table:table-cell>
          <table:table-cell table:style-name="ce19" office:value-type="string">
            <text:p>STATUS</text:p>
          </table:table-cell>
          <table:table-cell table:style-name="ce14" table:formula="of:=BASE(CELL(&quot;ROW&quot;;[.F9])+250;16)" office:value-type="string" office:string-value="103">
            <text:p>103</text:p>
          </table:table-cell>
          <table:table-cell table:style-name="ce19" office:value-type="string">
            <text:p>STATUS</text:p>
          </table:table-cell>
          <table:table-cell table:style-name="ce14" table:formula="of:=BASE(CELL(&quot;ROW&quot;;[.H9])+378;16)" office:value-type="string" office:string-value="183">
            <text:p>183</text:p>
          </table:table-cell>
          <table:table-cell table:style-name="ce19" office:value-type="string">
            <text:p>STATUS</text:p>
          </table:table-cell>
          <table:table-cell table:style-name="ce11" table:formula="of:=BASE(CELL(&quot;ROW&quot;;[.J9])-6;16)" office:value-type="string" office:string-value="3">
            <text:p>3</text:p>
          </table:table-cell>
          <table:table-cell table:style-name="ce28" office:value-type="string">
            <text:p>Analog Threshold</text:p>
          </table:table-cell>
          <table:table-cell table:style-name="ce11" table:formula="of:=BASE(CELL(&quot;ROW&quot;;[.L9])-6+7168;16)" office:value-type="string" office:string-value="1C03">
            <text:p>1C03</text:p>
          </table:table-cell>
          <table:covered-table-cell/>
          <table:table-cell/>
          <table:table-cell office:value-type="string">
            <text:p>0x</text:p>
          </table:table-cell>
          <table:table-cell table:formula="of:=[.J9]" office:value-type="string" office:string-value="3">
            <text:p>3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])-6;16)" office:value-type="string" office:string-value="4">
            <text:p>4</text:p>
          </table:table-cell>
          <table:table-cell table:style-name="ce14" table:formula="of:=BASE(CELL(&quot;ROW&quot;;[.B10])-6;16)" office:value-type="string" office:string-value="4">
            <text:p>4</text:p>
          </table:table-cell>
          <table:table-cell table:style-name="ce19" office:value-type="string">
            <text:p>FSR</text:p>
          </table:table-cell>
          <table:table-cell table:style-name="ce14" table:formula="of:=BASE(CELL(&quot;ROW&quot;;[.D10])+122;16)" office:value-type="string" office:string-value="84">
            <text:p>84</text:p>
          </table:table-cell>
          <table:table-cell table:style-name="ce19" office:value-type="string">
            <text:p>FSR</text:p>
          </table:table-cell>
          <table:table-cell table:style-name="ce14" table:formula="of:=BASE(CELL(&quot;ROW&quot;;[.F10])+250;16)" office:value-type="string" office:string-value="104">
            <text:p>104</text:p>
          </table:table-cell>
          <table:table-cell table:style-name="ce19" office:value-type="string">
            <text:p>FSR</text:p>
          </table:table-cell>
          <table:table-cell table:style-name="ce14" table:formula="of:=BASE(CELL(&quot;ROW&quot;;[.H10])+378;16)" office:value-type="string" office:string-value="184">
            <text:p>184</text:p>
          </table:table-cell>
          <table:table-cell table:style-name="ce19" office:value-type="string">
            <text:p>FSR</text:p>
          </table:table-cell>
          <table:table-cell table:style-name="ce11" table:formula="of:=BASE(CELL(&quot;ROW&quot;;[.J10])-6;16)" office:value-type="string" office:string-value="4">
            <text:p>4</text:p>
          </table:table-cell>
          <table:table-cell table:style-name="ce28" office:value-type="string">
            <text:p>Analog Smoothing</text:p>
          </table:table-cell>
          <table:table-cell table:style-name="ce11" table:formula="of:=BASE(CELL(&quot;ROW&quot;;[.L10])-6+7168;16)" office:value-type="string" office:string-value="1C04">
            <text:p>1C04</text:p>
          </table:table-cell>
          <table:covered-table-cell/>
          <table:table-cell/>
          <table:table-cell office:value-type="string">
            <text:p>0x</text:p>
          </table:table-cell>
          <table:table-cell table:formula="of:=[.J10]" office:value-type="string" office:string-value="4">
            <text:p>4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])-6;16)" office:value-type="string" office:string-value="5">
            <text:p>5</text:p>
          </table:table-cell>
          <table:table-cell table:style-name="ce14" table:formula="of:=BASE(CELL(&quot;ROW&quot;;[.B11])-6;16)" office:value-type="string" office:string-value="5">
            <text:p>5</text:p>
          </table:table-cell>
          <table:table-cell table:style-name="ce20" office:value-type="string">
            <text:p>PORTA</text:p>
          </table:table-cell>
          <table:table-cell table:style-name="ce14" table:formula="of:=BASE(CELL(&quot;ROW&quot;;[.D11])+122;16)" office:value-type="string" office:string-value="85">
            <text:p>85</text:p>
          </table:table-cell>
          <table:table-cell table:style-name="ce20" office:value-type="string">
            <text:p>TRISA</text:p>
          </table:table-cell>
          <table:table-cell table:style-name="ce14" table:formula="of:=BASE(CELL(&quot;ROW&quot;;[.F11])+250;16)" office:value-type="string" office:string-value="105">
            <text:p>105</text:p>
          </table:table-cell>
          <table:table-cell table:style-name="ce20" office:value-type="string">
            <text:p>WDTCON</text:p>
          </table:table-cell>
          <table:table-cell table:style-name="ce14" table:formula="of:=BASE(CELL(&quot;ROW&quot;;[.H11])+378;16)" office:value-type="string" office:string-value="185">
            <text:p>185</text:p>
          </table:table-cell>
          <table:table-cell table:style-name="ce20" office:value-type="string">
            <text:p>SRCON</text:p>
          </table:table-cell>
          <table:table-cell table:style-name="ce11" table:formula="of:=BASE(CELL(&quot;ROW&quot;;[.J11])-6;16)" office:value-type="string" office:string-value="5">
            <text:p>5</text:p>
          </table:table-cell>
          <table:table-cell table:style-name="ce28" office:value-type="string">
            <text:p>VREF Internal / External</text:p>
          </table:table-cell>
          <table:table-cell table:style-name="ce11" table:formula="of:=BASE(CELL(&quot;ROW&quot;;[.L11])-6+7168;16)" office:value-type="string" office:string-value="1C05">
            <text:p>1C05</text:p>
          </table:table-cell>
          <table:covered-table-cell/>
          <table:table-cell/>
          <table:table-cell office:value-type="string">
            <text:p>0x</text:p>
          </table:table-cell>
          <table:table-cell table:formula="of:=[.J11]" office:value-type="string" office:string-value="5">
            <text:p>5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])-6;16)" office:value-type="string" office:string-value="6">
            <text:p>6</text:p>
          </table:table-cell>
          <table:table-cell table:style-name="ce14" table:formula="of:=BASE(CELL(&quot;ROW&quot;;[.B12])-6;16)" office:value-type="string" office:string-value="6">
            <text:p>6</text:p>
          </table:table-cell>
          <table:table-cell table:style-name="ce20" office:value-type="string">
            <text:p>PORTB</text:p>
          </table:table-cell>
          <table:table-cell table:style-name="ce14" table:formula="of:=BASE(CELL(&quot;ROW&quot;;[.D12])+122;16)" office:value-type="string" office:string-value="86">
            <text:p>86</text:p>
          </table:table-cell>
          <table:table-cell table:style-name="ce20" office:value-type="string">
            <text:p>TRISB</text:p>
          </table:table-cell>
          <table:table-cell table:style-name="ce14" table:formula="of:=BASE(CELL(&quot;ROW&quot;;[.F12])+250;16)" office:value-type="string" office:string-value="106">
            <text:p>106</text:p>
          </table:table-cell>
          <table:table-cell table:style-name="ce20" office:value-type="string">
            <text:p>PORTB</text:p>
          </table:table-cell>
          <table:table-cell table:style-name="ce14" table:formula="of:=BASE(CELL(&quot;ROW&quot;;[.H12])+378;16)" office:value-type="string" office:string-value="186">
            <text:p>186</text:p>
          </table:table-cell>
          <table:table-cell table:style-name="ce20" office:value-type="string">
            <text:p>TRISB</text:p>
          </table:table-cell>
          <table:table-cell table:style-name="ce11" table:formula="of:=BASE(CELL(&quot;ROW&quot;;[.J12])-6;16)" office:value-type="string" office:string-value="6">
            <text:p>6</text:p>
          </table:table-cell>
          <table:table-cell table:style-name="ce28" office:value-type="string">
            <text:p>RESERVED</text:p>
          </table:table-cell>
          <table:table-cell table:style-name="ce11" table:formula="of:=BASE(CELL(&quot;ROW&quot;;[.L12])-6+7168;16)" office:value-type="string" office:string-value="1C06">
            <text:p>1C06</text:p>
          </table:table-cell>
          <table:covered-table-cell/>
          <table:table-cell/>
          <table:table-cell office:value-type="string">
            <text:p>0x</text:p>
          </table:table-cell>
          <table:table-cell table:formula="of:=[.J12]" office:value-type="string" office:string-value="6">
            <text:p>6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3])-6;16)" office:value-type="string" office:string-value="7">
            <text:p>7</text:p>
          </table:table-cell>
          <table:table-cell table:style-name="ce14" table:formula="of:=BASE(CELL(&quot;ROW&quot;;[.B13])-6;16)" office:value-type="string" office:string-value="7">
            <text:p>7</text:p>
          </table:table-cell>
          <table:table-cell table:style-name="ce20" office:value-type="string">
            <text:p>PORTC</text:p>
          </table:table-cell>
          <table:table-cell table:style-name="ce14" table:formula="of:=BASE(CELL(&quot;ROW&quot;;[.D13])+122;16)" office:value-type="string" office:string-value="87">
            <text:p>87</text:p>
          </table:table-cell>
          <table:table-cell table:style-name="ce20" office:value-type="string">
            <text:p>TRISC</text:p>
          </table:table-cell>
          <table:table-cell table:style-name="ce14" table:formula="of:=BASE(CELL(&quot;ROW&quot;;[.F13])+250;16)" office:value-type="string" office:string-value="107">
            <text:p>107</text:p>
          </table:table-cell>
          <table:table-cell table:style-name="ce20" office:value-type="string">
            <text:p>CM1CON0</text:p>
          </table:table-cell>
          <table:table-cell table:style-name="ce14" table:formula="of:=BASE(CELL(&quot;ROW&quot;;[.H13])+378;16)" office:value-type="string" office:string-value="187">
            <text:p>187</text:p>
          </table:table-cell>
          <table:table-cell table:style-name="ce20" office:value-type="string">
            <text:p>BAUDCTL</text:p>
          </table:table-cell>
          <table:table-cell table:style-name="ce11" table:formula="of:=BASE(CELL(&quot;ROW&quot;;[.J13])-6;16)" office:value-type="string" office:string-value="7">
            <text:p>7</text:p>
          </table:table-cell>
          <table:table-cell table:style-name="ce28" office:value-type="string">
            <text:p>RESERVED</text:p>
          </table:table-cell>
          <table:table-cell table:style-name="ce11" table:formula="of:=BASE(CELL(&quot;ROW&quot;;[.L13])-6+7168;16)" office:value-type="string" office:string-value="1C07">
            <text:p>1C07</text:p>
          </table:table-cell>
          <table:covered-table-cell/>
          <table:table-cell/>
          <table:table-cell office:value-type="string">
            <text:p>0x</text:p>
          </table:table-cell>
          <table:table-cell table:formula="of:=[.J13]" office:value-type="string" office:string-value="7">
            <text:p>7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4])-6;16)" office:value-type="string" office:string-value="8">
            <text:p>8</text:p>
          </table:table-cell>
          <table:table-cell table:style-name="ce14" table:formula="of:=BASE(CELL(&quot;ROW&quot;;[.B14])-6;16)" office:value-type="string" office:string-value="8">
            <text:p>8</text:p>
          </table:table-cell>
          <table:table-cell table:style-name="ce20" office:value-type="string">
            <text:p>PORTD</text:p>
          </table:table-cell>
          <table:table-cell table:style-name="ce14" table:formula="of:=BASE(CELL(&quot;ROW&quot;;[.D14])+122;16)" office:value-type="string" office:string-value="88">
            <text:p>88</text:p>
          </table:table-cell>
          <table:table-cell table:style-name="ce20" office:value-type="string">
            <text:p>TRISD</text:p>
          </table:table-cell>
          <table:table-cell table:style-name="ce14" table:formula="of:=BASE(CELL(&quot;ROW&quot;;[.F14])+250;16)" office:value-type="string" office:string-value="108">
            <text:p>108</text:p>
          </table:table-cell>
          <table:table-cell table:style-name="ce20" office:value-type="string">
            <text:p>CM2CON0</text:p>
          </table:table-cell>
          <table:table-cell table:style-name="ce14" table:formula="of:=BASE(CELL(&quot;ROW&quot;;[.H14])+378;16)" office:value-type="string" office:string-value="188">
            <text:p>188</text:p>
          </table:table-cell>
          <table:table-cell table:style-name="ce20" office:value-type="string">
            <text:p>ANSEL</text:p>
          </table:table-cell>
          <table:table-cell table:style-name="ce11" table:formula="of:=BASE(CELL(&quot;ROW&quot;;[.J14])-6;16)" office:value-type="string" office:string-value="8">
            <text:p>8</text:p>
          </table:table-cell>
          <table:table-cell table:style-name="ce28" office:value-type="string">
            <text:p>RESERVED</text:p>
          </table:table-cell>
          <table:table-cell table:style-name="ce11" table:formula="of:=BASE(CELL(&quot;ROW&quot;;[.L14])-6+7168;16)" office:value-type="string" office:string-value="1C08">
            <text:p>1C08</text:p>
          </table:table-cell>
          <table:covered-table-cell/>
          <table:table-cell/>
          <table:table-cell office:value-type="string">
            <text:p>0x</text:p>
          </table:table-cell>
          <table:table-cell table:formula="of:=[.J14]" office:value-type="string" office:string-value="8">
            <text:p>8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5])-6;16)" office:value-type="string" office:string-value="9">
            <text:p>9</text:p>
          </table:table-cell>
          <table:table-cell table:style-name="ce14" table:formula="of:=BASE(CELL(&quot;ROW&quot;;[.B15])-6;16)" office:value-type="string" office:string-value="9">
            <text:p>9</text:p>
          </table:table-cell>
          <table:table-cell table:style-name="ce20" office:value-type="string">
            <text:p>PORTE</text:p>
          </table:table-cell>
          <table:table-cell table:style-name="ce14" table:formula="of:=BASE(CELL(&quot;ROW&quot;;[.D15])+122;16)" office:value-type="string" office:string-value="89">
            <text:p>89</text:p>
          </table:table-cell>
          <table:table-cell table:style-name="ce20" office:value-type="string">
            <text:p>TRISE</text:p>
          </table:table-cell>
          <table:table-cell table:style-name="ce14" table:formula="of:=BASE(CELL(&quot;ROW&quot;;[.F15])+250;16)" office:value-type="string" office:string-value="109">
            <text:p>109</text:p>
          </table:table-cell>
          <table:table-cell table:style-name="ce20" office:value-type="string">
            <text:p>CM2CON1</text:p>
          </table:table-cell>
          <table:table-cell table:style-name="ce14" table:formula="of:=BASE(CELL(&quot;ROW&quot;;[.H15])+378;16)" office:value-type="string" office:string-value="189">
            <text:p>189</text:p>
          </table:table-cell>
          <table:table-cell table:style-name="ce20" office:value-type="string">
            <text:p>ANSELH</text:p>
          </table:table-cell>
          <table:table-cell table:style-name="ce11" table:formula="of:=BASE(CELL(&quot;ROW&quot;;[.J15])-6;16)" office:value-type="string" office:string-value="9">
            <text:p>9</text:p>
          </table:table-cell>
          <table:table-cell table:style-name="ce28" office:value-type="string">
            <text:p>Active Sense On / Off</text:p>
          </table:table-cell>
          <table:table-cell table:style-name="ce11" table:formula="of:=BASE(CELL(&quot;ROW&quot;;[.L15])-6+7168;16)" office:value-type="string" office:string-value="1C09">
            <text:p>1C09</text:p>
          </table:table-cell>
          <table:covered-table-cell/>
          <table:table-cell/>
          <table:table-cell office:value-type="string">
            <text:p>0x</text:p>
          </table:table-cell>
          <table:table-cell table:formula="of:=[.J15]" office:value-type="string" office:string-value="9">
            <text:p>9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6])-6;16)" office:value-type="string" office:string-value="A">
            <text:p>A</text:p>
          </table:table-cell>
          <table:table-cell table:style-name="ce14" table:formula="of:=BASE(CELL(&quot;ROW&quot;;[.B16])-6;16)" office:value-type="string" office:string-value="A">
            <text:p>A</text:p>
          </table:table-cell>
          <table:table-cell table:style-name="ce19" office:value-type="string">
            <text:p>PCLATH</text:p>
          </table:table-cell>
          <table:table-cell table:style-name="ce14" table:formula="of:=BASE(CELL(&quot;ROW&quot;;[.D16])+122;16)" office:value-type="string" office:string-value="8A">
            <text:p>8A</text:p>
          </table:table-cell>
          <table:table-cell table:style-name="ce19" office:value-type="string">
            <text:p>PCLATH</text:p>
          </table:table-cell>
          <table:table-cell table:style-name="ce14" table:formula="of:=BASE(CELL(&quot;ROW&quot;;[.F16])+250;16)" office:value-type="string" office:string-value="10A">
            <text:p>10A</text:p>
          </table:table-cell>
          <table:table-cell table:style-name="ce19" office:value-type="string">
            <text:p>PCLATH</text:p>
          </table:table-cell>
          <table:table-cell table:style-name="ce14" table:formula="of:=BASE(CELL(&quot;ROW&quot;;[.H16])+378;16)" office:value-type="string" office:string-value="18A">
            <text:p>18A</text:p>
          </table:table-cell>
          <table:table-cell table:style-name="ce19" office:value-type="string">
            <text:p>PCLATH</text:p>
          </table:table-cell>
          <table:table-cell table:style-name="ce11" table:formula="of:=BASE(CELL(&quot;ROW&quot;;[.J16])-6;16)" office:value-type="string" office:string-value="A">
            <text:p>A</text:p>
          </table:table-cell>
          <table:table-cell table:style-name="ce43" office:value-type="string">
            <text:p>PROM_REGISTER_INIT_11</text:p>
          </table:table-cell>
          <table:table-cell table:style-name="ce11" table:formula="of:=BASE(CELL(&quot;ROW&quot;;[.L16])-6+7168;16)" office:value-type="string" office:string-value="1C0A">
            <text:p>1C0A</text:p>
          </table:table-cell>
          <table:covered-table-cell/>
          <table:table-cell/>
          <table:table-cell office:value-type="string">
            <text:p>0x</text:p>
          </table:table-cell>
          <table:table-cell table:formula="of:=[.J16]" office:value-type="string" office:string-value="A">
            <text:p>A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7])-6;16)" office:value-type="string" office:string-value="B">
            <text:p>B</text:p>
          </table:table-cell>
          <table:table-cell table:style-name="ce14" table:formula="of:=BASE(CELL(&quot;ROW&quot;;[.B17])-6;16)" office:value-type="string" office:string-value="B">
            <text:p>B</text:p>
          </table:table-cell>
          <table:table-cell table:style-name="ce19" office:value-type="string">
            <text:p>INTCON</text:p>
          </table:table-cell>
          <table:table-cell table:style-name="ce14" table:formula="of:=BASE(CELL(&quot;ROW&quot;;[.D17])+122;16)" office:value-type="string" office:string-value="8B">
            <text:p>8B</text:p>
          </table:table-cell>
          <table:table-cell table:style-name="ce19" office:value-type="string">
            <text:p>INTCON</text:p>
          </table:table-cell>
          <table:table-cell table:style-name="ce14" table:formula="of:=BASE(CELL(&quot;ROW&quot;;[.F17])+250;16)" office:value-type="string" office:string-value="10B">
            <text:p>10B</text:p>
          </table:table-cell>
          <table:table-cell table:style-name="ce19" office:value-type="string">
            <text:p>INTCON</text:p>
          </table:table-cell>
          <table:table-cell table:style-name="ce14" table:formula="of:=BASE(CELL(&quot;ROW&quot;;[.H17])+378;16)" office:value-type="string" office:string-value="18B">
            <text:p>18B</text:p>
          </table:table-cell>
          <table:table-cell table:style-name="ce19" office:value-type="string">
            <text:p>INTCON</text:p>
          </table:table-cell>
          <table:table-cell table:style-name="ce11" table:formula="of:=BASE(CELL(&quot;ROW&quot;;[.J17])-6;16)" office:value-type="string" office:string-value="B">
            <text:p>B</text:p>
          </table:table-cell>
          <table:table-cell table:style-name="ce43" office:value-type="string">
            <text:p>PROM_REGISTER_INIT_12</text:p>
          </table:table-cell>
          <table:table-cell table:style-name="ce11" table:formula="of:=BASE(CELL(&quot;ROW&quot;;[.L17])-6+7168;16)" office:value-type="string" office:string-value="1C0B">
            <text:p>1C0B</text:p>
          </table:table-cell>
          <table:covered-table-cell/>
          <table:table-cell/>
          <table:table-cell office:value-type="string">
            <text:p>0x</text:p>
          </table:table-cell>
          <table:table-cell table:formula="of:=[.J17]" office:value-type="string" office:string-value="B">
            <text:p>B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8])-6;16)" office:value-type="string" office:string-value="C">
            <text:p>C</text:p>
          </table:table-cell>
          <table:table-cell table:style-name="ce14" table:formula="of:=BASE(CELL(&quot;ROW&quot;;[.B18])-6;16)" office:value-type="string" office:string-value="C">
            <text:p>C</text:p>
          </table:table-cell>
          <table:table-cell table:style-name="ce20" office:value-type="string">
            <text:p>PIR1</text:p>
          </table:table-cell>
          <table:table-cell table:style-name="ce14" table:formula="of:=BASE(CELL(&quot;ROW&quot;;[.D18])+122;16)" office:value-type="string" office:string-value="8C">
            <text:p>8C</text:p>
          </table:table-cell>
          <table:table-cell table:style-name="ce20" office:value-type="string">
            <text:p>PIE1</text:p>
          </table:table-cell>
          <table:table-cell table:style-name="ce14" table:formula="of:=BASE(CELL(&quot;ROW&quot;;[.F18])+250;16)" office:value-type="string" office:string-value="10C">
            <text:p>10C</text:p>
          </table:table-cell>
          <table:table-cell table:style-name="ce20" office:value-type="string">
            <text:p>EEDAT</text:p>
          </table:table-cell>
          <table:table-cell table:style-name="ce14" table:formula="of:=BASE(CELL(&quot;ROW&quot;;[.H18])+378;16)" office:value-type="string" office:string-value="18C">
            <text:p>18C</text:p>
          </table:table-cell>
          <table:table-cell table:style-name="ce20" office:value-type="string">
            <text:p>EECON1</text:p>
          </table:table-cell>
          <table:table-cell table:style-name="ce11" table:formula="of:=BASE(CELL(&quot;ROW&quot;;[.J18])-6;16)" office:value-type="string" office:string-value="C">
            <text:p>C</text:p>
          </table:table-cell>
          <table:table-cell table:style-name="ce43" office:value-type="string">
            <text:p>PROM_REGISTER_INIT_13</text:p>
          </table:table-cell>
          <table:table-cell table:style-name="ce11" table:formula="of:=BASE(CELL(&quot;ROW&quot;;[.L18])-6+7168;16)" office:value-type="string" office:string-value="1C0C">
            <text:p>1C0C</text:p>
          </table:table-cell>
          <table:covered-table-cell/>
          <table:table-cell/>
          <table:table-cell office:value-type="string">
            <text:p>0x</text:p>
          </table:table-cell>
          <table:table-cell table:formula="of:=[.J18]" office:value-type="string" office:string-value="C">
            <text:p>C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9])-6;16)" office:value-type="string" office:string-value="D">
            <text:p>D</text:p>
          </table:table-cell>
          <table:table-cell table:style-name="ce14" table:formula="of:=BASE(CELL(&quot;ROW&quot;;[.B19])-6;16)" office:value-type="string" office:string-value="D">
            <text:p>D</text:p>
          </table:table-cell>
          <table:table-cell table:style-name="ce20" office:value-type="string">
            <text:p>PIR2</text:p>
          </table:table-cell>
          <table:table-cell table:style-name="ce14" table:formula="of:=BASE(CELL(&quot;ROW&quot;;[.D19])+122;16)" office:value-type="string" office:string-value="8D">
            <text:p>8D</text:p>
          </table:table-cell>
          <table:table-cell table:style-name="ce20" office:value-type="string">
            <text:p>PIE2</text:p>
          </table:table-cell>
          <table:table-cell table:style-name="ce14" table:formula="of:=BASE(CELL(&quot;ROW&quot;;[.F19])+250;16)" office:value-type="string" office:string-value="10D">
            <text:p>10D</text:p>
          </table:table-cell>
          <table:table-cell table:style-name="ce20" office:value-type="string">
            <text:p>EEADR</text:p>
          </table:table-cell>
          <table:table-cell table:style-name="ce14" table:formula="of:=BASE(CELL(&quot;ROW&quot;;[.H19])+378;16)" office:value-type="string" office:string-value="18D">
            <text:p>18D</text:p>
          </table:table-cell>
          <table:table-cell table:style-name="ce20" office:value-type="string">
            <text:p>EECON2</text:p>
          </table:table-cell>
          <table:table-cell table:style-name="ce11" table:formula="of:=BASE(CELL(&quot;ROW&quot;;[.J19])-6;16)" office:value-type="string" office:string-value="D">
            <text:p>D</text:p>
          </table:table-cell>
          <table:table-cell table:style-name="ce43" office:value-type="string">
            <text:p>PROM_REGISTER_INIT_14</text:p>
          </table:table-cell>
          <table:table-cell table:style-name="ce11" table:formula="of:=BASE(CELL(&quot;ROW&quot;;[.L19])-6+7168;16)" office:value-type="string" office:string-value="1C0D">
            <text:p>1C0D</text:p>
          </table:table-cell>
          <table:covered-table-cell/>
          <table:table-cell/>
          <table:table-cell office:value-type="string">
            <text:p>0x</text:p>
          </table:table-cell>
          <table:table-cell table:formula="of:=[.J19]" office:value-type="string" office:string-value="D">
            <text:p>D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20])-6;16)" office:value-type="string" office:string-value="E">
            <text:p>E</text:p>
          </table:table-cell>
          <table:table-cell table:style-name="ce14" table:formula="of:=BASE(CELL(&quot;ROW&quot;;[.B20])-6;16)" office:value-type="string" office:string-value="E">
            <text:p>E</text:p>
          </table:table-cell>
          <table:table-cell table:style-name="ce20" office:value-type="string">
            <text:p>TMR1L</text:p>
          </table:table-cell>
          <table:table-cell table:style-name="ce14" table:formula="of:=BASE(CELL(&quot;ROW&quot;;[.D20])+122;16)" office:value-type="string" office:string-value="8E">
            <text:p>8E</text:p>
          </table:table-cell>
          <table:table-cell table:style-name="ce20" office:value-type="string">
            <text:p>PCON</text:p>
          </table:table-cell>
          <table:table-cell table:style-name="ce14" table:formula="of:=BASE(CELL(&quot;ROW&quot;;[.F20])+250;16)" office:value-type="string" office:string-value="10E">
            <text:p>10E</text:p>
          </table:table-cell>
          <table:table-cell table:style-name="ce20" office:value-type="string">
            <text:p>EEDATH</text:p>
          </table:table-cell>
          <table:table-cell table:style-name="ce14" table:formula="of:=BASE(CELL(&quot;ROW&quot;;[.H20])+378;16)" office:value-type="string" office:string-value="18E">
            <text:p>18E</text:p>
          </table:table-cell>
          <table:table-cell table:style-name="ce20" office:value-type="string">
            <text:p>(Reserved)</text:p>
          </table:table-cell>
          <table:table-cell table:style-name="ce11" table:formula="of:=BASE(CELL(&quot;ROW&quot;;[.J20])-6;16)" office:value-type="string" office:string-value="E">
            <text:p>E</text:p>
          </table:table-cell>
          <table:table-cell table:style-name="ce43" office:value-type="string">
            <text:p>PROM_REGISTER_INIT_15</text:p>
          </table:table-cell>
          <table:table-cell table:style-name="ce11" table:formula="of:=BASE(CELL(&quot;ROW&quot;;[.L20])-6+7168;16)" office:value-type="string" office:string-value="1C0E">
            <text:p>1C0E</text:p>
          </table:table-cell>
          <table:covered-table-cell/>
          <table:table-cell/>
          <table:table-cell office:value-type="string">
            <text:p>0x</text:p>
          </table:table-cell>
          <table:table-cell table:formula="of:=[.J20]" office:value-type="string" office:string-value="E">
            <text:p>E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21])-6;16)" office:value-type="string" office:string-value="F">
            <text:p>F</text:p>
          </table:table-cell>
          <table:table-cell table:style-name="ce14" table:formula="of:=BASE(CELL(&quot;ROW&quot;;[.B21])-6;16)" office:value-type="string" office:string-value="F">
            <text:p>F</text:p>
          </table:table-cell>
          <table:table-cell table:style-name="ce20" office:value-type="string">
            <text:p>TMR1H</text:p>
          </table:table-cell>
          <table:table-cell table:style-name="ce14" table:formula="of:=BASE(CELL(&quot;ROW&quot;;[.D21])+122;16)" office:value-type="string" office:string-value="8F">
            <text:p>8F</text:p>
          </table:table-cell>
          <table:table-cell table:style-name="ce20" office:value-type="string">
            <text:p>OSCCON</text:p>
          </table:table-cell>
          <table:table-cell table:style-name="ce14" table:formula="of:=BASE(CELL(&quot;ROW&quot;;[.F21])+250;16)" office:value-type="string" office:string-value="10F">
            <text:p>10F</text:p>
          </table:table-cell>
          <table:table-cell table:style-name="ce20" office:value-type="string">
            <text:p>EEADRH</text:p>
          </table:table-cell>
          <table:table-cell table:style-name="ce14" table:formula="of:=BASE(CELL(&quot;ROW&quot;;[.H21])+378;16)" office:value-type="string" office:string-value="18F">
            <text:p>18F</text:p>
          </table:table-cell>
          <table:table-cell table:style-name="ce20" office:value-type="string">
            <text:p>(Reserved)</text:p>
          </table:table-cell>
          <table:table-cell table:style-name="ce11" table:formula="of:=BASE(CELL(&quot;ROW&quot;;[.J21])-6;16)" office:value-type="string" office:string-value="F">
            <text:p>F</text:p>
          </table:table-cell>
          <table:table-cell table:style-name="ce43" office:value-type="string">
            <text:p>PROM_REGISTER_INIT_16</text:p>
          </table:table-cell>
          <table:table-cell table:style-name="ce11" table:formula="of:=BASE(CELL(&quot;ROW&quot;;[.L21])-6+7168;16)" office:value-type="string" office:string-value="1C0F">
            <text:p>1C0F</text:p>
          </table:table-cell>
          <table:covered-table-cell/>
          <table:table-cell/>
          <table:table-cell office:value-type="string">
            <text:p>0x</text:p>
          </table:table-cell>
          <table:table-cell table:formula="of:=[.J21]" office:value-type="string" office:string-value="F">
            <text:p>F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22])-6;16)" office:value-type="string" office:string-value="10">
            <text:p>10</text:p>
          </table:table-cell>
          <table:table-cell table:style-name="ce14" table:formula="of:=BASE(CELL(&quot;ROW&quot;;[.B22])-6;16)" office:value-type="string" office:string-value="10">
            <text:p>10</text:p>
          </table:table-cell>
          <table:table-cell table:style-name="ce20" office:value-type="string">
            <text:p>T1CON</text:p>
          </table:table-cell>
          <table:table-cell table:style-name="ce14" table:formula="of:=BASE(CELL(&quot;ROW&quot;;[.D22])+122;16)" office:value-type="string" office:string-value="90">
            <text:p>90</text:p>
          </table:table-cell>
          <table:table-cell table:style-name="ce20" office:value-type="string">
            <text:p>OSCTUNE</text:p>
          </table:table-cell>
          <table:table-cell table:style-name="ce14" table:formula="of:=BASE(CELL(&quot;ROW&quot;;[.F22])+250;16)" office:value-type="string" office:string-value="110">
            <text:p>110</text:p>
          </table:table-cell>
          <table:table-cell table:style-name="ce39" office:value-type="string">
            <text:p>SYSEX_YY</text:p>
          </table:table-cell>
          <table:table-cell table:style-name="ce14" table:formula="of:=BASE(CELL(&quot;ROW&quot;;[.H22])+378;16)" office:value-type="string" office:string-value="190">
            <text:p>190</text:p>
          </table:table-cell>
          <table:table-cell table:style-name="ce41" office:value-type="string" table:number-columns-spanned="1" table:number-rows-spanned="24">
            <text:p>Matrix Toggle States (24)</text:p>
          </table:table-cell>
          <table:table-cell table:style-name="ce11" table:formula="of:=BASE(CELL(&quot;ROW&quot;;[.J22])-6;16)" office:value-type="string" office:string-value="10">
            <text:p>10</text:p>
          </table:table-cell>
          <table:table-cell table:style-name="ce43" office:value-type="string">
            <text:p>PROM_REGISTER_INIT_17</text:p>
          </table:table-cell>
          <table:table-cell table:style-name="ce11" table:formula="of:=BASE(CELL(&quot;ROW&quot;;[.L22])-6+7168;16)" office:value-type="string" office:string-value="1C10">
            <text:p>1C10</text:p>
          </table:table-cell>
          <table:covered-table-cell/>
          <table:table-cell/>
          <table:table-cell office:value-type="string">
            <text:p>0x</text:p>
          </table:table-cell>
          <table:table-cell table:formula="of:=[.J22]" office:value-type="string" office:string-value="10">
            <text:p>10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23])-6;16)" office:value-type="string" office:string-value="11">
            <text:p>11</text:p>
          </table:table-cell>
          <table:table-cell table:style-name="ce14" table:formula="of:=BASE(CELL(&quot;ROW&quot;;[.B23])-6;16)" office:value-type="string" office:string-value="11">
            <text:p>11</text:p>
          </table:table-cell>
          <table:table-cell table:style-name="ce20" office:value-type="string">
            <text:p>TMR2</text:p>
          </table:table-cell>
          <table:table-cell table:style-name="ce14" table:formula="of:=BASE(CELL(&quot;ROW&quot;;[.D23])+122;16)" office:value-type="string" office:string-value="91">
            <text:p>91</text:p>
          </table:table-cell>
          <table:table-cell table:style-name="ce20" office:value-type="string">
            <text:p>SSPCON2</text:p>
          </table:table-cell>
          <table:table-cell table:style-name="ce14" table:formula="of:=BASE(CELL(&quot;ROW&quot;;[.F23])+250;16)" office:value-type="string" office:string-value="111">
            <text:p>111</text:p>
          </table:table-cell>
          <table:table-cell table:style-name="ce39" office:value-type="string">
            <text:p>SYSEX_NN</text:p>
          </table:table-cell>
          <table:table-cell table:style-name="ce14" table:formula="of:=BASE(CELL(&quot;ROW&quot;;[.H23])+378;16)" office:value-type="string" office:string-value="191">
            <text:p>191</text:p>
          </table:table-cell>
          <table:covered-table-cell/>
          <table:table-cell table:style-name="ce11" table:formula="of:=BASE(CELL(&quot;ROW&quot;;[.J23])-6;16)" office:value-type="string" office:string-value="11">
            <text:p>11</text:p>
          </table:table-cell>
          <table:table-cell table:style-name="ce43" office:value-type="string">
            <text:p>PROM_REGISTER_INIT_18</text:p>
          </table:table-cell>
          <table:table-cell table:style-name="ce11" table:formula="of:=BASE(CELL(&quot;ROW&quot;;[.L23])-6+7168;16)" office:value-type="string" office:string-value="1C11">
            <text:p>1C11</text:p>
          </table:table-cell>
          <table:covered-table-cell/>
          <table:table-cell/>
          <table:table-cell office:value-type="string">
            <text:p>0x</text:p>
          </table:table-cell>
          <table:table-cell table:formula="of:=[.J23]" office:value-type="string" office:string-value="11">
            <text:p>11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24])-6;16)" office:value-type="string" office:string-value="12">
            <text:p>12</text:p>
          </table:table-cell>
          <table:table-cell table:style-name="ce14" table:formula="of:=BASE(CELL(&quot;ROW&quot;;[.B24])-6;16)" office:value-type="string" office:string-value="12">
            <text:p>12</text:p>
          </table:table-cell>
          <table:table-cell table:style-name="ce20" office:value-type="string">
            <text:p>T2CON</text:p>
          </table:table-cell>
          <table:table-cell table:style-name="ce14" table:formula="of:=BASE(CELL(&quot;ROW&quot;;[.D24])+122;16)" office:value-type="string" office:string-value="92">
            <text:p>92</text:p>
          </table:table-cell>
          <table:table-cell table:style-name="ce20" office:value-type="string">
            <text:p>PR2</text:p>
          </table:table-cell>
          <table:table-cell table:style-name="ce14" table:formula="of:=BASE(CELL(&quot;ROW&quot;;[.F24])+250;16)" office:value-type="string" office:string-value="112">
            <text:p>112</text:p>
          </table:table-cell>
          <table:table-cell table:style-name="ce39" office:value-type="string">
            <text:p>SYSEX_TT</text:p>
          </table:table-cell>
          <table:table-cell table:style-name="ce14" table:formula="of:=BASE(CELL(&quot;ROW&quot;;[.H24])+378;16)" office:value-type="string" office:string-value="192">
            <text:p>192</text:p>
          </table:table-cell>
          <table:covered-table-cell/>
          <table:table-cell table:style-name="ce11" table:formula="of:=BASE(CELL(&quot;ROW&quot;;[.J24])-6;16)" office:value-type="string" office:string-value="12">
            <text:p>12</text:p>
          </table:table-cell>
          <table:table-cell table:style-name="ce43" office:value-type="string">
            <text:p>PROM_REGISTER_INIT_19</text:p>
          </table:table-cell>
          <table:table-cell table:style-name="ce11" table:formula="of:=BASE(CELL(&quot;ROW&quot;;[.L24])-6+7168;16)" office:value-type="string" office:string-value="1C12">
            <text:p>1C12</text:p>
          </table:table-cell>
          <table:covered-table-cell/>
          <table:table-cell/>
          <table:table-cell office:value-type="string">
            <text:p>0x</text:p>
          </table:table-cell>
          <table:table-cell table:formula="of:=[.J24]" office:value-type="string" office:string-value="12">
            <text:p>12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25])-6;16)" office:value-type="string" office:string-value="13">
            <text:p>13</text:p>
          </table:table-cell>
          <table:table-cell table:style-name="ce14" table:formula="of:=BASE(CELL(&quot;ROW&quot;;[.B25])-6;16)" office:value-type="string" office:string-value="13">
            <text:p>13</text:p>
          </table:table-cell>
          <table:table-cell table:style-name="ce20" office:value-type="string">
            <text:p>SSPBUF</text:p>
          </table:table-cell>
          <table:table-cell table:style-name="ce14" table:formula="of:=BASE(CELL(&quot;ROW&quot;;[.D25])+122;16)" office:value-type="string" office:string-value="93">
            <text:p>93</text:p>
          </table:table-cell>
          <table:table-cell table:style-name="ce20" office:value-type="string">
            <text:p>SSPADD</text:p>
          </table:table-cell>
          <table:table-cell table:style-name="ce14" table:formula="of:=BASE(CELL(&quot;ROW&quot;;[.F25])+250;16)" office:value-type="string" office:string-value="113">
            <text:p>113</text:p>
          </table:table-cell>
          <table:table-cell table:style-name="ce39" office:value-type="string">
            <text:p>SYSEX_MM</text:p>
          </table:table-cell>
          <table:table-cell table:style-name="ce14" table:formula="of:=BASE(CELL(&quot;ROW&quot;;[.H25])+378;16)" office:value-type="string" office:string-value="193">
            <text:p>193</text:p>
          </table:table-cell>
          <table:covered-table-cell/>
          <table:table-cell table:style-name="ce11" table:formula="of:=BASE(CELL(&quot;ROW&quot;;[.J25])-6;16)" office:value-type="string" office:string-value="13">
            <text:p>13</text:p>
          </table:table-cell>
          <table:table-cell table:style-name="ce43" office:value-type="string">
            <text:p>PROM_REGISTER_INIT_1A</text:p>
          </table:table-cell>
          <table:table-cell table:style-name="ce11" table:formula="of:=BASE(CELL(&quot;ROW&quot;;[.L25])-6+7168;16)" office:value-type="string" office:string-value="1C13">
            <text:p>1C13</text:p>
          </table:table-cell>
          <table:covered-table-cell/>
          <table:table-cell/>
          <table:table-cell office:value-type="string">
            <text:p>0x</text:p>
          </table:table-cell>
          <table:table-cell table:formula="of:=[.J25]" office:value-type="string" office:string-value="13">
            <text:p>13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26])-6;16)" office:value-type="string" office:string-value="14">
            <text:p>14</text:p>
          </table:table-cell>
          <table:table-cell table:style-name="ce14" table:formula="of:=BASE(CELL(&quot;ROW&quot;;[.B26])-6;16)" office:value-type="string" office:string-value="14">
            <text:p>14</text:p>
          </table:table-cell>
          <table:table-cell table:style-name="ce20" office:value-type="string">
            <text:p>SSPCON</text:p>
          </table:table-cell>
          <table:table-cell table:style-name="ce14" table:formula="of:=BASE(CELL(&quot;ROW&quot;;[.D26])+122;16)" office:value-type="string" office:string-value="94">
            <text:p>94</text:p>
          </table:table-cell>
          <table:table-cell table:style-name="ce20" office:value-type="string">
            <text:p>SSPSTAT</text:p>
          </table:table-cell>
          <table:table-cell table:style-name="ce14" table:formula="of:=BASE(CELL(&quot;ROW&quot;;[.F26])+250;16)" office:value-type="string" office:string-value="114">
            <text:p>114</text:p>
          </table:table-cell>
          <table:table-cell table:style-name="ce39" office:value-type="string">
            <text:p>SYSEX_CH</text:p>
          </table:table-cell>
          <table:table-cell table:style-name="ce14" table:formula="of:=BASE(CELL(&quot;ROW&quot;;[.H26])+378;16)" office:value-type="string" office:string-value="194">
            <text:p>194</text:p>
          </table:table-cell>
          <table:covered-table-cell/>
          <table:table-cell table:style-name="ce11" table:formula="of:=BASE(CELL(&quot;ROW&quot;;[.J26])-6;16)" office:value-type="string" office:string-value="14">
            <text:p>14</text:p>
          </table:table-cell>
          <table:table-cell table:style-name="ce43" office:value-type="string">
            <text:p>PROM_REGISTER_INIT_1B</text:p>
          </table:table-cell>
          <table:table-cell table:style-name="ce11" table:formula="of:=BASE(CELL(&quot;ROW&quot;;[.L26])-6+7168;16)" office:value-type="string" office:string-value="1C14">
            <text:p>1C14</text:p>
          </table:table-cell>
          <table:covered-table-cell/>
          <table:table-cell/>
          <table:table-cell office:value-type="string">
            <text:p>0x</text:p>
          </table:table-cell>
          <table:table-cell table:formula="of:=[.J26]" office:value-type="string" office:string-value="14">
            <text:p>14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27])-6;16)" office:value-type="string" office:string-value="15">
            <text:p>15</text:p>
          </table:table-cell>
          <table:table-cell table:style-name="ce14" table:formula="of:=BASE(CELL(&quot;ROW&quot;;[.B27])-6;16)" office:value-type="string" office:string-value="15">
            <text:p>15</text:p>
          </table:table-cell>
          <table:table-cell table:style-name="ce20" office:value-type="string">
            <text:p>CCPR1L</text:p>
          </table:table-cell>
          <table:table-cell table:style-name="ce14" table:formula="of:=BASE(CELL(&quot;ROW&quot;;[.D27])+122;16)" office:value-type="string" office:string-value="95">
            <text:p>95</text:p>
          </table:table-cell>
          <table:table-cell table:style-name="ce20" office:value-type="string">
            <text:p>WPUB</text:p>
          </table:table-cell>
          <table:table-cell table:style-name="ce14" table:formula="of:=BASE(CELL(&quot;ROW&quot;;[.F27])+250;16)" office:value-type="string" office:string-value="115">
            <text:p>115</text:p>
          </table:table-cell>
          <table:table-cell table:style-name="ce39" office:value-type="string">
            <text:p>SYSEX_D0</text:p>
          </table:table-cell>
          <table:table-cell table:style-name="ce14" table:formula="of:=BASE(CELL(&quot;ROW&quot;;[.H27])+378;16)" office:value-type="string" office:string-value="195">
            <text:p>195</text:p>
          </table:table-cell>
          <table:covered-table-cell/>
          <table:table-cell table:style-name="ce11" table:formula="of:=BASE(CELL(&quot;ROW&quot;;[.J27])-6;16)" office:value-type="string" office:string-value="15">
            <text:p>15</text:p>
          </table:table-cell>
          <table:table-cell table:style-name="ce43" office:value-type="string">
            <text:p>PROM_REGISTER_INIT_1C</text:p>
          </table:table-cell>
          <table:table-cell table:style-name="ce11" table:formula="of:=BASE(CELL(&quot;ROW&quot;;[.L27])-6+7168;16)" office:value-type="string" office:string-value="1C15">
            <text:p>1C15</text:p>
          </table:table-cell>
          <table:covered-table-cell/>
          <table:table-cell/>
          <table:table-cell office:value-type="string">
            <text:p>0x</text:p>
          </table:table-cell>
          <table:table-cell table:formula="of:=[.J27]" office:value-type="string" office:string-value="15">
            <text:p>15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28])-6;16)" office:value-type="string" office:string-value="16">
            <text:p>16</text:p>
          </table:table-cell>
          <table:table-cell table:style-name="ce14" table:formula="of:=BASE(CELL(&quot;ROW&quot;;[.B28])-6;16)" office:value-type="string" office:string-value="16">
            <text:p>16</text:p>
          </table:table-cell>
          <table:table-cell table:style-name="ce20" office:value-type="string">
            <text:p>CCPR1H</text:p>
          </table:table-cell>
          <table:table-cell table:style-name="ce14" table:formula="of:=BASE(CELL(&quot;ROW&quot;;[.D28])+122;16)" office:value-type="string" office:string-value="96">
            <text:p>96</text:p>
          </table:table-cell>
          <table:table-cell table:style-name="ce20" office:value-type="string">
            <text:p>IOCB</text:p>
          </table:table-cell>
          <table:table-cell table:style-name="ce14" table:formula="of:=BASE(CELL(&quot;ROW&quot;;[.F28])+250;16)" office:value-type="string" office:string-value="116">
            <text:p>116</text:p>
          </table:table-cell>
          <table:table-cell table:style-name="ce39" office:value-type="string">
            <text:p>SYSEX_D1</text:p>
          </table:table-cell>
          <table:table-cell table:style-name="ce14" table:formula="of:=BASE(CELL(&quot;ROW&quot;;[.H28])+378;16)" office:value-type="string" office:string-value="196">
            <text:p>196</text:p>
          </table:table-cell>
          <table:covered-table-cell/>
          <table:table-cell table:style-name="ce11" table:formula="of:=BASE(CELL(&quot;ROW&quot;;[.J28])-6;16)" office:value-type="string" office:string-value="16">
            <text:p>16</text:p>
          </table:table-cell>
          <table:table-cell table:style-name="ce43" office:value-type="string">
            <text:p>PROM_REGISTER_INIT_1D</text:p>
          </table:table-cell>
          <table:table-cell table:style-name="ce11" table:formula="of:=BASE(CELL(&quot;ROW&quot;;[.L28])-6+7168;16)" office:value-type="string" office:string-value="1C16">
            <text:p>1C16</text:p>
          </table:table-cell>
          <table:covered-table-cell/>
          <table:table-cell/>
          <table:table-cell office:value-type="string">
            <text:p>0x</text:p>
          </table:table-cell>
          <table:table-cell table:formula="of:=[.J28]" office:value-type="string" office:string-value="16">
            <text:p>16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29])-6;16)" office:value-type="string" office:string-value="17">
            <text:p>17</text:p>
          </table:table-cell>
          <table:table-cell table:style-name="ce14" table:formula="of:=BASE(CELL(&quot;ROW&quot;;[.B29])-6;16)" office:value-type="string" office:string-value="17">
            <text:p>17</text:p>
          </table:table-cell>
          <table:table-cell table:style-name="ce20" office:value-type="string">
            <text:p>CCP1CON</text:p>
          </table:table-cell>
          <table:table-cell table:style-name="ce14" table:formula="of:=BASE(CELL(&quot;ROW&quot;;[.D29])+122;16)" office:value-type="string" office:string-value="97">
            <text:p>97</text:p>
          </table:table-cell>
          <table:table-cell table:style-name="ce20" office:value-type="string">
            <text:p>VRCON</text:p>
          </table:table-cell>
          <table:table-cell table:style-name="ce14" table:formula="of:=BASE(CELL(&quot;ROW&quot;;[.F29])+250;16)" office:value-type="string" office:string-value="117">
            <text:p>117</text:p>
          </table:table-cell>
          <table:table-cell table:style-name="ce40" office:value-type="string" table:number-columns-spanned="1" table:number-rows-spanned="3">
            <text:p>Analog CN Gates</text:p>
          </table:table-cell>
          <table:table-cell table:style-name="ce14" table:formula="of:=BASE(CELL(&quot;ROW&quot;;[.H29])+378;16)" office:value-type="string" office:string-value="197">
            <text:p>197</text:p>
          </table:table-cell>
          <table:covered-table-cell/>
          <table:table-cell table:style-name="ce11" table:formula="of:=BASE(CELL(&quot;ROW&quot;;[.J29])-6;16)" office:value-type="string" office:string-value="17">
            <text:p>17</text:p>
          </table:table-cell>
          <table:table-cell table:style-name="ce43" office:value-type="string">
            <text:p>PROM_REGISTER_INIT_1E</text:p>
          </table:table-cell>
          <table:table-cell table:style-name="ce11" table:formula="of:=BASE(CELL(&quot;ROW&quot;;[.L29])-6+7168;16)" office:value-type="string" office:string-value="1C17">
            <text:p>1C17</text:p>
          </table:table-cell>
          <table:covered-table-cell/>
          <table:table-cell/>
          <table:table-cell office:value-type="string">
            <text:p>0x</text:p>
          </table:table-cell>
          <table:table-cell table:formula="of:=[.J29]" office:value-type="string" office:string-value="17">
            <text:p>17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30])-6;16)" office:value-type="string" office:string-value="18">
            <text:p>18</text:p>
          </table:table-cell>
          <table:table-cell table:style-name="ce14" table:formula="of:=BASE(CELL(&quot;ROW&quot;;[.B30])-6;16)" office:value-type="string" office:string-value="18">
            <text:p>18</text:p>
          </table:table-cell>
          <table:table-cell table:style-name="ce20" office:value-type="string">
            <text:p>RCSTA</text:p>
          </table:table-cell>
          <table:table-cell table:style-name="ce14" table:formula="of:=BASE(CELL(&quot;ROW&quot;;[.D30])+122;16)" office:value-type="string" office:string-value="98">
            <text:p>98</text:p>
          </table:table-cell>
          <table:table-cell table:style-name="ce20" office:value-type="string">
            <text:p>TXSTA</text:p>
          </table:table-cell>
          <table:table-cell table:style-name="ce14" table:formula="of:=BASE(CELL(&quot;ROW&quot;;[.F30])+250;16)" office:value-type="string" office:string-value="118">
            <text:p>118</text:p>
          </table:table-cell>
          <table:covered-table-cell/>
          <table:table-cell table:style-name="ce14" table:formula="of:=BASE(CELL(&quot;ROW&quot;;[.H30])+378;16)" office:value-type="string" office:string-value="198">
            <text:p>198</text:p>
          </table:table-cell>
          <table:covered-table-cell/>
          <table:table-cell table:style-name="ce11" table:formula="of:=BASE(CELL(&quot;ROW&quot;;[.J30])-6;16)" office:value-type="string" office:string-value="18">
            <text:p>18</text:p>
          </table:table-cell>
          <table:table-cell table:style-name="ce43" office:value-type="string">
            <text:p>PROM_REGISTER_INIT_1F</text:p>
          </table:table-cell>
          <table:table-cell table:style-name="ce11" table:formula="of:=BASE(CELL(&quot;ROW&quot;;[.L30])-6+7168;16)" office:value-type="string" office:string-value="1C18">
            <text:p>1C18</text:p>
          </table:table-cell>
          <table:covered-table-cell/>
          <table:table-cell/>
          <table:table-cell office:value-type="string">
            <text:p>0x</text:p>
          </table:table-cell>
          <table:table-cell table:formula="of:=[.J30]" office:value-type="string" office:string-value="18">
            <text:p>18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31])-6;16)" office:value-type="string" office:string-value="19">
            <text:p>19</text:p>
          </table:table-cell>
          <table:table-cell table:style-name="ce14" table:formula="of:=BASE(CELL(&quot;ROW&quot;;[.B31])-6;16)" office:value-type="string" office:string-value="19">
            <text:p>19</text:p>
          </table:table-cell>
          <table:table-cell table:style-name="ce20" office:value-type="string">
            <text:p>TXREG</text:p>
          </table:table-cell>
          <table:table-cell table:style-name="ce14" table:formula="of:=BASE(CELL(&quot;ROW&quot;;[.D31])+122;16)" office:value-type="string" office:string-value="99">
            <text:p>99</text:p>
          </table:table-cell>
          <table:table-cell table:style-name="ce20" office:value-type="string">
            <text:p>SPBRG</text:p>
          </table:table-cell>
          <table:table-cell table:style-name="ce14" table:formula="of:=BASE(CELL(&quot;ROW&quot;;[.F31])+250;16)" office:value-type="string" office:string-value="119">
            <text:p>119</text:p>
          </table:table-cell>
          <table:covered-table-cell/>
          <table:table-cell table:style-name="ce14" table:formula="of:=BASE(CELL(&quot;ROW&quot;;[.H31])+378;16)" office:value-type="string" office:string-value="199">
            <text:p>199</text:p>
          </table:table-cell>
          <table:covered-table-cell/>
          <table:table-cell table:style-name="ce11" table:formula="of:=BASE(CELL(&quot;ROW&quot;;[.J31])-6;16)" office:value-type="string" office:string-value="19">
            <text:p>19</text:p>
          </table:table-cell>
          <table:table-cell table:style-name="ce43" office:value-type="string">
            <text:p>PROM_REGISTER_INIT_20</text:p>
          </table:table-cell>
          <table:table-cell table:style-name="ce11" table:formula="of:=BASE(CELL(&quot;ROW&quot;;[.L31])-6+7168;16)" office:value-type="string" office:string-value="1C19">
            <text:p>1C19</text:p>
          </table:table-cell>
          <table:covered-table-cell/>
          <table:table-cell/>
          <table:table-cell office:value-type="string">
            <text:p>0x</text:p>
          </table:table-cell>
          <table:table-cell table:formula="of:=[.J31]" office:value-type="string" office:string-value="19">
            <text:p>19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32])-6;16)" office:value-type="string" office:string-value="1A">
            <text:p>1A</text:p>
          </table:table-cell>
          <table:table-cell table:style-name="ce14" table:formula="of:=BASE(CELL(&quot;ROW&quot;;[.B32])-6;16)" office:value-type="string" office:string-value="1A">
            <text:p>1A</text:p>
          </table:table-cell>
          <table:table-cell table:style-name="ce20" office:value-type="string">
            <text:p>RCREG</text:p>
          </table:table-cell>
          <table:table-cell table:style-name="ce14" table:formula="of:=BASE(CELL(&quot;ROW&quot;;[.D32])+122;16)" office:value-type="string" office:string-value="9A">
            <text:p>9A</text:p>
          </table:table-cell>
          <table:table-cell table:style-name="ce20" office:value-type="string">
            <text:p>SPBRGH</text:p>
          </table:table-cell>
          <table:table-cell table:style-name="ce14" table:formula="of:=BASE(CELL(&quot;ROW&quot;;[.F32])+250;16)" office:value-type="string" office:string-value="11A">
            <text:p>11A</text:p>
          </table:table-cell>
          <table:table-cell table:style-name="ce40" office:value-type="string" table:number-columns-spanned="1" table:number-rows-spanned="3">
            <text:p>Encoder CN Gates</text:p>
          </table:table-cell>
          <table:table-cell table:style-name="ce14" table:formula="of:=BASE(CELL(&quot;ROW&quot;;[.H32])+378;16)" office:value-type="string" office:string-value="19A">
            <text:p>19A</text:p>
          </table:table-cell>
          <table:covered-table-cell/>
          <table:table-cell table:style-name="ce11" table:formula="of:=BASE(CELL(&quot;ROW&quot;;[.J32])-6;16)" office:value-type="string" office:string-value="1A">
            <text:p>1A</text:p>
          </table:table-cell>
          <table:table-cell table:style-name="ce43" office:value-type="string">
            <text:p>PROM_REGISTER_INIT_21</text:p>
          </table:table-cell>
          <table:table-cell table:style-name="ce11" table:formula="of:=BASE(CELL(&quot;ROW&quot;;[.L32])-6+7168;16)" office:value-type="string" office:string-value="1C1A">
            <text:p>1C1A</text:p>
          </table:table-cell>
          <table:covered-table-cell/>
          <table:table-cell/>
          <table:table-cell office:value-type="string">
            <text:p>0x</text:p>
          </table:table-cell>
          <table:table-cell table:formula="of:=[.J32]" office:value-type="string" office:string-value="1A">
            <text:p>1A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33])-6;16)" office:value-type="string" office:string-value="1B">
            <text:p>1B</text:p>
          </table:table-cell>
          <table:table-cell table:style-name="ce14" table:formula="of:=BASE(CELL(&quot;ROW&quot;;[.B33])-6;16)" office:value-type="string" office:string-value="1B">
            <text:p>1B</text:p>
          </table:table-cell>
          <table:table-cell table:style-name="ce20" office:value-type="string">
            <text:p>CCPR2L</text:p>
          </table:table-cell>
          <table:table-cell table:style-name="ce14" table:formula="of:=BASE(CELL(&quot;ROW&quot;;[.D33])+122;16)" office:value-type="string" office:string-value="9B">
            <text:p>9B</text:p>
          </table:table-cell>
          <table:table-cell table:style-name="ce20" office:value-type="string">
            <text:p>PWM1CON</text:p>
          </table:table-cell>
          <table:table-cell table:style-name="ce14" table:formula="of:=BASE(CELL(&quot;ROW&quot;;[.F33])+250;16)" office:value-type="string" office:string-value="11B">
            <text:p>11B</text:p>
          </table:table-cell>
          <table:covered-table-cell/>
          <table:table-cell table:style-name="ce14" table:formula="of:=BASE(CELL(&quot;ROW&quot;;[.H33])+378;16)" office:value-type="string" office:string-value="19B">
            <text:p>19B</text:p>
          </table:table-cell>
          <table:covered-table-cell/>
          <table:table-cell table:style-name="ce11" table:formula="of:=BASE(CELL(&quot;ROW&quot;;[.J33])-6;16)" office:value-type="string" office:string-value="1B">
            <text:p>1B</text:p>
          </table:table-cell>
          <table:table-cell table:style-name="ce43" office:value-type="string">
            <text:p>PROM_REGISTER_INIT_22</text:p>
          </table:table-cell>
          <table:table-cell table:style-name="ce11" table:formula="of:=BASE(CELL(&quot;ROW&quot;;[.L33])-6+7168;16)" office:value-type="string" office:string-value="1C1B">
            <text:p>1C1B</text:p>
          </table:table-cell>
          <table:covered-table-cell/>
          <table:table-cell/>
          <table:table-cell office:value-type="string">
            <text:p>0x</text:p>
          </table:table-cell>
          <table:table-cell table:formula="of:=[.J33]" office:value-type="string" office:string-value="1B">
            <text:p>1B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34])-6;16)" office:value-type="string" office:string-value="1C">
            <text:p>1C</text:p>
          </table:table-cell>
          <table:table-cell table:style-name="ce14" table:formula="of:=BASE(CELL(&quot;ROW&quot;;[.B34])-6;16)" office:value-type="string" office:string-value="1C">
            <text:p>1C</text:p>
          </table:table-cell>
          <table:table-cell table:style-name="ce20" office:value-type="string">
            <text:p>CCPR2H</text:p>
          </table:table-cell>
          <table:table-cell table:style-name="ce14" table:formula="of:=BASE(CELL(&quot;ROW&quot;;[.D34])+122;16)" office:value-type="string" office:string-value="9C">
            <text:p>9C</text:p>
          </table:table-cell>
          <table:table-cell table:style-name="ce20" office:value-type="string">
            <text:p>ECCPAS</text:p>
          </table:table-cell>
          <table:table-cell table:style-name="ce14" table:formula="of:=BASE(CELL(&quot;ROW&quot;;[.F34])+250;16)" office:value-type="string" office:string-value="11C">
            <text:p>11C</text:p>
          </table:table-cell>
          <table:covered-table-cell/>
          <table:table-cell table:style-name="ce14" table:formula="of:=BASE(CELL(&quot;ROW&quot;;[.H34])+378;16)" office:value-type="string" office:string-value="19C">
            <text:p>19C</text:p>
          </table:table-cell>
          <table:covered-table-cell/>
          <table:table-cell table:style-name="ce11" table:formula="of:=BASE(CELL(&quot;ROW&quot;;[.J34])-6;16)" office:value-type="string" office:string-value="1C">
            <text:p>1C</text:p>
          </table:table-cell>
          <table:table-cell table:style-name="ce43" office:value-type="string">
            <text:p>PROM_REGISTER_INIT_23</text:p>
          </table:table-cell>
          <table:table-cell table:style-name="ce11" table:formula="of:=BASE(CELL(&quot;ROW&quot;;[.L34])-6+7168;16)" office:value-type="string" office:string-value="1C1C">
            <text:p>1C1C</text:p>
          </table:table-cell>
          <table:covered-table-cell/>
          <table:table-cell/>
          <table:table-cell office:value-type="string">
            <text:p>0x</text:p>
          </table:table-cell>
          <table:table-cell table:formula="of:=[.J34]" office:value-type="string" office:string-value="1C">
            <text:p>1C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35])-6;16)" office:value-type="string" office:string-value="1D">
            <text:p>1D</text:p>
          </table:table-cell>
          <table:table-cell table:style-name="ce14" table:formula="of:=BASE(CELL(&quot;ROW&quot;;[.B35])-6;16)" office:value-type="string" office:string-value="1D">
            <text:p>1D</text:p>
          </table:table-cell>
          <table:table-cell table:style-name="ce20" office:value-type="string">
            <text:p>CCP2CON</text:p>
          </table:table-cell>
          <table:table-cell table:style-name="ce14" table:formula="of:=BASE(CELL(&quot;ROW&quot;;[.D35])+122;16)" office:value-type="string" office:string-value="9D">
            <text:p>9D</text:p>
          </table:table-cell>
          <table:table-cell table:style-name="ce20" office:value-type="string">
            <text:p>PSTRCON</text:p>
          </table:table-cell>
          <table:table-cell table:style-name="ce14" table:formula="of:=BASE(CELL(&quot;ROW&quot;;[.F35])+250;16)" office:value-type="string" office:string-value="11D">
            <text:p>11D</text:p>
          </table:table-cell>
          <table:table-cell table:style-name="ce40" office:value-type="string" table:number-columns-spanned="1" table:number-rows-spanned="3">
            <text:p>Analog CN Active Notes</text:p>
          </table:table-cell>
          <table:table-cell table:style-name="ce14" table:formula="of:=BASE(CELL(&quot;ROW&quot;;[.H35])+378;16)" office:value-type="string" office:string-value="19D">
            <text:p>19D</text:p>
          </table:table-cell>
          <table:covered-table-cell/>
          <table:table-cell table:style-name="ce11" table:formula="of:=BASE(CELL(&quot;ROW&quot;;[.J35])-6;16)" office:value-type="string" office:string-value="1D">
            <text:p>1D</text:p>
          </table:table-cell>
          <table:table-cell table:style-name="ce43" office:value-type="string">
            <text:p>PROM_REGISTER_INIT_24</text:p>
          </table:table-cell>
          <table:table-cell table:style-name="ce11" table:formula="of:=BASE(CELL(&quot;ROW&quot;;[.L35])-6+7168;16)" office:value-type="string" office:string-value="1C1D">
            <text:p>1C1D</text:p>
          </table:table-cell>
          <table:covered-table-cell/>
          <table:table-cell/>
          <table:table-cell office:value-type="string">
            <text:p>0x</text:p>
          </table:table-cell>
          <table:table-cell table:formula="of:=[.J35]" office:value-type="string" office:string-value="1D">
            <text:p>1D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36])-6;16)" office:value-type="string" office:string-value="1E">
            <text:p>1E</text:p>
          </table:table-cell>
          <table:table-cell table:style-name="ce14" table:formula="of:=BASE(CELL(&quot;ROW&quot;;[.B36])-6;16)" office:value-type="string" office:string-value="1E">
            <text:p>1E</text:p>
          </table:table-cell>
          <table:table-cell table:style-name="ce20" office:value-type="string">
            <text:p>ADRESH</text:p>
          </table:table-cell>
          <table:table-cell table:style-name="ce14" table:formula="of:=BASE(CELL(&quot;ROW&quot;;[.D36])+122;16)" office:value-type="string" office:string-value="9E">
            <text:p>9E</text:p>
          </table:table-cell>
          <table:table-cell table:style-name="ce20" office:value-type="string">
            <text:p>ADRESL</text:p>
          </table:table-cell>
          <table:table-cell table:style-name="ce14" table:formula="of:=BASE(CELL(&quot;ROW&quot;;[.F36])+250;16)" office:value-type="string" office:string-value="11E">
            <text:p>11E</text:p>
          </table:table-cell>
          <table:covered-table-cell/>
          <table:table-cell table:style-name="ce14" table:formula="of:=BASE(CELL(&quot;ROW&quot;;[.H36])+378;16)" office:value-type="string" office:string-value="19E">
            <text:p>19E</text:p>
          </table:table-cell>
          <table:covered-table-cell/>
          <table:table-cell table:style-name="ce11" table:formula="of:=BASE(CELL(&quot;ROW&quot;;[.J36])-6;16)" office:value-type="string" office:string-value="1E">
            <text:p>1E</text:p>
          </table:table-cell>
          <table:table-cell table:style-name="ce43" office:value-type="string">
            <text:p>PROM_REGISTER_INIT_25</text:p>
          </table:table-cell>
          <table:table-cell table:style-name="ce11" table:formula="of:=BASE(CELL(&quot;ROW&quot;;[.L36])-6+7168;16)" office:value-type="string" office:string-value="1C1E">
            <text:p>1C1E</text:p>
          </table:table-cell>
          <table:covered-table-cell/>
          <table:table-cell/>
          <table:table-cell office:value-type="string">
            <text:p>0x</text:p>
          </table:table-cell>
          <table:table-cell table:formula="of:=[.J36]" office:value-type="string" office:string-value="1E">
            <text:p>1E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37])-6;16)" office:value-type="string" office:string-value="1F">
            <text:p>1F</text:p>
          </table:table-cell>
          <table:table-cell table:style-name="ce14" table:formula="of:=BASE(CELL(&quot;ROW&quot;;[.B37])-6;16)" office:value-type="string" office:string-value="1F">
            <text:p>1F</text:p>
          </table:table-cell>
          <table:table-cell table:style-name="ce20" office:value-type="string">
            <text:p>ADCON0</text:p>
          </table:table-cell>
          <table:table-cell table:style-name="ce14" table:formula="of:=BASE(CELL(&quot;ROW&quot;;[.D37])+122;16)" office:value-type="string" office:string-value="9F">
            <text:p>9F</text:p>
          </table:table-cell>
          <table:table-cell table:style-name="ce20" office:value-type="string">
            <text:p>ADCON1</text:p>
          </table:table-cell>
          <table:table-cell table:style-name="ce14" table:formula="of:=BASE(CELL(&quot;ROW&quot;;[.F37])+250;16)" office:value-type="string" office:string-value="11F">
            <text:p>11F</text:p>
          </table:table-cell>
          <table:covered-table-cell/>
          <table:table-cell table:style-name="ce14" table:formula="of:=BASE(CELL(&quot;ROW&quot;;[.H37])+378;16)" office:value-type="string" office:string-value="19F">
            <text:p>19F</text:p>
          </table:table-cell>
          <table:covered-table-cell/>
          <table:table-cell table:style-name="ce11" table:formula="of:=BASE(CELL(&quot;ROW&quot;;[.J37])-6;16)" office:value-type="string" office:string-value="1F">
            <text:p>1F</text:p>
          </table:table-cell>
          <table:table-cell table:style-name="ce43" office:value-type="string">
            <text:p>PROM_REGISTER_INIT_26</text:p>
          </table:table-cell>
          <table:table-cell table:style-name="ce11" table:formula="of:=BASE(CELL(&quot;ROW&quot;;[.L37])-6+7168;16)" office:value-type="string" office:string-value="1C1F">
            <text:p>1C1F</text:p>
          </table:table-cell>
          <table:covered-table-cell/>
          <table:table-cell/>
          <table:table-cell office:value-type="string">
            <text:p>0x</text:p>
          </table:table-cell>
          <table:table-cell table:formula="of:=[.J37]" office:value-type="string" office:string-value="1F">
            <text:p>1F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38])-6;16)" office:value-type="string" office:string-value="20">
            <text:p>20</text:p>
          </table:table-cell>
          <table:table-cell table:style-name="ce14" table:formula="of:=BASE(CELL(&quot;ROW&quot;;[.B38])-6;16)" office:value-type="string" office:string-value="20">
            <text:p>20</text:p>
          </table:table-cell>
          <table:table-cell table:style-name="ce21" office:value-type="string" table:number-columns-spanned="1" table:number-rows-spanned="3">
            <text:p>Digital Input States (3)</text:p>
          </table:table-cell>
          <table:table-cell table:style-name="ce14" table:formula="of:=BASE(CELL(&quot;ROW&quot;;[.D38])+122;16)" office:value-type="string" office:string-value="A0">
            <text:p>A0</text:p>
          </table:table-cell>
          <table:table-cell table:style-name="ce35" office:value-type="string">
            <text:p>Firmware Buffer</text:p>
          </table:table-cell>
          <table:table-cell table:style-name="ce14" table:formula="of:=BASE(CELL(&quot;ROW&quot;;[.F38])+250;16)" office:value-type="string" office:string-value="120">
            <text:p>120</text:p>
          </table:table-cell>
          <table:table-cell table:style-name="ce40" office:value-type="string" table:number-columns-spanned="1" table:number-rows-spanned="3">
            <text:p>Encoder CN Active Notes</text:p>
          </table:table-cell>
          <table:table-cell table:style-name="ce14" table:formula="of:=BASE(CELL(&quot;ROW&quot;;[.H38])+378;16)" office:value-type="string" office:string-value="1A0">
            <text:p>1A0</text:p>
          </table:table-cell>
          <table:covered-table-cell/>
          <table:table-cell table:style-name="ce11" table:formula="of:=BASE(CELL(&quot;ROW&quot;;[.J38])-6;16)" office:value-type="string" office:string-value="20">
            <text:p>20</text:p>
          </table:table-cell>
          <table:table-cell table:style-name="ce43" office:value-type="string">
            <text:p>PROM_REGISTER_INIT_27</text:p>
          </table:table-cell>
          <table:table-cell table:style-name="ce11" table:formula="of:=BASE(CELL(&quot;ROW&quot;;[.L38])-6+7168;16)" office:value-type="string" office:string-value="1C20">
            <text:p>1C20</text:p>
          </table:table-cell>
          <table:covered-table-cell/>
          <table:table-cell/>
          <table:table-cell office:value-type="string">
            <text:p>0x</text:p>
          </table:table-cell>
          <table:table-cell table:formula="of:=[.J38]" office:value-type="string" office:string-value="20">
            <text:p>20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39])-6;16)" office:value-type="string" office:string-value="21">
            <text:p>21</text:p>
          </table:table-cell>
          <table:table-cell table:style-name="ce14" table:formula="of:=BASE(CELL(&quot;ROW&quot;;[.B39])-6;16)" office:value-type="string" office:string-value="21">
            <text:p>21</text:p>
          </table:table-cell>
          <table:covered-table-cell/>
          <table:table-cell table:style-name="ce14" table:formula="of:=BASE(CELL(&quot;ROW&quot;;[.D39])+122;16)" office:value-type="string" office:string-value="A1">
            <text:p>A1</text:p>
          </table:table-cell>
          <table:table-cell table:style-name="ce22" office:value-type="string">
            <text:p>LED_DATA_0</text:p>
          </table:table-cell>
          <table:table-cell table:style-name="ce14" table:formula="of:=BASE(CELL(&quot;ROW&quot;;[.F39])+250;16)" office:value-type="string" office:string-value="121">
            <text:p>121</text:p>
          </table:table-cell>
          <table:covered-table-cell/>
          <table:table-cell table:style-name="ce14" table:formula="of:=BASE(CELL(&quot;ROW&quot;;[.H39])+378;16)" office:value-type="string" office:string-value="1A1">
            <text:p>1A1</text:p>
          </table:table-cell>
          <table:covered-table-cell/>
          <table:table-cell table:style-name="ce11" table:formula="of:=BASE(CELL(&quot;ROW&quot;;[.J39])-6;16)" office:value-type="string" office:string-value="21">
            <text:p>21</text:p>
          </table:table-cell>
          <table:table-cell table:style-name="ce43" office:value-type="string">
            <text:p>PROM_REGISTER_INIT_28</text:p>
          </table:table-cell>
          <table:table-cell table:style-name="ce11" table:formula="of:=BASE(CELL(&quot;ROW&quot;;[.L39])-6+7168;16)" office:value-type="string" office:string-value="1C21">
            <text:p>1C21</text:p>
          </table:table-cell>
          <table:covered-table-cell/>
          <table:table-cell/>
          <table:table-cell office:value-type="string">
            <text:p>0x</text:p>
          </table:table-cell>
          <table:table-cell table:formula="of:=[.J39]" office:value-type="string" office:string-value="21">
            <text:p>21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40])-6;16)" office:value-type="string" office:string-value="22">
            <text:p>22</text:p>
          </table:table-cell>
          <table:table-cell table:style-name="ce14" table:formula="of:=BASE(CELL(&quot;ROW&quot;;[.B40])-6;16)" office:value-type="string" office:string-value="22">
            <text:p>22</text:p>
          </table:table-cell>
          <table:covered-table-cell table:style-name="ce22"/>
          <table:table-cell table:style-name="ce14" table:formula="of:=BASE(CELL(&quot;ROW&quot;;[.D40])+122;16)" office:value-type="string" office:string-value="A2">
            <text:p>A2</text:p>
          </table:table-cell>
          <table:table-cell table:style-name="ce22" office:value-type="string">
            <text:p>LED_DATA_1</text:p>
          </table:table-cell>
          <table:table-cell table:style-name="ce14" table:formula="of:=BASE(CELL(&quot;ROW&quot;;[.F40])+250;16)" office:value-type="string" office:string-value="122">
            <text:p>122</text:p>
          </table:table-cell>
          <table:covered-table-cell/>
          <table:table-cell table:style-name="ce14" table:formula="of:=BASE(CELL(&quot;ROW&quot;;[.H40])+378;16)" office:value-type="string" office:string-value="1A2">
            <text:p>1A2</text:p>
          </table:table-cell>
          <table:covered-table-cell/>
          <table:table-cell table:style-name="ce11" table:formula="of:=BASE(CELL(&quot;ROW&quot;;[.J40])-6;16)" office:value-type="string" office:string-value="22">
            <text:p>22</text:p>
          </table:table-cell>
          <table:table-cell table:style-name="ce43" office:value-type="string">
            <text:p>PROM_REGISTER_INIT_29</text:p>
          </table:table-cell>
          <table:table-cell table:style-name="ce11" table:formula="of:=BASE(CELL(&quot;ROW&quot;;[.L40])-6+7168;16)" office:value-type="string" office:string-value="1C22">
            <text:p>1C22</text:p>
          </table:table-cell>
          <table:covered-table-cell/>
          <table:table-cell/>
          <table:table-cell office:value-type="string">
            <text:p>0x</text:p>
          </table:table-cell>
          <table:table-cell table:formula="of:=[.J40]" office:value-type="string" office:string-value="22">
            <text:p>22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41])-6;16)" office:value-type="string" office:string-value="23">
            <text:p>23</text:p>
          </table:table-cell>
          <table:table-cell table:style-name="ce14" table:formula="of:=BASE(CELL(&quot;ROW&quot;;[.B41])-6;16)" office:value-type="string" office:string-value="23">
            <text:p>23</text:p>
          </table:table-cell>
          <table:table-cell table:style-name="ce23" office:value-type="string" table:number-columns-spanned="1" table:number-rows-spanned="14">
            <text:p>Analog Input States (14)</text:p>
          </table:table-cell>
          <table:table-cell table:style-name="ce14" table:formula="of:=BASE(CELL(&quot;ROW&quot;;[.D41])+122;16)" office:value-type="string" office:string-value="A3">
            <text:p>A3</text:p>
          </table:table-cell>
          <table:table-cell table:style-name="ce22" office:value-type="string">
            <text:p>LED_DATA_2</text:p>
          </table:table-cell>
          <table:table-cell table:style-name="ce14" table:formula="of:=BASE(CELL(&quot;ROW&quot;;[.F41])+250;16)" office:value-type="string" office:string-value="123">
            <text:p>123</text:p>
          </table:table-cell>
          <table:table-cell/>
          <table:table-cell table:style-name="ce14" table:formula="of:=BASE(CELL(&quot;ROW&quot;;[.H41])+378;16)" office:value-type="string" office:string-value="1A3">
            <text:p>1A3</text:p>
          </table:table-cell>
          <table:covered-table-cell/>
          <table:table-cell table:style-name="ce11" table:formula="of:=BASE(CELL(&quot;ROW&quot;;[.J41])-6;16)" office:value-type="string" office:string-value="23">
            <text:p>23</text:p>
          </table:table-cell>
          <table:table-cell table:style-name="ce23" office:value-type="string">
            <text:p>PROM_REGISTER_MIN_03</text:p>
          </table:table-cell>
          <table:table-cell table:style-name="ce11" table:formula="of:=BASE(CELL(&quot;ROW&quot;;[.L41])-6+7168;16)" office:value-type="string" office:string-value="1C23">
            <text:p>1C23</text:p>
          </table:table-cell>
          <table:covered-table-cell/>
          <table:table-cell/>
          <table:table-cell office:value-type="string">
            <text:p>0x</text:p>
          </table:table-cell>
          <table:table-cell table:formula="of:=[.J41]" office:value-type="string" office:string-value="23">
            <text:p>23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42])-6;16)" office:value-type="string" office:string-value="24">
            <text:p>24</text:p>
          </table:table-cell>
          <table:table-cell table:style-name="ce14" table:formula="of:=BASE(CELL(&quot;ROW&quot;;[.B42])-6;16)" office:value-type="string" office:string-value="24">
            <text:p>24</text:p>
          </table:table-cell>
          <table:covered-table-cell table:style-name="ce22"/>
          <table:table-cell table:style-name="ce14" table:formula="of:=BASE(CELL(&quot;ROW&quot;;[.D42])+122;16)" office:value-type="string" office:string-value="A4">
            <text:p>A4</text:p>
          </table:table-cell>
          <table:table-cell table:style-name="ce22" office:value-type="string">
            <text:p>LED_DATA_3</text:p>
          </table:table-cell>
          <table:table-cell table:style-name="ce14" table:formula="of:=BASE(CELL(&quot;ROW&quot;;[.F42])+250;16)" office:value-type="string" office:string-value="124">
            <text:p>124</text:p>
          </table:table-cell>
          <table:table-cell/>
          <table:table-cell table:style-name="ce14" table:formula="of:=BASE(CELL(&quot;ROW&quot;;[.H42])+378;16)" office:value-type="string" office:string-value="1A4">
            <text:p>1A4</text:p>
          </table:table-cell>
          <table:covered-table-cell/>
          <table:table-cell table:style-name="ce11" table:formula="of:=BASE(CELL(&quot;ROW&quot;;[.J42])-6;16)" office:value-type="string" office:string-value="24">
            <text:p>24</text:p>
          </table:table-cell>
          <table:table-cell table:style-name="ce23" office:value-type="string">
            <text:p>PROM_REGISTER_MIN_04</text:p>
          </table:table-cell>
          <table:table-cell table:style-name="ce11" table:formula="of:=BASE(CELL(&quot;ROW&quot;;[.L42])-6+7168;16)" office:value-type="string" office:string-value="1C24">
            <text:p>1C24</text:p>
          </table:table-cell>
          <table:covered-table-cell/>
          <table:table-cell/>
          <table:table-cell office:value-type="string">
            <text:p>0x</text:p>
          </table:table-cell>
          <table:table-cell table:formula="of:=[.J42]" office:value-type="string" office:string-value="24">
            <text:p>24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43])-6;16)" office:value-type="string" office:string-value="25">
            <text:p>25</text:p>
          </table:table-cell>
          <table:table-cell table:style-name="ce14" table:formula="of:=BASE(CELL(&quot;ROW&quot;;[.B43])-6;16)" office:value-type="string" office:string-value="25">
            <text:p>25</text:p>
          </table:table-cell>
          <table:covered-table-cell/>
          <table:table-cell table:style-name="ce14" table:formula="of:=BASE(CELL(&quot;ROW&quot;;[.D43])+122;16)" office:value-type="string" office:string-value="A5">
            <text:p>A5</text:p>
          </table:table-cell>
          <table:table-cell table:style-name="ce22" office:value-type="string">
            <text:p>LED_DATA_4</text:p>
          </table:table-cell>
          <table:table-cell table:style-name="ce14" table:formula="of:=BASE(CELL(&quot;ROW&quot;;[.F43])+250;16)" office:value-type="string" office:string-value="125">
            <text:p>125</text:p>
          </table:table-cell>
          <table:table-cell/>
          <table:table-cell table:style-name="ce14" table:formula="of:=BASE(CELL(&quot;ROW&quot;;[.H43])+378;16)" office:value-type="string" office:string-value="1A5">
            <text:p>1A5</text:p>
          </table:table-cell>
          <table:covered-table-cell/>
          <table:table-cell table:style-name="ce11" table:formula="of:=BASE(CELL(&quot;ROW&quot;;[.J43])-6;16)" office:value-type="string" office:string-value="25">
            <text:p>25</text:p>
          </table:table-cell>
          <table:table-cell table:style-name="ce23" office:value-type="string">
            <text:p>PROM_REGISTER_MIN_05</text:p>
          </table:table-cell>
          <table:table-cell table:style-name="ce11" table:formula="of:=BASE(CELL(&quot;ROW&quot;;[.L43])-6+7168;16)" office:value-type="string" office:string-value="1C25">
            <text:p>1C25</text:p>
          </table:table-cell>
          <table:covered-table-cell/>
          <table:table-cell/>
          <table:table-cell office:value-type="string">
            <text:p>0x</text:p>
          </table:table-cell>
          <table:table-cell table:formula="of:=[.J43]" office:value-type="string" office:string-value="25">
            <text:p>25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44])-6;16)" office:value-type="string" office:string-value="26">
            <text:p>26</text:p>
          </table:table-cell>
          <table:table-cell table:style-name="ce14" table:formula="of:=BASE(CELL(&quot;ROW&quot;;[.B44])-6;16)" office:value-type="string" office:string-value="26">
            <text:p>26</text:p>
          </table:table-cell>
          <table:covered-table-cell table:style-name="ce22"/>
          <table:table-cell table:style-name="ce14" table:formula="of:=BASE(CELL(&quot;ROW&quot;;[.D44])+122;16)" office:value-type="string" office:string-value="A6">
            <text:p>A6</text:p>
          </table:table-cell>
          <table:table-cell table:style-name="ce22" office:value-type="string">
            <text:p>LED_DATA_5</text:p>
          </table:table-cell>
          <table:table-cell table:style-name="ce14" table:formula="of:=BASE(CELL(&quot;ROW&quot;;[.F44])+250;16)" office:value-type="string" office:string-value="126">
            <text:p>126</text:p>
          </table:table-cell>
          <table:table-cell/>
          <table:table-cell table:style-name="ce14" table:formula="of:=BASE(CELL(&quot;ROW&quot;;[.H44])+378;16)" office:value-type="string" office:string-value="1A6">
            <text:p>1A6</text:p>
          </table:table-cell>
          <table:covered-table-cell/>
          <table:table-cell table:style-name="ce11" table:formula="of:=BASE(CELL(&quot;ROW&quot;;[.J44])-6;16)" office:value-type="string" office:string-value="26">
            <text:p>26</text:p>
          </table:table-cell>
          <table:table-cell table:style-name="ce23" office:value-type="string">
            <text:p>PROM_REGISTER_MIN_06</text:p>
          </table:table-cell>
          <table:table-cell table:style-name="ce11" table:formula="of:=BASE(CELL(&quot;ROW&quot;;[.L44])-6+7168;16)" office:value-type="string" office:string-value="1C26">
            <text:p>1C26</text:p>
          </table:table-cell>
          <table:covered-table-cell/>
          <table:table-cell/>
          <table:table-cell office:value-type="string">
            <text:p>0x</text:p>
          </table:table-cell>
          <table:table-cell table:formula="of:=[.J44]" office:value-type="string" office:string-value="26">
            <text:p>26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45])-6;16)" office:value-type="string" office:string-value="27">
            <text:p>27</text:p>
          </table:table-cell>
          <table:table-cell table:style-name="ce14" table:formula="of:=BASE(CELL(&quot;ROW&quot;;[.B45])-6;16)" office:value-type="string" office:string-value="27">
            <text:p>27</text:p>
          </table:table-cell>
          <table:covered-table-cell table:style-name="ce22"/>
          <table:table-cell table:style-name="ce14" table:formula="of:=BASE(CELL(&quot;ROW&quot;;[.D45])+122;16)" office:value-type="string" office:string-value="A7">
            <text:p>A7</text:p>
          </table:table-cell>
          <table:table-cell table:style-name="ce22" office:value-type="string">
            <text:p>LED_DATA_6</text:p>
          </table:table-cell>
          <table:table-cell table:style-name="ce14" table:formula="of:=BASE(CELL(&quot;ROW&quot;;[.F45])+250;16)" office:value-type="string" office:string-value="127">
            <text:p>127</text:p>
          </table:table-cell>
          <table:table-cell/>
          <table:table-cell table:style-name="ce14" table:formula="of:=BASE(CELL(&quot;ROW&quot;;[.H45])+378;16)" office:value-type="string" office:string-value="1A7">
            <text:p>1A7</text:p>
          </table:table-cell>
          <table:covered-table-cell/>
          <table:table-cell table:style-name="ce11" table:formula="of:=BASE(CELL(&quot;ROW&quot;;[.J45])-6;16)" office:value-type="string" office:string-value="27">
            <text:p>27</text:p>
          </table:table-cell>
          <table:table-cell table:style-name="ce23" office:value-type="string">
            <text:p>PROM_REGISTER_MIN_07</text:p>
          </table:table-cell>
          <table:table-cell table:style-name="ce11" table:formula="of:=BASE(CELL(&quot;ROW&quot;;[.L45])-6+7168;16)" office:value-type="string" office:string-value="1C27">
            <text:p>1C27</text:p>
          </table:table-cell>
          <table:covered-table-cell/>
          <table:table-cell/>
          <table:table-cell office:value-type="string">
            <text:p>0x</text:p>
          </table:table-cell>
          <table:table-cell table:formula="of:=[.J45]" office:value-type="string" office:string-value="27">
            <text:p>27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46])-6;16)" office:value-type="string" office:string-value="28">
            <text:p>28</text:p>
          </table:table-cell>
          <table:table-cell table:style-name="ce14" table:formula="of:=BASE(CELL(&quot;ROW&quot;;[.B46])-6;16)" office:value-type="string" office:string-value="28">
            <text:p>28</text:p>
          </table:table-cell>
          <table:covered-table-cell table:style-name="ce22"/>
          <table:table-cell table:style-name="ce14" table:formula="of:=BASE(CELL(&quot;ROW&quot;;[.D46])+122;16)" office:value-type="string" office:string-value="A8">
            <text:p>A8</text:p>
          </table:table-cell>
          <table:table-cell table:style-name="ce22" office:value-type="string">
            <text:p>LED_DATA_7</text:p>
          </table:table-cell>
          <table:table-cell table:style-name="ce14" table:formula="of:=BASE(CELL(&quot;ROW&quot;;[.F46])+250;16)" office:value-type="string" office:string-value="128">
            <text:p>128</text:p>
          </table:table-cell>
          <table:table-cell table:style-name="ce31" office:value-type="string" table:number-columns-spanned="1" table:number-rows-spanned="8">
            <text:p>RX Buffer (8)</text:p>
          </table:table-cell>
          <table:table-cell table:style-name="ce14" table:formula="of:=BASE(CELL(&quot;ROW&quot;;[.H46])+378;16)" office:value-type="string" office:string-value="1A8">
            <text:p>1A8</text:p>
          </table:table-cell>
          <table:table-cell table:style-name="ce21" office:value-type="string" table:number-columns-spanned="1" table:number-rows-spanned="3">
            <text:p>Digital Input Toggle States (3)</text:p>
          </table:table-cell>
          <table:table-cell table:style-name="ce11" table:formula="of:=BASE(CELL(&quot;ROW&quot;;[.J46])-6;16)" office:value-type="string" office:string-value="28">
            <text:p>28</text:p>
          </table:table-cell>
          <table:table-cell table:style-name="ce23" office:value-type="string">
            <text:p>PROM_REGISTER_MIN_08</text:p>
          </table:table-cell>
          <table:table-cell table:style-name="ce11" table:formula="of:=BASE(CELL(&quot;ROW&quot;;[.L46])-6+7168;16)" office:value-type="string" office:string-value="1C28">
            <text:p>1C28</text:p>
          </table:table-cell>
          <table:covered-table-cell/>
          <table:table-cell/>
          <table:table-cell office:value-type="string">
            <text:p>0x</text:p>
          </table:table-cell>
          <table:table-cell table:formula="of:=[.J46]" office:value-type="string" office:string-value="28">
            <text:p>28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47])-6;16)" office:value-type="string" office:string-value="29">
            <text:p>29</text:p>
          </table:table-cell>
          <table:table-cell table:style-name="ce14" table:formula="of:=BASE(CELL(&quot;ROW&quot;;[.B47])-6;16)" office:value-type="string" office:string-value="29">
            <text:p>29</text:p>
          </table:table-cell>
          <table:covered-table-cell table:style-name="ce22"/>
          <table:table-cell table:style-name="ce14" table:formula="of:=BASE(CELL(&quot;ROW&quot;;[.D47])+122;16)" office:value-type="string" office:string-value="A9">
            <text:p>A9</text:p>
          </table:table-cell>
          <table:table-cell table:style-name="ce36" office:value-type="string">
            <text:p>LED_UPDATE_SELNUM</text:p>
          </table:table-cell>
          <table:table-cell table:style-name="ce14" table:formula="of:=BASE(CELL(&quot;ROW&quot;;[.F47])+250;16)" office:value-type="string" office:string-value="129">
            <text:p>129</text:p>
          </table:table-cell>
          <table:covered-table-cell/>
          <table:table-cell table:style-name="ce14" table:formula="of:=BASE(CELL(&quot;ROW&quot;;[.H47])+378;16)" office:value-type="string" office:string-value="1A9">
            <text:p>1A9</text:p>
          </table:table-cell>
          <table:covered-table-cell/>
          <table:table-cell table:style-name="ce11" table:formula="of:=BASE(CELL(&quot;ROW&quot;;[.J47])-6;16)" office:value-type="string" office:string-value="29">
            <text:p>29</text:p>
          </table:table-cell>
          <table:table-cell table:style-name="ce23" office:value-type="string">
            <text:p>PROM_REGISTER_MIN_09</text:p>
          </table:table-cell>
          <table:table-cell table:style-name="ce11" table:formula="of:=BASE(CELL(&quot;ROW&quot;;[.L47])-6+7168;16)" office:value-type="string" office:string-value="1C29">
            <text:p>1C29</text:p>
          </table:table-cell>
          <table:covered-table-cell/>
          <table:table-cell/>
          <table:table-cell office:value-type="string">
            <text:p>0x</text:p>
          </table:table-cell>
          <table:table-cell table:formula="of:=[.J47]" office:value-type="string" office:string-value="29">
            <text:p>29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48])-6;16)" office:value-type="string" office:string-value="2A">
            <text:p>2A</text:p>
          </table:table-cell>
          <table:table-cell table:style-name="ce14" table:formula="of:=BASE(CELL(&quot;ROW&quot;;[.B48])-6;16)" office:value-type="string" office:string-value="2A">
            <text:p>2A</text:p>
          </table:table-cell>
          <table:covered-table-cell table:style-name="ce22"/>
          <table:table-cell table:style-name="ce14" table:formula="of:=BASE(CELL(&quot;ROW&quot;;[.D48])+122;16)" office:value-type="string" office:string-value="AA">
            <text:p>AA</text:p>
          </table:table-cell>
          <table:table-cell table:style-name="ce36" office:value-type="string">
            <text:p>LED_UPDATE_SELBIT</text:p>
          </table:table-cell>
          <table:table-cell table:style-name="ce14" table:formula="of:=BASE(CELL(&quot;ROW&quot;;[.F48])+250;16)" office:value-type="string" office:string-value="12A">
            <text:p>12A</text:p>
          </table:table-cell>
          <table:covered-table-cell/>
          <table:table-cell table:style-name="ce14" table:formula="of:=BASE(CELL(&quot;ROW&quot;;[.H48])+378;16)" office:value-type="string" office:string-value="1AA">
            <text:p>1AA</text:p>
          </table:table-cell>
          <table:covered-table-cell/>
          <table:table-cell table:style-name="ce11" table:formula="of:=BASE(CELL(&quot;ROW&quot;;[.J48])-6;16)" office:value-type="string" office:string-value="2A">
            <text:p>2A</text:p>
          </table:table-cell>
          <table:table-cell table:style-name="ce23" office:value-type="string">
            <text:p>PROM_REGISTER_MIN_0A</text:p>
          </table:table-cell>
          <table:table-cell table:style-name="ce11" table:formula="of:=BASE(CELL(&quot;ROW&quot;;[.L48])-6+7168;16)" office:value-type="string" office:string-value="1C2A">
            <text:p>1C2A</text:p>
          </table:table-cell>
          <table:covered-table-cell/>
          <table:table-cell/>
          <table:table-cell office:value-type="string">
            <text:p>0x</text:p>
          </table:table-cell>
          <table:table-cell table:formula="of:=[.J48]" office:value-type="string" office:string-value="2A">
            <text:p>2A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49])-6;16)" office:value-type="string" office:string-value="2B">
            <text:p>2B</text:p>
          </table:table-cell>
          <table:table-cell table:style-name="ce14" table:formula="of:=BASE(CELL(&quot;ROW&quot;;[.B49])-6;16)" office:value-type="string" office:string-value="2B">
            <text:p>2B</text:p>
          </table:table-cell>
          <table:covered-table-cell/>
          <table:table-cell table:style-name="ce14" table:formula="of:=BASE(CELL(&quot;ROW&quot;;[.D49])+122;16)" office:value-type="string" office:string-value="AB">
            <text:p>AB</text:p>
          </table:table-cell>
          <table:table-cell table:style-name="ce36" office:value-type="string">
            <text:p>LED_DATA_FLAGS</text:p>
          </table:table-cell>
          <table:table-cell table:style-name="ce14" table:formula="of:=BASE(CELL(&quot;ROW&quot;;[.F49])+250;16)" office:value-type="string" office:string-value="12B">
            <text:p>12B</text:p>
          </table:table-cell>
          <table:covered-table-cell/>
          <table:table-cell table:style-name="ce14" table:formula="of:=BASE(CELL(&quot;ROW&quot;;[.H49])+378;16)" office:value-type="string" office:string-value="1AB">
            <text:p>1AB</text:p>
          </table:table-cell>
          <table:table-cell/>
          <table:table-cell table:style-name="ce11" table:formula="of:=BASE(CELL(&quot;ROW&quot;;[.J49])-6;16)" office:value-type="string" office:string-value="2B">
            <text:p>2B</text:p>
          </table:table-cell>
          <table:table-cell table:style-name="ce23" office:value-type="string">
            <text:p>PROM_REGISTER_MIN_0B</text:p>
          </table:table-cell>
          <table:table-cell table:style-name="ce11" table:formula="of:=BASE(CELL(&quot;ROW&quot;;[.L49])-6+7168;16)" office:value-type="string" office:string-value="1C2B">
            <text:p>1C2B</text:p>
          </table:table-cell>
          <table:covered-table-cell/>
          <table:table-cell/>
          <table:table-cell office:value-type="string">
            <text:p>0x</text:p>
          </table:table-cell>
          <table:table-cell table:formula="of:=[.J49]" office:value-type="string" office:string-value="2B">
            <text:p>2B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50])-6;16)" office:value-type="string" office:string-value="2C">
            <text:p>2C</text:p>
          </table:table-cell>
          <table:table-cell table:style-name="ce14" table:formula="of:=BASE(CELL(&quot;ROW&quot;;[.B50])-6;16)" office:value-type="string" office:string-value="2C">
            <text:p>2C</text:p>
          </table:table-cell>
          <table:covered-table-cell/>
          <table:table-cell table:style-name="ce14" table:formula="of:=BASE(CELL(&quot;ROW&quot;;[.D50])+122;16)" office:value-type="string" office:string-value="AC">
            <text:p>AC</text:p>
          </table:table-cell>
          <table:table-cell table:style-name="ce36" office:value-type="string">
            <text:p>LED_SELECT_FLAGS</text:p>
          </table:table-cell>
          <table:table-cell table:style-name="ce14" table:formula="of:=BASE(CELL(&quot;ROW&quot;;[.F50])+250;16)" office:value-type="string" office:string-value="12C">
            <text:p>12C</text:p>
          </table:table-cell>
          <table:covered-table-cell/>
          <table:table-cell table:style-name="ce14" table:formula="of:=BASE(CELL(&quot;ROW&quot;;[.H50])+378;16)" office:value-type="string" office:string-value="1AC">
            <text:p>1AC</text:p>
          </table:table-cell>
          <table:table-cell/>
          <table:table-cell table:style-name="ce11" table:formula="of:=BASE(CELL(&quot;ROW&quot;;[.J50])-6;16)" office:value-type="string" office:string-value="2C">
            <text:p>2C</text:p>
          </table:table-cell>
          <table:table-cell table:style-name="ce23" office:value-type="string">
            <text:p>PROM_REGISTER_MIN_0C</text:p>
          </table:table-cell>
          <table:table-cell table:style-name="ce11" table:formula="of:=BASE(CELL(&quot;ROW&quot;;[.L50])-6+7168;16)" office:value-type="string" office:string-value="1C2C">
            <text:p>1C2C</text:p>
          </table:table-cell>
          <table:covered-table-cell/>
          <table:table-cell/>
          <table:table-cell office:value-type="string">
            <text:p>0x</text:p>
          </table:table-cell>
          <table:table-cell table:formula="of:=[.J50]" office:value-type="string" office:string-value="2C">
            <text:p>2C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51])-6;16)" office:value-type="string" office:string-value="2D">
            <text:p>2D</text:p>
          </table:table-cell>
          <table:table-cell table:style-name="ce14" table:formula="of:=BASE(CELL(&quot;ROW&quot;;[.B51])-6;16)" office:value-type="string" office:string-value="2D">
            <text:p>2D</text:p>
          </table:table-cell>
          <table:covered-table-cell/>
          <table:table-cell table:style-name="ce14" table:formula="of:=BASE(CELL(&quot;ROW&quot;;[.D51])+122;16)" office:value-type="string" office:string-value="AD">
            <text:p>AD</text:p>
          </table:table-cell>
          <table:table-cell table:style-name="ce32" office:value-type="string">
            <text:p>T2_COUNTER</text:p>
          </table:table-cell>
          <table:table-cell table:style-name="ce14" table:formula="of:=BASE(CELL(&quot;ROW&quot;;[.F51])+250;16)" office:value-type="string" office:string-value="12D">
            <text:p>12D</text:p>
          </table:table-cell>
          <table:covered-table-cell/>
          <table:table-cell table:style-name="ce14" table:formula="of:=BASE(CELL(&quot;ROW&quot;;[.H51])+378;16)" office:value-type="string" office:string-value="1AD">
            <text:p>1AD</text:p>
          </table:table-cell>
          <table:table-cell/>
          <table:table-cell table:style-name="ce11" table:formula="of:=BASE(CELL(&quot;ROW&quot;;[.J51])-6;16)" office:value-type="string" office:string-value="2D">
            <text:p>2D</text:p>
          </table:table-cell>
          <table:table-cell table:style-name="ce23" office:value-type="string">
            <text:p>PROM_REGISTER_MIN_0D</text:p>
          </table:table-cell>
          <table:table-cell table:style-name="ce11" table:formula="of:=BASE(CELL(&quot;ROW&quot;;[.L51])-6+7168;16)" office:value-type="string" office:string-value="1C2D">
            <text:p>1C2D</text:p>
          </table:table-cell>
          <table:covered-table-cell/>
          <table:table-cell/>
          <table:table-cell office:value-type="string">
            <text:p>0x</text:p>
          </table:table-cell>
          <table:table-cell table:formula="of:=[.J51]" office:value-type="string" office:string-value="2D">
            <text:p>2D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52])-6;16)" office:value-type="string" office:string-value="2E">
            <text:p>2E</text:p>
          </table:table-cell>
          <table:table-cell table:style-name="ce14" table:formula="of:=BASE(CELL(&quot;ROW&quot;;[.B52])-6;16)" office:value-type="string" office:string-value="2E">
            <text:p>2E</text:p>
          </table:table-cell>
          <table:covered-table-cell/>
          <table:table-cell table:style-name="ce14" table:formula="of:=BASE(CELL(&quot;ROW&quot;;[.D52])+122;16)" office:value-type="string" office:string-value="AE">
            <text:p>AE</text:p>
          </table:table-cell>
          <table:table-cell table:style-name="ce37" office:value-type="string">
            <text:p>Analog Threshold</text:p>
          </table:table-cell>
          <table:table-cell table:style-name="ce14" table:formula="of:=BASE(CELL(&quot;ROW&quot;;[.F52])+250;16)" office:value-type="string" office:string-value="12E">
            <text:p>12E</text:p>
          </table:table-cell>
          <table:covered-table-cell/>
          <table:table-cell table:style-name="ce14" table:formula="of:=BASE(CELL(&quot;ROW&quot;;[.H52])+378;16)" office:value-type="string" office:string-value="1AE">
            <text:p>1AE</text:p>
          </table:table-cell>
          <table:table-cell/>
          <table:table-cell table:style-name="ce11" table:formula="of:=BASE(CELL(&quot;ROW&quot;;[.J52])-6;16)" office:value-type="string" office:string-value="2E">
            <text:p>2E</text:p>
          </table:table-cell>
          <table:table-cell table:style-name="ce23" office:value-type="string">
            <text:p>PROM_REGISTER_MIN_0E</text:p>
          </table:table-cell>
          <table:table-cell table:style-name="ce11" table:formula="of:=BASE(CELL(&quot;ROW&quot;;[.L52])-6+7168;16)" office:value-type="string" office:string-value="1C2E">
            <text:p>1C2E</text:p>
          </table:table-cell>
          <table:covered-table-cell/>
          <table:table-cell/>
          <table:table-cell office:value-type="string">
            <text:p>0x</text:p>
          </table:table-cell>
          <table:table-cell table:formula="of:=[.J52]" office:value-type="string" office:string-value="2E">
            <text:p>2E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53])-6;16)" office:value-type="string" office:string-value="2F">
            <text:p>2F</text:p>
          </table:table-cell>
          <table:table-cell table:style-name="ce14" table:formula="of:=BASE(CELL(&quot;ROW&quot;;[.B53])-6;16)" office:value-type="string" office:string-value="2F">
            <text:p>2F</text:p>
          </table:table-cell>
          <table:covered-table-cell/>
          <table:table-cell table:style-name="ce14" table:formula="of:=BASE(CELL(&quot;ROW&quot;;[.D53])+122;16)" office:value-type="string" office:string-value="AF">
            <text:p>AF</text:p>
          </table:table-cell>
          <table:table-cell/>
          <table:table-cell table:style-name="ce14" table:formula="of:=BASE(CELL(&quot;ROW&quot;;[.F53])+250;16)" office:value-type="string" office:string-value="12F">
            <text:p>12F</text:p>
          </table:table-cell>
          <table:covered-table-cell/>
          <table:table-cell table:style-name="ce14" table:formula="of:=BASE(CELL(&quot;ROW&quot;;[.H53])+378;16)" office:value-type="string" office:string-value="1AF">
            <text:p>1AF</text:p>
          </table:table-cell>
          <table:table-cell/>
          <table:table-cell table:style-name="ce11" table:formula="of:=BASE(CELL(&quot;ROW&quot;;[.J53])-6;16)" office:value-type="string" office:string-value="2F">
            <text:p>2F</text:p>
          </table:table-cell>
          <table:table-cell table:style-name="ce23" office:value-type="string">
            <text:p>PROM_REGISTER_MIN_0F</text:p>
          </table:table-cell>
          <table:table-cell table:style-name="ce11" table:formula="of:=BASE(CELL(&quot;ROW&quot;;[.L53])-6+7168;16)" office:value-type="string" office:string-value="1C2F">
            <text:p>1C2F</text:p>
          </table:table-cell>
          <table:covered-table-cell/>
          <table:table-cell/>
          <table:table-cell office:value-type="string">
            <text:p>0x</text:p>
          </table:table-cell>
          <table:table-cell table:formula="of:=[.J53]" office:value-type="string" office:string-value="2F">
            <text:p>2F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54])-6;16)" office:value-type="string" office:string-value="30">
            <text:p>30</text:p>
          </table:table-cell>
          <table:table-cell table:style-name="ce14" table:formula="of:=BASE(CELL(&quot;ROW&quot;;[.B54])-6;16)" office:value-type="string" office:string-value="30">
            <text:p>30</text:p>
          </table:table-cell>
          <table:covered-table-cell/>
          <table:table-cell table:style-name="ce14" table:formula="of:=BASE(CELL(&quot;ROW&quot;;[.D54])+122;16)" office:value-type="string" office:string-value="B0">
            <text:p>B0</text:p>
          </table:table-cell>
          <table:table-cell table:style-name="ce29" office:value-type="string" table:number-columns-spanned="1" table:number-rows-spanned="64">
            <text:p>Incoming SysEx Buffer 0 (64)</text:p>
          </table:table-cell>
          <table:table-cell table:style-name="ce14" table:formula="of:=BASE(CELL(&quot;ROW&quot;;[.F54])+250;16)" office:value-type="string" office:string-value="130">
            <text:p>130</text:p>
          </table:table-cell>
          <table:table-cell table:style-name="ce29" office:value-type="string" table:number-columns-spanned="1" table:number-rows-spanned="64">
            <text:p>Incoming SysEx Buffer 1 (64)</text:p>
          </table:table-cell>
          <table:table-cell table:style-name="ce14" table:formula="of:=BASE(CELL(&quot;ROW&quot;;[.H54])+378;16)" office:value-type="string" office:string-value="1B0">
            <text:p>1B0</text:p>
          </table:table-cell>
          <table:table-cell table:style-name="ce29" office:value-type="string" table:number-columns-spanned="1" table:number-rows-spanned="64">
            <text:p>Incoming SysEx Buffer 2 (64)</text:p>
          </table:table-cell>
          <table:table-cell table:style-name="ce11" table:formula="of:=BASE(CELL(&quot;ROW&quot;;[.J54])-6;16)" office:value-type="string" office:string-value="30">
            <text:p>30</text:p>
          </table:table-cell>
          <table:table-cell table:style-name="ce23" office:value-type="string">
            <text:p>PROM_REGISTER_MIN_10</text:p>
          </table:table-cell>
          <table:table-cell table:style-name="ce11" table:formula="of:=BASE(CELL(&quot;ROW&quot;;[.L54])-6+7168;16)" office:value-type="string" office:string-value="1C30">
            <text:p>1C30</text:p>
          </table:table-cell>
          <table:covered-table-cell/>
          <table:table-cell/>
          <table:table-cell office:value-type="string">
            <text:p>0x</text:p>
          </table:table-cell>
          <table:table-cell table:formula="of:=[.J54]" office:value-type="string" office:string-value="30">
            <text:p>30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55])-6;16)" office:value-type="string" office:string-value="31">
            <text:p>31</text:p>
          </table:table-cell>
          <table:table-cell table:style-name="ce14" table:formula="of:=BASE(CELL(&quot;ROW&quot;;[.B55])-6;16)" office:value-type="string" office:string-value="31">
            <text:p>31</text:p>
          </table:table-cell>
          <table:table-cell table:style-name="ce24" office:value-type="string" table:number-columns-spanned="1" table:number-rows-spanned="12">
            <text:p>Multipurpose Values (12)</text:p>
          </table:table-cell>
          <table:table-cell table:style-name="ce14" table:formula="of:=BASE(CELL(&quot;ROW&quot;;[.D55])+122;16)" office:value-type="string" office:string-value="B1">
            <text:p>B1</text:p>
          </table:table-cell>
          <table:covered-table-cell/>
          <table:table-cell table:style-name="ce14" table:formula="of:=BASE(CELL(&quot;ROW&quot;;[.F55])+250;16)" office:value-type="string" office:string-value="131">
            <text:p>131</text:p>
          </table:table-cell>
          <table:covered-table-cell/>
          <table:table-cell table:style-name="ce14" table:formula="of:=BASE(CELL(&quot;ROW&quot;;[.H55])+378;16)" office:value-type="string" office:string-value="1B1">
            <text:p>1B1</text:p>
          </table:table-cell>
          <table:covered-table-cell/>
          <table:table-cell table:style-name="ce11" table:formula="of:=BASE(CELL(&quot;ROW&quot;;[.J55])-6;16)" office:value-type="string" office:string-value="31">
            <text:p>31</text:p>
          </table:table-cell>
          <table:table-cell table:style-name="ce23" office:value-type="string">
            <text:p>PROM_REGISTER_MIN_11</text:p>
          </table:table-cell>
          <table:table-cell table:style-name="ce11" table:formula="of:=BASE(CELL(&quot;ROW&quot;;[.L55])-6+7168;16)" office:value-type="string" office:string-value="1C31">
            <text:p>1C31</text:p>
          </table:table-cell>
          <table:covered-table-cell/>
          <table:table-cell/>
          <table:table-cell office:value-type="string">
            <text:p>0x</text:p>
          </table:table-cell>
          <table:table-cell table:formula="of:=[.J55]" office:value-type="string" office:string-value="31">
            <text:p>31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56])-6;16)" office:value-type="string" office:string-value="32">
            <text:p>32</text:p>
          </table:table-cell>
          <table:table-cell table:style-name="ce14" table:formula="of:=BASE(CELL(&quot;ROW&quot;;[.B56])-6;16)" office:value-type="string" office:string-value="32">
            <text:p>32</text:p>
          </table:table-cell>
          <table:covered-table-cell/>
          <table:table-cell table:style-name="ce14" table:formula="of:=BASE(CELL(&quot;ROW&quot;;[.D56])+122;16)" office:value-type="string" office:string-value="B2">
            <text:p>B2</text:p>
          </table:table-cell>
          <table:covered-table-cell/>
          <table:table-cell table:style-name="ce14" table:formula="of:=BASE(CELL(&quot;ROW&quot;;[.F56])+250;16)" office:value-type="string" office:string-value="132">
            <text:p>132</text:p>
          </table:table-cell>
          <table:covered-table-cell/>
          <table:table-cell table:style-name="ce14" table:formula="of:=BASE(CELL(&quot;ROW&quot;;[.H56])+378;16)" office:value-type="string" office:string-value="1B2">
            <text:p>1B2</text:p>
          </table:table-cell>
          <table:covered-table-cell/>
          <table:table-cell table:style-name="ce11" table:formula="of:=BASE(CELL(&quot;ROW&quot;;[.J56])-6;16)" office:value-type="string" office:string-value="32">
            <text:p>32</text:p>
          </table:table-cell>
          <table:table-cell table:style-name="ce23" office:value-type="string">
            <text:p>PROM_REGISTER_MIN_12</text:p>
          </table:table-cell>
          <table:table-cell table:style-name="ce11" table:formula="of:=BASE(CELL(&quot;ROW&quot;;[.L56])-6+7168;16)" office:value-type="string" office:string-value="1C32">
            <text:p>1C32</text:p>
          </table:table-cell>
          <table:covered-table-cell/>
          <table:table-cell/>
          <table:table-cell office:value-type="string">
            <text:p>0x</text:p>
          </table:table-cell>
          <table:table-cell table:formula="of:=[.J56]" office:value-type="string" office:string-value="32">
            <text:p>32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57])-6;16)" office:value-type="string" office:string-value="33">
            <text:p>33</text:p>
          </table:table-cell>
          <table:table-cell table:style-name="ce14" table:formula="of:=BASE(CELL(&quot;ROW&quot;;[.B57])-6;16)" office:value-type="string" office:string-value="33">
            <text:p>33</text:p>
          </table:table-cell>
          <table:covered-table-cell/>
          <table:table-cell table:style-name="ce14" table:formula="of:=BASE(CELL(&quot;ROW&quot;;[.D57])+122;16)" office:value-type="string" office:string-value="B3">
            <text:p>B3</text:p>
          </table:table-cell>
          <table:covered-table-cell/>
          <table:table-cell table:style-name="ce14" table:formula="of:=BASE(CELL(&quot;ROW&quot;;[.F57])+250;16)" office:value-type="string" office:string-value="133">
            <text:p>133</text:p>
          </table:table-cell>
          <table:covered-table-cell/>
          <table:table-cell table:style-name="ce14" table:formula="of:=BASE(CELL(&quot;ROW&quot;;[.H57])+378;16)" office:value-type="string" office:string-value="1B3">
            <text:p>1B3</text:p>
          </table:table-cell>
          <table:covered-table-cell/>
          <table:table-cell table:style-name="ce11" table:formula="of:=BASE(CELL(&quot;ROW&quot;;[.J57])-6;16)" office:value-type="string" office:string-value="33">
            <text:p>33</text:p>
          </table:table-cell>
          <table:table-cell table:style-name="ce23" office:value-type="string">
            <text:p>PROM_REGISTER_MIN_13</text:p>
          </table:table-cell>
          <table:table-cell table:style-name="ce11" table:formula="of:=BASE(CELL(&quot;ROW&quot;;[.L57])-6+7168;16)" office:value-type="string" office:string-value="1C33">
            <text:p>1C33</text:p>
          </table:table-cell>
          <table:covered-table-cell/>
          <table:table-cell/>
          <table:table-cell office:value-type="string">
            <text:p>0x</text:p>
          </table:table-cell>
          <table:table-cell table:formula="of:=[.J57]" office:value-type="string" office:string-value="33">
            <text:p>33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58])-6;16)" office:value-type="string" office:string-value="34">
            <text:p>34</text:p>
          </table:table-cell>
          <table:table-cell table:style-name="ce14" table:formula="of:=BASE(CELL(&quot;ROW&quot;;[.B58])-6;16)" office:value-type="string" office:string-value="34">
            <text:p>34</text:p>
          </table:table-cell>
          <table:covered-table-cell/>
          <table:table-cell table:style-name="ce14" table:formula="of:=BASE(CELL(&quot;ROW&quot;;[.D58])+122;16)" office:value-type="string" office:string-value="B4">
            <text:p>B4</text:p>
          </table:table-cell>
          <table:covered-table-cell/>
          <table:table-cell table:style-name="ce14" table:formula="of:=BASE(CELL(&quot;ROW&quot;;[.F58])+250;16)" office:value-type="string" office:string-value="134">
            <text:p>134</text:p>
          </table:table-cell>
          <table:covered-table-cell/>
          <table:table-cell table:style-name="ce14" table:formula="of:=BASE(CELL(&quot;ROW&quot;;[.H58])+378;16)" office:value-type="string" office:string-value="1B4">
            <text:p>1B4</text:p>
          </table:table-cell>
          <table:covered-table-cell/>
          <table:table-cell table:style-name="ce11" table:formula="of:=BASE(CELL(&quot;ROW&quot;;[.J58])-6;16)" office:value-type="string" office:string-value="34">
            <text:p>34</text:p>
          </table:table-cell>
          <table:table-cell table:style-name="ce23" office:value-type="string">
            <text:p>PROM_REGISTER_MIN_14</text:p>
          </table:table-cell>
          <table:table-cell table:style-name="ce11" table:formula="of:=BASE(CELL(&quot;ROW&quot;;[.L58])-6+7168;16)" office:value-type="string" office:string-value="1C34">
            <text:p>1C34</text:p>
          </table:table-cell>
          <table:covered-table-cell/>
          <table:table-cell/>
          <table:table-cell office:value-type="string">
            <text:p>0x</text:p>
          </table:table-cell>
          <table:table-cell table:formula="of:=[.J58]" office:value-type="string" office:string-value="34">
            <text:p>34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59])-6;16)" office:value-type="string" office:string-value="35">
            <text:p>35</text:p>
          </table:table-cell>
          <table:table-cell table:style-name="ce14" table:formula="of:=BASE(CELL(&quot;ROW&quot;;[.B59])-6;16)" office:value-type="string" office:string-value="35">
            <text:p>35</text:p>
          </table:table-cell>
          <table:covered-table-cell/>
          <table:table-cell table:style-name="ce14" table:formula="of:=BASE(CELL(&quot;ROW&quot;;[.D59])+122;16)" office:value-type="string" office:string-value="B5">
            <text:p>B5</text:p>
          </table:table-cell>
          <table:covered-table-cell/>
          <table:table-cell table:style-name="ce14" table:formula="of:=BASE(CELL(&quot;ROW&quot;;[.F59])+250;16)" office:value-type="string" office:string-value="135">
            <text:p>135</text:p>
          </table:table-cell>
          <table:covered-table-cell/>
          <table:table-cell table:style-name="ce14" table:formula="of:=BASE(CELL(&quot;ROW&quot;;[.H59])+378;16)" office:value-type="string" office:string-value="1B5">
            <text:p>1B5</text:p>
          </table:table-cell>
          <table:covered-table-cell/>
          <table:table-cell table:style-name="ce11" table:formula="of:=BASE(CELL(&quot;ROW&quot;;[.J59])-6;16)" office:value-type="string" office:string-value="35">
            <text:p>35</text:p>
          </table:table-cell>
          <table:table-cell table:style-name="ce23" office:value-type="string">
            <text:p>PROM_REGISTER_MIN_15</text:p>
          </table:table-cell>
          <table:table-cell table:style-name="ce11" table:formula="of:=BASE(CELL(&quot;ROW&quot;;[.L59])-6+7168;16)" office:value-type="string" office:string-value="1C35">
            <text:p>1C35</text:p>
          </table:table-cell>
          <table:covered-table-cell/>
          <table:table-cell/>
          <table:table-cell office:value-type="string">
            <text:p>0x</text:p>
          </table:table-cell>
          <table:table-cell table:formula="of:=[.J59]" office:value-type="string" office:string-value="35">
            <text:p>35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60])-6;16)" office:value-type="string" office:string-value="36">
            <text:p>36</text:p>
          </table:table-cell>
          <table:table-cell table:style-name="ce14" table:formula="of:=BASE(CELL(&quot;ROW&quot;;[.B60])-6;16)" office:value-type="string" office:string-value="36">
            <text:p>36</text:p>
          </table:table-cell>
          <table:covered-table-cell/>
          <table:table-cell table:style-name="ce14" table:formula="of:=BASE(CELL(&quot;ROW&quot;;[.D60])+122;16)" office:value-type="string" office:string-value="B6">
            <text:p>B6</text:p>
          </table:table-cell>
          <table:covered-table-cell/>
          <table:table-cell table:style-name="ce14" table:formula="of:=BASE(CELL(&quot;ROW&quot;;[.F60])+250;16)" office:value-type="string" office:string-value="136">
            <text:p>136</text:p>
          </table:table-cell>
          <table:covered-table-cell/>
          <table:table-cell table:style-name="ce14" table:formula="of:=BASE(CELL(&quot;ROW&quot;;[.H60])+378;16)" office:value-type="string" office:string-value="1B6">
            <text:p>1B6</text:p>
          </table:table-cell>
          <table:covered-table-cell/>
          <table:table-cell table:style-name="ce11" table:formula="of:=BASE(CELL(&quot;ROW&quot;;[.J60])-6;16)" office:value-type="string" office:string-value="36">
            <text:p>36</text:p>
          </table:table-cell>
          <table:table-cell table:style-name="ce23" office:value-type="string">
            <text:p>PROM_REGISTER_MIN_16</text:p>
          </table:table-cell>
          <table:table-cell table:style-name="ce11" table:formula="of:=BASE(CELL(&quot;ROW&quot;;[.L60])-6+7168;16)" office:value-type="string" office:string-value="1C36">
            <text:p>1C36</text:p>
          </table:table-cell>
          <table:covered-table-cell/>
          <table:table-cell/>
          <table:table-cell office:value-type="string">
            <text:p>0x</text:p>
          </table:table-cell>
          <table:table-cell table:formula="of:=[.J60]" office:value-type="string" office:string-value="36">
            <text:p>36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61])-6;16)" office:value-type="string" office:string-value="37">
            <text:p>37</text:p>
          </table:table-cell>
          <table:table-cell table:style-name="ce14" table:formula="of:=BASE(CELL(&quot;ROW&quot;;[.B61])-6;16)" office:value-type="string" office:string-value="37">
            <text:p>37</text:p>
          </table:table-cell>
          <table:covered-table-cell/>
          <table:table-cell table:style-name="ce14" table:formula="of:=BASE(CELL(&quot;ROW&quot;;[.D61])+122;16)" office:value-type="string" office:string-value="B7">
            <text:p>B7</text:p>
          </table:table-cell>
          <table:covered-table-cell/>
          <table:table-cell table:style-name="ce14" table:formula="of:=BASE(CELL(&quot;ROW&quot;;[.F61])+250;16)" office:value-type="string" office:string-value="137">
            <text:p>137</text:p>
          </table:table-cell>
          <table:covered-table-cell/>
          <table:table-cell table:style-name="ce14" table:formula="of:=BASE(CELL(&quot;ROW&quot;;[.H61])+378;16)" office:value-type="string" office:string-value="1B7">
            <text:p>1B7</text:p>
          </table:table-cell>
          <table:covered-table-cell/>
          <table:table-cell table:style-name="ce11" table:formula="of:=BASE(CELL(&quot;ROW&quot;;[.J61])-6;16)" office:value-type="string" office:string-value="37">
            <text:p>37</text:p>
          </table:table-cell>
          <table:table-cell table:style-name="ce23" office:value-type="string">
            <text:p>PROM_REGISTER_MIN_17</text:p>
          </table:table-cell>
          <table:table-cell table:style-name="ce11" table:formula="of:=BASE(CELL(&quot;ROW&quot;;[.L61])-6+7168;16)" office:value-type="string" office:string-value="1C37">
            <text:p>1C37</text:p>
          </table:table-cell>
          <table:covered-table-cell/>
          <table:table-cell/>
          <table:table-cell office:value-type="string">
            <text:p>0x</text:p>
          </table:table-cell>
          <table:table-cell table:formula="of:=[.J61]" office:value-type="string" office:string-value="37">
            <text:p>37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62])-6;16)" office:value-type="string" office:string-value="38">
            <text:p>38</text:p>
          </table:table-cell>
          <table:table-cell table:style-name="ce14" table:formula="of:=BASE(CELL(&quot;ROW&quot;;[.B62])-6;16)" office:value-type="string" office:string-value="38">
            <text:p>38</text:p>
          </table:table-cell>
          <table:covered-table-cell/>
          <table:table-cell table:style-name="ce14" table:formula="of:=BASE(CELL(&quot;ROW&quot;;[.D62])+122;16)" office:value-type="string" office:string-value="B8">
            <text:p>B8</text:p>
          </table:table-cell>
          <table:covered-table-cell/>
          <table:table-cell table:style-name="ce14" table:formula="of:=BASE(CELL(&quot;ROW&quot;;[.F62])+250;16)" office:value-type="string" office:string-value="138">
            <text:p>138</text:p>
          </table:table-cell>
          <table:covered-table-cell/>
          <table:table-cell table:style-name="ce14" table:formula="of:=BASE(CELL(&quot;ROW&quot;;[.H62])+378;16)" office:value-type="string" office:string-value="1B8">
            <text:p>1B8</text:p>
          </table:table-cell>
          <table:covered-table-cell/>
          <table:table-cell table:style-name="ce11" table:formula="of:=BASE(CELL(&quot;ROW&quot;;[.J62])-6;16)" office:value-type="string" office:string-value="38">
            <text:p>38</text:p>
          </table:table-cell>
          <table:table-cell table:style-name="ce23" office:value-type="string">
            <text:p>PROM_REGISTER_MIN_18</text:p>
          </table:table-cell>
          <table:table-cell table:style-name="ce11" table:formula="of:=BASE(CELL(&quot;ROW&quot;;[.L62])-6+7168;16)" office:value-type="string" office:string-value="1C38">
            <text:p>1C38</text:p>
          </table:table-cell>
          <table:covered-table-cell/>
          <table:table-cell/>
          <table:table-cell office:value-type="string">
            <text:p>0x</text:p>
          </table:table-cell>
          <table:table-cell table:formula="of:=[.J62]" office:value-type="string" office:string-value="38">
            <text:p>38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63])-6;16)" office:value-type="string" office:string-value="39">
            <text:p>39</text:p>
          </table:table-cell>
          <table:table-cell table:style-name="ce14" table:formula="of:=BASE(CELL(&quot;ROW&quot;;[.B63])-6;16)" office:value-type="string" office:string-value="39">
            <text:p>39</text:p>
          </table:table-cell>
          <table:covered-table-cell/>
          <table:table-cell table:style-name="ce14" table:formula="of:=BASE(CELL(&quot;ROW&quot;;[.D63])+122;16)" office:value-type="string" office:string-value="B9">
            <text:p>B9</text:p>
          </table:table-cell>
          <table:covered-table-cell/>
          <table:table-cell table:style-name="ce14" table:formula="of:=BASE(CELL(&quot;ROW&quot;;[.F63])+250;16)" office:value-type="string" office:string-value="139">
            <text:p>139</text:p>
          </table:table-cell>
          <table:covered-table-cell/>
          <table:table-cell table:style-name="ce14" table:formula="of:=BASE(CELL(&quot;ROW&quot;;[.H63])+378;16)" office:value-type="string" office:string-value="1B9">
            <text:p>1B9</text:p>
          </table:table-cell>
          <table:covered-table-cell/>
          <table:table-cell table:style-name="ce11" table:formula="of:=BASE(CELL(&quot;ROW&quot;;[.J63])-6;16)" office:value-type="string" office:string-value="39">
            <text:p>39</text:p>
          </table:table-cell>
          <table:table-cell table:style-name="ce23" office:value-type="string">
            <text:p>PROM_REGISTER_MIN_19</text:p>
          </table:table-cell>
          <table:table-cell table:style-name="ce11" table:formula="of:=BASE(CELL(&quot;ROW&quot;;[.L63])-6+7168;16)" office:value-type="string" office:string-value="1C39">
            <text:p>1C39</text:p>
          </table:table-cell>
          <table:covered-table-cell/>
          <table:table-cell/>
          <table:table-cell office:value-type="string">
            <text:p>0x</text:p>
          </table:table-cell>
          <table:table-cell table:formula="of:=[.J63]" office:value-type="string" office:string-value="39">
            <text:p>39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64])-6;16)" office:value-type="string" office:string-value="3A">
            <text:p>3A</text:p>
          </table:table-cell>
          <table:table-cell table:style-name="ce14" table:formula="of:=BASE(CELL(&quot;ROW&quot;;[.B64])-6;16)" office:value-type="string" office:string-value="3A">
            <text:p>3A</text:p>
          </table:table-cell>
          <table:covered-table-cell/>
          <table:table-cell table:style-name="ce14" table:formula="of:=BASE(CELL(&quot;ROW&quot;;[.D64])+122;16)" office:value-type="string" office:string-value="BA">
            <text:p>BA</text:p>
          </table:table-cell>
          <table:covered-table-cell/>
          <table:table-cell table:style-name="ce14" table:formula="of:=BASE(CELL(&quot;ROW&quot;;[.F64])+250;16)" office:value-type="string" office:string-value="13A">
            <text:p>13A</text:p>
          </table:table-cell>
          <table:covered-table-cell/>
          <table:table-cell table:style-name="ce14" table:formula="of:=BASE(CELL(&quot;ROW&quot;;[.H64])+378;16)" office:value-type="string" office:string-value="1BA">
            <text:p>1BA</text:p>
          </table:table-cell>
          <table:covered-table-cell/>
          <table:table-cell table:style-name="ce11" table:formula="of:=BASE(CELL(&quot;ROW&quot;;[.J64])-6;16)" office:value-type="string" office:string-value="3A">
            <text:p>3A</text:p>
          </table:table-cell>
          <table:table-cell table:style-name="ce23" office:value-type="string">
            <text:p>PROM_REGISTER_MIN_1A</text:p>
          </table:table-cell>
          <table:table-cell table:style-name="ce11" table:formula="of:=BASE(CELL(&quot;ROW&quot;;[.L64])-6+7168;16)" office:value-type="string" office:string-value="1C3A">
            <text:p>1C3A</text:p>
          </table:table-cell>
          <table:covered-table-cell/>
          <table:table-cell/>
          <table:table-cell office:value-type="string">
            <text:p>0x</text:p>
          </table:table-cell>
          <table:table-cell table:formula="of:=[.J64]" office:value-type="string" office:string-value="3A">
            <text:p>3A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65])-6;16)" office:value-type="string" office:string-value="3B">
            <text:p>3B</text:p>
          </table:table-cell>
          <table:table-cell table:style-name="ce14" table:formula="of:=BASE(CELL(&quot;ROW&quot;;[.B65])-6;16)" office:value-type="string" office:string-value="3B">
            <text:p>3B</text:p>
          </table:table-cell>
          <table:covered-table-cell/>
          <table:table-cell table:style-name="ce14" table:formula="of:=BASE(CELL(&quot;ROW&quot;;[.D65])+122;16)" office:value-type="string" office:string-value="BB">
            <text:p>BB</text:p>
          </table:table-cell>
          <table:covered-table-cell/>
          <table:table-cell table:style-name="ce14" table:formula="of:=BASE(CELL(&quot;ROW&quot;;[.F65])+250;16)" office:value-type="string" office:string-value="13B">
            <text:p>13B</text:p>
          </table:table-cell>
          <table:covered-table-cell/>
          <table:table-cell table:style-name="ce14" table:formula="of:=BASE(CELL(&quot;ROW&quot;;[.H65])+378;16)" office:value-type="string" office:string-value="1BB">
            <text:p>1BB</text:p>
          </table:table-cell>
          <table:covered-table-cell/>
          <table:table-cell table:style-name="ce11" table:formula="of:=BASE(CELL(&quot;ROW&quot;;[.J65])-6;16)" office:value-type="string" office:string-value="3B">
            <text:p>3B</text:p>
          </table:table-cell>
          <table:table-cell table:style-name="ce23" office:value-type="string">
            <text:p>PROM_REGISTER_MIN_1B</text:p>
          </table:table-cell>
          <table:table-cell table:style-name="ce11" table:formula="of:=BASE(CELL(&quot;ROW&quot;;[.L65])-6+7168;16)" office:value-type="string" office:string-value="1C3B">
            <text:p>1C3B</text:p>
          </table:table-cell>
          <table:covered-table-cell/>
          <table:table-cell/>
          <table:table-cell office:value-type="string">
            <text:p>0x</text:p>
          </table:table-cell>
          <table:table-cell table:formula="of:=[.J65]" office:value-type="string" office:string-value="3B">
            <text:p>3B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66])-6;16)" office:value-type="string" office:string-value="3C">
            <text:p>3C</text:p>
          </table:table-cell>
          <table:table-cell table:style-name="ce14" table:formula="of:=BASE(CELL(&quot;ROW&quot;;[.B66])-6;16)" office:value-type="string" office:string-value="3C">
            <text:p>3C</text:p>
          </table:table-cell>
          <table:covered-table-cell/>
          <table:table-cell table:style-name="ce14" table:formula="of:=BASE(CELL(&quot;ROW&quot;;[.D66])+122;16)" office:value-type="string" office:string-value="BC">
            <text:p>BC</text:p>
          </table:table-cell>
          <table:covered-table-cell/>
          <table:table-cell table:style-name="ce14" table:formula="of:=BASE(CELL(&quot;ROW&quot;;[.F66])+250;16)" office:value-type="string" office:string-value="13C">
            <text:p>13C</text:p>
          </table:table-cell>
          <table:covered-table-cell/>
          <table:table-cell table:style-name="ce14" table:formula="of:=BASE(CELL(&quot;ROW&quot;;[.H66])+378;16)" office:value-type="string" office:string-value="1BC">
            <text:p>1BC</text:p>
          </table:table-cell>
          <table:covered-table-cell/>
          <table:table-cell table:style-name="ce11" table:formula="of:=BASE(CELL(&quot;ROW&quot;;[.J66])-6;16)" office:value-type="string" office:string-value="3C">
            <text:p>3C</text:p>
          </table:table-cell>
          <table:table-cell table:style-name="ce23" office:value-type="string">
            <text:p>PROM_REGISTER_MIN_1C</text:p>
          </table:table-cell>
          <table:table-cell table:style-name="ce11" table:formula="of:=BASE(CELL(&quot;ROW&quot;;[.L66])-6+7168;16)" office:value-type="string" office:string-value="1C3C">
            <text:p>1C3C</text:p>
          </table:table-cell>
          <table:covered-table-cell/>
          <table:table-cell/>
          <table:table-cell office:value-type="string">
            <text:p>0x</text:p>
          </table:table-cell>
          <table:table-cell table:formula="of:=[.J66]" office:value-type="string" office:string-value="3C">
            <text:p>3C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67])-6;16)" office:value-type="string" office:string-value="3D">
            <text:p>3D</text:p>
          </table:table-cell>
          <table:table-cell table:style-name="ce14" table:formula="of:=BASE(CELL(&quot;ROW&quot;;[.B67])-6;16)" office:value-type="string" office:string-value="3D">
            <text:p>3D</text:p>
          </table:table-cell>
          <table:table-cell table:style-name="ce25" office:value-type="string">
            <text:p>Config Layer Flags</text:p>
          </table:table-cell>
          <table:table-cell table:style-name="ce14" table:formula="of:=BASE(CELL(&quot;ROW&quot;;[.D67])+122;16)" office:value-type="string" office:string-value="BD">
            <text:p>BD</text:p>
          </table:table-cell>
          <table:covered-table-cell/>
          <table:table-cell table:style-name="ce14" table:formula="of:=BASE(CELL(&quot;ROW&quot;;[.F67])+250;16)" office:value-type="string" office:string-value="13D">
            <text:p>13D</text:p>
          </table:table-cell>
          <table:covered-table-cell/>
          <table:table-cell table:style-name="ce14" table:formula="of:=BASE(CELL(&quot;ROW&quot;;[.H67])+378;16)" office:value-type="string" office:string-value="1BD">
            <text:p>1BD</text:p>
          </table:table-cell>
          <table:covered-table-cell/>
          <table:table-cell table:style-name="ce11" table:formula="of:=BASE(CELL(&quot;ROW&quot;;[.J67])-6;16)" office:value-type="string" office:string-value="3D">
            <text:p>3D</text:p>
          </table:table-cell>
          <table:table-cell table:style-name="ce23" office:value-type="string">
            <text:p>PROM_REGISTER_MIN_1D</text:p>
          </table:table-cell>
          <table:table-cell table:style-name="ce11" table:formula="of:=BASE(CELL(&quot;ROW&quot;;[.L67])-6+7168;16)" office:value-type="string" office:string-value="1C3D">
            <text:p>1C3D</text:p>
          </table:table-cell>
          <table:covered-table-cell/>
          <table:table-cell/>
          <table:table-cell office:value-type="string">
            <text:p>0x</text:p>
          </table:table-cell>
          <table:table-cell table:formula="of:=[.J67]" office:value-type="string" office:string-value="3D">
            <text:p>3D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68])-6;16)" office:value-type="string" office:string-value="3E">
            <text:p>3E</text:p>
          </table:table-cell>
          <table:table-cell table:style-name="ce14" table:formula="of:=BASE(CELL(&quot;ROW&quot;;[.B68])-6;16)" office:value-type="string" office:string-value="3E">
            <text:p>3E</text:p>
          </table:table-cell>
          <table:table-cell table:style-name="ce26" office:value-type="string">
            <text:p>MATRIX_VELOCITY</text:p>
          </table:table-cell>
          <table:table-cell table:style-name="ce14" table:formula="of:=BASE(CELL(&quot;ROW&quot;;[.D68])+122;16)" office:value-type="string" office:string-value="BE">
            <text:p>BE</text:p>
          </table:table-cell>
          <table:covered-table-cell/>
          <table:table-cell table:style-name="ce14" table:formula="of:=BASE(CELL(&quot;ROW&quot;;[.F68])+250;16)" office:value-type="string" office:string-value="13E">
            <text:p>13E</text:p>
          </table:table-cell>
          <table:covered-table-cell/>
          <table:table-cell table:style-name="ce14" table:formula="of:=BASE(CELL(&quot;ROW&quot;;[.H68])+378;16)" office:value-type="string" office:string-value="1BE">
            <text:p>1BE</text:p>
          </table:table-cell>
          <table:covered-table-cell/>
          <table:table-cell table:style-name="ce11" table:formula="of:=BASE(CELL(&quot;ROW&quot;;[.J68])-6;16)" office:value-type="string" office:string-value="3E">
            <text:p>3E</text:p>
          </table:table-cell>
          <table:table-cell table:style-name="ce23" office:value-type="string">
            <text:p>PROM_REGISTER_MIN_1E</text:p>
          </table:table-cell>
          <table:table-cell table:style-name="ce11" table:formula="of:=BASE(CELL(&quot;ROW&quot;;[.L68])-6+7168;16)" office:value-type="string" office:string-value="1C3E">
            <text:p>1C3E</text:p>
          </table:table-cell>
          <table:covered-table-cell/>
          <table:table-cell/>
          <table:table-cell office:value-type="string">
            <text:p>0x</text:p>
          </table:table-cell>
          <table:table-cell table:formula="of:=[.J68]" office:value-type="string" office:string-value="3E">
            <text:p>3E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69])-6;16)" office:value-type="string" office:string-value="3F">
            <text:p>3F</text:p>
          </table:table-cell>
          <table:table-cell table:style-name="ce14" table:formula="of:=BASE(CELL(&quot;ROW&quot;;[.B69])-6;16)" office:value-type="string" office:string-value="3F">
            <text:p>3F</text:p>
          </table:table-cell>
          <table:table-cell table:style-name="ce26" office:value-type="string">
            <text:p>CC_ON_VALUE</text:p>
          </table:table-cell>
          <table:table-cell table:style-name="ce14" table:formula="of:=BASE(CELL(&quot;ROW&quot;;[.D69])+122;16)" office:value-type="string" office:string-value="BF">
            <text:p>BF</text:p>
          </table:table-cell>
          <table:covered-table-cell/>
          <table:table-cell table:style-name="ce14" table:formula="of:=BASE(CELL(&quot;ROW&quot;;[.F69])+250;16)" office:value-type="string" office:string-value="13F">
            <text:p>13F</text:p>
          </table:table-cell>
          <table:covered-table-cell/>
          <table:table-cell table:style-name="ce14" table:formula="of:=BASE(CELL(&quot;ROW&quot;;[.H69])+378;16)" office:value-type="string" office:string-value="1BF">
            <text:p>1BF</text:p>
          </table:table-cell>
          <table:covered-table-cell/>
          <table:table-cell table:style-name="ce11" table:formula="of:=BASE(CELL(&quot;ROW&quot;;[.J69])-6;16)" office:value-type="string" office:string-value="3F">
            <text:p>3F</text:p>
          </table:table-cell>
          <table:table-cell table:style-name="ce23" office:value-type="string">
            <text:p>PROM_REGISTER_MIN_1F</text:p>
          </table:table-cell>
          <table:table-cell table:style-name="ce11" table:formula="of:=BASE(CELL(&quot;ROW&quot;;[.L69])-6+7168;16)" office:value-type="string" office:string-value="1C3F">
            <text:p>1C3F</text:p>
          </table:table-cell>
          <table:covered-table-cell/>
          <table:table-cell/>
          <table:table-cell office:value-type="string">
            <text:p>0x</text:p>
          </table:table-cell>
          <table:table-cell table:formula="of:=[.J69]" office:value-type="string" office:string-value="3F">
            <text:p>3F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0])-6;16)" office:value-type="string" office:string-value="40">
            <text:p>40</text:p>
          </table:table-cell>
          <table:table-cell table:style-name="ce14" table:formula="of:=BASE(CELL(&quot;ROW&quot;;[.B70])-6;16)" office:value-type="string" office:string-value="40">
            <text:p>40</text:p>
          </table:table-cell>
          <table:table-cell table:style-name="ce26" office:value-type="string">
            <text:p>CC_OFF_VALUE</text:p>
          </table:table-cell>
          <table:table-cell table:style-name="ce14" table:formula="of:=BASE(CELL(&quot;ROW&quot;;[.D70])+122;16)" office:value-type="string" office:string-value="C0">
            <text:p>C0</text:p>
          </table:table-cell>
          <table:covered-table-cell/>
          <table:table-cell table:style-name="ce14" table:formula="of:=BASE(CELL(&quot;ROW&quot;;[.F70])+250;16)" office:value-type="string" office:string-value="140">
            <text:p>140</text:p>
          </table:table-cell>
          <table:covered-table-cell/>
          <table:table-cell table:style-name="ce14" table:formula="of:=BASE(CELL(&quot;ROW&quot;;[.H70])+378;16)" office:value-type="string" office:string-value="1C0">
            <text:p>1C0</text:p>
          </table:table-cell>
          <table:covered-table-cell/>
          <table:table-cell table:style-name="ce11" table:formula="of:=BASE(CELL(&quot;ROW&quot;;[.J70])-6;16)" office:value-type="string" office:string-value="40">
            <text:p>40</text:p>
          </table:table-cell>
          <table:table-cell table:style-name="ce23" office:value-type="string">
            <text:p>PROM_REGISTER_MIN_20</text:p>
          </table:table-cell>
          <table:table-cell table:style-name="ce11" table:formula="of:=BASE(CELL(&quot;ROW&quot;;[.L70])-6+7168;16)" office:value-type="string" office:string-value="1C40">
            <text:p>1C40</text:p>
          </table:table-cell>
          <table:covered-table-cell/>
          <table:table-cell/>
          <table:table-cell office:value-type="string">
            <text:p>0x</text:p>
          </table:table-cell>
          <table:table-cell table:formula="of:=[.J70]" office:value-type="string" office:string-value="40">
            <text:p>40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1])-6;16)" office:value-type="string" office:string-value="41">
            <text:p>41</text:p>
          </table:table-cell>
          <table:table-cell table:style-name="ce14" table:formula="of:=BASE(CELL(&quot;ROW&quot;;[.B71])-6;16)" office:value-type="string" office:string-value="41">
            <text:p>41</text:p>
          </table:table-cell>
          <table:table-cell table:style-name="ce27" office:value-type="string">
            <text:p>LAST_NOTE_NUM</text:p>
          </table:table-cell>
          <table:table-cell table:style-name="ce14" table:formula="of:=BASE(CELL(&quot;ROW&quot;;[.D71])+122;16)" office:value-type="string" office:string-value="C1">
            <text:p>C1</text:p>
          </table:table-cell>
          <table:covered-table-cell/>
          <table:table-cell table:style-name="ce14" table:formula="of:=BASE(CELL(&quot;ROW&quot;;[.F71])+250;16)" office:value-type="string" office:string-value="141">
            <text:p>141</text:p>
          </table:table-cell>
          <table:covered-table-cell/>
          <table:table-cell table:style-name="ce14" table:formula="of:=BASE(CELL(&quot;ROW&quot;;[.H71])+378;16)" office:value-type="string" office:string-value="1C1">
            <text:p>1C1</text:p>
          </table:table-cell>
          <table:covered-table-cell/>
          <table:table-cell table:style-name="ce11" table:formula="of:=BASE(CELL(&quot;ROW&quot;;[.J71])-6;16)" office:value-type="string" office:string-value="41">
            <text:p>41</text:p>
          </table:table-cell>
          <table:table-cell table:style-name="ce23" office:value-type="string">
            <text:p>PROM_REGISTER_MIN_21</text:p>
          </table:table-cell>
          <table:table-cell table:style-name="ce11" table:formula="of:=BASE(CELL(&quot;ROW&quot;;[.L71])-6+7168;16)" office:value-type="string" office:string-value="1C41">
            <text:p>1C41</text:p>
          </table:table-cell>
          <table:covered-table-cell/>
          <table:table-cell/>
          <table:table-cell office:value-type="string">
            <text:p>0x</text:p>
          </table:table-cell>
          <table:table-cell table:formula="of:=[.J71]" office:value-type="string" office:string-value="41">
            <text:p>41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2])-6;16)" office:value-type="string" office:string-value="42">
            <text:p>42</text:p>
          </table:table-cell>
          <table:table-cell table:style-name="ce14" table:formula="of:=BASE(CELL(&quot;ROW&quot;;[.B72])-6;16)" office:value-type="string" office:string-value="42">
            <text:p>42</text:p>
          </table:table-cell>
          <table:table-cell table:style-name="ce27" office:value-type="string">
            <text:p>LAST_NOTE_VELOCITY</text:p>
          </table:table-cell>
          <table:table-cell table:style-name="ce14" table:formula="of:=BASE(CELL(&quot;ROW&quot;;[.D72])+122;16)" office:value-type="string" office:string-value="C2">
            <text:p>C2</text:p>
          </table:table-cell>
          <table:covered-table-cell/>
          <table:table-cell table:style-name="ce14" table:formula="of:=BASE(CELL(&quot;ROW&quot;;[.F72])+250;16)" office:value-type="string" office:string-value="142">
            <text:p>142</text:p>
          </table:table-cell>
          <table:covered-table-cell/>
          <table:table-cell table:style-name="ce14" table:formula="of:=BASE(CELL(&quot;ROW&quot;;[.H72])+378;16)" office:value-type="string" office:string-value="1C2">
            <text:p>1C2</text:p>
          </table:table-cell>
          <table:covered-table-cell/>
          <table:table-cell table:style-name="ce11" table:formula="of:=BASE(CELL(&quot;ROW&quot;;[.J72])-6;16)" office:value-type="string" office:string-value="42">
            <text:p>42</text:p>
          </table:table-cell>
          <table:table-cell table:style-name="ce23" office:value-type="string">
            <text:p>PROM_REGISTER_MIN_22</text:p>
          </table:table-cell>
          <table:table-cell table:style-name="ce11" table:formula="of:=BASE(CELL(&quot;ROW&quot;;[.L72])-6+7168;16)" office:value-type="string" office:string-value="1C42">
            <text:p>1C42</text:p>
          </table:table-cell>
          <table:covered-table-cell/>
          <table:table-cell/>
          <table:table-cell office:value-type="string">
            <text:p>0x</text:p>
          </table:table-cell>
          <table:table-cell table:formula="of:=[.J72]" office:value-type="string" office:string-value="42">
            <text:p>42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3])-6;16)" office:value-type="string" office:string-value="43">
            <text:p>43</text:p>
          </table:table-cell>
          <table:table-cell table:style-name="ce14" table:formula="of:=BASE(CELL(&quot;ROW&quot;;[.B73])-6;16)" office:value-type="string" office:string-value="43">
            <text:p>43</text:p>
          </table:table-cell>
          <table:table-cell table:style-name="ce27" office:value-type="string">
            <text:p>LAST_CC_NUM</text:p>
          </table:table-cell>
          <table:table-cell table:style-name="ce14" table:formula="of:=BASE(CELL(&quot;ROW&quot;;[.D73])+122;16)" office:value-type="string" office:string-value="C3">
            <text:p>C3</text:p>
          </table:table-cell>
          <table:covered-table-cell/>
          <table:table-cell table:style-name="ce14" table:formula="of:=BASE(CELL(&quot;ROW&quot;;[.F73])+250;16)" office:value-type="string" office:string-value="143">
            <text:p>143</text:p>
          </table:table-cell>
          <table:covered-table-cell/>
          <table:table-cell table:style-name="ce14" table:formula="of:=BASE(CELL(&quot;ROW&quot;;[.H73])+378;16)" office:value-type="string" office:string-value="1C3">
            <text:p>1C3</text:p>
          </table:table-cell>
          <table:covered-table-cell/>
          <table:table-cell table:style-name="ce11" table:formula="of:=BASE(CELL(&quot;ROW&quot;;[.J73])-6;16)" office:value-type="string" office:string-value="43">
            <text:p>43</text:p>
          </table:table-cell>
          <table:table-cell table:style-name="ce23" office:value-type="string">
            <text:p>PROM_REGISTER_MIN_23</text:p>
          </table:table-cell>
          <table:table-cell table:style-name="ce11" table:formula="of:=BASE(CELL(&quot;ROW&quot;;[.L73])-6+7168;16)" office:value-type="string" office:string-value="1C43">
            <text:p>1C43</text:p>
          </table:table-cell>
          <table:covered-table-cell/>
          <table:table-cell/>
          <table:table-cell office:value-type="string">
            <text:p>0x</text:p>
          </table:table-cell>
          <table:table-cell table:formula="of:=[.J73]" office:value-type="string" office:string-value="43">
            <text:p>43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4])-6;16)" office:value-type="string" office:string-value="44">
            <text:p>44</text:p>
          </table:table-cell>
          <table:table-cell table:style-name="ce14" table:formula="of:=BASE(CELL(&quot;ROW&quot;;[.B74])-6;16)" office:value-type="string" office:string-value="44">
            <text:p>44</text:p>
          </table:table-cell>
          <table:table-cell table:style-name="ce27" office:value-type="string">
            <text:p>LAST_CC_VALUE</text:p>
          </table:table-cell>
          <table:table-cell table:style-name="ce14" table:formula="of:=BASE(CELL(&quot;ROW&quot;;[.D74])+122;16)" office:value-type="string" office:string-value="C4">
            <text:p>C4</text:p>
          </table:table-cell>
          <table:covered-table-cell/>
          <table:table-cell table:style-name="ce14" table:formula="of:=BASE(CELL(&quot;ROW&quot;;[.F74])+250;16)" office:value-type="string" office:string-value="144">
            <text:p>144</text:p>
          </table:table-cell>
          <table:covered-table-cell/>
          <table:table-cell table:style-name="ce14" table:formula="of:=BASE(CELL(&quot;ROW&quot;;[.H74])+378;16)" office:value-type="string" office:string-value="1C4">
            <text:p>1C4</text:p>
          </table:table-cell>
          <table:covered-table-cell/>
          <table:table-cell table:style-name="ce11" table:formula="of:=BASE(CELL(&quot;ROW&quot;;[.J74])-6;16)" office:value-type="string" office:string-value="44">
            <text:p>44</text:p>
          </table:table-cell>
          <table:table-cell table:style-name="ce23" office:value-type="string">
            <text:p>PROM_REGISTER_MIN_24</text:p>
          </table:table-cell>
          <table:table-cell table:style-name="ce11" table:formula="of:=BASE(CELL(&quot;ROW&quot;;[.L74])-6+7168;16)" office:value-type="string" office:string-value="1C44">
            <text:p>1C44</text:p>
          </table:table-cell>
          <table:covered-table-cell/>
          <table:table-cell/>
          <table:table-cell office:value-type="string">
            <text:p>0x</text:p>
          </table:table-cell>
          <table:table-cell table:formula="of:=[.J74]" office:value-type="string" office:string-value="44">
            <text:p>44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5])-6;16)" office:value-type="string" office:string-value="45">
            <text:p>45</text:p>
          </table:table-cell>
          <table:table-cell table:style-name="ce14" table:formula="of:=BASE(CELL(&quot;ROW&quot;;[.B75])-6;16)" office:value-type="string" office:string-value="45">
            <text:p>45</text:p>
          </table:table-cell>
          <table:table-cell table:style-name="ce27" office:value-type="string">
            <text:p>LAST_PC_NUM</text:p>
          </table:table-cell>
          <table:table-cell table:style-name="ce14" table:formula="of:=BASE(CELL(&quot;ROW&quot;;[.D75])+122;16)" office:value-type="string" office:string-value="C5">
            <text:p>C5</text:p>
          </table:table-cell>
          <table:covered-table-cell/>
          <table:table-cell table:style-name="ce14" table:formula="of:=BASE(CELL(&quot;ROW&quot;;[.F75])+250;16)" office:value-type="string" office:string-value="145">
            <text:p>145</text:p>
          </table:table-cell>
          <table:covered-table-cell/>
          <table:table-cell table:style-name="ce14" table:formula="of:=BASE(CELL(&quot;ROW&quot;;[.H75])+378;16)" office:value-type="string" office:string-value="1C5">
            <text:p>1C5</text:p>
          </table:table-cell>
          <table:covered-table-cell/>
          <table:table-cell table:style-name="ce11" table:formula="of:=BASE(CELL(&quot;ROW&quot;;[.J75])-6;16)" office:value-type="string" office:string-value="45">
            <text:p>45</text:p>
          </table:table-cell>
          <table:table-cell table:style-name="ce23" office:value-type="string">
            <text:p>PROM_REGISTER_MIN_25</text:p>
          </table:table-cell>
          <table:table-cell table:style-name="ce11" table:formula="of:=BASE(CELL(&quot;ROW&quot;;[.L75])-6+7168;16)" office:value-type="string" office:string-value="1C45">
            <text:p>1C45</text:p>
          </table:table-cell>
          <table:covered-table-cell/>
          <table:table-cell/>
          <table:table-cell office:value-type="string">
            <text:p>0x</text:p>
          </table:table-cell>
          <table:table-cell table:formula="of:=[.J75]" office:value-type="string" office:string-value="45">
            <text:p>45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6])-6;16)" office:value-type="string" office:string-value="46">
            <text:p>46</text:p>
          </table:table-cell>
          <table:table-cell table:style-name="ce14" table:formula="of:=BASE(CELL(&quot;ROW&quot;;[.B76])-6;16)" office:value-type="string" office:string-value="46">
            <text:p>46</text:p>
          </table:table-cell>
          <table:table-cell table:style-name="ce22" office:value-type="string">
            <text:p>RESERVED REGISTER</text:p>
          </table:table-cell>
          <table:table-cell table:style-name="ce14" table:formula="of:=BASE(CELL(&quot;ROW&quot;;[.D76])+122;16)" office:value-type="string" office:string-value="C6">
            <text:p>C6</text:p>
          </table:table-cell>
          <table:covered-table-cell/>
          <table:table-cell table:style-name="ce14" table:formula="of:=BASE(CELL(&quot;ROW&quot;;[.F76])+250;16)" office:value-type="string" office:string-value="146">
            <text:p>146</text:p>
          </table:table-cell>
          <table:covered-table-cell/>
          <table:table-cell table:style-name="ce14" table:formula="of:=BASE(CELL(&quot;ROW&quot;;[.H76])+378;16)" office:value-type="string" office:string-value="1C6">
            <text:p>1C6</text:p>
          </table:table-cell>
          <table:covered-table-cell/>
          <table:table-cell table:style-name="ce11" table:formula="of:=BASE(CELL(&quot;ROW&quot;;[.J76])-6;16)" office:value-type="string" office:string-value="46">
            <text:p>46</text:p>
          </table:table-cell>
          <table:table-cell table:style-name="ce23" office:value-type="string">
            <text:p>PROM_REGISTER_MIN_26</text:p>
          </table:table-cell>
          <table:table-cell table:style-name="ce11" table:formula="of:=BASE(CELL(&quot;ROW&quot;;[.L76])-6+7168;16)" office:value-type="string" office:string-value="1C46">
            <text:p>1C46</text:p>
          </table:table-cell>
          <table:covered-table-cell/>
          <table:table-cell/>
          <table:table-cell office:value-type="string">
            <text:p>0x</text:p>
          </table:table-cell>
          <table:table-cell table:formula="of:=[.J76]" office:value-type="string" office:string-value="46">
            <text:p>46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7])-6;16)" office:value-type="string" office:string-value="47">
            <text:p>47</text:p>
          </table:table-cell>
          <table:table-cell table:style-name="ce14" table:formula="of:=BASE(CELL(&quot;ROW&quot;;[.B77])-6;16)" office:value-type="string" office:string-value="47">
            <text:p>47</text:p>
          </table:table-cell>
          <table:table-cell table:style-name="ce22" office:value-type="string">
            <text:p>RESERVED REGISTER</text:p>
          </table:table-cell>
          <table:table-cell table:style-name="ce14" table:formula="of:=BASE(CELL(&quot;ROW&quot;;[.D77])+122;16)" office:value-type="string" office:string-value="C7">
            <text:p>C7</text:p>
          </table:table-cell>
          <table:covered-table-cell/>
          <table:table-cell table:style-name="ce14" table:formula="of:=BASE(CELL(&quot;ROW&quot;;[.F77])+250;16)" office:value-type="string" office:string-value="147">
            <text:p>147</text:p>
          </table:table-cell>
          <table:covered-table-cell/>
          <table:table-cell table:style-name="ce14" table:formula="of:=BASE(CELL(&quot;ROW&quot;;[.H77])+378;16)" office:value-type="string" office:string-value="1C7">
            <text:p>1C7</text:p>
          </table:table-cell>
          <table:covered-table-cell/>
          <table:table-cell table:style-name="ce11" table:formula="of:=BASE(CELL(&quot;ROW&quot;;[.J77])-6;16)" office:value-type="string" office:string-value="47">
            <text:p>47</text:p>
          </table:table-cell>
          <table:table-cell table:style-name="ce23" office:value-type="string">
            <text:p>PROM_REGISTER_MIN_27</text:p>
          </table:table-cell>
          <table:table-cell table:style-name="ce11" table:formula="of:=BASE(CELL(&quot;ROW&quot;;[.L77])-6+7168;16)" office:value-type="string" office:string-value="1C47">
            <text:p>1C47</text:p>
          </table:table-cell>
          <table:covered-table-cell/>
          <table:table-cell/>
          <table:table-cell office:value-type="string">
            <text:p>0x</text:p>
          </table:table-cell>
          <table:table-cell table:formula="of:=[.J77]" office:value-type="string" office:string-value="47">
            <text:p>47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8])-6;16)" office:value-type="string" office:string-value="48">
            <text:p>48</text:p>
          </table:table-cell>
          <table:table-cell table:style-name="ce14" table:formula="of:=BASE(CELL(&quot;ROW&quot;;[.B78])-6;16)" office:value-type="string" office:string-value="48">
            <text:p>48</text:p>
          </table:table-cell>
          <table:table-cell table:style-name="ce22" office:value-type="string">
            <text:p>RESERVED REGISTER</text:p>
          </table:table-cell>
          <table:table-cell table:style-name="ce14" table:formula="of:=BASE(CELL(&quot;ROW&quot;;[.D78])+122;16)" office:value-type="string" office:string-value="C8">
            <text:p>C8</text:p>
          </table:table-cell>
          <table:covered-table-cell/>
          <table:table-cell table:style-name="ce14" table:formula="of:=BASE(CELL(&quot;ROW&quot;;[.F78])+250;16)" office:value-type="string" office:string-value="148">
            <text:p>148</text:p>
          </table:table-cell>
          <table:covered-table-cell/>
          <table:table-cell table:style-name="ce14" table:formula="of:=BASE(CELL(&quot;ROW&quot;;[.H78])+378;16)" office:value-type="string" office:string-value="1C8">
            <text:p>1C8</text:p>
          </table:table-cell>
          <table:covered-table-cell/>
          <table:table-cell table:style-name="ce11" table:formula="of:=BASE(CELL(&quot;ROW&quot;;[.J78])-6;16)" office:value-type="string" office:string-value="48">
            <text:p>48</text:p>
          </table:table-cell>
          <table:table-cell table:style-name="ce23" office:value-type="string">
            <text:p>PROM_REGISTER_MIN_28</text:p>
          </table:table-cell>
          <table:table-cell table:style-name="ce11" table:formula="of:=BASE(CELL(&quot;ROW&quot;;[.L78])-6+7168;16)" office:value-type="string" office:string-value="1C48">
            <text:p>1C48</text:p>
          </table:table-cell>
          <table:covered-table-cell/>
          <table:table-cell/>
          <table:table-cell office:value-type="string">
            <text:p>0x</text:p>
          </table:table-cell>
          <table:table-cell table:formula="of:=[.J78]" office:value-type="string" office:string-value="48">
            <text:p>48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79])-6;16)" office:value-type="string" office:string-value="49">
            <text:p>49</text:p>
          </table:table-cell>
          <table:table-cell table:style-name="ce14" table:formula="of:=BASE(CELL(&quot;ROW&quot;;[.B79])-6;16)" office:value-type="string" office:string-value="49">
            <text:p>49</text:p>
          </table:table-cell>
          <table:table-cell table:style-name="ce22" office:value-type="string">
            <text:p>INDIRECT POINTER</text:p>
          </table:table-cell>
          <table:table-cell table:style-name="ce14" table:formula="of:=BASE(CELL(&quot;ROW&quot;;[.D79])+122;16)" office:value-type="string" office:string-value="C9">
            <text:p>C9</text:p>
          </table:table-cell>
          <table:covered-table-cell/>
          <table:table-cell table:style-name="ce14" table:formula="of:=BASE(CELL(&quot;ROW&quot;;[.F79])+250;16)" office:value-type="string" office:string-value="149">
            <text:p>149</text:p>
          </table:table-cell>
          <table:covered-table-cell/>
          <table:table-cell table:style-name="ce14" table:formula="of:=BASE(CELL(&quot;ROW&quot;;[.H79])+378;16)" office:value-type="string" office:string-value="1C9">
            <text:p>1C9</text:p>
          </table:table-cell>
          <table:covered-table-cell/>
          <table:table-cell table:style-name="ce11" table:formula="of:=BASE(CELL(&quot;ROW&quot;;[.J79])-6;16)" office:value-type="string" office:string-value="49">
            <text:p>49</text:p>
          </table:table-cell>
          <table:table-cell table:style-name="ce23" office:value-type="string">
            <text:p>PROM_REGISTER_MIN_29</text:p>
          </table:table-cell>
          <table:table-cell table:style-name="ce11" table:formula="of:=BASE(CELL(&quot;ROW&quot;;[.L79])-6+7168;16)" office:value-type="string" office:string-value="1C49">
            <text:p>1C49</text:p>
          </table:table-cell>
          <table:covered-table-cell/>
          <table:table-cell/>
          <table:table-cell office:value-type="string">
            <text:p>0x</text:p>
          </table:table-cell>
          <table:table-cell table:formula="of:=[.J79]" office:value-type="string" office:string-value="49">
            <text:p>49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80])-6;16)" office:value-type="string" office:string-value="4A">
            <text:p>4A</text:p>
          </table:table-cell>
          <table:table-cell table:style-name="ce14" table:formula="of:=BASE(CELL(&quot;ROW&quot;;[.B80])-6;16)" office:value-type="string" office:string-value="4A">
            <text:p>4A</text:p>
          </table:table-cell>
          <table:table-cell table:style-name="ce22" office:value-type="string">
            <text:p>NULL REGISTER</text:p>
          </table:table-cell>
          <table:table-cell table:style-name="ce14" table:formula="of:=BASE(CELL(&quot;ROW&quot;;[.D80])+122;16)" office:value-type="string" office:string-value="CA">
            <text:p>CA</text:p>
          </table:table-cell>
          <table:covered-table-cell/>
          <table:table-cell table:style-name="ce14" table:formula="of:=BASE(CELL(&quot;ROW&quot;;[.F80])+250;16)" office:value-type="string" office:string-value="14A">
            <text:p>14A</text:p>
          </table:table-cell>
          <table:covered-table-cell/>
          <table:table-cell table:style-name="ce14" table:formula="of:=BASE(CELL(&quot;ROW&quot;;[.H80])+378;16)" office:value-type="string" office:string-value="1CA">
            <text:p>1CA</text:p>
          </table:table-cell>
          <table:covered-table-cell/>
          <table:table-cell table:style-name="ce11" table:formula="of:=BASE(CELL(&quot;ROW&quot;;[.J80])-6;16)" office:value-type="string" office:string-value="4A">
            <text:p>4A</text:p>
          </table:table-cell>
          <table:table-cell table:style-name="ce43" office:value-type="string">
            <text:p>PROM_REGISTER_MAX_03</text:p>
          </table:table-cell>
          <table:table-cell table:style-name="ce11" table:formula="of:=BASE(CELL(&quot;ROW&quot;;[.L80])-6+7168;16)" office:value-type="string" office:string-value="1C4A">
            <text:p>1C4A</text:p>
          </table:table-cell>
          <table:covered-table-cell/>
          <table:table-cell/>
          <table:table-cell office:value-type="string">
            <text:p>0x</text:p>
          </table:table-cell>
          <table:table-cell table:formula="of:=[.J80]" office:value-type="string" office:string-value="4A">
            <text:p>4A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81])-6;16)" office:value-type="string" office:string-value="4B">
            <text:p>4B</text:p>
          </table:table-cell>
          <table:table-cell table:style-name="ce14" table:formula="of:=BASE(CELL(&quot;ROW&quot;;[.B81])-6;16)" office:value-type="string" office:string-value="4B">
            <text:p>4B</text:p>
          </table:table-cell>
          <table:table-cell table:style-name="ce28" office:value-type="string">
            <text:p>LAYER_BITMASK</text:p>
          </table:table-cell>
          <table:table-cell table:style-name="ce14" table:formula="of:=BASE(CELL(&quot;ROW&quot;;[.D81])+122;16)" office:value-type="string" office:string-value="CB">
            <text:p>CB</text:p>
          </table:table-cell>
          <table:covered-table-cell/>
          <table:table-cell table:style-name="ce14" table:formula="of:=BASE(CELL(&quot;ROW&quot;;[.F81])+250;16)" office:value-type="string" office:string-value="14B">
            <text:p>14B</text:p>
          </table:table-cell>
          <table:covered-table-cell/>
          <table:table-cell table:style-name="ce14" table:formula="of:=BASE(CELL(&quot;ROW&quot;;[.H81])+378;16)" office:value-type="string" office:string-value="1CB">
            <text:p>1CB</text:p>
          </table:table-cell>
          <table:covered-table-cell/>
          <table:table-cell table:style-name="ce11" table:formula="of:=BASE(CELL(&quot;ROW&quot;;[.J81])-6;16)" office:value-type="string" office:string-value="4B">
            <text:p>4B</text:p>
          </table:table-cell>
          <table:table-cell table:style-name="ce43" office:value-type="string">
            <text:p>PROM_REGISTER_MAX_04</text:p>
          </table:table-cell>
          <table:table-cell table:style-name="ce11" table:formula="of:=BASE(CELL(&quot;ROW&quot;;[.L81])-6+7168;16)" office:value-type="string" office:string-value="1C4B">
            <text:p>1C4B</text:p>
          </table:table-cell>
          <table:covered-table-cell/>
          <table:table-cell/>
          <table:table-cell office:value-type="string">
            <text:p>0x</text:p>
          </table:table-cell>
          <table:table-cell table:formula="of:=[.J81]" office:value-type="string" office:string-value="4B">
            <text:p>4B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82])-6;16)" office:value-type="string" office:string-value="4C">
            <text:p>4C</text:p>
          </table:table-cell>
          <table:table-cell table:style-name="ce14" table:formula="of:=BASE(CELL(&quot;ROW&quot;;[.B82])-6;16)" office:value-type="string" office:string-value="4C">
            <text:p>4C</text:p>
          </table:table-cell>
          <table:table-cell table:style-name="ce28" office:value-type="string">
            <text:p>TEMP2_SNAPSHOT</text:p>
          </table:table-cell>
          <table:table-cell table:style-name="ce14" table:formula="of:=BASE(CELL(&quot;ROW&quot;;[.D82])+122;16)" office:value-type="string" office:string-value="CC">
            <text:p>CC</text:p>
          </table:table-cell>
          <table:covered-table-cell/>
          <table:table-cell table:style-name="ce14" table:formula="of:=BASE(CELL(&quot;ROW&quot;;[.F82])+250;16)" office:value-type="string" office:string-value="14C">
            <text:p>14C</text:p>
          </table:table-cell>
          <table:covered-table-cell/>
          <table:table-cell table:style-name="ce14" table:formula="of:=BASE(CELL(&quot;ROW&quot;;[.H82])+378;16)" office:value-type="string" office:string-value="1CC">
            <text:p>1CC</text:p>
          </table:table-cell>
          <table:covered-table-cell/>
          <table:table-cell table:style-name="ce11" table:formula="of:=BASE(CELL(&quot;ROW&quot;;[.J82])-6;16)" office:value-type="string" office:string-value="4C">
            <text:p>4C</text:p>
          </table:table-cell>
          <table:table-cell table:style-name="ce43" office:value-type="string">
            <text:p>PROM_REGISTER_MAX_05</text:p>
          </table:table-cell>
          <table:table-cell table:style-name="ce11" table:formula="of:=BASE(CELL(&quot;ROW&quot;;[.L82])-6+7168;16)" office:value-type="string" office:string-value="1C4C">
            <text:p>1C4C</text:p>
          </table:table-cell>
          <table:covered-table-cell/>
          <table:table-cell/>
          <table:table-cell office:value-type="string">
            <text:p>0x</text:p>
          </table:table-cell>
          <table:table-cell table:formula="of:=[.J82]" office:value-type="string" office:string-value="4C">
            <text:p>4C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83])-6;16)" office:value-type="string" office:string-value="4D">
            <text:p>4D</text:p>
          </table:table-cell>
          <table:table-cell table:style-name="ce14" table:formula="of:=BASE(CELL(&quot;ROW&quot;;[.B83])-6;16)" office:value-type="string" office:string-value="4D">
            <text:p>4D</text:p>
          </table:table-cell>
          <table:table-cell table:style-name="ce28" office:value-type="string">
            <text:p>TEMP3_SNAPSHOT</text:p>
          </table:table-cell>
          <table:table-cell table:style-name="ce14" table:formula="of:=BASE(CELL(&quot;ROW&quot;;[.D83])+122;16)" office:value-type="string" office:string-value="CD">
            <text:p>CD</text:p>
          </table:table-cell>
          <table:covered-table-cell/>
          <table:table-cell table:style-name="ce14" table:formula="of:=BASE(CELL(&quot;ROW&quot;;[.F83])+250;16)" office:value-type="string" office:string-value="14D">
            <text:p>14D</text:p>
          </table:table-cell>
          <table:covered-table-cell/>
          <table:table-cell table:style-name="ce14" table:formula="of:=BASE(CELL(&quot;ROW&quot;;[.H83])+378;16)" office:value-type="string" office:string-value="1CD">
            <text:p>1CD</text:p>
          </table:table-cell>
          <table:covered-table-cell/>
          <table:table-cell table:style-name="ce11" table:formula="of:=BASE(CELL(&quot;ROW&quot;;[.J83])-6;16)" office:value-type="string" office:string-value="4D">
            <text:p>4D</text:p>
          </table:table-cell>
          <table:table-cell table:style-name="ce43" office:value-type="string">
            <text:p>PROM_REGISTER_MAX_06</text:p>
          </table:table-cell>
          <table:table-cell table:style-name="ce11" table:formula="of:=BASE(CELL(&quot;ROW&quot;;[.L83])-6+7168;16)" office:value-type="string" office:string-value="1C4D">
            <text:p>1C4D</text:p>
          </table:table-cell>
          <table:covered-table-cell/>
          <table:table-cell/>
          <table:table-cell office:value-type="string">
            <text:p>0x</text:p>
          </table:table-cell>
          <table:table-cell table:formula="of:=[.J83]" office:value-type="string" office:string-value="4D">
            <text:p>4D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84])-6;16)" office:value-type="string" office:string-value="4E">
            <text:p>4E</text:p>
          </table:table-cell>
          <table:table-cell table:style-name="ce14" table:formula="of:=BASE(CELL(&quot;ROW&quot;;[.B84])-6;16)" office:value-type="string" office:string-value="4E">
            <text:p>4E</text:p>
          </table:table-cell>
          <table:table-cell table:style-name="ce28" office:value-type="string">
            <text:p>TEMP4_SNAPSHOT</text:p>
          </table:table-cell>
          <table:table-cell table:style-name="ce14" table:formula="of:=BASE(CELL(&quot;ROW&quot;;[.D84])+122;16)" office:value-type="string" office:string-value="CE">
            <text:p>CE</text:p>
          </table:table-cell>
          <table:covered-table-cell/>
          <table:table-cell table:style-name="ce14" table:formula="of:=BASE(CELL(&quot;ROW&quot;;[.F84])+250;16)" office:value-type="string" office:string-value="14E">
            <text:p>14E</text:p>
          </table:table-cell>
          <table:covered-table-cell/>
          <table:table-cell table:style-name="ce14" table:formula="of:=BASE(CELL(&quot;ROW&quot;;[.H84])+378;16)" office:value-type="string" office:string-value="1CE">
            <text:p>1CE</text:p>
          </table:table-cell>
          <table:covered-table-cell/>
          <table:table-cell table:style-name="ce11" table:formula="of:=BASE(CELL(&quot;ROW&quot;;[.J84])-6;16)" office:value-type="string" office:string-value="4E">
            <text:p>4E</text:p>
          </table:table-cell>
          <table:table-cell table:style-name="ce43" office:value-type="string">
            <text:p>PROM_REGISTER_MAX_07</text:p>
          </table:table-cell>
          <table:table-cell table:style-name="ce11" table:formula="of:=BASE(CELL(&quot;ROW&quot;;[.L84])-6+7168;16)" office:value-type="string" office:string-value="1C4E">
            <text:p>1C4E</text:p>
          </table:table-cell>
          <table:covered-table-cell/>
          <table:table-cell/>
          <table:table-cell office:value-type="string">
            <text:p>0x</text:p>
          </table:table-cell>
          <table:table-cell table:formula="of:=[.J84]" office:value-type="string" office:string-value="4E">
            <text:p>4E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85])-6;16)" office:value-type="string" office:string-value="4F">
            <text:p>4F</text:p>
          </table:table-cell>
          <table:table-cell table:style-name="ce14" table:formula="of:=BASE(CELL(&quot;ROW&quot;;[.B85])-6;16)" office:value-type="string" office:string-value="4F">
            <text:p>4F</text:p>
          </table:table-cell>
          <table:table-cell table:style-name="ce28" office:value-type="string">
            <text:p>MESSAGE_THROTTLE</text:p>
          </table:table-cell>
          <table:table-cell table:style-name="ce14" table:formula="of:=BASE(CELL(&quot;ROW&quot;;[.D85])+122;16)" office:value-type="string" office:string-value="CF">
            <text:p>CF</text:p>
          </table:table-cell>
          <table:covered-table-cell/>
          <table:table-cell table:style-name="ce14" table:formula="of:=BASE(CELL(&quot;ROW&quot;;[.F85])+250;16)" office:value-type="string" office:string-value="14F">
            <text:p>14F</text:p>
          </table:table-cell>
          <table:covered-table-cell/>
          <table:table-cell table:style-name="ce14" table:formula="of:=BASE(CELL(&quot;ROW&quot;;[.H85])+378;16)" office:value-type="string" office:string-value="1CF">
            <text:p>1CF</text:p>
          </table:table-cell>
          <table:covered-table-cell/>
          <table:table-cell table:style-name="ce11" table:formula="of:=BASE(CELL(&quot;ROW&quot;;[.J85])-6;16)" office:value-type="string" office:string-value="4F">
            <text:p>4F</text:p>
          </table:table-cell>
          <table:table-cell table:style-name="ce43" office:value-type="string">
            <text:p>PROM_REGISTER_MAX_08</text:p>
          </table:table-cell>
          <table:table-cell table:style-name="ce11" table:formula="of:=BASE(CELL(&quot;ROW&quot;;[.L85])-6+7168;16)" office:value-type="string" office:string-value="1C4F">
            <text:p>1C4F</text:p>
          </table:table-cell>
          <table:covered-table-cell/>
          <table:table-cell/>
          <table:table-cell office:value-type="string">
            <text:p>0x</text:p>
          </table:table-cell>
          <table:table-cell table:formula="of:=[.J85]" office:value-type="string" office:string-value="4F">
            <text:p>4F</text:p>
          </table:table-cell>
          <table:table-cell table:number-columns-repeated="1008"/>
        </table:table-row>
        <table:table-row table:style-name="ro5">
          <table:table-cell table:style-name="ce11" table:formula="of:=BASE(CELL(&quot;ROW&quot;;[.A86])-6;16)" office:value-type="string" office:string-value="50">
            <text:p>50</text:p>
          </table:table-cell>
          <table:table-cell table:style-name="ce14" table:formula="of:=BASE(CELL(&quot;ROW&quot;;[.B86])-6;16)" office:value-type="string" office:string-value="50">
            <text:p>50</text:p>
          </table:table-cell>
          <table:table-cell table:style-name="ce28" office:value-type="string">
            <text:p>MESSAGE_THROTTLE_COUNTER</text:p>
          </table:table-cell>
          <table:table-cell table:style-name="ce14" table:formula="of:=BASE(CELL(&quot;ROW&quot;;[.D86])+122;16)" office:value-type="string" office:string-value="D0">
            <text:p>D0</text:p>
          </table:table-cell>
          <table:covered-table-cell/>
          <table:table-cell table:style-name="ce14" table:formula="of:=BASE(CELL(&quot;ROW&quot;;[.F86])+250;16)" office:value-type="string" office:string-value="150">
            <text:p>150</text:p>
          </table:table-cell>
          <table:covered-table-cell/>
          <table:table-cell table:style-name="ce14" table:formula="of:=BASE(CELL(&quot;ROW&quot;;[.H86])+378;16)" office:value-type="string" office:string-value="1D0">
            <text:p>1D0</text:p>
          </table:table-cell>
          <table:covered-table-cell/>
          <table:table-cell table:style-name="ce11" table:formula="of:=BASE(CELL(&quot;ROW&quot;;[.J86])-6;16)" office:value-type="string" office:string-value="50">
            <text:p>50</text:p>
          </table:table-cell>
          <table:table-cell table:style-name="ce43" office:value-type="string">
            <text:p>PROM_REGISTER_MAX_09</text:p>
          </table:table-cell>
          <table:table-cell table:style-name="ce11" table:formula="of:=BASE(CELL(&quot;ROW&quot;;[.L86])-6+7168;16)" office:value-type="string" office:string-value="1C50">
            <text:p>1C50</text:p>
          </table:table-cell>
          <table:covered-table-cell/>
          <table:table-cell/>
          <table:table-cell office:value-type="string">
            <text:p>0x</text:p>
          </table:table-cell>
          <table:table-cell table:formula="of:=[.J86]" office:value-type="string" office:string-value="50">
            <text:p>50</text:p>
          </table:table-cell>
          <table:table-cell table:number-columns-repeated="1008"/>
        </table:table-row>
        <table:table-row table:style-name="ro5">
          <table:table-cell table:style-name="ce11" table:formula="of:=BASE(CELL(&quot;ROW&quot;;[.A87])-6;16)" office:value-type="string" office:string-value="51">
            <text:p>51</text:p>
          </table:table-cell>
          <table:table-cell table:style-name="ce14" table:formula="of:=BASE(CELL(&quot;ROW&quot;;[.B87])-6;16)" office:value-type="string" office:string-value="51">
            <text:p>51</text:p>
          </table:table-cell>
          <table:table-cell table:style-name="ce28" office:value-type="string">
            <text:p>MESSAGE_THROTTLE_COUNTER_2</text:p>
          </table:table-cell>
          <table:table-cell table:style-name="ce14" table:formula="of:=BASE(CELL(&quot;ROW&quot;;[.D87])+122;16)" office:value-type="string" office:string-value="D1">
            <text:p>D1</text:p>
          </table:table-cell>
          <table:covered-table-cell/>
          <table:table-cell table:style-name="ce14" table:formula="of:=BASE(CELL(&quot;ROW&quot;;[.F87])+250;16)" office:value-type="string" office:string-value="151">
            <text:p>151</text:p>
          </table:table-cell>
          <table:covered-table-cell/>
          <table:table-cell table:style-name="ce14" table:formula="of:=BASE(CELL(&quot;ROW&quot;;[.H87])+378;16)" office:value-type="string" office:string-value="1D1">
            <text:p>1D1</text:p>
          </table:table-cell>
          <table:covered-table-cell/>
          <table:table-cell table:style-name="ce11" table:formula="of:=BASE(CELL(&quot;ROW&quot;;[.J87])-6;16)" office:value-type="string" office:string-value="51">
            <text:p>51</text:p>
          </table:table-cell>
          <table:table-cell table:style-name="ce43" office:value-type="string">
            <text:p>PROM_REGISTER_MAX_0A</text:p>
          </table:table-cell>
          <table:table-cell table:style-name="ce11" table:formula="of:=BASE(CELL(&quot;ROW&quot;;[.L87])-6+7168;16)" office:value-type="string" office:string-value="1C51">
            <text:p>1C51</text:p>
          </table:table-cell>
          <table:covered-table-cell/>
          <table:table-cell/>
          <table:table-cell office:value-type="string">
            <text:p>0x</text:p>
          </table:table-cell>
          <table:table-cell table:formula="of:=[.J87]" office:value-type="string" office:string-value="51">
            <text:p>51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88])-6;16)" office:value-type="string" office:string-value="52">
            <text:p>52</text:p>
          </table:table-cell>
          <table:table-cell table:style-name="ce14" table:formula="of:=BASE(CELL(&quot;ROW&quot;;[.B88])-6;16)" office:value-type="string" office:string-value="52">
            <text:p>52</text:p>
          </table:table-cell>
          <table:table-cell table:style-name="ce28" office:value-type="string">
            <text:p>LED_REFRESH_BIT</text:p>
          </table:table-cell>
          <table:table-cell table:style-name="ce14" table:formula="of:=BASE(CELL(&quot;ROW&quot;;[.D88])+122;16)" office:value-type="string" office:string-value="D2">
            <text:p>D2</text:p>
          </table:table-cell>
          <table:covered-table-cell/>
          <table:table-cell table:style-name="ce14" table:formula="of:=BASE(CELL(&quot;ROW&quot;;[.F88])+250;16)" office:value-type="string" office:string-value="152">
            <text:p>152</text:p>
          </table:table-cell>
          <table:covered-table-cell/>
          <table:table-cell table:style-name="ce14" table:formula="of:=BASE(CELL(&quot;ROW&quot;;[.H88])+378;16)" office:value-type="string" office:string-value="1D2">
            <text:p>1D2</text:p>
          </table:table-cell>
          <table:covered-table-cell/>
          <table:table-cell table:style-name="ce11" table:formula="of:=BASE(CELL(&quot;ROW&quot;;[.J88])-6;16)" office:value-type="string" office:string-value="52">
            <text:p>52</text:p>
          </table:table-cell>
          <table:table-cell table:style-name="ce43" office:value-type="string">
            <text:p>PROM_REGISTER_MAX_0B</text:p>
          </table:table-cell>
          <table:table-cell table:style-name="ce11" table:formula="of:=BASE(CELL(&quot;ROW&quot;;[.L88])-6+7168;16)" office:value-type="string" office:string-value="1C52">
            <text:p>1C52</text:p>
          </table:table-cell>
          <table:covered-table-cell/>
          <table:table-cell/>
          <table:table-cell office:value-type="string">
            <text:p>0x</text:p>
          </table:table-cell>
          <table:table-cell table:formula="of:=[.J88]" office:value-type="string" office:string-value="52">
            <text:p>52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89])-6;16)" office:value-type="string" office:string-value="53">
            <text:p>53</text:p>
          </table:table-cell>
          <table:table-cell table:style-name="ce14" table:formula="of:=BASE(CELL(&quot;ROW&quot;;[.B89])-6;16)" office:value-type="string" office:string-value="53">
            <text:p>53</text:p>
          </table:table-cell>
          <table:table-cell table:style-name="ce28" office:value-type="string">
            <text:p>LED_REFRESH_NUM</text:p>
          </table:table-cell>
          <table:table-cell table:style-name="ce14" table:formula="of:=BASE(CELL(&quot;ROW&quot;;[.D89])+122;16)" office:value-type="string" office:string-value="D3">
            <text:p>D3</text:p>
          </table:table-cell>
          <table:covered-table-cell/>
          <table:table-cell table:style-name="ce14" table:formula="of:=BASE(CELL(&quot;ROW&quot;;[.F89])+250;16)" office:value-type="string" office:string-value="153">
            <text:p>153</text:p>
          </table:table-cell>
          <table:covered-table-cell/>
          <table:table-cell table:style-name="ce14" table:formula="of:=BASE(CELL(&quot;ROW&quot;;[.H89])+378;16)" office:value-type="string" office:string-value="1D3">
            <text:p>1D3</text:p>
          </table:table-cell>
          <table:covered-table-cell/>
          <table:table-cell table:style-name="ce11" table:formula="of:=BASE(CELL(&quot;ROW&quot;;[.J89])-6;16)" office:value-type="string" office:string-value="53">
            <text:p>53</text:p>
          </table:table-cell>
          <table:table-cell table:style-name="ce43" office:value-type="string">
            <text:p>PROM_REGISTER_MAX_0C</text:p>
          </table:table-cell>
          <table:table-cell table:style-name="ce11" table:formula="of:=BASE(CELL(&quot;ROW&quot;;[.L89])-6+7168;16)" office:value-type="string" office:string-value="1C53">
            <text:p>1C53</text:p>
          </table:table-cell>
          <table:covered-table-cell/>
          <table:table-cell/>
          <table:table-cell office:value-type="string">
            <text:p>0x</text:p>
          </table:table-cell>
          <table:table-cell table:formula="of:=[.J89]" office:value-type="string" office:string-value="53">
            <text:p>53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0])-6;16)" office:value-type="string" office:string-value="54">
            <text:p>54</text:p>
          </table:table-cell>
          <table:table-cell table:style-name="ce14" table:formula="of:=BASE(CELL(&quot;ROW&quot;;[.B90])-6;16)" office:value-type="string" office:string-value="54">
            <text:p>54</text:p>
          </table:table-cell>
          <table:table-cell table:style-name="ce28" office:value-type="string">
            <text:p>LOCAL_SYSEX_FLAGS</text:p>
          </table:table-cell>
          <table:table-cell table:style-name="ce14" table:formula="of:=BASE(CELL(&quot;ROW&quot;;[.D90])+122;16)" office:value-type="string" office:string-value="D4">
            <text:p>D4</text:p>
          </table:table-cell>
          <table:covered-table-cell/>
          <table:table-cell table:style-name="ce14" table:formula="of:=BASE(CELL(&quot;ROW&quot;;[.F90])+250;16)" office:value-type="string" office:string-value="154">
            <text:p>154</text:p>
          </table:table-cell>
          <table:covered-table-cell/>
          <table:table-cell table:style-name="ce14" table:formula="of:=BASE(CELL(&quot;ROW&quot;;[.H90])+378;16)" office:value-type="string" office:string-value="1D4">
            <text:p>1D4</text:p>
          </table:table-cell>
          <table:covered-table-cell/>
          <table:table-cell table:style-name="ce11" table:formula="of:=BASE(CELL(&quot;ROW&quot;;[.J90])-6;16)" office:value-type="string" office:string-value="54">
            <text:p>54</text:p>
          </table:table-cell>
          <table:table-cell table:style-name="ce43" office:value-type="string">
            <text:p>PROM_REGISTER_MAX_0D</text:p>
          </table:table-cell>
          <table:table-cell table:style-name="ce11" table:formula="of:=BASE(CELL(&quot;ROW&quot;;[.L90])-6+7168;16)" office:value-type="string" office:string-value="1C54">
            <text:p>1C54</text:p>
          </table:table-cell>
          <table:covered-table-cell/>
          <table:table-cell/>
          <table:table-cell office:value-type="string">
            <text:p>0x</text:p>
          </table:table-cell>
          <table:table-cell table:formula="of:=[.J90]" office:value-type="string" office:string-value="54">
            <text:p>54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1])-6;16)" office:value-type="string" office:string-value="55">
            <text:p>55</text:p>
          </table:table-cell>
          <table:table-cell table:style-name="ce14" table:formula="of:=BASE(CELL(&quot;ROW&quot;;[.B91])-6;16)" office:value-type="string" office:string-value="55">
            <text:p>55</text:p>
          </table:table-cell>
          <table:table-cell table:style-name="ce25" office:value-type="string">
            <text:p>LAYER_FLAGS_SNAPSHOT</text:p>
          </table:table-cell>
          <table:table-cell table:style-name="ce14" table:formula="of:=BASE(CELL(&quot;ROW&quot;;[.D91])+122;16)" office:value-type="string" office:string-value="D5">
            <text:p>D5</text:p>
          </table:table-cell>
          <table:covered-table-cell/>
          <table:table-cell table:style-name="ce14" table:formula="of:=BASE(CELL(&quot;ROW&quot;;[.F91])+250;16)" office:value-type="string" office:string-value="155">
            <text:p>155</text:p>
          </table:table-cell>
          <table:covered-table-cell/>
          <table:table-cell table:style-name="ce14" table:formula="of:=BASE(CELL(&quot;ROW&quot;;[.H91])+378;16)" office:value-type="string" office:string-value="1D5">
            <text:p>1D5</text:p>
          </table:table-cell>
          <table:covered-table-cell/>
          <table:table-cell table:style-name="ce11" table:formula="of:=BASE(CELL(&quot;ROW&quot;;[.J91])-6;16)" office:value-type="string" office:string-value="55">
            <text:p>55</text:p>
          </table:table-cell>
          <table:table-cell table:style-name="ce43" office:value-type="string">
            <text:p>PROM_REGISTER_MAX_0E</text:p>
          </table:table-cell>
          <table:table-cell table:style-name="ce11" table:formula="of:=BASE(CELL(&quot;ROW&quot;;[.L91])-6+7168;16)" office:value-type="string" office:string-value="1C55">
            <text:p>1C55</text:p>
          </table:table-cell>
          <table:covered-table-cell/>
          <table:table-cell/>
          <table:table-cell office:value-type="string">
            <text:p>0x</text:p>
          </table:table-cell>
          <table:table-cell table:formula="of:=[.J91]" office:value-type="string" office:string-value="55">
            <text:p>55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2])-6;16)" office:value-type="string" office:string-value="56">
            <text:p>56</text:p>
          </table:table-cell>
          <table:table-cell table:style-name="ce14" table:formula="of:=BASE(CELL(&quot;ROW&quot;;[.B92])-6;16)" office:value-type="string" office:string-value="56">
            <text:p>56</text:p>
          </table:table-cell>
          <table:table-cell table:style-name="ce28" office:value-type="string">
            <text:p>LOCAL_D0</text:p>
          </table:table-cell>
          <table:table-cell table:style-name="ce14" table:formula="of:=BASE(CELL(&quot;ROW&quot;;[.D92])+122;16)" office:value-type="string" office:string-value="D6">
            <text:p>D6</text:p>
          </table:table-cell>
          <table:covered-table-cell/>
          <table:table-cell table:style-name="ce14" table:formula="of:=BASE(CELL(&quot;ROW&quot;;[.F92])+250;16)" office:value-type="string" office:string-value="156">
            <text:p>156</text:p>
          </table:table-cell>
          <table:covered-table-cell/>
          <table:table-cell table:style-name="ce14" table:formula="of:=BASE(CELL(&quot;ROW&quot;;[.H92])+378;16)" office:value-type="string" office:string-value="1D6">
            <text:p>1D6</text:p>
          </table:table-cell>
          <table:covered-table-cell/>
          <table:table-cell table:style-name="ce11" table:formula="of:=BASE(CELL(&quot;ROW&quot;;[.J92])-6;16)" office:value-type="string" office:string-value="56">
            <text:p>56</text:p>
          </table:table-cell>
          <table:table-cell table:style-name="ce43" office:value-type="string">
            <text:p>PROM_REGISTER_MAX_0F</text:p>
          </table:table-cell>
          <table:table-cell table:style-name="ce11" table:formula="of:=BASE(CELL(&quot;ROW&quot;;[.L92])-6+7168;16)" office:value-type="string" office:string-value="1C56">
            <text:p>1C56</text:p>
          </table:table-cell>
          <table:covered-table-cell/>
          <table:table-cell/>
          <table:table-cell office:value-type="string">
            <text:p>0x</text:p>
          </table:table-cell>
          <table:table-cell table:formula="of:=[.J92]" office:value-type="string" office:string-value="56">
            <text:p>56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3])-6;16)" office:value-type="string" office:string-value="57">
            <text:p>57</text:p>
          </table:table-cell>
          <table:table-cell table:style-name="ce14" table:formula="of:=BASE(CELL(&quot;ROW&quot;;[.B93])-6;16)" office:value-type="string" office:string-value="57">
            <text:p>57</text:p>
          </table:table-cell>
          <table:table-cell table:style-name="ce28" office:value-type="string">
            <text:p>LOCAL_D1</text:p>
          </table:table-cell>
          <table:table-cell table:style-name="ce14" table:formula="of:=BASE(CELL(&quot;ROW&quot;;[.D93])+122;16)" office:value-type="string" office:string-value="D7">
            <text:p>D7</text:p>
          </table:table-cell>
          <table:covered-table-cell/>
          <table:table-cell table:style-name="ce14" table:formula="of:=BASE(CELL(&quot;ROW&quot;;[.F93])+250;16)" office:value-type="string" office:string-value="157">
            <text:p>157</text:p>
          </table:table-cell>
          <table:covered-table-cell/>
          <table:table-cell table:style-name="ce14" table:formula="of:=BASE(CELL(&quot;ROW&quot;;[.H93])+378;16)" office:value-type="string" office:string-value="1D7">
            <text:p>1D7</text:p>
          </table:table-cell>
          <table:covered-table-cell/>
          <table:table-cell table:style-name="ce11" table:formula="of:=BASE(CELL(&quot;ROW&quot;;[.J93])-6;16)" office:value-type="string" office:string-value="57">
            <text:p>57</text:p>
          </table:table-cell>
          <table:table-cell table:style-name="ce43" office:value-type="string">
            <text:p>PROM_REGISTER_MAX_10</text:p>
          </table:table-cell>
          <table:table-cell table:style-name="ce11" table:formula="of:=BASE(CELL(&quot;ROW&quot;;[.L93])-6+7168;16)" office:value-type="string" office:string-value="1C57">
            <text:p>1C57</text:p>
          </table:table-cell>
          <table:covered-table-cell/>
          <table:table-cell/>
          <table:table-cell office:value-type="string">
            <text:p>0x</text:p>
          </table:table-cell>
          <table:table-cell table:formula="of:=[.J93]" office:value-type="string" office:string-value="57">
            <text:p>57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4])-6;16)" office:value-type="string" office:string-value="58">
            <text:p>58</text:p>
          </table:table-cell>
          <table:table-cell table:style-name="ce14" table:formula="of:=BASE(CELL(&quot;ROW&quot;;[.B94])-6;16)" office:value-type="string" office:string-value="58">
            <text:p>58</text:p>
          </table:table-cell>
          <table:table-cell table:style-name="ce28" office:value-type="string">
            <text:p>OUTBOUND_BYTE</text:p>
          </table:table-cell>
          <table:table-cell table:style-name="ce14" table:formula="of:=BASE(CELL(&quot;ROW&quot;;[.D94])+122;16)" office:value-type="string" office:string-value="D8">
            <text:p>D8</text:p>
          </table:table-cell>
          <table:covered-table-cell/>
          <table:table-cell table:style-name="ce14" table:formula="of:=BASE(CELL(&quot;ROW&quot;;[.F94])+250;16)" office:value-type="string" office:string-value="158">
            <text:p>158</text:p>
          </table:table-cell>
          <table:covered-table-cell/>
          <table:table-cell table:style-name="ce14" table:formula="of:=BASE(CELL(&quot;ROW&quot;;[.H94])+378;16)" office:value-type="string" office:string-value="1D8">
            <text:p>1D8</text:p>
          </table:table-cell>
          <table:covered-table-cell/>
          <table:table-cell table:style-name="ce11" table:formula="of:=BASE(CELL(&quot;ROW&quot;;[.J94])-6;16)" office:value-type="string" office:string-value="58">
            <text:p>58</text:p>
          </table:table-cell>
          <table:table-cell table:style-name="ce43" office:value-type="string">
            <text:p>PROM_REGISTER_MAX_11</text:p>
          </table:table-cell>
          <table:table-cell table:style-name="ce11" table:formula="of:=BASE(CELL(&quot;ROW&quot;;[.L94])-6+7168;16)" office:value-type="string" office:string-value="1C58">
            <text:p>1C58</text:p>
          </table:table-cell>
          <table:covered-table-cell/>
          <table:table-cell/>
          <table:table-cell office:value-type="string">
            <text:p>0x</text:p>
          </table:table-cell>
          <table:table-cell table:formula="of:=[.J94]" office:value-type="string" office:string-value="58">
            <text:p>58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5])-6;16)" office:value-type="string" office:string-value="59">
            <text:p>59</text:p>
          </table:table-cell>
          <table:table-cell table:style-name="ce14" table:formula="of:=BASE(CELL(&quot;ROW&quot;;[.B95])-6;16)" office:value-type="string" office:string-value="59">
            <text:p>59</text:p>
          </table:table-cell>
          <table:table-cell table:style-name="ce29" office:value-type="string">
            <text:p>SYSEX_TYPE</text:p>
          </table:table-cell>
          <table:table-cell table:style-name="ce14" table:formula="of:=BASE(CELL(&quot;ROW&quot;;[.D95])+122;16)" office:value-type="string" office:string-value="D9">
            <text:p>D9</text:p>
          </table:table-cell>
          <table:covered-table-cell/>
          <table:table-cell table:style-name="ce14" table:formula="of:=BASE(CELL(&quot;ROW&quot;;[.F95])+250;16)" office:value-type="string" office:string-value="159">
            <text:p>159</text:p>
          </table:table-cell>
          <table:covered-table-cell/>
          <table:table-cell table:style-name="ce14" table:formula="of:=BASE(CELL(&quot;ROW&quot;;[.H95])+378;16)" office:value-type="string" office:string-value="1D9">
            <text:p>1D9</text:p>
          </table:table-cell>
          <table:covered-table-cell/>
          <table:table-cell table:style-name="ce11" table:formula="of:=BASE(CELL(&quot;ROW&quot;;[.J95])-6;16)" office:value-type="string" office:string-value="59">
            <text:p>59</text:p>
          </table:table-cell>
          <table:table-cell table:style-name="ce43" office:value-type="string">
            <text:p>PROM_REGISTER_MAX_12</text:p>
          </table:table-cell>
          <table:table-cell table:style-name="ce11" table:formula="of:=BASE(CELL(&quot;ROW&quot;;[.L95])-6+7168;16)" office:value-type="string" office:string-value="1C59">
            <text:p>1C59</text:p>
          </table:table-cell>
          <table:covered-table-cell/>
          <table:table-cell/>
          <table:table-cell office:value-type="string">
            <text:p>0x</text:p>
          </table:table-cell>
          <table:table-cell table:formula="of:=[.J95]" office:value-type="string" office:string-value="59">
            <text:p>59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6])-6;16)" office:value-type="string" office:string-value="5A">
            <text:p>5A</text:p>
          </table:table-cell>
          <table:table-cell table:style-name="ce14" table:formula="of:=BASE(CELL(&quot;ROW&quot;;[.B96])-6;16)" office:value-type="string" office:string-value="5A">
            <text:p>5A</text:p>
          </table:table-cell>
          <table:table-cell table:style-name="ce28" office:value-type="string">
            <text:p>TEMP_REG</text:p>
          </table:table-cell>
          <table:table-cell table:style-name="ce14" table:formula="of:=BASE(CELL(&quot;ROW&quot;;[.D96])+122;16)" office:value-type="string" office:string-value="DA">
            <text:p>DA</text:p>
          </table:table-cell>
          <table:covered-table-cell/>
          <table:table-cell table:style-name="ce14" table:formula="of:=BASE(CELL(&quot;ROW&quot;;[.F96])+250;16)" office:value-type="string" office:string-value="15A">
            <text:p>15A</text:p>
          </table:table-cell>
          <table:covered-table-cell/>
          <table:table-cell table:style-name="ce14" table:formula="of:=BASE(CELL(&quot;ROW&quot;;[.H96])+378;16)" office:value-type="string" office:string-value="1DA">
            <text:p>1DA</text:p>
          </table:table-cell>
          <table:covered-table-cell/>
          <table:table-cell table:style-name="ce11" table:formula="of:=BASE(CELL(&quot;ROW&quot;;[.J96])-6;16)" office:value-type="string" office:string-value="5A">
            <text:p>5A</text:p>
          </table:table-cell>
          <table:table-cell table:style-name="ce43" office:value-type="string">
            <text:p>PROM_REGISTER_MAX_13</text:p>
          </table:table-cell>
          <table:table-cell table:style-name="ce11" table:formula="of:=BASE(CELL(&quot;ROW&quot;;[.L96])-6+7168;16)" office:value-type="string" office:string-value="1C5A">
            <text:p>1C5A</text:p>
          </table:table-cell>
          <table:covered-table-cell/>
          <table:table-cell/>
          <table:table-cell office:value-type="string">
            <text:p>0x</text:p>
          </table:table-cell>
          <table:table-cell table:formula="of:=[.J96]" office:value-type="string" office:string-value="5A">
            <text:p>5A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7])-6;16)" office:value-type="string" office:string-value="5B">
            <text:p>5B</text:p>
          </table:table-cell>
          <table:table-cell table:style-name="ce14" table:formula="of:=BASE(CELL(&quot;ROW&quot;;[.B97])-6;16)" office:value-type="string" office:string-value="5B">
            <text:p>5B</text:p>
          </table:table-cell>
          <table:table-cell table:style-name="ce28" office:value-type="string">
            <text:p>PCLATH_STORAGE</text:p>
          </table:table-cell>
          <table:table-cell table:style-name="ce14" table:formula="of:=BASE(CELL(&quot;ROW&quot;;[.D97])+122;16)" office:value-type="string" office:string-value="DB">
            <text:p>DB</text:p>
          </table:table-cell>
          <table:covered-table-cell/>
          <table:table-cell table:style-name="ce14" table:formula="of:=BASE(CELL(&quot;ROW&quot;;[.F97])+250;16)" office:value-type="string" office:string-value="15B">
            <text:p>15B</text:p>
          </table:table-cell>
          <table:covered-table-cell/>
          <table:table-cell table:style-name="ce14" table:formula="of:=BASE(CELL(&quot;ROW&quot;;[.H97])+378;16)" office:value-type="string" office:string-value="1DB">
            <text:p>1DB</text:p>
          </table:table-cell>
          <table:covered-table-cell/>
          <table:table-cell table:style-name="ce11" table:formula="of:=BASE(CELL(&quot;ROW&quot;;[.J97])-6;16)" office:value-type="string" office:string-value="5B">
            <text:p>5B</text:p>
          </table:table-cell>
          <table:table-cell table:style-name="ce43" office:value-type="string">
            <text:p>PROM_REGISTER_MAX_14</text:p>
          </table:table-cell>
          <table:table-cell table:style-name="ce11" table:formula="of:=BASE(CELL(&quot;ROW&quot;;[.L97])-6+7168;16)" office:value-type="string" office:string-value="1C5B">
            <text:p>1C5B</text:p>
          </table:table-cell>
          <table:covered-table-cell/>
          <table:table-cell/>
          <table:table-cell office:value-type="string">
            <text:p>0x</text:p>
          </table:table-cell>
          <table:table-cell table:formula="of:=[.J97]" office:value-type="string" office:string-value="5B">
            <text:p>5B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8])-6;16)" office:value-type="string" office:string-value="5C">
            <text:p>5C</text:p>
          </table:table-cell>
          <table:table-cell table:style-name="ce14" table:formula="of:=BASE(CELL(&quot;ROW&quot;;[.B98])-6;16)" office:value-type="string" office:string-value="5C">
            <text:p>5C</text:p>
          </table:table-cell>
          <table:table-cell table:style-name="ce28" office:value-type="string">
            <text:p>INBOUND_STATUS</text:p>
          </table:table-cell>
          <table:table-cell table:style-name="ce14" table:formula="of:=BASE(CELL(&quot;ROW&quot;;[.D98])+122;16)" office:value-type="string" office:string-value="DC">
            <text:p>DC</text:p>
          </table:table-cell>
          <table:covered-table-cell/>
          <table:table-cell table:style-name="ce14" table:formula="of:=BASE(CELL(&quot;ROW&quot;;[.F98])+250;16)" office:value-type="string" office:string-value="15C">
            <text:p>15C</text:p>
          </table:table-cell>
          <table:covered-table-cell/>
          <table:table-cell table:style-name="ce14" table:formula="of:=BASE(CELL(&quot;ROW&quot;;[.H98])+378;16)" office:value-type="string" office:string-value="1DC">
            <text:p>1DC</text:p>
          </table:table-cell>
          <table:covered-table-cell/>
          <table:table-cell table:style-name="ce11" table:formula="of:=BASE(CELL(&quot;ROW&quot;;[.J98])-6;16)" office:value-type="string" office:string-value="5C">
            <text:p>5C</text:p>
          </table:table-cell>
          <table:table-cell table:style-name="ce43" office:value-type="string">
            <text:p>PROM_REGISTER_MAX_15</text:p>
          </table:table-cell>
          <table:table-cell table:style-name="ce11" table:formula="of:=BASE(CELL(&quot;ROW&quot;;[.L98])-6+7168;16)" office:value-type="string" office:string-value="1C5C">
            <text:p>1C5C</text:p>
          </table:table-cell>
          <table:covered-table-cell/>
          <table:table-cell/>
          <table:table-cell office:value-type="string">
            <text:p>0x</text:p>
          </table:table-cell>
          <table:table-cell table:formula="of:=[.J98]" office:value-type="string" office:string-value="5C">
            <text:p>5C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99])-6;16)" office:value-type="string" office:string-value="5D">
            <text:p>5D</text:p>
          </table:table-cell>
          <table:table-cell table:style-name="ce14" table:formula="of:=BASE(CELL(&quot;ROW&quot;;[.B99])-6;16)" office:value-type="string" office:string-value="5D">
            <text:p>5D</text:p>
          </table:table-cell>
          <table:table-cell table:style-name="ce28" office:value-type="string">
            <text:p>OUTBOUND_STATUS</text:p>
          </table:table-cell>
          <table:table-cell table:style-name="ce14" table:formula="of:=BASE(CELL(&quot;ROW&quot;;[.D99])+122;16)" office:value-type="string" office:string-value="DD">
            <text:p>DD</text:p>
          </table:table-cell>
          <table:covered-table-cell/>
          <table:table-cell table:style-name="ce14" table:formula="of:=BASE(CELL(&quot;ROW&quot;;[.F99])+250;16)" office:value-type="string" office:string-value="15D">
            <text:p>15D</text:p>
          </table:table-cell>
          <table:covered-table-cell/>
          <table:table-cell table:style-name="ce14" table:formula="of:=BASE(CELL(&quot;ROW&quot;;[.H99])+378;16)" office:value-type="string" office:string-value="1DD">
            <text:p>1DD</text:p>
          </table:table-cell>
          <table:covered-table-cell/>
          <table:table-cell table:style-name="ce11" table:formula="of:=BASE(CELL(&quot;ROW&quot;;[.J99])-6;16)" office:value-type="string" office:string-value="5D">
            <text:p>5D</text:p>
          </table:table-cell>
          <table:table-cell table:style-name="ce43" office:value-type="string">
            <text:p>PROM_REGISTER_MAX_16</text:p>
          </table:table-cell>
          <table:table-cell table:style-name="ce11" table:formula="of:=BASE(CELL(&quot;ROW&quot;;[.L99])-6+7168;16)" office:value-type="string" office:string-value="1C5D">
            <text:p>1C5D</text:p>
          </table:table-cell>
          <table:covered-table-cell/>
          <table:table-cell/>
          <table:table-cell office:value-type="string">
            <text:p>0x</text:p>
          </table:table-cell>
          <table:table-cell table:formula="of:=[.J99]" office:value-type="string" office:string-value="5D">
            <text:p>5D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0])-6;16)" office:value-type="string" office:string-value="5E">
            <text:p>5E</text:p>
          </table:table-cell>
          <table:table-cell table:style-name="ce14" table:formula="of:=BASE(CELL(&quot;ROW&quot;;[.B100])-6;16)" office:value-type="string" office:string-value="5E">
            <text:p>5E</text:p>
          </table:table-cell>
          <table:table-cell table:style-name="ce28" office:value-type="string">
            <text:p>INBOUND_BYTECOUNT</text:p>
          </table:table-cell>
          <table:table-cell table:style-name="ce14" table:formula="of:=BASE(CELL(&quot;ROW&quot;;[.D100])+122;16)" office:value-type="string" office:string-value="DE">
            <text:p>DE</text:p>
          </table:table-cell>
          <table:covered-table-cell/>
          <table:table-cell table:style-name="ce14" table:formula="of:=BASE(CELL(&quot;ROW&quot;;[.F100])+250;16)" office:value-type="string" office:string-value="15E">
            <text:p>15E</text:p>
          </table:table-cell>
          <table:covered-table-cell/>
          <table:table-cell table:style-name="ce14" table:formula="of:=BASE(CELL(&quot;ROW&quot;;[.H100])+378;16)" office:value-type="string" office:string-value="1DE">
            <text:p>1DE</text:p>
          </table:table-cell>
          <table:covered-table-cell/>
          <table:table-cell table:style-name="ce11" table:formula="of:=BASE(CELL(&quot;ROW&quot;;[.J100])-6;16)" office:value-type="string" office:string-value="5E">
            <text:p>5E</text:p>
          </table:table-cell>
          <table:table-cell table:style-name="ce43" office:value-type="string">
            <text:p>PROM_REGISTER_MAX_17</text:p>
          </table:table-cell>
          <table:table-cell table:style-name="ce11" table:formula="of:=BASE(CELL(&quot;ROW&quot;;[.L100])-6+7168;16)" office:value-type="string" office:string-value="1C5E">
            <text:p>1C5E</text:p>
          </table:table-cell>
          <table:covered-table-cell/>
          <table:table-cell/>
          <table:table-cell office:value-type="string">
            <text:p>0x</text:p>
          </table:table-cell>
          <table:table-cell table:formula="of:=[.J100]" office:value-type="string" office:string-value="5E">
            <text:p>5E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1])-6;16)" office:value-type="string" office:string-value="5F">
            <text:p>5F</text:p>
          </table:table-cell>
          <table:table-cell table:style-name="ce14" table:formula="of:=BASE(CELL(&quot;ROW&quot;;[.B101])-6;16)" office:value-type="string" office:string-value="5F">
            <text:p>5F</text:p>
          </table:table-cell>
          <table:table-cell table:style-name="ce28" office:value-type="string">
            <text:p>COUNTER_H</text:p>
          </table:table-cell>
          <table:table-cell table:style-name="ce14" table:formula="of:=BASE(CELL(&quot;ROW&quot;;[.D101])+122;16)" office:value-type="string" office:string-value="DF">
            <text:p>DF</text:p>
          </table:table-cell>
          <table:covered-table-cell/>
          <table:table-cell table:style-name="ce14" table:formula="of:=BASE(CELL(&quot;ROW&quot;;[.F101])+250;16)" office:value-type="string" office:string-value="15F">
            <text:p>15F</text:p>
          </table:table-cell>
          <table:covered-table-cell/>
          <table:table-cell table:style-name="ce14" table:formula="of:=BASE(CELL(&quot;ROW&quot;;[.H101])+378;16)" office:value-type="string" office:string-value="1DF">
            <text:p>1DF</text:p>
          </table:table-cell>
          <table:covered-table-cell/>
          <table:table-cell table:style-name="ce11" table:formula="of:=BASE(CELL(&quot;ROW&quot;;[.J101])-6;16)" office:value-type="string" office:string-value="5F">
            <text:p>5F</text:p>
          </table:table-cell>
          <table:table-cell table:style-name="ce43" office:value-type="string">
            <text:p>PROM_REGISTER_MAX_18</text:p>
          </table:table-cell>
          <table:table-cell table:style-name="ce11" table:formula="of:=BASE(CELL(&quot;ROW&quot;;[.L101])-6+7168;16)" office:value-type="string" office:string-value="1C5F">
            <text:p>1C5F</text:p>
          </table:table-cell>
          <table:covered-table-cell/>
          <table:table-cell/>
          <table:table-cell office:value-type="string">
            <text:p>0x</text:p>
          </table:table-cell>
          <table:table-cell table:formula="of:=[.J101]" office:value-type="string" office:string-value="5F">
            <text:p>5F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2])-6;16)" office:value-type="string" office:string-value="60">
            <text:p>60</text:p>
          </table:table-cell>
          <table:table-cell table:style-name="ce14" table:formula="of:=BASE(CELL(&quot;ROW&quot;;[.B102])-6;16)" office:value-type="string" office:string-value="60">
            <text:p>60</text:p>
          </table:table-cell>
          <table:table-cell table:style-name="ce28" office:value-type="string">
            <text:p>COUNTER_L</text:p>
          </table:table-cell>
          <table:table-cell table:style-name="ce14" table:formula="of:=BASE(CELL(&quot;ROW&quot;;[.D102])+122;16)" office:value-type="string" office:string-value="E0">
            <text:p>E0</text:p>
          </table:table-cell>
          <table:covered-table-cell/>
          <table:table-cell table:style-name="ce14" table:formula="of:=BASE(CELL(&quot;ROW&quot;;[.F102])+250;16)" office:value-type="string" office:string-value="160">
            <text:p>160</text:p>
          </table:table-cell>
          <table:covered-table-cell/>
          <table:table-cell table:style-name="ce14" table:formula="of:=BASE(CELL(&quot;ROW&quot;;[.H102])+378;16)" office:value-type="string" office:string-value="1E0">
            <text:p>1E0</text:p>
          </table:table-cell>
          <table:covered-table-cell/>
          <table:table-cell table:style-name="ce11" table:formula="of:=BASE(CELL(&quot;ROW&quot;;[.J102])-6;16)" office:value-type="string" office:string-value="60">
            <text:p>60</text:p>
          </table:table-cell>
          <table:table-cell table:style-name="ce43" office:value-type="string">
            <text:p>PROM_REGISTER_MAX_19</text:p>
          </table:table-cell>
          <table:table-cell table:style-name="ce11" table:formula="of:=BASE(CELL(&quot;ROW&quot;;[.L102])-6+7168;16)" office:value-type="string" office:string-value="1C60">
            <text:p>1C60</text:p>
          </table:table-cell>
          <table:covered-table-cell/>
          <table:table-cell/>
          <table:table-cell office:value-type="string">
            <text:p>0x</text:p>
          </table:table-cell>
          <table:table-cell table:formula="of:=[.J102]" office:value-type="string" office:string-value="60">
            <text:p>60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3])-6;16)" office:value-type="string" office:string-value="61">
            <text:p>61</text:p>
          </table:table-cell>
          <table:table-cell table:style-name="ce14" table:formula="of:=BASE(CELL(&quot;ROW&quot;;[.B103])-6;16)" office:value-type="string" office:string-value="61">
            <text:p>61</text:p>
          </table:table-cell>
          <table:table-cell table:style-name="ce30" office:value-type="string">
            <text:p>ANALOG_INPUT</text:p>
          </table:table-cell>
          <table:table-cell table:style-name="ce14" table:formula="of:=BASE(CELL(&quot;ROW&quot;;[.D103])+122;16)" office:value-type="string" office:string-value="E1">
            <text:p>E1</text:p>
          </table:table-cell>
          <table:covered-table-cell/>
          <table:table-cell table:style-name="ce14" table:formula="of:=BASE(CELL(&quot;ROW&quot;;[.F103])+250;16)" office:value-type="string" office:string-value="161">
            <text:p>161</text:p>
          </table:table-cell>
          <table:covered-table-cell/>
          <table:table-cell table:style-name="ce14" table:formula="of:=BASE(CELL(&quot;ROW&quot;;[.H103])+378;16)" office:value-type="string" office:string-value="1E1">
            <text:p>1E1</text:p>
          </table:table-cell>
          <table:covered-table-cell/>
          <table:table-cell table:style-name="ce11" table:formula="of:=BASE(CELL(&quot;ROW&quot;;[.J103])-6;16)" office:value-type="string" office:string-value="61">
            <text:p>61</text:p>
          </table:table-cell>
          <table:table-cell table:style-name="ce43" office:value-type="string">
            <text:p>PROM_REGISTER_MAX_1A</text:p>
          </table:table-cell>
          <table:table-cell table:style-name="ce11" table:formula="of:=BASE(CELL(&quot;ROW&quot;;[.L103])-6+7168;16)" office:value-type="string" office:string-value="1C61">
            <text:p>1C61</text:p>
          </table:table-cell>
          <table:covered-table-cell/>
          <table:table-cell/>
          <table:table-cell office:value-type="string">
            <text:p>0x</text:p>
          </table:table-cell>
          <table:table-cell table:formula="of:=[.J103]" office:value-type="string" office:string-value="61">
            <text:p>61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4])-6;16)" office:value-type="string" office:string-value="62">
            <text:p>62</text:p>
          </table:table-cell>
          <table:table-cell table:style-name="ce14" table:formula="of:=BASE(CELL(&quot;ROW&quot;;[.B104])-6;16)" office:value-type="string" office:string-value="62">
            <text:p>62</text:p>
          </table:table-cell>
          <table:table-cell table:style-name="ce28" office:value-type="string">
            <text:p>TEMP5</text:p>
          </table:table-cell>
          <table:table-cell table:style-name="ce14" table:formula="of:=BASE(CELL(&quot;ROW&quot;;[.D104])+122;16)" office:value-type="string" office:string-value="E2">
            <text:p>E2</text:p>
          </table:table-cell>
          <table:covered-table-cell/>
          <table:table-cell table:style-name="ce14" table:formula="of:=BASE(CELL(&quot;ROW&quot;;[.F104])+250;16)" office:value-type="string" office:string-value="162">
            <text:p>162</text:p>
          </table:table-cell>
          <table:covered-table-cell/>
          <table:table-cell table:style-name="ce14" table:formula="of:=BASE(CELL(&quot;ROW&quot;;[.H104])+378;16)" office:value-type="string" office:string-value="1E2">
            <text:p>1E2</text:p>
          </table:table-cell>
          <table:covered-table-cell/>
          <table:table-cell table:style-name="ce11" table:formula="of:=BASE(CELL(&quot;ROW&quot;;[.J104])-6;16)" office:value-type="string" office:string-value="62">
            <text:p>62</text:p>
          </table:table-cell>
          <table:table-cell table:style-name="ce43" office:value-type="string">
            <text:p>PROM_REGISTER_MAX_1B</text:p>
          </table:table-cell>
          <table:table-cell table:style-name="ce11" table:formula="of:=BASE(CELL(&quot;ROW&quot;;[.L104])-6+7168;16)" office:value-type="string" office:string-value="1C62">
            <text:p>1C62</text:p>
          </table:table-cell>
          <table:covered-table-cell/>
          <table:table-cell/>
          <table:table-cell office:value-type="string">
            <text:p>0x</text:p>
          </table:table-cell>
          <table:table-cell table:formula="of:=[.J104]" office:value-type="string" office:string-value="62">
            <text:p>62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5])-6;16)" office:value-type="string" office:string-value="63">
            <text:p>63</text:p>
          </table:table-cell>
          <table:table-cell table:style-name="ce14" table:formula="of:=BASE(CELL(&quot;ROW&quot;;[.B105])-6;16)" office:value-type="string" office:string-value="63">
            <text:p>63</text:p>
          </table:table-cell>
          <table:table-cell table:style-name="ce28" office:value-type="string">
            <text:p>TEMP6</text:p>
          </table:table-cell>
          <table:table-cell table:style-name="ce14" table:formula="of:=BASE(CELL(&quot;ROW&quot;;[.D105])+122;16)" office:value-type="string" office:string-value="E3">
            <text:p>E3</text:p>
          </table:table-cell>
          <table:covered-table-cell/>
          <table:table-cell table:style-name="ce14" table:formula="of:=BASE(CELL(&quot;ROW&quot;;[.F105])+250;16)" office:value-type="string" office:string-value="163">
            <text:p>163</text:p>
          </table:table-cell>
          <table:covered-table-cell/>
          <table:table-cell table:style-name="ce14" table:formula="of:=BASE(CELL(&quot;ROW&quot;;[.H105])+378;16)" office:value-type="string" office:string-value="1E3">
            <text:p>1E3</text:p>
          </table:table-cell>
          <table:covered-table-cell/>
          <table:table-cell table:style-name="ce11" table:formula="of:=BASE(CELL(&quot;ROW&quot;;[.J105])-6;16)" office:value-type="string" office:string-value="63">
            <text:p>63</text:p>
          </table:table-cell>
          <table:table-cell table:style-name="ce43" office:value-type="string">
            <text:p>PROM_REGISTER_MAX_1C</text:p>
          </table:table-cell>
          <table:table-cell table:style-name="ce11" table:formula="of:=BASE(CELL(&quot;ROW&quot;;[.L105])-6+7168;16)" office:value-type="string" office:string-value="1C63">
            <text:p>1C63</text:p>
          </table:table-cell>
          <table:covered-table-cell/>
          <table:table-cell/>
          <table:table-cell office:value-type="string">
            <text:p>0x</text:p>
          </table:table-cell>
          <table:table-cell table:formula="of:=[.J105]" office:value-type="string" office:string-value="63">
            <text:p>63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6])-6;16)" office:value-type="string" office:string-value="64">
            <text:p>64</text:p>
          </table:table-cell>
          <table:table-cell table:style-name="ce14" table:formula="of:=BASE(CELL(&quot;ROW&quot;;[.B106])-6;16)" office:value-type="string" office:string-value="64">
            <text:p>64</text:p>
          </table:table-cell>
          <table:table-cell table:style-name="ce31" office:value-type="string">
            <text:p>RX_MIDI_BYTE</text:p>
          </table:table-cell>
          <table:table-cell table:style-name="ce14" table:formula="of:=BASE(CELL(&quot;ROW&quot;;[.D106])+122;16)" office:value-type="string" office:string-value="E4">
            <text:p>E4</text:p>
          </table:table-cell>
          <table:covered-table-cell/>
          <table:table-cell table:style-name="ce14" table:formula="of:=BASE(CELL(&quot;ROW&quot;;[.F106])+250;16)" office:value-type="string" office:string-value="164">
            <text:p>164</text:p>
          </table:table-cell>
          <table:covered-table-cell/>
          <table:table-cell table:style-name="ce14" table:formula="of:=BASE(CELL(&quot;ROW&quot;;[.H106])+378;16)" office:value-type="string" office:string-value="1E4">
            <text:p>1E4</text:p>
          </table:table-cell>
          <table:covered-table-cell/>
          <table:table-cell table:style-name="ce11" table:formula="of:=BASE(CELL(&quot;ROW&quot;;[.J106])-6;16)" office:value-type="string" office:string-value="64">
            <text:p>64</text:p>
          </table:table-cell>
          <table:table-cell table:style-name="ce43" office:value-type="string">
            <text:p>PROM_REGISTER_MAX_1D</text:p>
          </table:table-cell>
          <table:table-cell table:style-name="ce11" table:formula="of:=BASE(CELL(&quot;ROW&quot;;[.L106])-6+7168;16)" office:value-type="string" office:string-value="1C64">
            <text:p>1C64</text:p>
          </table:table-cell>
          <table:covered-table-cell/>
          <table:table-cell/>
          <table:table-cell office:value-type="string">
            <text:p>0x</text:p>
          </table:table-cell>
          <table:table-cell table:formula="of:=[.J106]" office:value-type="string" office:string-value="64">
            <text:p>64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7])-6;16)" office:value-type="string" office:string-value="65">
            <text:p>65</text:p>
          </table:table-cell>
          <table:table-cell table:style-name="ce14" table:formula="of:=BASE(CELL(&quot;ROW&quot;;[.B107])-6;16)" office:value-type="string" office:string-value="65">
            <text:p>65</text:p>
          </table:table-cell>
          <table:table-cell table:style-name="ce31" office:value-type="string">
            <text:p>RX_BUFFER_HEAD</text:p>
          </table:table-cell>
          <table:table-cell table:style-name="ce14" table:formula="of:=BASE(CELL(&quot;ROW&quot;;[.D107])+122;16)" office:value-type="string" office:string-value="E5">
            <text:p>E5</text:p>
          </table:table-cell>
          <table:covered-table-cell/>
          <table:table-cell table:style-name="ce14" table:formula="of:=BASE(CELL(&quot;ROW&quot;;[.F107])+250;16)" office:value-type="string" office:string-value="165">
            <text:p>165</text:p>
          </table:table-cell>
          <table:covered-table-cell/>
          <table:table-cell table:style-name="ce14" table:formula="of:=BASE(CELL(&quot;ROW&quot;;[.H107])+378;16)" office:value-type="string" office:string-value="1E5">
            <text:p>1E5</text:p>
          </table:table-cell>
          <table:covered-table-cell/>
          <table:table-cell table:style-name="ce11" table:formula="of:=BASE(CELL(&quot;ROW&quot;;[.J107])-6;16)" office:value-type="string" office:string-value="65">
            <text:p>65</text:p>
          </table:table-cell>
          <table:table-cell table:style-name="ce43" office:value-type="string">
            <text:p>PROM_REGISTER_MAX_1E</text:p>
          </table:table-cell>
          <table:table-cell table:style-name="ce11" table:formula="of:=BASE(CELL(&quot;ROW&quot;;[.L107])-6+7168;16)" office:value-type="string" office:string-value="1C65">
            <text:p>1C65</text:p>
          </table:table-cell>
          <table:covered-table-cell/>
          <table:table-cell/>
          <table:table-cell office:value-type="string">
            <text:p>0x</text:p>
          </table:table-cell>
          <table:table-cell table:formula="of:=[.J107]" office:value-type="string" office:string-value="65">
            <text:p>65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8])-6;16)" office:value-type="string" office:string-value="66">
            <text:p>66</text:p>
          </table:table-cell>
          <table:table-cell table:style-name="ce14" table:formula="of:=BASE(CELL(&quot;ROW&quot;;[.B108])-6;16)" office:value-type="string" office:string-value="66">
            <text:p>66</text:p>
          </table:table-cell>
          <table:table-cell table:style-name="ce31" office:value-type="string">
            <text:p>RX_BUFFER_TAIL</text:p>
          </table:table-cell>
          <table:table-cell table:style-name="ce14" table:formula="of:=BASE(CELL(&quot;ROW&quot;;[.D108])+122;16)" office:value-type="string" office:string-value="E6">
            <text:p>E6</text:p>
          </table:table-cell>
          <table:covered-table-cell/>
          <table:table-cell table:style-name="ce14" table:formula="of:=BASE(CELL(&quot;ROW&quot;;[.F108])+250;16)" office:value-type="string" office:string-value="166">
            <text:p>166</text:p>
          </table:table-cell>
          <table:covered-table-cell/>
          <table:table-cell table:style-name="ce14" table:formula="of:=BASE(CELL(&quot;ROW&quot;;[.H108])+378;16)" office:value-type="string" office:string-value="1E6">
            <text:p>1E6</text:p>
          </table:table-cell>
          <table:covered-table-cell/>
          <table:table-cell table:style-name="ce11" table:formula="of:=BASE(CELL(&quot;ROW&quot;;[.J108])-6;16)" office:value-type="string" office:string-value="66">
            <text:p>66</text:p>
          </table:table-cell>
          <table:table-cell table:style-name="ce43" office:value-type="string">
            <text:p>PROM_REGISTER_MAX_1F</text:p>
          </table:table-cell>
          <table:table-cell table:style-name="ce11" table:formula="of:=BASE(CELL(&quot;ROW&quot;;[.L108])-6+7168;16)" office:value-type="string" office:string-value="1C66">
            <text:p>1C66</text:p>
          </table:table-cell>
          <table:covered-table-cell/>
          <table:table-cell/>
          <table:table-cell office:value-type="string">
            <text:p>0x</text:p>
          </table:table-cell>
          <table:table-cell table:formula="of:=[.J108]" office:value-type="string" office:string-value="66">
            <text:p>66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09])-6;16)" office:value-type="string" office:string-value="67">
            <text:p>67</text:p>
          </table:table-cell>
          <table:table-cell table:style-name="ce14" table:formula="of:=BASE(CELL(&quot;ROW&quot;;[.B109])-6;16)" office:value-type="string" office:string-value="67">
            <text:p>67</text:p>
          </table:table-cell>
          <table:table-cell table:style-name="ce31" office:value-type="string">
            <text:p>RX_BUFFER_GAUGE</text:p>
          </table:table-cell>
          <table:table-cell table:style-name="ce14" table:formula="of:=BASE(CELL(&quot;ROW&quot;;[.D109])+122;16)" office:value-type="string" office:string-value="E7">
            <text:p>E7</text:p>
          </table:table-cell>
          <table:covered-table-cell/>
          <table:table-cell table:style-name="ce14" table:formula="of:=BASE(CELL(&quot;ROW&quot;;[.F109])+250;16)" office:value-type="string" office:string-value="167">
            <text:p>167</text:p>
          </table:table-cell>
          <table:covered-table-cell/>
          <table:table-cell table:style-name="ce14" table:formula="of:=BASE(CELL(&quot;ROW&quot;;[.H109])+378;16)" office:value-type="string" office:string-value="1E7">
            <text:p>1E7</text:p>
          </table:table-cell>
          <table:covered-table-cell/>
          <table:table-cell table:style-name="ce11" table:formula="of:=BASE(CELL(&quot;ROW&quot;;[.J109])-6;16)" office:value-type="string" office:string-value="67">
            <text:p>67</text:p>
          </table:table-cell>
          <table:table-cell table:style-name="ce43" office:value-type="string">
            <text:p>PROM_REGISTER_MAX_20</text:p>
          </table:table-cell>
          <table:table-cell table:style-name="ce11" table:formula="of:=BASE(CELL(&quot;ROW&quot;;[.L109])-6+7168;16)" office:value-type="string" office:string-value="1C67">
            <text:p>1C67</text:p>
          </table:table-cell>
          <table:covered-table-cell/>
          <table:table-cell/>
          <table:table-cell office:value-type="string">
            <text:p>0x</text:p>
          </table:table-cell>
          <table:table-cell table:formula="of:=[.J109]" office:value-type="string" office:string-value="67">
            <text:p>67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0])-6;16)" office:value-type="string" office:string-value="68">
            <text:p>68</text:p>
          </table:table-cell>
          <table:table-cell table:style-name="ce14" table:formula="of:=BASE(CELL(&quot;ROW&quot;;[.B110])-6;16)" office:value-type="string" office:string-value="68">
            <text:p>68</text:p>
          </table:table-cell>
          <table:table-cell table:style-name="ce32" office:value-type="string">
            <text:p>STATE_FLAGS_2</text:p>
          </table:table-cell>
          <table:table-cell table:style-name="ce14" table:formula="of:=BASE(CELL(&quot;ROW&quot;;[.D110])+122;16)" office:value-type="string" office:string-value="E8">
            <text:p>E8</text:p>
          </table:table-cell>
          <table:covered-table-cell table:style-name="ce38"/>
          <table:table-cell table:style-name="ce14" table:formula="of:=BASE(CELL(&quot;ROW&quot;;[.F110])+250;16)" office:value-type="string" office:string-value="168">
            <text:p>168</text:p>
          </table:table-cell>
          <table:covered-table-cell/>
          <table:table-cell table:style-name="ce14" table:formula="of:=BASE(CELL(&quot;ROW&quot;;[.H110])+378;16)" office:value-type="string" office:string-value="1E8">
            <text:p>1E8</text:p>
          </table:table-cell>
          <table:covered-table-cell/>
          <table:table-cell table:style-name="ce11" table:formula="of:=BASE(CELL(&quot;ROW&quot;;[.J110])-6;16)" office:value-type="string" office:string-value="68">
            <text:p>68</text:p>
          </table:table-cell>
          <table:table-cell table:style-name="ce43" office:value-type="string">
            <text:p>PROM_REGISTER_MAX_21</text:p>
          </table:table-cell>
          <table:table-cell table:style-name="ce11" table:formula="of:=BASE(CELL(&quot;ROW&quot;;[.L110])-6+7168;16)" office:value-type="string" office:string-value="1C68">
            <text:p>1C68</text:p>
          </table:table-cell>
          <table:covered-table-cell/>
          <table:table-cell/>
          <table:table-cell office:value-type="string">
            <text:p>0x</text:p>
          </table:table-cell>
          <table:table-cell table:formula="of:=[.J110]" office:value-type="string" office:string-value="68">
            <text:p>68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1])-6;16)" office:value-type="string" office:string-value="69">
            <text:p>69</text:p>
          </table:table-cell>
          <table:table-cell table:style-name="ce14" table:formula="of:=BASE(CELL(&quot;ROW&quot;;[.B111])-6;16)" office:value-type="string" office:string-value="69">
            <text:p>69</text:p>
          </table:table-cell>
          <table:table-cell table:style-name="ce32" office:value-type="string">
            <text:p>TRANSPOSE_REG (pointer)</text:p>
          </table:table-cell>
          <table:table-cell table:style-name="ce14" table:formula="of:=BASE(CELL(&quot;ROW&quot;;[.D111])+122;16)" office:value-type="string" office:string-value="E9">
            <text:p>E9</text:p>
          </table:table-cell>
          <table:covered-table-cell/>
          <table:table-cell table:style-name="ce14" table:formula="of:=BASE(CELL(&quot;ROW&quot;;[.F111])+250;16)" office:value-type="string" office:string-value="169">
            <text:p>169</text:p>
          </table:table-cell>
          <table:covered-table-cell/>
          <table:table-cell table:style-name="ce14" table:formula="of:=BASE(CELL(&quot;ROW&quot;;[.H111])+378;16)" office:value-type="string" office:string-value="1E9">
            <text:p>1E9</text:p>
          </table:table-cell>
          <table:covered-table-cell/>
          <table:table-cell table:style-name="ce11" table:formula="of:=BASE(CELL(&quot;ROW&quot;;[.J111])-6;16)" office:value-type="string" office:string-value="69">
            <text:p>69</text:p>
          </table:table-cell>
          <table:table-cell table:style-name="ce43" office:value-type="string">
            <text:p>PROM_REGISTER_MAX_22</text:p>
          </table:table-cell>
          <table:table-cell table:style-name="ce11" table:formula="of:=BASE(CELL(&quot;ROW&quot;;[.L111])-6+7168;16)" office:value-type="string" office:string-value="1C69">
            <text:p>1C69</text:p>
          </table:table-cell>
          <table:covered-table-cell/>
          <table:table-cell/>
          <table:table-cell office:value-type="string">
            <text:p>0x</text:p>
          </table:table-cell>
          <table:table-cell table:formula="of:=[.J111]" office:value-type="string" office:string-value="69">
            <text:p>69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2])-6;16)" office:value-type="string" office:string-value="6A">
            <text:p>6A</text:p>
          </table:table-cell>
          <table:table-cell table:style-name="ce14" table:formula="of:=BASE(CELL(&quot;ROW&quot;;[.B112])-6;16)" office:value-type="string" office:string-value="6A">
            <text:p>6A</text:p>
          </table:table-cell>
          <table:table-cell table:style-name="ce28" office:value-type="string">
            <text:p>LOCAL_STATUS</text:p>
          </table:table-cell>
          <table:table-cell table:style-name="ce14" table:formula="of:=BASE(CELL(&quot;ROW&quot;;[.D112])+122;16)" office:value-type="string" office:string-value="EA">
            <text:p>EA</text:p>
          </table:table-cell>
          <table:covered-table-cell/>
          <table:table-cell table:style-name="ce14" table:formula="of:=BASE(CELL(&quot;ROW&quot;;[.F112])+250;16)" office:value-type="string" office:string-value="16A">
            <text:p>16A</text:p>
          </table:table-cell>
          <table:covered-table-cell/>
          <table:table-cell table:style-name="ce14" table:formula="of:=BASE(CELL(&quot;ROW&quot;;[.H112])+378;16)" office:value-type="string" office:string-value="1EA">
            <text:p>1EA</text:p>
          </table:table-cell>
          <table:covered-table-cell/>
          <table:table-cell table:style-name="ce11" table:formula="of:=BASE(CELL(&quot;ROW&quot;;[.J112])-6;16)" office:value-type="string" office:string-value="6A">
            <text:p>6A</text:p>
          </table:table-cell>
          <table:table-cell table:style-name="ce43" office:value-type="string">
            <text:p>PROM_REGISTER_MAX_23</text:p>
          </table:table-cell>
          <table:table-cell table:style-name="ce11" table:formula="of:=BASE(CELL(&quot;ROW&quot;;[.L112])-6+7168;16)" office:value-type="string" office:string-value="1C6A">
            <text:p>1C6A</text:p>
          </table:table-cell>
          <table:covered-table-cell/>
          <table:table-cell/>
          <table:table-cell office:value-type="string">
            <text:p>0x</text:p>
          </table:table-cell>
          <table:table-cell table:formula="of:=[.J112]" office:value-type="string" office:string-value="6A">
            <text:p>6A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3])-6;16)" office:value-type="string" office:string-value="6B">
            <text:p>6B</text:p>
          </table:table-cell>
          <table:table-cell table:style-name="ce14" table:formula="of:=BASE(CELL(&quot;ROW&quot;;[.B113])-6;16)" office:value-type="string" office:string-value="6B">
            <text:p>6B</text:p>
          </table:table-cell>
          <table:table-cell table:style-name="ce32" office:value-type="string">
            <text:p>REG_ADDRESS</text:p>
          </table:table-cell>
          <table:table-cell table:style-name="ce14" table:formula="of:=BASE(CELL(&quot;ROW&quot;;[.D113])+122;16)" office:value-type="string" office:string-value="EB">
            <text:p>EB</text:p>
          </table:table-cell>
          <table:covered-table-cell/>
          <table:table-cell table:style-name="ce14" table:formula="of:=BASE(CELL(&quot;ROW&quot;;[.F113])+250;16)" office:value-type="string" office:string-value="16B">
            <text:p>16B</text:p>
          </table:table-cell>
          <table:covered-table-cell/>
          <table:table-cell table:style-name="ce14" table:formula="of:=BASE(CELL(&quot;ROW&quot;;[.H113])+378;16)" office:value-type="string" office:string-value="1EB">
            <text:p>1EB</text:p>
          </table:table-cell>
          <table:covered-table-cell/>
          <table:table-cell table:style-name="ce11" table:formula="of:=BASE(CELL(&quot;ROW&quot;;[.J113])-6;16)" office:value-type="string" office:string-value="6B">
            <text:p>6B</text:p>
          </table:table-cell>
          <table:table-cell table:style-name="ce43" office:value-type="string">
            <text:p>PROM_REGISTER_MAX_24</text:p>
          </table:table-cell>
          <table:table-cell table:style-name="ce11" table:formula="of:=BASE(CELL(&quot;ROW&quot;;[.L113])-6+7168;16)" office:value-type="string" office:string-value="1C6B">
            <text:p>1C6B</text:p>
          </table:table-cell>
          <table:covered-table-cell/>
          <table:table-cell/>
          <table:table-cell office:value-type="string">
            <text:p>0x</text:p>
          </table:table-cell>
          <table:table-cell table:formula="of:=[.J113]" office:value-type="string" office:string-value="6B">
            <text:p>6B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4])-6;16)" office:value-type="string" office:string-value="6C">
            <text:p>6C</text:p>
          </table:table-cell>
          <table:table-cell table:style-name="ce14" table:formula="of:=BASE(CELL(&quot;ROW&quot;;[.B114])-6;16)" office:value-type="string" office:string-value="6C">
            <text:p>6C</text:p>
          </table:table-cell>
          <table:table-cell table:style-name="ce32" office:value-type="string">
            <text:p>REG_MIN</text:p>
          </table:table-cell>
          <table:table-cell table:style-name="ce14" table:formula="of:=BASE(CELL(&quot;ROW&quot;;[.D114])+122;16)" office:value-type="string" office:string-value="EC">
            <text:p>EC</text:p>
          </table:table-cell>
          <table:covered-table-cell/>
          <table:table-cell table:style-name="ce14" table:formula="of:=BASE(CELL(&quot;ROW&quot;;[.F114])+250;16)" office:value-type="string" office:string-value="16C">
            <text:p>16C</text:p>
          </table:table-cell>
          <table:covered-table-cell/>
          <table:table-cell table:style-name="ce14" table:formula="of:=BASE(CELL(&quot;ROW&quot;;[.H114])+378;16)" office:value-type="string" office:string-value="1EC">
            <text:p>1EC</text:p>
          </table:table-cell>
          <table:covered-table-cell/>
          <table:table-cell table:style-name="ce11" table:formula="of:=BASE(CELL(&quot;ROW&quot;;[.J114])-6;16)" office:value-type="string" office:string-value="6C">
            <text:p>6C</text:p>
          </table:table-cell>
          <table:table-cell table:style-name="ce43" office:value-type="string">
            <text:p>PROM_REGISTER_MAX_25</text:p>
          </table:table-cell>
          <table:table-cell table:style-name="ce11" table:formula="of:=BASE(CELL(&quot;ROW&quot;;[.L114])-6+7168;16)" office:value-type="string" office:string-value="1C6C">
            <text:p>1C6C</text:p>
          </table:table-cell>
          <table:covered-table-cell/>
          <table:table-cell/>
          <table:table-cell office:value-type="string">
            <text:p>0x</text:p>
          </table:table-cell>
          <table:table-cell table:formula="of:=[.J114]" office:value-type="string" office:string-value="6C">
            <text:p>6C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5])-6;16)" office:value-type="string" office:string-value="6D">
            <text:p>6D</text:p>
          </table:table-cell>
          <table:table-cell table:style-name="ce14" table:formula="of:=BASE(CELL(&quot;ROW&quot;;[.B115])-6;16)" office:value-type="string" office:string-value="6D">
            <text:p>6D</text:p>
          </table:table-cell>
          <table:table-cell table:style-name="ce32" office:value-type="string">
            <text:p>REG_MAX</text:p>
          </table:table-cell>
          <table:table-cell table:style-name="ce14" table:formula="of:=BASE(CELL(&quot;ROW&quot;;[.D115])+122;16)" office:value-type="string" office:string-value="ED">
            <text:p>ED</text:p>
          </table:table-cell>
          <table:covered-table-cell/>
          <table:table-cell table:style-name="ce14" table:formula="of:=BASE(CELL(&quot;ROW&quot;;[.F115])+250;16)" office:value-type="string" office:string-value="16D">
            <text:p>16D</text:p>
          </table:table-cell>
          <table:covered-table-cell/>
          <table:table-cell table:style-name="ce14" table:formula="of:=BASE(CELL(&quot;ROW&quot;;[.H115])+378;16)" office:value-type="string" office:string-value="1ED">
            <text:p>1ED</text:p>
          </table:table-cell>
          <table:covered-table-cell/>
          <table:table-cell table:style-name="ce11" table:formula="of:=BASE(CELL(&quot;ROW&quot;;[.J115])-6;16)" office:value-type="string" office:string-value="6D">
            <text:p>6D</text:p>
          </table:table-cell>
          <table:table-cell table:style-name="ce43" office:value-type="string">
            <text:p>PROM_REGISTER_MAX_26</text:p>
          </table:table-cell>
          <table:table-cell table:style-name="ce11" table:formula="of:=BASE(CELL(&quot;ROW&quot;;[.L115])-6+7168;16)" office:value-type="string" office:string-value="1C6D">
            <text:p>1C6D</text:p>
          </table:table-cell>
          <table:covered-table-cell/>
          <table:table-cell/>
          <table:table-cell office:value-type="string">
            <text:p>0x</text:p>
          </table:table-cell>
          <table:table-cell table:formula="of:=[.J115]" office:value-type="string" office:string-value="6D">
            <text:p>6D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6])-6;16)" office:value-type="string" office:string-value="6E">
            <text:p>6E</text:p>
          </table:table-cell>
          <table:table-cell table:style-name="ce14" table:formula="of:=BASE(CELL(&quot;ROW&quot;;[.B116])-6;16)" office:value-type="string" office:string-value="6E">
            <text:p>6E</text:p>
          </table:table-cell>
          <table:table-cell table:style-name="ce32" office:value-type="string">
            <text:p>REG_RR</text:p>
          </table:table-cell>
          <table:table-cell table:style-name="ce14" table:formula="of:=BASE(CELL(&quot;ROW&quot;;[.D116])+122;16)" office:value-type="string" office:string-value="EE">
            <text:p>EE</text:p>
          </table:table-cell>
          <table:covered-table-cell/>
          <table:table-cell table:style-name="ce14" table:formula="of:=BASE(CELL(&quot;ROW&quot;;[.F116])+250;16)" office:value-type="string" office:string-value="16E">
            <text:p>16E</text:p>
          </table:table-cell>
          <table:covered-table-cell/>
          <table:table-cell table:style-name="ce14" table:formula="of:=BASE(CELL(&quot;ROW&quot;;[.H116])+378;16)" office:value-type="string" office:string-value="1EE">
            <text:p>1EE</text:p>
          </table:table-cell>
          <table:covered-table-cell/>
          <table:table-cell table:style-name="ce11" table:formula="of:=BASE(CELL(&quot;ROW&quot;;[.J116])-6;16)" office:value-type="string" office:string-value="6E">
            <text:p>6E</text:p>
          </table:table-cell>
          <table:table-cell table:style-name="ce43" office:value-type="string">
            <text:p>PROM_REGISTER_MAX_27</text:p>
          </table:table-cell>
          <table:table-cell table:style-name="ce11" table:formula="of:=BASE(CELL(&quot;ROW&quot;;[.L116])-6+7168;16)" office:value-type="string" office:string-value="1C6E">
            <text:p>1C6E</text:p>
          </table:table-cell>
          <table:covered-table-cell/>
          <table:table-cell/>
          <table:table-cell office:value-type="string">
            <text:p>0x</text:p>
          </table:table-cell>
          <table:table-cell table:formula="of:=[.J116]" office:value-type="string" office:string-value="6E">
            <text:p>6E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7])-6;16)" office:value-type="string" office:string-value="6F">
            <text:p>6F</text:p>
          </table:table-cell>
          <table:table-cell table:style-name="ce14" table:formula="of:=BASE(CELL(&quot;ROW&quot;;[.B117])-6;16)" office:value-type="string" office:string-value="6F">
            <text:p>6F</text:p>
          </table:table-cell>
          <table:table-cell table:style-name="ce32" office:value-type="string">
            <text:p>TEMP7</text:p>
          </table:table-cell>
          <table:table-cell table:style-name="ce14" table:formula="of:=BASE(CELL(&quot;ROW&quot;;[.D117])+122;16)" office:value-type="string" office:string-value="EF">
            <text:p>EF</text:p>
          </table:table-cell>
          <table:covered-table-cell/>
          <table:table-cell table:style-name="ce14" table:formula="of:=BASE(CELL(&quot;ROW&quot;;[.F117])+250;16)" office:value-type="string" office:string-value="16F">
            <text:p>16F</text:p>
          </table:table-cell>
          <table:covered-table-cell/>
          <table:table-cell table:style-name="ce14" table:formula="of:=BASE(CELL(&quot;ROW&quot;;[.H117])+378;16)" office:value-type="string" office:string-value="1EF">
            <text:p>1EF</text:p>
          </table:table-cell>
          <table:covered-table-cell/>
          <table:table-cell table:style-name="ce11" table:formula="of:=BASE(CELL(&quot;ROW&quot;;[.J117])-6;16)" office:value-type="string" office:string-value="6F">
            <text:p>6F</text:p>
          </table:table-cell>
          <table:table-cell table:style-name="ce43" office:value-type="string">
            <text:p>PROM_REGISTER_MAX_28</text:p>
          </table:table-cell>
          <table:table-cell table:style-name="ce11" table:formula="of:=BASE(CELL(&quot;ROW&quot;;[.L117])-6+7168;16)" office:value-type="string" office:string-value="1C6F">
            <text:p>1C6F</text:p>
          </table:table-cell>
          <table:covered-table-cell/>
          <table:table-cell/>
          <table:table-cell office:value-type="string">
            <text:p>0x</text:p>
          </table:table-cell>
          <table:table-cell table:formula="of:=[.J117]" office:value-type="string" office:string-value="6F">
            <text:p>6F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8])-6;16)" office:value-type="string" office:string-value="70">
            <text:p>70</text:p>
          </table:table-cell>
          <table:table-cell table:style-name="ce14" table:formula="of:=BASE(CELL(&quot;ROW&quot;;[.B118])-6;16)" office:value-type="string" office:string-value="70">
            <text:p>70</text:p>
          </table:table-cell>
          <table:table-cell table:style-name="ce33" office:value-type="string" table:number-columns-spanned="7" table:number-rows-spanned="1">
            <text:p>W_STORAGE</text:p>
          </table:table-cell>
          <table:covered-table-cell table:number-columns-repeated="6"/>
          <table:table-cell table:style-name="ce11" table:formula="of:=BASE(CELL(&quot;ROW&quot;;[.J118])-6;16)" office:value-type="string" office:string-value="70">
            <text:p>70</text:p>
          </table:table-cell>
          <table:table-cell table:style-name="ce43" office:value-type="string">
            <text:p>PROM_REGISTER_MAX_29</text:p>
          </table:table-cell>
          <table:table-cell table:style-name="ce11" table:formula="of:=BASE(CELL(&quot;ROW&quot;;[.L118])-6+7168;16)" office:value-type="string" office:string-value="1C70">
            <text:p>1C70</text:p>
          </table:table-cell>
          <table:covered-table-cell/>
          <table:table-cell/>
          <table:table-cell office:value-type="string">
            <text:p>0x</text:p>
          </table:table-cell>
          <table:table-cell table:formula="of:=[.J118]" office:value-type="string" office:string-value="70">
            <text:p>70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19])-6;16)" office:value-type="string" office:string-value="71">
            <text:p>71</text:p>
          </table:table-cell>
          <table:table-cell table:style-name="ce14" table:formula="of:=BASE(CELL(&quot;ROW&quot;;[.B119])-6;16)" office:value-type="string" office:string-value="71">
            <text:p>71</text:p>
          </table:table-cell>
          <table:table-cell table:style-name="ce33" office:value-type="string" table:number-columns-spanned="7" table:number-rows-spanned="1">
            <text:p>FSR_STORAGE</text:p>
          </table:table-cell>
          <table:covered-table-cell table:number-columns-repeated="6"/>
          <table:table-cell table:style-name="ce11" table:formula="of:=BASE(CELL(&quot;ROW&quot;;[.J119])-6;16)" office:value-type="string" office:string-value="71">
            <text:p>71</text:p>
          </table:table-cell>
          <table:table-cell/>
          <table:table-cell table:style-name="ce11" table:formula="of:=BASE(CELL(&quot;ROW&quot;;[.L119])-6+7168;16)" office:value-type="string" office:string-value="1C71">
            <text:p>1C71</text:p>
          </table:table-cell>
          <table:covered-table-cell/>
          <table:table-cell/>
          <table:table-cell office:value-type="string">
            <text:p>0x</text:p>
          </table:table-cell>
          <table:table-cell table:formula="of:=[.J119]" office:value-type="string" office:string-value="71">
            <text:p>71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0])-6;16)" office:value-type="string" office:string-value="72">
            <text:p>72</text:p>
          </table:table-cell>
          <table:table-cell table:style-name="ce14" table:formula="of:=BASE(CELL(&quot;ROW&quot;;[.B120])-6;16)" office:value-type="string" office:string-value="72">
            <text:p>72</text:p>
          </table:table-cell>
          <table:table-cell table:style-name="ce33" office:value-type="string" table:number-columns-spanned="7" table:number-rows-spanned="1">
            <text:p>STATUS_STORAGE</text:p>
          </table:table-cell>
          <table:covered-table-cell table:number-columns-repeated="6"/>
          <table:table-cell table:style-name="ce11" table:formula="of:=BASE(CELL(&quot;ROW&quot;;[.J120])-6;16)" office:value-type="string" office:string-value="72">
            <text:p>72</text:p>
          </table:table-cell>
          <table:table-cell/>
          <table:table-cell table:style-name="ce11" table:formula="of:=BASE(CELL(&quot;ROW&quot;;[.L120])-6+7168;16)" office:value-type="string" office:string-value="1C72">
            <text:p>1C72</text:p>
          </table:table-cell>
          <table:covered-table-cell/>
          <table:table-cell/>
          <table:table-cell office:value-type="string">
            <text:p>0x</text:p>
          </table:table-cell>
          <table:table-cell table:formula="of:=[.J120]" office:value-type="string" office:string-value="72">
            <text:p>72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1])-6;16)" office:value-type="string" office:string-value="73">
            <text:p>73</text:p>
          </table:table-cell>
          <table:table-cell table:style-name="ce14" table:formula="of:=BASE(CELL(&quot;ROW&quot;;[.B121])-6;16)" office:value-type="string" office:string-value="73">
            <text:p>73</text:p>
          </table:table-cell>
          <table:table-cell table:style-name="ce33" office:value-type="string" table:number-columns-spanned="7" table:number-rows-spanned="1">
            <text:p>TEMP</text:p>
          </table:table-cell>
          <table:covered-table-cell table:number-columns-repeated="6"/>
          <table:table-cell table:style-name="ce11" table:formula="of:=BASE(CELL(&quot;ROW&quot;;[.J121])-6;16)" office:value-type="string" office:string-value="73">
            <text:p>73</text:p>
          </table:table-cell>
          <table:table-cell/>
          <table:table-cell table:style-name="ce11" table:formula="of:=BASE(CELL(&quot;ROW&quot;;[.L121])-6+7168;16)" office:value-type="string" office:string-value="1C73">
            <text:p>1C73</text:p>
          </table:table-cell>
          <table:covered-table-cell/>
          <table:table-cell/>
          <table:table-cell office:value-type="string">
            <text:p>0x</text:p>
          </table:table-cell>
          <table:table-cell table:formula="of:=[.J121]" office:value-type="string" office:string-value="73">
            <text:p>73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2])-6;16)" office:value-type="string" office:string-value="74">
            <text:p>74</text:p>
          </table:table-cell>
          <table:table-cell table:style-name="ce14" table:formula="of:=BASE(CELL(&quot;ROW&quot;;[.B122])-6;16)" office:value-type="string" office:string-value="74">
            <text:p>74</text:p>
          </table:table-cell>
          <table:table-cell table:style-name="ce33" office:value-type="string" table:number-columns-spanned="7" table:number-rows-spanned="1">
            <text:p>TEMP2</text:p>
          </table:table-cell>
          <table:covered-table-cell table:number-columns-repeated="6"/>
          <table:table-cell table:style-name="ce11" table:formula="of:=BASE(CELL(&quot;ROW&quot;;[.J122])-6;16)" office:value-type="string" office:string-value="74">
            <text:p>74</text:p>
          </table:table-cell>
          <table:table-cell/>
          <table:table-cell table:style-name="ce11" table:formula="of:=BASE(CELL(&quot;ROW&quot;;[.L122])-6+7168;16)" office:value-type="string" office:string-value="1C74">
            <text:p>1C74</text:p>
          </table:table-cell>
          <table:covered-table-cell/>
          <table:table-cell/>
          <table:table-cell office:value-type="string">
            <text:p>0x</text:p>
          </table:table-cell>
          <table:table-cell table:formula="of:=[.J122]" office:value-type="string" office:string-value="74">
            <text:p>74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3])-6;16)" office:value-type="string" office:string-value="75">
            <text:p>75</text:p>
          </table:table-cell>
          <table:table-cell table:style-name="ce14" table:formula="of:=BASE(CELL(&quot;ROW&quot;;[.B123])-6;16)" office:value-type="string" office:string-value="75">
            <text:p>75</text:p>
          </table:table-cell>
          <table:table-cell table:style-name="ce33" office:value-type="string" table:number-columns-spanned="7" table:number-rows-spanned="1">
            <text:p>TEMP3</text:p>
          </table:table-cell>
          <table:covered-table-cell table:number-columns-repeated="6"/>
          <table:table-cell table:style-name="ce11" table:formula="of:=BASE(CELL(&quot;ROW&quot;;[.J123])-6;16)" office:value-type="string" office:string-value="75">
            <text:p>75</text:p>
          </table:table-cell>
          <table:table-cell/>
          <table:table-cell table:style-name="ce11" table:formula="of:=BASE(CELL(&quot;ROW&quot;;[.L123])-6+7168;16)" office:value-type="string" office:string-value="1C75">
            <text:p>1C75</text:p>
          </table:table-cell>
          <table:covered-table-cell/>
          <table:table-cell/>
          <table:table-cell office:value-type="string">
            <text:p>0x</text:p>
          </table:table-cell>
          <table:table-cell table:formula="of:=[.J123]" office:value-type="string" office:string-value="75">
            <text:p>75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4])-6;16)" office:value-type="string" office:string-value="76">
            <text:p>76</text:p>
          </table:table-cell>
          <table:table-cell table:style-name="ce14" table:formula="of:=BASE(CELL(&quot;ROW&quot;;[.B124])-6;16)" office:value-type="string" office:string-value="76">
            <text:p>76</text:p>
          </table:table-cell>
          <table:table-cell table:style-name="ce33" office:value-type="string" table:number-columns-spanned="7" table:number-rows-spanned="1">
            <text:p>TEMP4</text:p>
          </table:table-cell>
          <table:covered-table-cell table:number-columns-repeated="6"/>
          <table:table-cell table:style-name="ce11" table:formula="of:=BASE(CELL(&quot;ROW&quot;;[.J124])-6;16)" office:value-type="string" office:string-value="76">
            <text:p>76</text:p>
          </table:table-cell>
          <table:table-cell/>
          <table:table-cell table:style-name="ce11" table:formula="of:=BASE(CELL(&quot;ROW&quot;;[.L124])-6+7168;16)" office:value-type="string" office:string-value="1C76">
            <text:p>1C76</text:p>
          </table:table-cell>
          <table:covered-table-cell/>
          <table:table-cell/>
          <table:table-cell office:value-type="string">
            <text:p>0x</text:p>
          </table:table-cell>
          <table:table-cell table:formula="of:=[.J124]" office:value-type="string" office:string-value="76">
            <text:p>76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5])-6;16)" office:value-type="string" office:string-value="77">
            <text:p>77</text:p>
          </table:table-cell>
          <table:table-cell table:style-name="ce14" table:formula="of:=BASE(CELL(&quot;ROW&quot;;[.B125])-6;16)" office:value-type="string" office:string-value="77">
            <text:p>77</text:p>
          </table:table-cell>
          <table:table-cell table:style-name="ce33" office:value-type="string" table:number-columns-spanned="7" table:number-rows-spanned="1">
            <text:p>CONFIG_MODE</text:p>
          </table:table-cell>
          <table:covered-table-cell table:number-columns-repeated="6"/>
          <table:table-cell table:style-name="ce11" table:formula="of:=BASE(CELL(&quot;ROW&quot;;[.J125])-6;16)" office:value-type="string" office:string-value="77">
            <text:p>77</text:p>
          </table:table-cell>
          <table:table-cell/>
          <table:table-cell table:style-name="ce11" table:formula="of:=BASE(CELL(&quot;ROW&quot;;[.L125])-6+7168;16)" office:value-type="string" office:string-value="1C77">
            <text:p>1C77</text:p>
          </table:table-cell>
          <table:covered-table-cell/>
          <table:table-cell/>
          <table:table-cell office:value-type="string">
            <text:p>0x</text:p>
          </table:table-cell>
          <table:table-cell table:formula="of:=[.J125]" office:value-type="string" office:string-value="77">
            <text:p>77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6])-6;16)" office:value-type="string" office:string-value="78">
            <text:p>78</text:p>
          </table:table-cell>
          <table:table-cell table:style-name="ce14" table:formula="of:=BASE(CELL(&quot;ROW&quot;;[.B126])-6;16)" office:value-type="string" office:string-value="78">
            <text:p>78</text:p>
          </table:table-cell>
          <table:table-cell table:style-name="ce33" office:value-type="string" table:number-columns-spanned="7" table:number-rows-spanned="1">
            <text:p>CONFIG_CHANNEL</text:p>
          </table:table-cell>
          <table:covered-table-cell table:number-columns-repeated="6"/>
          <table:table-cell table:style-name="ce11" table:formula="of:=BASE(CELL(&quot;ROW&quot;;[.J126])-6;16)" office:value-type="string" office:string-value="78">
            <text:p>78</text:p>
          </table:table-cell>
          <table:table-cell/>
          <table:table-cell table:style-name="ce11" table:formula="of:=BASE(CELL(&quot;ROW&quot;;[.L126])-6+7168;16)" office:value-type="string" office:string-value="1C78">
            <text:p>1C78</text:p>
          </table:table-cell>
          <table:covered-table-cell/>
          <table:table-cell/>
          <table:table-cell office:value-type="string">
            <text:p>0x</text:p>
          </table:table-cell>
          <table:table-cell table:formula="of:=[.J126]" office:value-type="string" office:string-value="78">
            <text:p>78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7])-6;16)" office:value-type="string" office:string-value="79">
            <text:p>79</text:p>
          </table:table-cell>
          <table:table-cell table:style-name="ce14" table:formula="of:=BASE(CELL(&quot;ROW&quot;;[.B127])-6;16)" office:value-type="string" office:string-value="79">
            <text:p>79</text:p>
          </table:table-cell>
          <table:table-cell table:style-name="ce33" office:value-type="string" table:number-columns-spanned="7" table:number-rows-spanned="1">
            <text:p>CONFIG_D0</text:p>
          </table:table-cell>
          <table:covered-table-cell table:number-columns-repeated="6"/>
          <table:table-cell table:style-name="ce11" table:formula="of:=BASE(CELL(&quot;ROW&quot;;[.J127])-6;16)" office:value-type="string" office:string-value="79">
            <text:p>79</text:p>
          </table:table-cell>
          <table:table-cell/>
          <table:table-cell table:style-name="ce11" table:formula="of:=BASE(CELL(&quot;ROW&quot;;[.L127])-6+7168;16)" office:value-type="string" office:string-value="1C79">
            <text:p>1C79</text:p>
          </table:table-cell>
          <table:covered-table-cell/>
          <table:table-cell/>
          <table:table-cell office:value-type="string">
            <text:p>0x</text:p>
          </table:table-cell>
          <table:table-cell table:formula="of:=[.J127]" office:value-type="string" office:string-value="79">
            <text:p>79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8])-6;16)" office:value-type="string" office:string-value="7A">
            <text:p>7A</text:p>
          </table:table-cell>
          <table:table-cell table:style-name="ce14" table:formula="of:=BASE(CELL(&quot;ROW&quot;;[.B128])-6;16)" office:value-type="string" office:string-value="7A">
            <text:p>7A</text:p>
          </table:table-cell>
          <table:table-cell table:style-name="ce33" office:value-type="string" table:number-columns-spanned="7" table:number-rows-spanned="1">
            <text:p>CONFIG_D1</text:p>
          </table:table-cell>
          <table:covered-table-cell table:number-columns-repeated="6"/>
          <table:table-cell table:style-name="ce11" table:formula="of:=BASE(CELL(&quot;ROW&quot;;[.J128])-6;16)" office:value-type="string" office:string-value="7A">
            <text:p>7A</text:p>
          </table:table-cell>
          <table:table-cell/>
          <table:table-cell table:style-name="ce11" table:formula="of:=BASE(CELL(&quot;ROW&quot;;[.L128])-6+7168;16)" office:value-type="string" office:string-value="1C7A">
            <text:p>1C7A</text:p>
          </table:table-cell>
          <table:covered-table-cell/>
          <table:table-cell/>
          <table:table-cell office:value-type="string">
            <text:p>0x</text:p>
          </table:table-cell>
          <table:table-cell table:formula="of:=[.J128]" office:value-type="string" office:string-value="7A">
            <text:p>7A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29])-6;16)" office:value-type="string" office:string-value="7B">
            <text:p>7B</text:p>
          </table:table-cell>
          <table:table-cell table:style-name="ce14" table:formula="of:=BASE(CELL(&quot;ROW&quot;;[.B129])-6;16)" office:value-type="string" office:string-value="7B">
            <text:p>7B</text:p>
          </table:table-cell>
          <table:table-cell table:style-name="ce33" office:value-type="string" table:number-columns-spanned="7" table:number-rows-spanned="1">
            <text:p>OUTPUT_COUNTER</text:p>
          </table:table-cell>
          <table:covered-table-cell table:number-columns-repeated="6"/>
          <table:table-cell table:style-name="ce11" table:formula="of:=BASE(CELL(&quot;ROW&quot;;[.J129])-6;16)" office:value-type="string" office:string-value="7B">
            <text:p>7B</text:p>
          </table:table-cell>
          <table:table-cell table:style-name="ce28" office:value-type="string">
            <text:p>Message Throttle</text:p>
          </table:table-cell>
          <table:table-cell table:style-name="ce11" table:formula="of:=BASE(CELL(&quot;ROW&quot;;[.L129])-6+7168;16)" office:value-type="string" office:string-value="1C7B">
            <text:p>1C7B</text:p>
          </table:table-cell>
          <table:covered-table-cell/>
          <table:table-cell/>
          <table:table-cell office:value-type="string">
            <text:p>0x</text:p>
          </table:table-cell>
          <table:table-cell table:formula="of:=[.J129]" office:value-type="string" office:string-value="7B">
            <text:p>7B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30])-6;16)" office:value-type="string" office:string-value="7C">
            <text:p>7C</text:p>
          </table:table-cell>
          <table:table-cell table:style-name="ce14" table:formula="of:=BASE(CELL(&quot;ROW&quot;;[.B130])-6;16)" office:value-type="string" office:string-value="7C">
            <text:p>7C</text:p>
          </table:table-cell>
          <table:table-cell table:style-name="ce33" office:value-type="string" table:number-columns-spanned="7" table:number-rows-spanned="1">
            <text:p>CONFIG_LAYER</text:p>
          </table:table-cell>
          <table:covered-table-cell table:number-columns-repeated="6"/>
          <table:table-cell table:style-name="ce11" table:formula="of:=BASE(CELL(&quot;ROW&quot;;[.J130])-6;16)" office:value-type="string" office:string-value="7C">
            <text:p>7C</text:p>
          </table:table-cell>
          <table:table-cell table:style-name="ce28" office:value-type="string">
            <text:p>CT 12-15 Pull-Ups</text:p>
          </table:table-cell>
          <table:table-cell table:style-name="ce11" table:formula="of:=BASE(CELL(&quot;ROW&quot;;[.L130])-6+7168;16)" office:value-type="string" office:string-value="1C7C">
            <text:p>1C7C</text:p>
          </table:table-cell>
          <table:covered-table-cell/>
          <table:table-cell/>
          <table:table-cell office:value-type="string">
            <text:p>0x</text:p>
          </table:table-cell>
          <table:table-cell table:formula="of:=[.J130]" office:value-type="string" office:string-value="7C">
            <text:p>7C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31])-6;16)" office:value-type="string" office:string-value="7D">
            <text:p>7D</text:p>
          </table:table-cell>
          <table:table-cell table:style-name="ce14" table:formula="of:=BASE(CELL(&quot;ROW&quot;;[.B131])-6;16)" office:value-type="string" office:string-value="7D">
            <text:p>7D</text:p>
          </table:table-cell>
          <table:table-cell table:style-name="ce33" office:value-type="string" table:number-columns-spanned="7" table:number-rows-spanned="1">
            <text:p>BITMASK</text:p>
          </table:table-cell>
          <table:covered-table-cell table:number-columns-repeated="6"/>
          <table:table-cell table:style-name="ce11" table:formula="of:=BASE(CELL(&quot;ROW&quot;;[.J131])-6;16)" office:value-type="string" office:string-value="7D">
            <text:p>7D</text:p>
          </table:table-cell>
          <table:table-cell table:style-name="ce28" office:value-type="string">
            <text:p>CT 8-11 Pull-Ups</text:p>
          </table:table-cell>
          <table:table-cell table:style-name="ce11" table:formula="of:=BASE(CELL(&quot;ROW&quot;;[.L131])-6+7168;16)" office:value-type="string" office:string-value="1C7D">
            <text:p>1C7D</text:p>
          </table:table-cell>
          <table:covered-table-cell/>
          <table:table-cell/>
          <table:table-cell office:value-type="string">
            <text:p>0x</text:p>
          </table:table-cell>
          <table:table-cell table:formula="of:=[.J131]" office:value-type="string" office:string-value="7D">
            <text:p>7D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32])-6;16)" office:value-type="string" office:string-value="7E">
            <text:p>7E</text:p>
          </table:table-cell>
          <table:table-cell table:style-name="ce14" table:formula="of:=BASE(CELL(&quot;ROW&quot;;[.B132])-6;16)" office:value-type="string" office:string-value="7E">
            <text:p>7E</text:p>
          </table:table-cell>
          <table:table-cell table:style-name="ce33" office:value-type="string" table:number-columns-spanned="7" table:number-rows-spanned="1">
            <text:p>TEMP_IM</text:p>
          </table:table-cell>
          <table:covered-table-cell table:number-columns-repeated="6"/>
          <table:table-cell table:style-name="ce11" table:formula="of:=BASE(CELL(&quot;ROW&quot;;[.J132])-6;16)" office:value-type="string" office:string-value="7E">
            <text:p>7E</text:p>
          </table:table-cell>
          <table:table-cell table:style-name="ce28" office:value-type="string">
            <text:p>Transpose Reg</text:p>
          </table:table-cell>
          <table:table-cell table:style-name="ce11" table:formula="of:=BASE(CELL(&quot;ROW&quot;;[.L132])-6+7168;16)" office:value-type="string" office:string-value="1C7E">
            <text:p>1C7E</text:p>
          </table:table-cell>
          <table:covered-table-cell/>
          <table:table-cell/>
          <table:table-cell office:value-type="string">
            <text:p>0x</text:p>
          </table:table-cell>
          <table:table-cell table:formula="of:=[.J132]" office:value-type="string" office:string-value="7E">
            <text:p>7E</text:p>
          </table:table-cell>
          <table:table-cell table:number-columns-repeated="1008"/>
        </table:table-row>
        <table:table-row table:style-name="ro4">
          <table:table-cell table:style-name="ce11" table:formula="of:=BASE(CELL(&quot;ROW&quot;;[.A133])-6;16)" office:value-type="string" office:string-value="7F">
            <text:p>7F</text:p>
          </table:table-cell>
          <table:table-cell table:style-name="ce14" table:formula="of:=BASE(CELL(&quot;ROW&quot;;[.B133])-6;16)" office:value-type="string" office:string-value="7F">
            <text:p>7F</text:p>
          </table:table-cell>
          <table:table-cell table:style-name="ce33" office:value-type="string" table:number-columns-spanned="7" table:number-rows-spanned="1">
            <text:p>STATE_FLAGS</text:p>
          </table:table-cell>
          <table:covered-table-cell table:number-columns-repeated="6"/>
          <table:table-cell table:style-name="ce11" table:formula="of:=BASE(CELL(&quot;ROW&quot;;[.J133])-6;16)" office:value-type="string" office:string-value="7F">
            <text:p>7F</text:p>
          </table:table-cell>
          <table:table-cell table:style-name="ce28" office:value-type="string">
            <text:p>Remap Flags</text:p>
          </table:table-cell>
          <table:table-cell table:style-name="ce11" table:formula="of:=BASE(CELL(&quot;ROW&quot;;[.L133])-6+7168;16)" office:value-type="string" office:string-value="1C7F">
            <text:p>1C7F</text:p>
          </table:table-cell>
          <table:covered-table-cell/>
          <table:table-cell/>
          <table:table-cell office:value-type="string">
            <text:p>0x</text:p>
          </table:table-cell>
          <table:table-cell table:formula="of:=[.J133]" office:value-type="string" office:string-value="7F">
            <text:p>7F</text:p>
          </table:table-cell>
          <table:table-cell table:number-columns-repeated="1008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34])-6;16)" office:value-type="string" office:string-value="80">
            <text:p>80</text:p>
          </table:table-cell>
          <table:table-cell table:style-name="ce44" office:value-type="string" table:number-columns-spanned="1" table:number-rows-spanned="128">
            <text:p>MIDI Remap Table</text:p>
          </table:table-cell>
          <table:table-cell table:style-name="ce11" table:formula="of:=BASE(CELL(&quot;ROW&quot;;[.L134])-6+7168;16)" office:value-type="string" office:string-value="1C80">
            <text:p>1C80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35])-6;16)" office:value-type="string" office:string-value="81">
            <text:p>81</text:p>
          </table:table-cell>
          <table:covered-table-cell/>
          <table:table-cell table:style-name="ce11" table:formula="of:=BASE(CELL(&quot;ROW&quot;;[.L135])-6+7168;16)" office:value-type="string" office:string-value="1C81">
            <text:p>1C81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36])-6;16)" office:value-type="string" office:string-value="82">
            <text:p>82</text:p>
          </table:table-cell>
          <table:covered-table-cell/>
          <table:table-cell table:style-name="ce11" table:formula="of:=BASE(CELL(&quot;ROW&quot;;[.L136])-6+7168;16)" office:value-type="string" office:string-value="1C82">
            <text:p>1C82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37])-6;16)" office:value-type="string" office:string-value="83">
            <text:p>83</text:p>
          </table:table-cell>
          <table:covered-table-cell/>
          <table:table-cell table:style-name="ce11" table:formula="of:=BASE(CELL(&quot;ROW&quot;;[.L137])-6+7168;16)" office:value-type="string" office:string-value="1C83">
            <text:p>1C83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38])-6;16)" office:value-type="string" office:string-value="84">
            <text:p>84</text:p>
          </table:table-cell>
          <table:covered-table-cell/>
          <table:table-cell table:style-name="ce11" table:formula="of:=BASE(CELL(&quot;ROW&quot;;[.L138])-6+7168;16)" office:value-type="string" office:string-value="1C84">
            <text:p>1C84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39])-6;16)" office:value-type="string" office:string-value="85">
            <text:p>85</text:p>
          </table:table-cell>
          <table:covered-table-cell/>
          <table:table-cell table:style-name="ce11" table:formula="of:=BASE(CELL(&quot;ROW&quot;;[.L139])-6+7168;16)" office:value-type="string" office:string-value="1C85">
            <text:p>1C85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40])-6;16)" office:value-type="string" office:string-value="86">
            <text:p>86</text:p>
          </table:table-cell>
          <table:covered-table-cell/>
          <table:table-cell table:style-name="ce11" table:formula="of:=BASE(CELL(&quot;ROW&quot;;[.L140])-6+7168;16)" office:value-type="string" office:string-value="1C86">
            <text:p>1C86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6" office:value-type="string">
            <text:p>Bit</text:p>
          </table:table-cell>
          <table:table-cell table:style-name="ce34" office:value-type="string">
            <text:p>STATE_FLAGS</text:p>
          </table:table-cell>
          <table:table-cell table:style-name="ce34" office:value-type="string">
            <text:p>Bit</text:p>
          </table:table-cell>
          <table:table-cell table:style-name="ce34" office:value-type="string">
            <text:p>STATE_FLAGS_2</text:p>
          </table:table-cell>
          <table:table-cell table:number-columns-repeated="4"/>
          <table:table-cell table:style-name="ce11" table:formula="of:=BASE(CELL(&quot;ROW&quot;;[.J141])-6;16)" office:value-type="string" office:string-value="87">
            <text:p>87</text:p>
          </table:table-cell>
          <table:covered-table-cell/>
          <table:table-cell table:style-name="ce11" table:formula="of:=BASE(CELL(&quot;ROW&quot;;[.L141])-6+7168;16)" office:value-type="string" office:string-value="1C87">
            <text:p>1C87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7" office:value-type="float" office:value="0">
            <text:p>0</text:p>
          </table:table-cell>
          <table:table-cell office:value-type="string">
            <text:p>Inbound Msg Complete</text:p>
          </table:table-cell>
          <table:table-cell table:style-name="ce17" office:value-type="float" office:value="0">
            <text:p>0</text:p>
          </table:table-cell>
          <table:table-cell office:value-type="string">
            <text:p>Active Sense On/Off</text:p>
          </table:table-cell>
          <table:table-cell table:number-columns-repeated="4"/>
          <table:table-cell table:style-name="ce11" table:formula="of:=BASE(CELL(&quot;ROW&quot;;[.J142])-6;16)" office:value-type="string" office:string-value="88">
            <text:p>88</text:p>
          </table:table-cell>
          <table:covered-table-cell/>
          <table:table-cell table:style-name="ce11" table:formula="of:=BASE(CELL(&quot;ROW&quot;;[.L142])-6+7168;16)" office:value-type="string" office:string-value="1C88">
            <text:p>1C88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7" office:value-type="float" office:value="1">
            <text:p>1</text:p>
          </table:table-cell>
          <table:table-cell office:value-type="string">
            <text:p>Sysex Header Releavant</text:p>
          </table:table-cell>
          <table:table-cell table:style-name="ce17" office:value-type="float" office:value="1">
            <text:p>1</text:p>
          </table:table-cell>
          <table:table-cell office:value-type="string">
            <text:p>Remap Notes</text:p>
          </table:table-cell>
          <table:table-cell table:number-columns-repeated="4"/>
          <table:table-cell table:style-name="ce11" table:formula="of:=BASE(CELL(&quot;ROW&quot;;[.J143])-6;16)" office:value-type="string" office:string-value="89">
            <text:p>89</text:p>
          </table:table-cell>
          <table:covered-table-cell/>
          <table:table-cell table:style-name="ce11" table:formula="of:=BASE(CELL(&quot;ROW&quot;;[.L143])-6+7168;16)" office:value-type="string" office:string-value="1C89">
            <text:p>1C89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7" office:value-type="float" office:value="2">
            <text:p>2</text:p>
          </table:table-cell>
          <table:table-cell office:value-type="string">
            <text:p>Input Data Munged</text:p>
          </table:table-cell>
          <table:table-cell table:style-name="ce17" office:value-type="float" office:value="2">
            <text:p>2</text:p>
          </table:table-cell>
          <table:table-cell office:value-type="string">
            <text:p>Remap CC</text:p>
          </table:table-cell>
          <table:table-cell table:number-columns-repeated="4"/>
          <table:table-cell table:style-name="ce11" table:formula="of:=BASE(CELL(&quot;ROW&quot;;[.J144])-6;16)" office:value-type="string" office:string-value="8A">
            <text:p>8A</text:p>
          </table:table-cell>
          <table:covered-table-cell/>
          <table:table-cell table:style-name="ce11" table:formula="of:=BASE(CELL(&quot;ROW&quot;;[.L144])-6+7168;16)" office:value-type="string" office:string-value="1C8A">
            <text:p>1C8A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7" office:value-type="float" office:value="3">
            <text:p>3</text:p>
          </table:table-cell>
          <table:table-cell office:value-type="string">
            <text:p>Firmware Update Mode</text:p>
          </table:table-cell>
          <table:table-cell table:style-name="ce17" office:value-type="float" office:value="3">
            <text:p>3</text:p>
          </table:table-cell>
          <table:table-cell office:value-type="string">
            <text:p>Remap Programs</text:p>
          </table:table-cell>
          <table:table-cell table:number-columns-repeated="4"/>
          <table:table-cell table:style-name="ce11" table:formula="of:=BASE(CELL(&quot;ROW&quot;;[.J145])-6;16)" office:value-type="string" office:string-value="8B">
            <text:p>8B</text:p>
          </table:table-cell>
          <table:covered-table-cell/>
          <table:table-cell table:style-name="ce11" table:formula="of:=BASE(CELL(&quot;ROW&quot;;[.L145])-6+7168;16)" office:value-type="string" office:string-value="1C8B">
            <text:p>1C8B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7" office:value-type="float" office:value="4">
            <text:p>4</text:p>
          </table:table-cell>
          <table:table-cell office:value-type="string">
            <text:p>Analog Data Valid</text:p>
          </table:table-cell>
          <table:table-cell table:style-name="ce17" office:value-type="float" office:value="4">
            <text:p>4</text:p>
          </table:table-cell>
          <table:table-cell office:value-type="string">
            <text:p>Transpose Notes</text:p>
          </table:table-cell>
          <table:table-cell table:number-columns-repeated="4"/>
          <table:table-cell table:style-name="ce11" table:formula="of:=BASE(CELL(&quot;ROW&quot;;[.J146])-6;16)" office:value-type="string" office:string-value="8C">
            <text:p>8C</text:p>
          </table:table-cell>
          <table:covered-table-cell/>
          <table:table-cell table:style-name="ce11" table:formula="of:=BASE(CELL(&quot;ROW&quot;;[.L146])-6+7168;16)" office:value-type="string" office:string-value="1C8C">
            <text:p>1C8C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7" office:value-type="float" office:value="5">
            <text:p>5</text:p>
          </table:table-cell>
          <table:table-cell office:value-type="string">
            <text:p>External Ref Voltage</text:p>
          </table:table-cell>
          <table:table-cell table:style-name="ce17" office:value-type="float" office:value="5">
            <text:p>5</text:p>
          </table:table-cell>
          <table:table-cell office:value-type="string">
            <text:p>Global Refresh Request</text:p>
          </table:table-cell>
          <table:table-cell table:number-columns-repeated="4"/>
          <table:table-cell table:style-name="ce11" table:formula="of:=BASE(CELL(&quot;ROW&quot;;[.J147])-6;16)" office:value-type="string" office:string-value="8D">
            <text:p>8D</text:p>
          </table:table-cell>
          <table:covered-table-cell/>
          <table:table-cell table:style-name="ce11" table:formula="of:=BASE(CELL(&quot;ROW&quot;;[.L147])-6+7168;16)" office:value-type="string" office:string-value="1C8D">
            <text:p>1C8D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7" office:value-type="float" office:value="6">
            <text:p>6</text:p>
          </table:table-cell>
          <table:table-cell office:value-type="string">
            <text:p>Config Transition (tt)</text:p>
          </table:table-cell>
          <table:table-cell table:style-name="ce17" office:value-type="float" office:value="6">
            <text:p>6</text:p>
          </table:table-cell>
          <table:table-cell office:value-type="string">
            <text:p>Global Refresh Go</text:p>
          </table:table-cell>
          <table:table-cell table:number-columns-repeated="4"/>
          <table:table-cell table:style-name="ce11" table:formula="of:=BASE(CELL(&quot;ROW&quot;;[.J148])-6;16)" office:value-type="string" office:string-value="8E">
            <text:p>8E</text:p>
          </table:table-cell>
          <table:covered-table-cell/>
          <table:table-cell table:style-name="ce11" table:formula="of:=BASE(CELL(&quot;ROW&quot;;[.L148])-6+7168;16)" office:value-type="string" office:string-value="1C8E">
            <text:p>1C8E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7" office:value-type="float" office:value="7">
            <text:p>7</text:p>
          </table:table-cell>
          <table:table-cell office:value-type="string">
            <text:p>Sync Run State</text:p>
          </table:table-cell>
          <table:table-cell table:style-name="ce17" office:value-type="float" office:value="7">
            <text:p>7</text:p>
          </table:table-cell>
          <table:table-cell office:value-type="string">
            <text:p>LEDs yes/no</text:p>
          </table:table-cell>
          <table:table-cell table:number-columns-repeated="4"/>
          <table:table-cell table:style-name="ce11" table:formula="of:=BASE(CELL(&quot;ROW&quot;;[.J149])-6;16)" office:value-type="string" office:string-value="8F">
            <text:p>8F</text:p>
          </table:table-cell>
          <table:covered-table-cell/>
          <table:table-cell table:style-name="ce11" table:formula="of:=BASE(CELL(&quot;ROW&quot;;[.L149])-6+7168;16)" office:value-type="string" office:string-value="1C8F">
            <text:p>1C8F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50])-6;16)" office:value-type="string" office:string-value="90">
            <text:p>90</text:p>
          </table:table-cell>
          <table:covered-table-cell/>
          <table:table-cell table:style-name="ce11" table:formula="of:=BASE(CELL(&quot;ROW&quot;;[.L150])-6+7168;16)" office:value-type="string" office:string-value="1C90">
            <text:p>1C90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51])-6;16)" office:value-type="string" office:string-value="91">
            <text:p>91</text:p>
          </table:table-cell>
          <table:covered-table-cell/>
          <table:table-cell table:style-name="ce11" table:formula="of:=BASE(CELL(&quot;ROW&quot;;[.L151])-6+7168;16)" office:value-type="string" office:string-value="1C91">
            <text:p>1C91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52])-6;16)" office:value-type="string" office:string-value="92">
            <text:p>92</text:p>
          </table:table-cell>
          <table:covered-table-cell/>
          <table:table-cell table:style-name="ce11" table:formula="of:=BASE(CELL(&quot;ROW&quot;;[.L152])-6+7168;16)" office:value-type="string" office:string-value="1C92">
            <text:p>1C92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53])-6;16)" office:value-type="string" office:string-value="93">
            <text:p>93</text:p>
          </table:table-cell>
          <table:covered-table-cell/>
          <table:table-cell table:style-name="ce11" table:formula="of:=BASE(CELL(&quot;ROW&quot;;[.L153])-6+7168;16)" office:value-type="string" office:string-value="1C93">
            <text:p>1C93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54])-6;16)" office:value-type="string" office:string-value="94">
            <text:p>94</text:p>
          </table:table-cell>
          <table:covered-table-cell/>
          <table:table-cell table:style-name="ce11" table:formula="of:=BASE(CELL(&quot;ROW&quot;;[.L154])-6+7168;16)" office:value-type="string" office:string-value="1C94">
            <text:p>1C94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55])-6;16)" office:value-type="string" office:string-value="95">
            <text:p>95</text:p>
          </table:table-cell>
          <table:covered-table-cell/>
          <table:table-cell table:style-name="ce11" table:formula="of:=BASE(CELL(&quot;ROW&quot;;[.L155])-6+7168;16)" office:value-type="string" office:string-value="1C95">
            <text:p>1C95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56])-6;16)" office:value-type="string" office:string-value="96">
            <text:p>96</text:p>
          </table:table-cell>
          <table:covered-table-cell/>
          <table:table-cell table:style-name="ce11" table:formula="of:=BASE(CELL(&quot;ROW&quot;;[.L156])-6+7168;16)" office:value-type="string" office:string-value="1C96">
            <text:p>1C96</text:p>
          </table:table-cell>
          <table:covered-table-cell/>
          <table:table-cell table:number-columns-repeated="1011"/>
        </table:table-row>
        <table:table-row table:style-name="ro4">
          <table:table-cell table:style-name="ce12"/>
          <table:table-cell table:style-name="ce15"/>
          <table:table-cell table:number-columns-repeated="7"/>
          <table:table-cell table:style-name="ce11" table:formula="of:=BASE(CELL(&quot;ROW&quot;;[.J157])-6;16)" office:value-type="string" office:string-value="97">
            <text:p>97</text:p>
          </table:table-cell>
          <table:covered-table-cell/>
          <table:table-cell table:style-name="ce11" table:formula="of:=BASE(CELL(&quot;ROW&quot;;[.L157])-6+7168;16)" office:value-type="string" office:string-value="1C97">
            <text:p>1C9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58])-6;16)" office:value-type="string" office:string-value="98">
            <text:p>98</text:p>
          </table:table-cell>
          <table:covered-table-cell/>
          <table:table-cell table:style-name="ce11" table:formula="of:=BASE(CELL(&quot;ROW&quot;;[.L158])-6+7168;16)" office:value-type="string" office:string-value="1C98">
            <text:p>1C9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59])-6;16)" office:value-type="string" office:string-value="99">
            <text:p>99</text:p>
          </table:table-cell>
          <table:covered-table-cell/>
          <table:table-cell table:style-name="ce11" table:formula="of:=BASE(CELL(&quot;ROW&quot;;[.L159])-6+7168;16)" office:value-type="string" office:string-value="1C99">
            <text:p>1C9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60])-6;16)" office:value-type="string" office:string-value="9A">
            <text:p>9A</text:p>
          </table:table-cell>
          <table:covered-table-cell/>
          <table:table-cell table:style-name="ce11" table:formula="of:=BASE(CELL(&quot;ROW&quot;;[.L160])-6+7168;16)" office:value-type="string" office:string-value="1C9A">
            <text:p>1C9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61])-6;16)" office:value-type="string" office:string-value="9B">
            <text:p>9B</text:p>
          </table:table-cell>
          <table:covered-table-cell/>
          <table:table-cell table:style-name="ce11" table:formula="of:=BASE(CELL(&quot;ROW&quot;;[.L161])-6+7168;16)" office:value-type="string" office:string-value="1C9B">
            <text:p>1C9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62])-6;16)" office:value-type="string" office:string-value="9C">
            <text:p>9C</text:p>
          </table:table-cell>
          <table:covered-table-cell/>
          <table:table-cell table:style-name="ce11" table:formula="of:=BASE(CELL(&quot;ROW&quot;;[.L162])-6+7168;16)" office:value-type="string" office:string-value="1C9C">
            <text:p>1C9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63])-6;16)" office:value-type="string" office:string-value="9D">
            <text:p>9D</text:p>
          </table:table-cell>
          <table:covered-table-cell/>
          <table:table-cell table:style-name="ce11" table:formula="of:=BASE(CELL(&quot;ROW&quot;;[.L163])-6+7168;16)" office:value-type="string" office:string-value="1C9D">
            <text:p>1C9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64])-6;16)" office:value-type="string" office:string-value="9E">
            <text:p>9E</text:p>
          </table:table-cell>
          <table:covered-table-cell/>
          <table:table-cell table:style-name="ce11" table:formula="of:=BASE(CELL(&quot;ROW&quot;;[.L164])-6+7168;16)" office:value-type="string" office:string-value="1C9E">
            <text:p>1C9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65])-6;16)" office:value-type="string" office:string-value="9F">
            <text:p>9F</text:p>
          </table:table-cell>
          <table:covered-table-cell/>
          <table:table-cell table:style-name="ce11" table:formula="of:=BASE(CELL(&quot;ROW&quot;;[.L165])-6+7168;16)" office:value-type="string" office:string-value="1C9F">
            <text:p>1C9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66])-6;16)" office:value-type="string" office:string-value="A0">
            <text:p>A0</text:p>
          </table:table-cell>
          <table:covered-table-cell/>
          <table:table-cell table:style-name="ce11" table:formula="of:=BASE(CELL(&quot;ROW&quot;;[.L166])-6+7168;16)" office:value-type="string" office:string-value="1CA0">
            <text:p>1CA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67])-6;16)" office:value-type="string" office:string-value="A1">
            <text:p>A1</text:p>
          </table:table-cell>
          <table:covered-table-cell/>
          <table:table-cell table:style-name="ce11" table:formula="of:=BASE(CELL(&quot;ROW&quot;;[.L167])-6+7168;16)" office:value-type="string" office:string-value="1CA1">
            <text:p>1CA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68])-6;16)" office:value-type="string" office:string-value="A2">
            <text:p>A2</text:p>
          </table:table-cell>
          <table:covered-table-cell/>
          <table:table-cell table:style-name="ce11" table:formula="of:=BASE(CELL(&quot;ROW&quot;;[.L168])-6+7168;16)" office:value-type="string" office:string-value="1CA2">
            <text:p>1CA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69])-6;16)" office:value-type="string" office:string-value="A3">
            <text:p>A3</text:p>
          </table:table-cell>
          <table:covered-table-cell/>
          <table:table-cell table:style-name="ce11" table:formula="of:=BASE(CELL(&quot;ROW&quot;;[.L169])-6+7168;16)" office:value-type="string" office:string-value="1CA3">
            <text:p>1CA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70])-6;16)" office:value-type="string" office:string-value="A4">
            <text:p>A4</text:p>
          </table:table-cell>
          <table:covered-table-cell/>
          <table:table-cell table:style-name="ce11" table:formula="of:=BASE(CELL(&quot;ROW&quot;;[.L170])-6+7168;16)" office:value-type="string" office:string-value="1CA4">
            <text:p>1CA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71])-6;16)" office:value-type="string" office:string-value="A5">
            <text:p>A5</text:p>
          </table:table-cell>
          <table:covered-table-cell/>
          <table:table-cell table:style-name="ce11" table:formula="of:=BASE(CELL(&quot;ROW&quot;;[.L171])-6+7168;16)" office:value-type="string" office:string-value="1CA5">
            <text:p>1CA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72])-6;16)" office:value-type="string" office:string-value="A6">
            <text:p>A6</text:p>
          </table:table-cell>
          <table:covered-table-cell/>
          <table:table-cell table:style-name="ce11" table:formula="of:=BASE(CELL(&quot;ROW&quot;;[.L172])-6+7168;16)" office:value-type="string" office:string-value="1CA6">
            <text:p>1CA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73])-6;16)" office:value-type="string" office:string-value="A7">
            <text:p>A7</text:p>
          </table:table-cell>
          <table:covered-table-cell/>
          <table:table-cell table:style-name="ce11" table:formula="of:=BASE(CELL(&quot;ROW&quot;;[.L173])-6+7168;16)" office:value-type="string" office:string-value="1CA7">
            <text:p>1CA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74])-6;16)" office:value-type="string" office:string-value="A8">
            <text:p>A8</text:p>
          </table:table-cell>
          <table:covered-table-cell/>
          <table:table-cell table:style-name="ce11" table:formula="of:=BASE(CELL(&quot;ROW&quot;;[.L174])-6+7168;16)" office:value-type="string" office:string-value="1CA8">
            <text:p>1CA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75])-6;16)" office:value-type="string" office:string-value="A9">
            <text:p>A9</text:p>
          </table:table-cell>
          <table:covered-table-cell/>
          <table:table-cell table:style-name="ce11" table:formula="of:=BASE(CELL(&quot;ROW&quot;;[.L175])-6+7168;16)" office:value-type="string" office:string-value="1CA9">
            <text:p>1CA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76])-6;16)" office:value-type="string" office:string-value="AA">
            <text:p>AA</text:p>
          </table:table-cell>
          <table:covered-table-cell/>
          <table:table-cell table:style-name="ce11" table:formula="of:=BASE(CELL(&quot;ROW&quot;;[.L176])-6+7168;16)" office:value-type="string" office:string-value="1CAA">
            <text:p>1CA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77])-6;16)" office:value-type="string" office:string-value="AB">
            <text:p>AB</text:p>
          </table:table-cell>
          <table:covered-table-cell/>
          <table:table-cell table:style-name="ce11" table:formula="of:=BASE(CELL(&quot;ROW&quot;;[.L177])-6+7168;16)" office:value-type="string" office:string-value="1CAB">
            <text:p>1CA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78])-6;16)" office:value-type="string" office:string-value="AC">
            <text:p>AC</text:p>
          </table:table-cell>
          <table:covered-table-cell/>
          <table:table-cell table:style-name="ce11" table:formula="of:=BASE(CELL(&quot;ROW&quot;;[.L178])-6+7168;16)" office:value-type="string" office:string-value="1CAC">
            <text:p>1CA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79])-6;16)" office:value-type="string" office:string-value="AD">
            <text:p>AD</text:p>
          </table:table-cell>
          <table:covered-table-cell/>
          <table:table-cell table:style-name="ce11" table:formula="of:=BASE(CELL(&quot;ROW&quot;;[.L179])-6+7168;16)" office:value-type="string" office:string-value="1CAD">
            <text:p>1CA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80])-6;16)" office:value-type="string" office:string-value="AE">
            <text:p>AE</text:p>
          </table:table-cell>
          <table:covered-table-cell/>
          <table:table-cell table:style-name="ce11" table:formula="of:=BASE(CELL(&quot;ROW&quot;;[.L180])-6+7168;16)" office:value-type="string" office:string-value="1CAE">
            <text:p>1CA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81])-6;16)" office:value-type="string" office:string-value="AF">
            <text:p>AF</text:p>
          </table:table-cell>
          <table:covered-table-cell/>
          <table:table-cell table:style-name="ce11" table:formula="of:=BASE(CELL(&quot;ROW&quot;;[.L181])-6+7168;16)" office:value-type="string" office:string-value="1CAF">
            <text:p>1CA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82])-6;16)" office:value-type="string" office:string-value="B0">
            <text:p>B0</text:p>
          </table:table-cell>
          <table:covered-table-cell/>
          <table:table-cell table:style-name="ce11" table:formula="of:=BASE(CELL(&quot;ROW&quot;;[.L182])-6+7168;16)" office:value-type="string" office:string-value="1CB0">
            <text:p>1CB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83])-6;16)" office:value-type="string" office:string-value="B1">
            <text:p>B1</text:p>
          </table:table-cell>
          <table:covered-table-cell/>
          <table:table-cell table:style-name="ce11" table:formula="of:=BASE(CELL(&quot;ROW&quot;;[.L183])-6+7168;16)" office:value-type="string" office:string-value="1CB1">
            <text:p>1CB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84])-6;16)" office:value-type="string" office:string-value="B2">
            <text:p>B2</text:p>
          </table:table-cell>
          <table:covered-table-cell/>
          <table:table-cell table:style-name="ce11" table:formula="of:=BASE(CELL(&quot;ROW&quot;;[.L184])-6+7168;16)" office:value-type="string" office:string-value="1CB2">
            <text:p>1CB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85])-6;16)" office:value-type="string" office:string-value="B3">
            <text:p>B3</text:p>
          </table:table-cell>
          <table:covered-table-cell/>
          <table:table-cell table:style-name="ce11" table:formula="of:=BASE(CELL(&quot;ROW&quot;;[.L185])-6+7168;16)" office:value-type="string" office:string-value="1CB3">
            <text:p>1CB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86])-6;16)" office:value-type="string" office:string-value="B4">
            <text:p>B4</text:p>
          </table:table-cell>
          <table:covered-table-cell/>
          <table:table-cell table:style-name="ce11" table:formula="of:=BASE(CELL(&quot;ROW&quot;;[.L186])-6+7168;16)" office:value-type="string" office:string-value="1CB4">
            <text:p>1CB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87])-6;16)" office:value-type="string" office:string-value="B5">
            <text:p>B5</text:p>
          </table:table-cell>
          <table:covered-table-cell/>
          <table:table-cell table:style-name="ce11" table:formula="of:=BASE(CELL(&quot;ROW&quot;;[.L187])-6+7168;16)" office:value-type="string" office:string-value="1CB5">
            <text:p>1CB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88])-6;16)" office:value-type="string" office:string-value="B6">
            <text:p>B6</text:p>
          </table:table-cell>
          <table:covered-table-cell/>
          <table:table-cell table:style-name="ce11" table:formula="of:=BASE(CELL(&quot;ROW&quot;;[.L188])-6+7168;16)" office:value-type="string" office:string-value="1CB6">
            <text:p>1CB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89])-6;16)" office:value-type="string" office:string-value="B7">
            <text:p>B7</text:p>
          </table:table-cell>
          <table:covered-table-cell/>
          <table:table-cell table:style-name="ce11" table:formula="of:=BASE(CELL(&quot;ROW&quot;;[.L189])-6+7168;16)" office:value-type="string" office:string-value="1CB7">
            <text:p>1CB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90])-6;16)" office:value-type="string" office:string-value="B8">
            <text:p>B8</text:p>
          </table:table-cell>
          <table:covered-table-cell/>
          <table:table-cell table:style-name="ce11" table:formula="of:=BASE(CELL(&quot;ROW&quot;;[.L190])-6+7168;16)" office:value-type="string" office:string-value="1CB8">
            <text:p>1CB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91])-6;16)" office:value-type="string" office:string-value="B9">
            <text:p>B9</text:p>
          </table:table-cell>
          <table:covered-table-cell/>
          <table:table-cell table:style-name="ce11" table:formula="of:=BASE(CELL(&quot;ROW&quot;;[.L191])-6+7168;16)" office:value-type="string" office:string-value="1CB9">
            <text:p>1CB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92])-6;16)" office:value-type="string" office:string-value="BA">
            <text:p>BA</text:p>
          </table:table-cell>
          <table:covered-table-cell/>
          <table:table-cell table:style-name="ce11" table:formula="of:=BASE(CELL(&quot;ROW&quot;;[.L192])-6+7168;16)" office:value-type="string" office:string-value="1CBA">
            <text:p>1CB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93])-6;16)" office:value-type="string" office:string-value="BB">
            <text:p>BB</text:p>
          </table:table-cell>
          <table:covered-table-cell/>
          <table:table-cell table:style-name="ce11" table:formula="of:=BASE(CELL(&quot;ROW&quot;;[.L193])-6+7168;16)" office:value-type="string" office:string-value="1CBB">
            <text:p>1CB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94])-6;16)" office:value-type="string" office:string-value="BC">
            <text:p>BC</text:p>
          </table:table-cell>
          <table:covered-table-cell/>
          <table:table-cell table:style-name="ce11" table:formula="of:=BASE(CELL(&quot;ROW&quot;;[.L194])-6+7168;16)" office:value-type="string" office:string-value="1CBC">
            <text:p>1CB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95])-6;16)" office:value-type="string" office:string-value="BD">
            <text:p>BD</text:p>
          </table:table-cell>
          <table:covered-table-cell/>
          <table:table-cell table:style-name="ce11" table:formula="of:=BASE(CELL(&quot;ROW&quot;;[.L195])-6+7168;16)" office:value-type="string" office:string-value="1CBD">
            <text:p>1CB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96])-6;16)" office:value-type="string" office:string-value="BE">
            <text:p>BE</text:p>
          </table:table-cell>
          <table:covered-table-cell/>
          <table:table-cell table:style-name="ce11" table:formula="of:=BASE(CELL(&quot;ROW&quot;;[.L196])-6+7168;16)" office:value-type="string" office:string-value="1CBE">
            <text:p>1CB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97])-6;16)" office:value-type="string" office:string-value="BF">
            <text:p>BF</text:p>
          </table:table-cell>
          <table:covered-table-cell/>
          <table:table-cell table:style-name="ce11" table:formula="of:=BASE(CELL(&quot;ROW&quot;;[.L197])-6+7168;16)" office:value-type="string" office:string-value="1CBF">
            <text:p>1CB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98])-6;16)" office:value-type="string" office:string-value="C0">
            <text:p>C0</text:p>
          </table:table-cell>
          <table:covered-table-cell/>
          <table:table-cell table:style-name="ce11" table:formula="of:=BASE(CELL(&quot;ROW&quot;;[.L198])-6+7168;16)" office:value-type="string" office:string-value="1CC0">
            <text:p>1CC0</text:p>
          </table:table-cell>
          <table:table-cell table:style-name="ce24" office:value-type="string" table:number-columns-spanned="1" table:number-rows-spanned="192">
            <text:p>Layer 1 Config (192)</text:p>
          </table:table-cell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199])-6;16)" office:value-type="string" office:string-value="C1">
            <text:p>C1</text:p>
          </table:table-cell>
          <table:covered-table-cell/>
          <table:table-cell table:style-name="ce11" table:formula="of:=BASE(CELL(&quot;ROW&quot;;[.L199])-6+7168;16)" office:value-type="string" office:string-value="1CC1">
            <text:p>1CC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00])-6;16)" office:value-type="string" office:string-value="C2">
            <text:p>C2</text:p>
          </table:table-cell>
          <table:covered-table-cell/>
          <table:table-cell table:style-name="ce11" table:formula="of:=BASE(CELL(&quot;ROW&quot;;[.L200])-6+7168;16)" office:value-type="string" office:string-value="1CC2">
            <text:p>1CC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01])-6;16)" office:value-type="string" office:string-value="C3">
            <text:p>C3</text:p>
          </table:table-cell>
          <table:covered-table-cell/>
          <table:table-cell table:style-name="ce11" table:formula="of:=BASE(CELL(&quot;ROW&quot;;[.L201])-6+7168;16)" office:value-type="string" office:string-value="1CC3">
            <text:p>1CC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02])-6;16)" office:value-type="string" office:string-value="C4">
            <text:p>C4</text:p>
          </table:table-cell>
          <table:covered-table-cell/>
          <table:table-cell table:style-name="ce11" table:formula="of:=BASE(CELL(&quot;ROW&quot;;[.L202])-6+7168;16)" office:value-type="string" office:string-value="1CC4">
            <text:p>1CC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03])-6;16)" office:value-type="string" office:string-value="C5">
            <text:p>C5</text:p>
          </table:table-cell>
          <table:covered-table-cell/>
          <table:table-cell table:style-name="ce11" table:formula="of:=BASE(CELL(&quot;ROW&quot;;[.L203])-6+7168;16)" office:value-type="string" office:string-value="1CC5">
            <text:p>1CC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04])-6;16)" office:value-type="string" office:string-value="C6">
            <text:p>C6</text:p>
          </table:table-cell>
          <table:covered-table-cell/>
          <table:table-cell table:style-name="ce11" table:formula="of:=BASE(CELL(&quot;ROW&quot;;[.L204])-6+7168;16)" office:value-type="string" office:string-value="1CC6">
            <text:p>1CC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05])-6;16)" office:value-type="string" office:string-value="C7">
            <text:p>C7</text:p>
          </table:table-cell>
          <table:covered-table-cell/>
          <table:table-cell table:style-name="ce11" table:formula="of:=BASE(CELL(&quot;ROW&quot;;[.L205])-6+7168;16)" office:value-type="string" office:string-value="1CC7">
            <text:p>1CC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06])-6;16)" office:value-type="string" office:string-value="C8">
            <text:p>C8</text:p>
          </table:table-cell>
          <table:covered-table-cell/>
          <table:table-cell table:style-name="ce11" table:formula="of:=BASE(CELL(&quot;ROW&quot;;[.L206])-6+7168;16)" office:value-type="string" office:string-value="1CC8">
            <text:p>1CC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07])-6;16)" office:value-type="string" office:string-value="C9">
            <text:p>C9</text:p>
          </table:table-cell>
          <table:covered-table-cell/>
          <table:table-cell table:style-name="ce11" table:formula="of:=BASE(CELL(&quot;ROW&quot;;[.L207])-6+7168;16)" office:value-type="string" office:string-value="1CC9">
            <text:p>1CC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08])-6;16)" office:value-type="string" office:string-value="CA">
            <text:p>CA</text:p>
          </table:table-cell>
          <table:covered-table-cell/>
          <table:table-cell table:style-name="ce11" table:formula="of:=BASE(CELL(&quot;ROW&quot;;[.L208])-6+7168;16)" office:value-type="string" office:string-value="1CCA">
            <text:p>1CC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09])-6;16)" office:value-type="string" office:string-value="CB">
            <text:p>CB</text:p>
          </table:table-cell>
          <table:covered-table-cell/>
          <table:table-cell table:style-name="ce11" table:formula="of:=BASE(CELL(&quot;ROW&quot;;[.L209])-6+7168;16)" office:value-type="string" office:string-value="1CCB">
            <text:p>1CC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10])-6;16)" office:value-type="string" office:string-value="CC">
            <text:p>CC</text:p>
          </table:table-cell>
          <table:covered-table-cell/>
          <table:table-cell table:style-name="ce11" table:formula="of:=BASE(CELL(&quot;ROW&quot;;[.L210])-6+7168;16)" office:value-type="string" office:string-value="1CCC">
            <text:p>1CC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11])-6;16)" office:value-type="string" office:string-value="CD">
            <text:p>CD</text:p>
          </table:table-cell>
          <table:covered-table-cell/>
          <table:table-cell table:style-name="ce11" table:formula="of:=BASE(CELL(&quot;ROW&quot;;[.L211])-6+7168;16)" office:value-type="string" office:string-value="1CCD">
            <text:p>1CC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12])-6;16)" office:value-type="string" office:string-value="CE">
            <text:p>CE</text:p>
          </table:table-cell>
          <table:covered-table-cell/>
          <table:table-cell table:style-name="ce11" table:formula="of:=BASE(CELL(&quot;ROW&quot;;[.L212])-6+7168;16)" office:value-type="string" office:string-value="1CCE">
            <text:p>1CC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13])-6;16)" office:value-type="string" office:string-value="CF">
            <text:p>CF</text:p>
          </table:table-cell>
          <table:covered-table-cell/>
          <table:table-cell table:style-name="ce11" table:formula="of:=BASE(CELL(&quot;ROW&quot;;[.L213])-6+7168;16)" office:value-type="string" office:string-value="1CCF">
            <text:p>1CC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14])-6;16)" office:value-type="string" office:string-value="D0">
            <text:p>D0</text:p>
          </table:table-cell>
          <table:covered-table-cell/>
          <table:table-cell table:style-name="ce11" table:formula="of:=BASE(CELL(&quot;ROW&quot;;[.L214])-6+7168;16)" office:value-type="string" office:string-value="1CD0">
            <text:p>1CD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15])-6;16)" office:value-type="string" office:string-value="D1">
            <text:p>D1</text:p>
          </table:table-cell>
          <table:covered-table-cell/>
          <table:table-cell table:style-name="ce11" table:formula="of:=BASE(CELL(&quot;ROW&quot;;[.L215])-6+7168;16)" office:value-type="string" office:string-value="1CD1">
            <text:p>1CD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16])-6;16)" office:value-type="string" office:string-value="D2">
            <text:p>D2</text:p>
          </table:table-cell>
          <table:covered-table-cell/>
          <table:table-cell table:style-name="ce11" table:formula="of:=BASE(CELL(&quot;ROW&quot;;[.L216])-6+7168;16)" office:value-type="string" office:string-value="1CD2">
            <text:p>1CD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17])-6;16)" office:value-type="string" office:string-value="D3">
            <text:p>D3</text:p>
          </table:table-cell>
          <table:covered-table-cell/>
          <table:table-cell table:style-name="ce11" table:formula="of:=BASE(CELL(&quot;ROW&quot;;[.L217])-6+7168;16)" office:value-type="string" office:string-value="1CD3">
            <text:p>1CD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18])-6;16)" office:value-type="string" office:string-value="D4">
            <text:p>D4</text:p>
          </table:table-cell>
          <table:covered-table-cell/>
          <table:table-cell table:style-name="ce11" table:formula="of:=BASE(CELL(&quot;ROW&quot;;[.L218])-6+7168;16)" office:value-type="string" office:string-value="1CD4">
            <text:p>1CD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19])-6;16)" office:value-type="string" office:string-value="D5">
            <text:p>D5</text:p>
          </table:table-cell>
          <table:covered-table-cell/>
          <table:table-cell table:style-name="ce11" table:formula="of:=BASE(CELL(&quot;ROW&quot;;[.L219])-6+7168;16)" office:value-type="string" office:string-value="1CD5">
            <text:p>1CD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20])-6;16)" office:value-type="string" office:string-value="D6">
            <text:p>D6</text:p>
          </table:table-cell>
          <table:covered-table-cell/>
          <table:table-cell table:style-name="ce11" table:formula="of:=BASE(CELL(&quot;ROW&quot;;[.L220])-6+7168;16)" office:value-type="string" office:string-value="1CD6">
            <text:p>1CD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21])-6;16)" office:value-type="string" office:string-value="D7">
            <text:p>D7</text:p>
          </table:table-cell>
          <table:covered-table-cell/>
          <table:table-cell table:style-name="ce11" table:formula="of:=BASE(CELL(&quot;ROW&quot;;[.L221])-6+7168;16)" office:value-type="string" office:string-value="1CD7">
            <text:p>1CD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22])-6;16)" office:value-type="string" office:string-value="D8">
            <text:p>D8</text:p>
          </table:table-cell>
          <table:covered-table-cell/>
          <table:table-cell table:style-name="ce11" table:formula="of:=BASE(CELL(&quot;ROW&quot;;[.L222])-6+7168;16)" office:value-type="string" office:string-value="1CD8">
            <text:p>1CD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23])-6;16)" office:value-type="string" office:string-value="D9">
            <text:p>D9</text:p>
          </table:table-cell>
          <table:covered-table-cell/>
          <table:table-cell table:style-name="ce11" table:formula="of:=BASE(CELL(&quot;ROW&quot;;[.L223])-6+7168;16)" office:value-type="string" office:string-value="1CD9">
            <text:p>1CD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24])-6;16)" office:value-type="string" office:string-value="DA">
            <text:p>DA</text:p>
          </table:table-cell>
          <table:covered-table-cell/>
          <table:table-cell table:style-name="ce11" table:formula="of:=BASE(CELL(&quot;ROW&quot;;[.L224])-6+7168;16)" office:value-type="string" office:string-value="1CDA">
            <text:p>1CD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25])-6;16)" office:value-type="string" office:string-value="DB">
            <text:p>DB</text:p>
          </table:table-cell>
          <table:covered-table-cell/>
          <table:table-cell table:style-name="ce11" table:formula="of:=BASE(CELL(&quot;ROW&quot;;[.L225])-6+7168;16)" office:value-type="string" office:string-value="1CDB">
            <text:p>1CD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26])-6;16)" office:value-type="string" office:string-value="DC">
            <text:p>DC</text:p>
          </table:table-cell>
          <table:covered-table-cell/>
          <table:table-cell table:style-name="ce11" table:formula="of:=BASE(CELL(&quot;ROW&quot;;[.L226])-6+7168;16)" office:value-type="string" office:string-value="1CDC">
            <text:p>1CD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27])-6;16)" office:value-type="string" office:string-value="DD">
            <text:p>DD</text:p>
          </table:table-cell>
          <table:covered-table-cell/>
          <table:table-cell table:style-name="ce11" table:formula="of:=BASE(CELL(&quot;ROW&quot;;[.L227])-6+7168;16)" office:value-type="string" office:string-value="1CDD">
            <text:p>1CD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28])-6;16)" office:value-type="string" office:string-value="DE">
            <text:p>DE</text:p>
          </table:table-cell>
          <table:covered-table-cell/>
          <table:table-cell table:style-name="ce11" table:formula="of:=BASE(CELL(&quot;ROW&quot;;[.L228])-6+7168;16)" office:value-type="string" office:string-value="1CDE">
            <text:p>1CD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29])-6;16)" office:value-type="string" office:string-value="DF">
            <text:p>DF</text:p>
          </table:table-cell>
          <table:covered-table-cell/>
          <table:table-cell table:style-name="ce11" table:formula="of:=BASE(CELL(&quot;ROW&quot;;[.L229])-6+7168;16)" office:value-type="string" office:string-value="1CDF">
            <text:p>1CD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30])-6;16)" office:value-type="string" office:string-value="E0">
            <text:p>E0</text:p>
          </table:table-cell>
          <table:covered-table-cell/>
          <table:table-cell table:style-name="ce11" table:formula="of:=BASE(CELL(&quot;ROW&quot;;[.L230])-6+7168;16)" office:value-type="string" office:string-value="1CE0">
            <text:p>1CE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31])-6;16)" office:value-type="string" office:string-value="E1">
            <text:p>E1</text:p>
          </table:table-cell>
          <table:covered-table-cell/>
          <table:table-cell table:style-name="ce11" table:formula="of:=BASE(CELL(&quot;ROW&quot;;[.L231])-6+7168;16)" office:value-type="string" office:string-value="1CE1">
            <text:p>1CE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32])-6;16)" office:value-type="string" office:string-value="E2">
            <text:p>E2</text:p>
          </table:table-cell>
          <table:covered-table-cell/>
          <table:table-cell table:style-name="ce11" table:formula="of:=BASE(CELL(&quot;ROW&quot;;[.L232])-6+7168;16)" office:value-type="string" office:string-value="1CE2">
            <text:p>1CE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33])-6;16)" office:value-type="string" office:string-value="E3">
            <text:p>E3</text:p>
          </table:table-cell>
          <table:covered-table-cell/>
          <table:table-cell table:style-name="ce11" table:formula="of:=BASE(CELL(&quot;ROW&quot;;[.L233])-6+7168;16)" office:value-type="string" office:string-value="1CE3">
            <text:p>1CE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34])-6;16)" office:value-type="string" office:string-value="E4">
            <text:p>E4</text:p>
          </table:table-cell>
          <table:covered-table-cell/>
          <table:table-cell table:style-name="ce11" table:formula="of:=BASE(CELL(&quot;ROW&quot;;[.L234])-6+7168;16)" office:value-type="string" office:string-value="1CE4">
            <text:p>1CE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35])-6;16)" office:value-type="string" office:string-value="E5">
            <text:p>E5</text:p>
          </table:table-cell>
          <table:covered-table-cell/>
          <table:table-cell table:style-name="ce11" table:formula="of:=BASE(CELL(&quot;ROW&quot;;[.L235])-6+7168;16)" office:value-type="string" office:string-value="1CE5">
            <text:p>1CE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36])-6;16)" office:value-type="string" office:string-value="E6">
            <text:p>E6</text:p>
          </table:table-cell>
          <table:covered-table-cell/>
          <table:table-cell table:style-name="ce11" table:formula="of:=BASE(CELL(&quot;ROW&quot;;[.L236])-6+7168;16)" office:value-type="string" office:string-value="1CE6">
            <text:p>1CE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37])-6;16)" office:value-type="string" office:string-value="E7">
            <text:p>E7</text:p>
          </table:table-cell>
          <table:covered-table-cell/>
          <table:table-cell table:style-name="ce11" table:formula="of:=BASE(CELL(&quot;ROW&quot;;[.L237])-6+7168;16)" office:value-type="string" office:string-value="1CE7">
            <text:p>1CE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38])-6;16)" office:value-type="string" office:string-value="E8">
            <text:p>E8</text:p>
          </table:table-cell>
          <table:covered-table-cell/>
          <table:table-cell table:style-name="ce11" table:formula="of:=BASE(CELL(&quot;ROW&quot;;[.L238])-6+7168;16)" office:value-type="string" office:string-value="1CE8">
            <text:p>1CE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39])-6;16)" office:value-type="string" office:string-value="E9">
            <text:p>E9</text:p>
          </table:table-cell>
          <table:covered-table-cell/>
          <table:table-cell table:style-name="ce11" table:formula="of:=BASE(CELL(&quot;ROW&quot;;[.L239])-6+7168;16)" office:value-type="string" office:string-value="1CE9">
            <text:p>1CE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40])-6;16)" office:value-type="string" office:string-value="EA">
            <text:p>EA</text:p>
          </table:table-cell>
          <table:covered-table-cell/>
          <table:table-cell table:style-name="ce11" table:formula="of:=BASE(CELL(&quot;ROW&quot;;[.L240])-6+7168;16)" office:value-type="string" office:string-value="1CEA">
            <text:p>1CE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41])-6;16)" office:value-type="string" office:string-value="EB">
            <text:p>EB</text:p>
          </table:table-cell>
          <table:covered-table-cell/>
          <table:table-cell table:style-name="ce11" table:formula="of:=BASE(CELL(&quot;ROW&quot;;[.L241])-6+7168;16)" office:value-type="string" office:string-value="1CEB">
            <text:p>1CE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42])-6;16)" office:value-type="string" office:string-value="EC">
            <text:p>EC</text:p>
          </table:table-cell>
          <table:covered-table-cell/>
          <table:table-cell table:style-name="ce11" table:formula="of:=BASE(CELL(&quot;ROW&quot;;[.L242])-6+7168;16)" office:value-type="string" office:string-value="1CEC">
            <text:p>1CE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43])-6;16)" office:value-type="string" office:string-value="ED">
            <text:p>ED</text:p>
          </table:table-cell>
          <table:covered-table-cell/>
          <table:table-cell table:style-name="ce11" table:formula="of:=BASE(CELL(&quot;ROW&quot;;[.L243])-6+7168;16)" office:value-type="string" office:string-value="1CED">
            <text:p>1CE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44])-6;16)" office:value-type="string" office:string-value="EE">
            <text:p>EE</text:p>
          </table:table-cell>
          <table:covered-table-cell/>
          <table:table-cell table:style-name="ce11" table:formula="of:=BASE(CELL(&quot;ROW&quot;;[.L244])-6+7168;16)" office:value-type="string" office:string-value="1CEE">
            <text:p>1CE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45])-6;16)" office:value-type="string" office:string-value="EF">
            <text:p>EF</text:p>
          </table:table-cell>
          <table:covered-table-cell/>
          <table:table-cell table:style-name="ce11" table:formula="of:=BASE(CELL(&quot;ROW&quot;;[.L245])-6+7168;16)" office:value-type="string" office:string-value="1CEF">
            <text:p>1CE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46])-6;16)" office:value-type="string" office:string-value="F0">
            <text:p>F0</text:p>
          </table:table-cell>
          <table:covered-table-cell/>
          <table:table-cell table:style-name="ce11" table:formula="of:=BASE(CELL(&quot;ROW&quot;;[.L246])-6+7168;16)" office:value-type="string" office:string-value="1CF0">
            <text:p>1CF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47])-6;16)" office:value-type="string" office:string-value="F1">
            <text:p>F1</text:p>
          </table:table-cell>
          <table:covered-table-cell/>
          <table:table-cell table:style-name="ce11" table:formula="of:=BASE(CELL(&quot;ROW&quot;;[.L247])-6+7168;16)" office:value-type="string" office:string-value="1CF1">
            <text:p>1CF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48])-6;16)" office:value-type="string" office:string-value="F2">
            <text:p>F2</text:p>
          </table:table-cell>
          <table:covered-table-cell/>
          <table:table-cell table:style-name="ce11" table:formula="of:=BASE(CELL(&quot;ROW&quot;;[.L248])-6+7168;16)" office:value-type="string" office:string-value="1CF2">
            <text:p>1CF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49])-6;16)" office:value-type="string" office:string-value="F3">
            <text:p>F3</text:p>
          </table:table-cell>
          <table:covered-table-cell/>
          <table:table-cell table:style-name="ce11" table:formula="of:=BASE(CELL(&quot;ROW&quot;;[.L249])-6+7168;16)" office:value-type="string" office:string-value="1CF3">
            <text:p>1CF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50])-6;16)" office:value-type="string" office:string-value="F4">
            <text:p>F4</text:p>
          </table:table-cell>
          <table:covered-table-cell/>
          <table:table-cell table:style-name="ce11" table:formula="of:=BASE(CELL(&quot;ROW&quot;;[.L250])-6+7168;16)" office:value-type="string" office:string-value="1CF4">
            <text:p>1CF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51])-6;16)" office:value-type="string" office:string-value="F5">
            <text:p>F5</text:p>
          </table:table-cell>
          <table:covered-table-cell/>
          <table:table-cell table:style-name="ce11" table:formula="of:=BASE(CELL(&quot;ROW&quot;;[.L251])-6+7168;16)" office:value-type="string" office:string-value="1CF5">
            <text:p>1CF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52])-6;16)" office:value-type="string" office:string-value="F6">
            <text:p>F6</text:p>
          </table:table-cell>
          <table:covered-table-cell/>
          <table:table-cell table:style-name="ce11" table:formula="of:=BASE(CELL(&quot;ROW&quot;;[.L252])-6+7168;16)" office:value-type="string" office:string-value="1CF6">
            <text:p>1CF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53])-6;16)" office:value-type="string" office:string-value="F7">
            <text:p>F7</text:p>
          </table:table-cell>
          <table:covered-table-cell/>
          <table:table-cell table:style-name="ce11" table:formula="of:=BASE(CELL(&quot;ROW&quot;;[.L253])-6+7168;16)" office:value-type="string" office:string-value="1CF7">
            <text:p>1CF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54])-6;16)" office:value-type="string" office:string-value="F8">
            <text:p>F8</text:p>
          </table:table-cell>
          <table:covered-table-cell/>
          <table:table-cell table:style-name="ce11" table:formula="of:=BASE(CELL(&quot;ROW&quot;;[.L254])-6+7168;16)" office:value-type="string" office:string-value="1CF8">
            <text:p>1CF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55])-6;16)" office:value-type="string" office:string-value="F9">
            <text:p>F9</text:p>
          </table:table-cell>
          <table:covered-table-cell/>
          <table:table-cell table:style-name="ce11" table:formula="of:=BASE(CELL(&quot;ROW&quot;;[.L255])-6+7168;16)" office:value-type="string" office:string-value="1CF9">
            <text:p>1CF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56])-6;16)" office:value-type="string" office:string-value="FA">
            <text:p>FA</text:p>
          </table:table-cell>
          <table:covered-table-cell/>
          <table:table-cell table:style-name="ce11" table:formula="of:=BASE(CELL(&quot;ROW&quot;;[.L256])-6+7168;16)" office:value-type="string" office:string-value="1CFA">
            <text:p>1CF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57])-6;16)" office:value-type="string" office:string-value="FB">
            <text:p>FB</text:p>
          </table:table-cell>
          <table:covered-table-cell/>
          <table:table-cell table:style-name="ce11" table:formula="of:=BASE(CELL(&quot;ROW&quot;;[.L257])-6+7168;16)" office:value-type="string" office:string-value="1CFB">
            <text:p>1CF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58])-6;16)" office:value-type="string" office:string-value="FC">
            <text:p>FC</text:p>
          </table:table-cell>
          <table:covered-table-cell/>
          <table:table-cell table:style-name="ce11" table:formula="of:=BASE(CELL(&quot;ROW&quot;;[.L258])-6+7168;16)" office:value-type="string" office:string-value="1CFC">
            <text:p>1CF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59])-6;16)" office:value-type="string" office:string-value="FD">
            <text:p>FD</text:p>
          </table:table-cell>
          <table:covered-table-cell/>
          <table:table-cell table:style-name="ce11" table:formula="of:=BASE(CELL(&quot;ROW&quot;;[.L259])-6+7168;16)" office:value-type="string" office:string-value="1CFD">
            <text:p>1CF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60])-6;16)" office:value-type="string" office:string-value="FE">
            <text:p>FE</text:p>
          </table:table-cell>
          <table:covered-table-cell/>
          <table:table-cell table:style-name="ce11" table:formula="of:=BASE(CELL(&quot;ROW&quot;;[.L260])-6+7168;16)" office:value-type="string" office:string-value="1CFE">
            <text:p>1CF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7"/>
          <table:table-cell table:style-name="ce11" table:formula="of:=BASE(CELL(&quot;ROW&quot;;[.J261])-6;16)" office:value-type="string" office:string-value="FF">
            <text:p>FF</text:p>
          </table:table-cell>
          <table:covered-table-cell/>
          <table:table-cell table:style-name="ce11" table:formula="of:=BASE(CELL(&quot;ROW&quot;;[.L261])-6+7168;16)" office:value-type="string" office:string-value="1CFF">
            <text:p>1CF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62])-6+7168;16)" office:value-type="string" office:string-value="1D00">
            <text:p>1D0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63])-6+7168;16)" office:value-type="string" office:string-value="1D01">
            <text:p>1D0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64])-6+7168;16)" office:value-type="string" office:string-value="1D02">
            <text:p>1D0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65])-6+7168;16)" office:value-type="string" office:string-value="1D03">
            <text:p>1D0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66])-6+7168;16)" office:value-type="string" office:string-value="1D04">
            <text:p>1D0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67])-6+7168;16)" office:value-type="string" office:string-value="1D05">
            <text:p>1D0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68])-6+7168;16)" office:value-type="string" office:string-value="1D06">
            <text:p>1D0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69])-6+7168;16)" office:value-type="string" office:string-value="1D07">
            <text:p>1D0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70])-6+7168;16)" office:value-type="string" office:string-value="1D08">
            <text:p>1D0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71])-6+7168;16)" office:value-type="string" office:string-value="1D09">
            <text:p>1D0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72])-6+7168;16)" office:value-type="string" office:string-value="1D0A">
            <text:p>1D0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73])-6+7168;16)" office:value-type="string" office:string-value="1D0B">
            <text:p>1D0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74])-6+7168;16)" office:value-type="string" office:string-value="1D0C">
            <text:p>1D0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75])-6+7168;16)" office:value-type="string" office:string-value="1D0D">
            <text:p>1D0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76])-6+7168;16)" office:value-type="string" office:string-value="1D0E">
            <text:p>1D0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77])-6+7168;16)" office:value-type="string" office:string-value="1D0F">
            <text:p>1D0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78])-6+7168;16)" office:value-type="string" office:string-value="1D10">
            <text:p>1D1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79])-6+7168;16)" office:value-type="string" office:string-value="1D11">
            <text:p>1D1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80])-6+7168;16)" office:value-type="string" office:string-value="1D12">
            <text:p>1D1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81])-6+7168;16)" office:value-type="string" office:string-value="1D13">
            <text:p>1D1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82])-6+7168;16)" office:value-type="string" office:string-value="1D14">
            <text:p>1D1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83])-6+7168;16)" office:value-type="string" office:string-value="1D15">
            <text:p>1D1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84])-6+7168;16)" office:value-type="string" office:string-value="1D16">
            <text:p>1D1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85])-6+7168;16)" office:value-type="string" office:string-value="1D17">
            <text:p>1D1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86])-6+7168;16)" office:value-type="string" office:string-value="1D18">
            <text:p>1D1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87])-6+7168;16)" office:value-type="string" office:string-value="1D19">
            <text:p>1D1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88])-6+7168;16)" office:value-type="string" office:string-value="1D1A">
            <text:p>1D1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89])-6+7168;16)" office:value-type="string" office:string-value="1D1B">
            <text:p>1D1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90])-6+7168;16)" office:value-type="string" office:string-value="1D1C">
            <text:p>1D1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91])-6+7168;16)" office:value-type="string" office:string-value="1D1D">
            <text:p>1D1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92])-6+7168;16)" office:value-type="string" office:string-value="1D1E">
            <text:p>1D1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93])-6+7168;16)" office:value-type="string" office:string-value="1D1F">
            <text:p>1D1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94])-6+7168;16)" office:value-type="string" office:string-value="1D20">
            <text:p>1D2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95])-6+7168;16)" office:value-type="string" office:string-value="1D21">
            <text:p>1D2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96])-6+7168;16)" office:value-type="string" office:string-value="1D22">
            <text:p>1D2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97])-6+7168;16)" office:value-type="string" office:string-value="1D23">
            <text:p>1D2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98])-6+7168;16)" office:value-type="string" office:string-value="1D24">
            <text:p>1D2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299])-6+7168;16)" office:value-type="string" office:string-value="1D25">
            <text:p>1D2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00])-6+7168;16)" office:value-type="string" office:string-value="1D26">
            <text:p>1D2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01])-6+7168;16)" office:value-type="string" office:string-value="1D27">
            <text:p>1D2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02])-6+7168;16)" office:value-type="string" office:string-value="1D28">
            <text:p>1D2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03])-6+7168;16)" office:value-type="string" office:string-value="1D29">
            <text:p>1D2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04])-6+7168;16)" office:value-type="string" office:string-value="1D2A">
            <text:p>1D2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05])-6+7168;16)" office:value-type="string" office:string-value="1D2B">
            <text:p>1D2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06])-6+7168;16)" office:value-type="string" office:string-value="1D2C">
            <text:p>1D2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07])-6+7168;16)" office:value-type="string" office:string-value="1D2D">
            <text:p>1D2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08])-6+7168;16)" office:value-type="string" office:string-value="1D2E">
            <text:p>1D2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09])-6+7168;16)" office:value-type="string" office:string-value="1D2F">
            <text:p>1D2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10])-6+7168;16)" office:value-type="string" office:string-value="1D30">
            <text:p>1D3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11])-6+7168;16)" office:value-type="string" office:string-value="1D31">
            <text:p>1D3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12])-6+7168;16)" office:value-type="string" office:string-value="1D32">
            <text:p>1D3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13])-6+7168;16)" office:value-type="string" office:string-value="1D33">
            <text:p>1D3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14])-6+7168;16)" office:value-type="string" office:string-value="1D34">
            <text:p>1D3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15])-6+7168;16)" office:value-type="string" office:string-value="1D35">
            <text:p>1D3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16])-6+7168;16)" office:value-type="string" office:string-value="1D36">
            <text:p>1D3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17])-6+7168;16)" office:value-type="string" office:string-value="1D37">
            <text:p>1D3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18])-6+7168;16)" office:value-type="string" office:string-value="1D38">
            <text:p>1D3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19])-6+7168;16)" office:value-type="string" office:string-value="1D39">
            <text:p>1D3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20])-6+7168;16)" office:value-type="string" office:string-value="1D3A">
            <text:p>1D3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21])-6+7168;16)" office:value-type="string" office:string-value="1D3B">
            <text:p>1D3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22])-6+7168;16)" office:value-type="string" office:string-value="1D3C">
            <text:p>1D3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23])-6+7168;16)" office:value-type="string" office:string-value="1D3D">
            <text:p>1D3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24])-6+7168;16)" office:value-type="string" office:string-value="1D3E">
            <text:p>1D3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25])-6+7168;16)" office:value-type="string" office:string-value="1D3F">
            <text:p>1D3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26])-6+7168;16)" office:value-type="string" office:string-value="1D40">
            <text:p>1D4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27])-6+7168;16)" office:value-type="string" office:string-value="1D41">
            <text:p>1D4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28])-6+7168;16)" office:value-type="string" office:string-value="1D42">
            <text:p>1D4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29])-6+7168;16)" office:value-type="string" office:string-value="1D43">
            <text:p>1D4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30])-6+7168;16)" office:value-type="string" office:string-value="1D44">
            <text:p>1D4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31])-6+7168;16)" office:value-type="string" office:string-value="1D45">
            <text:p>1D4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32])-6+7168;16)" office:value-type="string" office:string-value="1D46">
            <text:p>1D4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33])-6+7168;16)" office:value-type="string" office:string-value="1D47">
            <text:p>1D4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34])-6+7168;16)" office:value-type="string" office:string-value="1D48">
            <text:p>1D4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35])-6+7168;16)" office:value-type="string" office:string-value="1D49">
            <text:p>1D4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36])-6+7168;16)" office:value-type="string" office:string-value="1D4A">
            <text:p>1D4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37])-6+7168;16)" office:value-type="string" office:string-value="1D4B">
            <text:p>1D4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38])-6+7168;16)" office:value-type="string" office:string-value="1D4C">
            <text:p>1D4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39])-6+7168;16)" office:value-type="string" office:string-value="1D4D">
            <text:p>1D4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40])-6+7168;16)" office:value-type="string" office:string-value="1D4E">
            <text:p>1D4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41])-6+7168;16)" office:value-type="string" office:string-value="1D4F">
            <text:p>1D4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42])-6+7168;16)" office:value-type="string" office:string-value="1D50">
            <text:p>1D5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43])-6+7168;16)" office:value-type="string" office:string-value="1D51">
            <text:p>1D5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44])-6+7168;16)" office:value-type="string" office:string-value="1D52">
            <text:p>1D5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45])-6+7168;16)" office:value-type="string" office:string-value="1D53">
            <text:p>1D5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46])-6+7168;16)" office:value-type="string" office:string-value="1D54">
            <text:p>1D5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47])-6+7168;16)" office:value-type="string" office:string-value="1D55">
            <text:p>1D5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48])-6+7168;16)" office:value-type="string" office:string-value="1D56">
            <text:p>1D5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49])-6+7168;16)" office:value-type="string" office:string-value="1D57">
            <text:p>1D5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50])-6+7168;16)" office:value-type="string" office:string-value="1D58">
            <text:p>1D5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51])-6+7168;16)" office:value-type="string" office:string-value="1D59">
            <text:p>1D5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52])-6+7168;16)" office:value-type="string" office:string-value="1D5A">
            <text:p>1D5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53])-6+7168;16)" office:value-type="string" office:string-value="1D5B">
            <text:p>1D5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54])-6+7168;16)" office:value-type="string" office:string-value="1D5C">
            <text:p>1D5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55])-6+7168;16)" office:value-type="string" office:string-value="1D5D">
            <text:p>1D5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56])-6+7168;16)" office:value-type="string" office:string-value="1D5E">
            <text:p>1D5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57])-6+7168;16)" office:value-type="string" office:string-value="1D5F">
            <text:p>1D5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58])-6+7168;16)" office:value-type="string" office:string-value="1D60">
            <text:p>1D6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59])-6+7168;16)" office:value-type="string" office:string-value="1D61">
            <text:p>1D6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60])-6+7168;16)" office:value-type="string" office:string-value="1D62">
            <text:p>1D6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61])-6+7168;16)" office:value-type="string" office:string-value="1D63">
            <text:p>1D6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62])-6+7168;16)" office:value-type="string" office:string-value="1D64">
            <text:p>1D6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63])-6+7168;16)" office:value-type="string" office:string-value="1D65">
            <text:p>1D6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64])-6+7168;16)" office:value-type="string" office:string-value="1D66">
            <text:p>1D6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65])-6+7168;16)" office:value-type="string" office:string-value="1D67">
            <text:p>1D6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66])-6+7168;16)" office:value-type="string" office:string-value="1D68">
            <text:p>1D6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67])-6+7168;16)" office:value-type="string" office:string-value="1D69">
            <text:p>1D6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68])-6+7168;16)" office:value-type="string" office:string-value="1D6A">
            <text:p>1D6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69])-6+7168;16)" office:value-type="string" office:string-value="1D6B">
            <text:p>1D6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70])-6+7168;16)" office:value-type="string" office:string-value="1D6C">
            <text:p>1D6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71])-6+7168;16)" office:value-type="string" office:string-value="1D6D">
            <text:p>1D6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72])-6+7168;16)" office:value-type="string" office:string-value="1D6E">
            <text:p>1D6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73])-6+7168;16)" office:value-type="string" office:string-value="1D6F">
            <text:p>1D6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74])-6+7168;16)" office:value-type="string" office:string-value="1D70">
            <text:p>1D7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75])-6+7168;16)" office:value-type="string" office:string-value="1D71">
            <text:p>1D7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76])-6+7168;16)" office:value-type="string" office:string-value="1D72">
            <text:p>1D7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77])-6+7168;16)" office:value-type="string" office:string-value="1D73">
            <text:p>1D7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78])-6+7168;16)" office:value-type="string" office:string-value="1D74">
            <text:p>1D7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79])-6+7168;16)" office:value-type="string" office:string-value="1D75">
            <text:p>1D7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80])-6+7168;16)" office:value-type="string" office:string-value="1D76">
            <text:p>1D7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81])-6+7168;16)" office:value-type="string" office:string-value="1D77">
            <text:p>1D7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82])-6+7168;16)" office:value-type="string" office:string-value="1D78">
            <text:p>1D7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83])-6+7168;16)" office:value-type="string" office:string-value="1D79">
            <text:p>1D7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84])-6+7168;16)" office:value-type="string" office:string-value="1D7A">
            <text:p>1D7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85])-6+7168;16)" office:value-type="string" office:string-value="1D7B">
            <text:p>1D7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86])-6+7168;16)" office:value-type="string" office:string-value="1D7C">
            <text:p>1D7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87])-6+7168;16)" office:value-type="string" office:string-value="1D7D">
            <text:p>1D7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88])-6+7168;16)" office:value-type="string" office:string-value="1D7E">
            <text:p>1D7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89])-6+7168;16)" office:value-type="string" office:string-value="1D7F">
            <text:p>1D7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90])-6+7168;16)" office:value-type="string" office:string-value="1D80">
            <text:p>1D80</text:p>
          </table:table-cell>
          <table:table-cell table:style-name="ce45" office:value-type="string" table:number-columns-spanned="1" table:number-rows-spanned="192">
            <text:p>Layer 2 Config (192)</text:p>
          </table:table-cell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91])-6+7168;16)" office:value-type="string" office:string-value="1D81">
            <text:p>1D8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92])-6+7168;16)" office:value-type="string" office:string-value="1D82">
            <text:p>1D8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93])-6+7168;16)" office:value-type="string" office:string-value="1D83">
            <text:p>1D8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94])-6+7168;16)" office:value-type="string" office:string-value="1D84">
            <text:p>1D8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95])-6+7168;16)" office:value-type="string" office:string-value="1D85">
            <text:p>1D8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96])-6+7168;16)" office:value-type="string" office:string-value="1D86">
            <text:p>1D8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97])-6+7168;16)" office:value-type="string" office:string-value="1D87">
            <text:p>1D8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98])-6+7168;16)" office:value-type="string" office:string-value="1D88">
            <text:p>1D8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399])-6+7168;16)" office:value-type="string" office:string-value="1D89">
            <text:p>1D8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00])-6+7168;16)" office:value-type="string" office:string-value="1D8A">
            <text:p>1D8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01])-6+7168;16)" office:value-type="string" office:string-value="1D8B">
            <text:p>1D8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02])-6+7168;16)" office:value-type="string" office:string-value="1D8C">
            <text:p>1D8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03])-6+7168;16)" office:value-type="string" office:string-value="1D8D">
            <text:p>1D8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04])-6+7168;16)" office:value-type="string" office:string-value="1D8E">
            <text:p>1D8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05])-6+7168;16)" office:value-type="string" office:string-value="1D8F">
            <text:p>1D8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06])-6+7168;16)" office:value-type="string" office:string-value="1D90">
            <text:p>1D9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07])-6+7168;16)" office:value-type="string" office:string-value="1D91">
            <text:p>1D9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08])-6+7168;16)" office:value-type="string" office:string-value="1D92">
            <text:p>1D9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09])-6+7168;16)" office:value-type="string" office:string-value="1D93">
            <text:p>1D9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10])-6+7168;16)" office:value-type="string" office:string-value="1D94">
            <text:p>1D9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11])-6+7168;16)" office:value-type="string" office:string-value="1D95">
            <text:p>1D9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12])-6+7168;16)" office:value-type="string" office:string-value="1D96">
            <text:p>1D9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13])-6+7168;16)" office:value-type="string" office:string-value="1D97">
            <text:p>1D9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14])-6+7168;16)" office:value-type="string" office:string-value="1D98">
            <text:p>1D9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15])-6+7168;16)" office:value-type="string" office:string-value="1D99">
            <text:p>1D9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16])-6+7168;16)" office:value-type="string" office:string-value="1D9A">
            <text:p>1D9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17])-6+7168;16)" office:value-type="string" office:string-value="1D9B">
            <text:p>1D9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18])-6+7168;16)" office:value-type="string" office:string-value="1D9C">
            <text:p>1D9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19])-6+7168;16)" office:value-type="string" office:string-value="1D9D">
            <text:p>1D9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20])-6+7168;16)" office:value-type="string" office:string-value="1D9E">
            <text:p>1D9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21])-6+7168;16)" office:value-type="string" office:string-value="1D9F">
            <text:p>1D9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22])-6+7168;16)" office:value-type="string" office:string-value="1DA0">
            <text:p>1DA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23])-6+7168;16)" office:value-type="string" office:string-value="1DA1">
            <text:p>1DA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24])-6+7168;16)" office:value-type="string" office:string-value="1DA2">
            <text:p>1DA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25])-6+7168;16)" office:value-type="string" office:string-value="1DA3">
            <text:p>1DA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26])-6+7168;16)" office:value-type="string" office:string-value="1DA4">
            <text:p>1DA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27])-6+7168;16)" office:value-type="string" office:string-value="1DA5">
            <text:p>1DA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28])-6+7168;16)" office:value-type="string" office:string-value="1DA6">
            <text:p>1DA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29])-6+7168;16)" office:value-type="string" office:string-value="1DA7">
            <text:p>1DA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30])-6+7168;16)" office:value-type="string" office:string-value="1DA8">
            <text:p>1DA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31])-6+7168;16)" office:value-type="string" office:string-value="1DA9">
            <text:p>1DA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32])-6+7168;16)" office:value-type="string" office:string-value="1DAA">
            <text:p>1DA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33])-6+7168;16)" office:value-type="string" office:string-value="1DAB">
            <text:p>1DA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34])-6+7168;16)" office:value-type="string" office:string-value="1DAC">
            <text:p>1DA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35])-6+7168;16)" office:value-type="string" office:string-value="1DAD">
            <text:p>1DA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36])-6+7168;16)" office:value-type="string" office:string-value="1DAE">
            <text:p>1DA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37])-6+7168;16)" office:value-type="string" office:string-value="1DAF">
            <text:p>1DA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38])-6+7168;16)" office:value-type="string" office:string-value="1DB0">
            <text:p>1DB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39])-6+7168;16)" office:value-type="string" office:string-value="1DB1">
            <text:p>1DB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40])-6+7168;16)" office:value-type="string" office:string-value="1DB2">
            <text:p>1DB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41])-6+7168;16)" office:value-type="string" office:string-value="1DB3">
            <text:p>1DB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42])-6+7168;16)" office:value-type="string" office:string-value="1DB4">
            <text:p>1DB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43])-6+7168;16)" office:value-type="string" office:string-value="1DB5">
            <text:p>1DB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44])-6+7168;16)" office:value-type="string" office:string-value="1DB6">
            <text:p>1DB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45])-6+7168;16)" office:value-type="string" office:string-value="1DB7">
            <text:p>1DB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46])-6+7168;16)" office:value-type="string" office:string-value="1DB8">
            <text:p>1DB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47])-6+7168;16)" office:value-type="string" office:string-value="1DB9">
            <text:p>1DB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48])-6+7168;16)" office:value-type="string" office:string-value="1DBA">
            <text:p>1DB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49])-6+7168;16)" office:value-type="string" office:string-value="1DBB">
            <text:p>1DB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50])-6+7168;16)" office:value-type="string" office:string-value="1DBC">
            <text:p>1DB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51])-6+7168;16)" office:value-type="string" office:string-value="1DBD">
            <text:p>1DB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52])-6+7168;16)" office:value-type="string" office:string-value="1DBE">
            <text:p>1DB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53])-6+7168;16)" office:value-type="string" office:string-value="1DBF">
            <text:p>1DB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54])-6+7168;16)" office:value-type="string" office:string-value="1DC0">
            <text:p>1DC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55])-6+7168;16)" office:value-type="string" office:string-value="1DC1">
            <text:p>1DC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56])-6+7168;16)" office:value-type="string" office:string-value="1DC2">
            <text:p>1DC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57])-6+7168;16)" office:value-type="string" office:string-value="1DC3">
            <text:p>1DC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58])-6+7168;16)" office:value-type="string" office:string-value="1DC4">
            <text:p>1DC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59])-6+7168;16)" office:value-type="string" office:string-value="1DC5">
            <text:p>1DC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60])-6+7168;16)" office:value-type="string" office:string-value="1DC6">
            <text:p>1DC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61])-6+7168;16)" office:value-type="string" office:string-value="1DC7">
            <text:p>1DC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62])-6+7168;16)" office:value-type="string" office:string-value="1DC8">
            <text:p>1DC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63])-6+7168;16)" office:value-type="string" office:string-value="1DC9">
            <text:p>1DC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64])-6+7168;16)" office:value-type="string" office:string-value="1DCA">
            <text:p>1DC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65])-6+7168;16)" office:value-type="string" office:string-value="1DCB">
            <text:p>1DC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66])-6+7168;16)" office:value-type="string" office:string-value="1DCC">
            <text:p>1DC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67])-6+7168;16)" office:value-type="string" office:string-value="1DCD">
            <text:p>1DC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68])-6+7168;16)" office:value-type="string" office:string-value="1DCE">
            <text:p>1DC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69])-6+7168;16)" office:value-type="string" office:string-value="1DCF">
            <text:p>1DC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70])-6+7168;16)" office:value-type="string" office:string-value="1DD0">
            <text:p>1DD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71])-6+7168;16)" office:value-type="string" office:string-value="1DD1">
            <text:p>1DD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72])-6+7168;16)" office:value-type="string" office:string-value="1DD2">
            <text:p>1DD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73])-6+7168;16)" office:value-type="string" office:string-value="1DD3">
            <text:p>1DD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74])-6+7168;16)" office:value-type="string" office:string-value="1DD4">
            <text:p>1DD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75])-6+7168;16)" office:value-type="string" office:string-value="1DD5">
            <text:p>1DD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76])-6+7168;16)" office:value-type="string" office:string-value="1DD6">
            <text:p>1DD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77])-6+7168;16)" office:value-type="string" office:string-value="1DD7">
            <text:p>1DD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78])-6+7168;16)" office:value-type="string" office:string-value="1DD8">
            <text:p>1DD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79])-6+7168;16)" office:value-type="string" office:string-value="1DD9">
            <text:p>1DD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80])-6+7168;16)" office:value-type="string" office:string-value="1DDA">
            <text:p>1DD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81])-6+7168;16)" office:value-type="string" office:string-value="1DDB">
            <text:p>1DD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82])-6+7168;16)" office:value-type="string" office:string-value="1DDC">
            <text:p>1DD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83])-6+7168;16)" office:value-type="string" office:string-value="1DDD">
            <text:p>1DD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84])-6+7168;16)" office:value-type="string" office:string-value="1DDE">
            <text:p>1DD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85])-6+7168;16)" office:value-type="string" office:string-value="1DDF">
            <text:p>1DD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86])-6+7168;16)" office:value-type="string" office:string-value="1DE0">
            <text:p>1DE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87])-6+7168;16)" office:value-type="string" office:string-value="1DE1">
            <text:p>1DE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88])-6+7168;16)" office:value-type="string" office:string-value="1DE2">
            <text:p>1DE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89])-6+7168;16)" office:value-type="string" office:string-value="1DE3">
            <text:p>1DE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90])-6+7168;16)" office:value-type="string" office:string-value="1DE4">
            <text:p>1DE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91])-6+7168;16)" office:value-type="string" office:string-value="1DE5">
            <text:p>1DE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92])-6+7168;16)" office:value-type="string" office:string-value="1DE6">
            <text:p>1DE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93])-6+7168;16)" office:value-type="string" office:string-value="1DE7">
            <text:p>1DE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94])-6+7168;16)" office:value-type="string" office:string-value="1DE8">
            <text:p>1DE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95])-6+7168;16)" office:value-type="string" office:string-value="1DE9">
            <text:p>1DE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96])-6+7168;16)" office:value-type="string" office:string-value="1DEA">
            <text:p>1DE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97])-6+7168;16)" office:value-type="string" office:string-value="1DEB">
            <text:p>1DE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98])-6+7168;16)" office:value-type="string" office:string-value="1DEC">
            <text:p>1DE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499])-6+7168;16)" office:value-type="string" office:string-value="1DED">
            <text:p>1DE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00])-6+7168;16)" office:value-type="string" office:string-value="1DEE">
            <text:p>1DE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01])-6+7168;16)" office:value-type="string" office:string-value="1DEF">
            <text:p>1DE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02])-6+7168;16)" office:value-type="string" office:string-value="1DF0">
            <text:p>1DF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03])-6+7168;16)" office:value-type="string" office:string-value="1DF1">
            <text:p>1DF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04])-6+7168;16)" office:value-type="string" office:string-value="1DF2">
            <text:p>1DF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05])-6+7168;16)" office:value-type="string" office:string-value="1DF3">
            <text:p>1DF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06])-6+7168;16)" office:value-type="string" office:string-value="1DF4">
            <text:p>1DF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07])-6+7168;16)" office:value-type="string" office:string-value="1DF5">
            <text:p>1DF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08])-6+7168;16)" office:value-type="string" office:string-value="1DF6">
            <text:p>1DF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09])-6+7168;16)" office:value-type="string" office:string-value="1DF7">
            <text:p>1DF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10])-6+7168;16)" office:value-type="string" office:string-value="1DF8">
            <text:p>1DF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11])-6+7168;16)" office:value-type="string" office:string-value="1DF9">
            <text:p>1DF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12])-6+7168;16)" office:value-type="string" office:string-value="1DFA">
            <text:p>1DF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13])-6+7168;16)" office:value-type="string" office:string-value="1DFB">
            <text:p>1DF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14])-6+7168;16)" office:value-type="string" office:string-value="1DFC">
            <text:p>1DF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15])-6+7168;16)" office:value-type="string" office:string-value="1DFD">
            <text:p>1DF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16])-6+7168;16)" office:value-type="string" office:string-value="1DFE">
            <text:p>1DF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17])-6+7168;16)" office:value-type="string" office:string-value="1DFF">
            <text:p>1DF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18])-6+7168;16)" office:value-type="string" office:string-value="1E00">
            <text:p>1E0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19])-6+7168;16)" office:value-type="string" office:string-value="1E01">
            <text:p>1E0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20])-6+7168;16)" office:value-type="string" office:string-value="1E02">
            <text:p>1E0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21])-6+7168;16)" office:value-type="string" office:string-value="1E03">
            <text:p>1E0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22])-6+7168;16)" office:value-type="string" office:string-value="1E04">
            <text:p>1E0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23])-6+7168;16)" office:value-type="string" office:string-value="1E05">
            <text:p>1E0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24])-6+7168;16)" office:value-type="string" office:string-value="1E06">
            <text:p>1E0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25])-6+7168;16)" office:value-type="string" office:string-value="1E07">
            <text:p>1E0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26])-6+7168;16)" office:value-type="string" office:string-value="1E08">
            <text:p>1E0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27])-6+7168;16)" office:value-type="string" office:string-value="1E09">
            <text:p>1E0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28])-6+7168;16)" office:value-type="string" office:string-value="1E0A">
            <text:p>1E0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29])-6+7168;16)" office:value-type="string" office:string-value="1E0B">
            <text:p>1E0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30])-6+7168;16)" office:value-type="string" office:string-value="1E0C">
            <text:p>1E0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31])-6+7168;16)" office:value-type="string" office:string-value="1E0D">
            <text:p>1E0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32])-6+7168;16)" office:value-type="string" office:string-value="1E0E">
            <text:p>1E0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33])-6+7168;16)" office:value-type="string" office:string-value="1E0F">
            <text:p>1E0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34])-6+7168;16)" office:value-type="string" office:string-value="1E10">
            <text:p>1E1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35])-6+7168;16)" office:value-type="string" office:string-value="1E11">
            <text:p>1E1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36])-6+7168;16)" office:value-type="string" office:string-value="1E12">
            <text:p>1E1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37])-6+7168;16)" office:value-type="string" office:string-value="1E13">
            <text:p>1E1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38])-6+7168;16)" office:value-type="string" office:string-value="1E14">
            <text:p>1E1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39])-6+7168;16)" office:value-type="string" office:string-value="1E15">
            <text:p>1E1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40])-6+7168;16)" office:value-type="string" office:string-value="1E16">
            <text:p>1E1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41])-6+7168;16)" office:value-type="string" office:string-value="1E17">
            <text:p>1E1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42])-6+7168;16)" office:value-type="string" office:string-value="1E18">
            <text:p>1E1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43])-6+7168;16)" office:value-type="string" office:string-value="1E19">
            <text:p>1E1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44])-6+7168;16)" office:value-type="string" office:string-value="1E1A">
            <text:p>1E1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45])-6+7168;16)" office:value-type="string" office:string-value="1E1B">
            <text:p>1E1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46])-6+7168;16)" office:value-type="string" office:string-value="1E1C">
            <text:p>1E1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47])-6+7168;16)" office:value-type="string" office:string-value="1E1D">
            <text:p>1E1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48])-6+7168;16)" office:value-type="string" office:string-value="1E1E">
            <text:p>1E1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49])-6+7168;16)" office:value-type="string" office:string-value="1E1F">
            <text:p>1E1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50])-6+7168;16)" office:value-type="string" office:string-value="1E20">
            <text:p>1E2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51])-6+7168;16)" office:value-type="string" office:string-value="1E21">
            <text:p>1E2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52])-6+7168;16)" office:value-type="string" office:string-value="1E22">
            <text:p>1E2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53])-6+7168;16)" office:value-type="string" office:string-value="1E23">
            <text:p>1E2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54])-6+7168;16)" office:value-type="string" office:string-value="1E24">
            <text:p>1E2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55])-6+7168;16)" office:value-type="string" office:string-value="1E25">
            <text:p>1E2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56])-6+7168;16)" office:value-type="string" office:string-value="1E26">
            <text:p>1E2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57])-6+7168;16)" office:value-type="string" office:string-value="1E27">
            <text:p>1E2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58])-6+7168;16)" office:value-type="string" office:string-value="1E28">
            <text:p>1E2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59])-6+7168;16)" office:value-type="string" office:string-value="1E29">
            <text:p>1E2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60])-6+7168;16)" office:value-type="string" office:string-value="1E2A">
            <text:p>1E2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61])-6+7168;16)" office:value-type="string" office:string-value="1E2B">
            <text:p>1E2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62])-6+7168;16)" office:value-type="string" office:string-value="1E2C">
            <text:p>1E2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63])-6+7168;16)" office:value-type="string" office:string-value="1E2D">
            <text:p>1E2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64])-6+7168;16)" office:value-type="string" office:string-value="1E2E">
            <text:p>1E2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65])-6+7168;16)" office:value-type="string" office:string-value="1E2F">
            <text:p>1E2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66])-6+7168;16)" office:value-type="string" office:string-value="1E30">
            <text:p>1E3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67])-6+7168;16)" office:value-type="string" office:string-value="1E31">
            <text:p>1E3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68])-6+7168;16)" office:value-type="string" office:string-value="1E32">
            <text:p>1E3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69])-6+7168;16)" office:value-type="string" office:string-value="1E33">
            <text:p>1E3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70])-6+7168;16)" office:value-type="string" office:string-value="1E34">
            <text:p>1E3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71])-6+7168;16)" office:value-type="string" office:string-value="1E35">
            <text:p>1E3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72])-6+7168;16)" office:value-type="string" office:string-value="1E36">
            <text:p>1E3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73])-6+7168;16)" office:value-type="string" office:string-value="1E37">
            <text:p>1E3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74])-6+7168;16)" office:value-type="string" office:string-value="1E38">
            <text:p>1E3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75])-6+7168;16)" office:value-type="string" office:string-value="1E39">
            <text:p>1E3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76])-6+7168;16)" office:value-type="string" office:string-value="1E3A">
            <text:p>1E3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77])-6+7168;16)" office:value-type="string" office:string-value="1E3B">
            <text:p>1E3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78])-6+7168;16)" office:value-type="string" office:string-value="1E3C">
            <text:p>1E3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79])-6+7168;16)" office:value-type="string" office:string-value="1E3D">
            <text:p>1E3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80])-6+7168;16)" office:value-type="string" office:string-value="1E3E">
            <text:p>1E3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81])-6+7168;16)" office:value-type="string" office:string-value="1E3F">
            <text:p>1E3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82])-6+7168;16)" office:value-type="string" office:string-value="1E40">
            <text:p>1E40</text:p>
          </table:table-cell>
          <table:table-cell table:style-name="ce24" office:value-type="string" table:number-columns-spanned="1" table:number-rows-spanned="192">
            <text:p>Layer 3 Config (192)</text:p>
          </table:table-cell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83])-6+7168;16)" office:value-type="string" office:string-value="1E41">
            <text:p>1E4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84])-6+7168;16)" office:value-type="string" office:string-value="1E42">
            <text:p>1E4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85])-6+7168;16)" office:value-type="string" office:string-value="1E43">
            <text:p>1E4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86])-6+7168;16)" office:value-type="string" office:string-value="1E44">
            <text:p>1E4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87])-6+7168;16)" office:value-type="string" office:string-value="1E45">
            <text:p>1E4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88])-6+7168;16)" office:value-type="string" office:string-value="1E46">
            <text:p>1E4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89])-6+7168;16)" office:value-type="string" office:string-value="1E47">
            <text:p>1E4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90])-6+7168;16)" office:value-type="string" office:string-value="1E48">
            <text:p>1E4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91])-6+7168;16)" office:value-type="string" office:string-value="1E49">
            <text:p>1E4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92])-6+7168;16)" office:value-type="string" office:string-value="1E4A">
            <text:p>1E4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93])-6+7168;16)" office:value-type="string" office:string-value="1E4B">
            <text:p>1E4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94])-6+7168;16)" office:value-type="string" office:string-value="1E4C">
            <text:p>1E4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95])-6+7168;16)" office:value-type="string" office:string-value="1E4D">
            <text:p>1E4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96])-6+7168;16)" office:value-type="string" office:string-value="1E4E">
            <text:p>1E4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97])-6+7168;16)" office:value-type="string" office:string-value="1E4F">
            <text:p>1E4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98])-6+7168;16)" office:value-type="string" office:string-value="1E50">
            <text:p>1E5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599])-6+7168;16)" office:value-type="string" office:string-value="1E51">
            <text:p>1E5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00])-6+7168;16)" office:value-type="string" office:string-value="1E52">
            <text:p>1E5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01])-6+7168;16)" office:value-type="string" office:string-value="1E53">
            <text:p>1E5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02])-6+7168;16)" office:value-type="string" office:string-value="1E54">
            <text:p>1E5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03])-6+7168;16)" office:value-type="string" office:string-value="1E55">
            <text:p>1E5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04])-6+7168;16)" office:value-type="string" office:string-value="1E56">
            <text:p>1E5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05])-6+7168;16)" office:value-type="string" office:string-value="1E57">
            <text:p>1E5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06])-6+7168;16)" office:value-type="string" office:string-value="1E58">
            <text:p>1E5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07])-6+7168;16)" office:value-type="string" office:string-value="1E59">
            <text:p>1E5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08])-6+7168;16)" office:value-type="string" office:string-value="1E5A">
            <text:p>1E5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09])-6+7168;16)" office:value-type="string" office:string-value="1E5B">
            <text:p>1E5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10])-6+7168;16)" office:value-type="string" office:string-value="1E5C">
            <text:p>1E5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11])-6+7168;16)" office:value-type="string" office:string-value="1E5D">
            <text:p>1E5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12])-6+7168;16)" office:value-type="string" office:string-value="1E5E">
            <text:p>1E5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13])-6+7168;16)" office:value-type="string" office:string-value="1E5F">
            <text:p>1E5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14])-6+7168;16)" office:value-type="string" office:string-value="1E60">
            <text:p>1E6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15])-6+7168;16)" office:value-type="string" office:string-value="1E61">
            <text:p>1E6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16])-6+7168;16)" office:value-type="string" office:string-value="1E62">
            <text:p>1E6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17])-6+7168;16)" office:value-type="string" office:string-value="1E63">
            <text:p>1E6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18])-6+7168;16)" office:value-type="string" office:string-value="1E64">
            <text:p>1E6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19])-6+7168;16)" office:value-type="string" office:string-value="1E65">
            <text:p>1E6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20])-6+7168;16)" office:value-type="string" office:string-value="1E66">
            <text:p>1E6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21])-6+7168;16)" office:value-type="string" office:string-value="1E67">
            <text:p>1E6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22])-6+7168;16)" office:value-type="string" office:string-value="1E68">
            <text:p>1E6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23])-6+7168;16)" office:value-type="string" office:string-value="1E69">
            <text:p>1E6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24])-6+7168;16)" office:value-type="string" office:string-value="1E6A">
            <text:p>1E6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25])-6+7168;16)" office:value-type="string" office:string-value="1E6B">
            <text:p>1E6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26])-6+7168;16)" office:value-type="string" office:string-value="1E6C">
            <text:p>1E6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27])-6+7168;16)" office:value-type="string" office:string-value="1E6D">
            <text:p>1E6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28])-6+7168;16)" office:value-type="string" office:string-value="1E6E">
            <text:p>1E6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29])-6+7168;16)" office:value-type="string" office:string-value="1E6F">
            <text:p>1E6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30])-6+7168;16)" office:value-type="string" office:string-value="1E70">
            <text:p>1E7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31])-6+7168;16)" office:value-type="string" office:string-value="1E71">
            <text:p>1E7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32])-6+7168;16)" office:value-type="string" office:string-value="1E72">
            <text:p>1E7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33])-6+7168;16)" office:value-type="string" office:string-value="1E73">
            <text:p>1E7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34])-6+7168;16)" office:value-type="string" office:string-value="1E74">
            <text:p>1E7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35])-6+7168;16)" office:value-type="string" office:string-value="1E75">
            <text:p>1E7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36])-6+7168;16)" office:value-type="string" office:string-value="1E76">
            <text:p>1E7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37])-6+7168;16)" office:value-type="string" office:string-value="1E77">
            <text:p>1E7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38])-6+7168;16)" office:value-type="string" office:string-value="1E78">
            <text:p>1E7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39])-6+7168;16)" office:value-type="string" office:string-value="1E79">
            <text:p>1E7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40])-6+7168;16)" office:value-type="string" office:string-value="1E7A">
            <text:p>1E7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41])-6+7168;16)" office:value-type="string" office:string-value="1E7B">
            <text:p>1E7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42])-6+7168;16)" office:value-type="string" office:string-value="1E7C">
            <text:p>1E7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43])-6+7168;16)" office:value-type="string" office:string-value="1E7D">
            <text:p>1E7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44])-6+7168;16)" office:value-type="string" office:string-value="1E7E">
            <text:p>1E7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45])-6+7168;16)" office:value-type="string" office:string-value="1E7F">
            <text:p>1E7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46])-6+7168;16)" office:value-type="string" office:string-value="1E80">
            <text:p>1E8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47])-6+7168;16)" office:value-type="string" office:string-value="1E81">
            <text:p>1E8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48])-6+7168;16)" office:value-type="string" office:string-value="1E82">
            <text:p>1E8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49])-6+7168;16)" office:value-type="string" office:string-value="1E83">
            <text:p>1E8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50])-6+7168;16)" office:value-type="string" office:string-value="1E84">
            <text:p>1E8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51])-6+7168;16)" office:value-type="string" office:string-value="1E85">
            <text:p>1E8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52])-6+7168;16)" office:value-type="string" office:string-value="1E86">
            <text:p>1E8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53])-6+7168;16)" office:value-type="string" office:string-value="1E87">
            <text:p>1E8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54])-6+7168;16)" office:value-type="string" office:string-value="1E88">
            <text:p>1E8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55])-6+7168;16)" office:value-type="string" office:string-value="1E89">
            <text:p>1E8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56])-6+7168;16)" office:value-type="string" office:string-value="1E8A">
            <text:p>1E8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57])-6+7168;16)" office:value-type="string" office:string-value="1E8B">
            <text:p>1E8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58])-6+7168;16)" office:value-type="string" office:string-value="1E8C">
            <text:p>1E8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59])-6+7168;16)" office:value-type="string" office:string-value="1E8D">
            <text:p>1E8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60])-6+7168;16)" office:value-type="string" office:string-value="1E8E">
            <text:p>1E8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61])-6+7168;16)" office:value-type="string" office:string-value="1E8F">
            <text:p>1E8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62])-6+7168;16)" office:value-type="string" office:string-value="1E90">
            <text:p>1E9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63])-6+7168;16)" office:value-type="string" office:string-value="1E91">
            <text:p>1E9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64])-6+7168;16)" office:value-type="string" office:string-value="1E92">
            <text:p>1E9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65])-6+7168;16)" office:value-type="string" office:string-value="1E93">
            <text:p>1E9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66])-6+7168;16)" office:value-type="string" office:string-value="1E94">
            <text:p>1E9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67])-6+7168;16)" office:value-type="string" office:string-value="1E95">
            <text:p>1E9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68])-6+7168;16)" office:value-type="string" office:string-value="1E96">
            <text:p>1E9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69])-6+7168;16)" office:value-type="string" office:string-value="1E97">
            <text:p>1E9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70])-6+7168;16)" office:value-type="string" office:string-value="1E98">
            <text:p>1E9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71])-6+7168;16)" office:value-type="string" office:string-value="1E99">
            <text:p>1E9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72])-6+7168;16)" office:value-type="string" office:string-value="1E9A">
            <text:p>1E9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73])-6+7168;16)" office:value-type="string" office:string-value="1E9B">
            <text:p>1E9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74])-6+7168;16)" office:value-type="string" office:string-value="1E9C">
            <text:p>1E9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75])-6+7168;16)" office:value-type="string" office:string-value="1E9D">
            <text:p>1E9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76])-6+7168;16)" office:value-type="string" office:string-value="1E9E">
            <text:p>1E9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77])-6+7168;16)" office:value-type="string" office:string-value="1E9F">
            <text:p>1E9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78])-6+7168;16)" office:value-type="string" office:string-value="1EA0">
            <text:p>1EA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79])-6+7168;16)" office:value-type="string" office:string-value="1EA1">
            <text:p>1EA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80])-6+7168;16)" office:value-type="string" office:string-value="1EA2">
            <text:p>1EA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81])-6+7168;16)" office:value-type="string" office:string-value="1EA3">
            <text:p>1EA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82])-6+7168;16)" office:value-type="string" office:string-value="1EA4">
            <text:p>1EA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83])-6+7168;16)" office:value-type="string" office:string-value="1EA5">
            <text:p>1EA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84])-6+7168;16)" office:value-type="string" office:string-value="1EA6">
            <text:p>1EA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85])-6+7168;16)" office:value-type="string" office:string-value="1EA7">
            <text:p>1EA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86])-6+7168;16)" office:value-type="string" office:string-value="1EA8">
            <text:p>1EA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87])-6+7168;16)" office:value-type="string" office:string-value="1EA9">
            <text:p>1EA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88])-6+7168;16)" office:value-type="string" office:string-value="1EAA">
            <text:p>1EA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89])-6+7168;16)" office:value-type="string" office:string-value="1EAB">
            <text:p>1EA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90])-6+7168;16)" office:value-type="string" office:string-value="1EAC">
            <text:p>1EA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91])-6+7168;16)" office:value-type="string" office:string-value="1EAD">
            <text:p>1EA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92])-6+7168;16)" office:value-type="string" office:string-value="1EAE">
            <text:p>1EA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93])-6+7168;16)" office:value-type="string" office:string-value="1EAF">
            <text:p>1EA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94])-6+7168;16)" office:value-type="string" office:string-value="1EB0">
            <text:p>1EB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95])-6+7168;16)" office:value-type="string" office:string-value="1EB1">
            <text:p>1EB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96])-6+7168;16)" office:value-type="string" office:string-value="1EB2">
            <text:p>1EB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97])-6+7168;16)" office:value-type="string" office:string-value="1EB3">
            <text:p>1EB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98])-6+7168;16)" office:value-type="string" office:string-value="1EB4">
            <text:p>1EB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699])-6+7168;16)" office:value-type="string" office:string-value="1EB5">
            <text:p>1EB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00])-6+7168;16)" office:value-type="string" office:string-value="1EB6">
            <text:p>1EB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01])-6+7168;16)" office:value-type="string" office:string-value="1EB7">
            <text:p>1EB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02])-6+7168;16)" office:value-type="string" office:string-value="1EB8">
            <text:p>1EB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03])-6+7168;16)" office:value-type="string" office:string-value="1EB9">
            <text:p>1EB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04])-6+7168;16)" office:value-type="string" office:string-value="1EBA">
            <text:p>1EB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05])-6+7168;16)" office:value-type="string" office:string-value="1EBB">
            <text:p>1EB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06])-6+7168;16)" office:value-type="string" office:string-value="1EBC">
            <text:p>1EB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07])-6+7168;16)" office:value-type="string" office:string-value="1EBD">
            <text:p>1EB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08])-6+7168;16)" office:value-type="string" office:string-value="1EBE">
            <text:p>1EB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09])-6+7168;16)" office:value-type="string" office:string-value="1EBF">
            <text:p>1EB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10])-6+7168;16)" office:value-type="string" office:string-value="1EC0">
            <text:p>1EC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11])-6+7168;16)" office:value-type="string" office:string-value="1EC1">
            <text:p>1EC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12])-6+7168;16)" office:value-type="string" office:string-value="1EC2">
            <text:p>1EC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13])-6+7168;16)" office:value-type="string" office:string-value="1EC3">
            <text:p>1EC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14])-6+7168;16)" office:value-type="string" office:string-value="1EC4">
            <text:p>1EC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15])-6+7168;16)" office:value-type="string" office:string-value="1EC5">
            <text:p>1EC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16])-6+7168;16)" office:value-type="string" office:string-value="1EC6">
            <text:p>1EC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17])-6+7168;16)" office:value-type="string" office:string-value="1EC7">
            <text:p>1EC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18])-6+7168;16)" office:value-type="string" office:string-value="1EC8">
            <text:p>1EC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19])-6+7168;16)" office:value-type="string" office:string-value="1EC9">
            <text:p>1EC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20])-6+7168;16)" office:value-type="string" office:string-value="1ECA">
            <text:p>1EC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21])-6+7168;16)" office:value-type="string" office:string-value="1ECB">
            <text:p>1EC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22])-6+7168;16)" office:value-type="string" office:string-value="1ECC">
            <text:p>1EC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23])-6+7168;16)" office:value-type="string" office:string-value="1ECD">
            <text:p>1EC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24])-6+7168;16)" office:value-type="string" office:string-value="1ECE">
            <text:p>1EC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25])-6+7168;16)" office:value-type="string" office:string-value="1ECF">
            <text:p>1EC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26])-6+7168;16)" office:value-type="string" office:string-value="1ED0">
            <text:p>1ED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27])-6+7168;16)" office:value-type="string" office:string-value="1ED1">
            <text:p>1ED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28])-6+7168;16)" office:value-type="string" office:string-value="1ED2">
            <text:p>1ED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29])-6+7168;16)" office:value-type="string" office:string-value="1ED3">
            <text:p>1ED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30])-6+7168;16)" office:value-type="string" office:string-value="1ED4">
            <text:p>1ED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31])-6+7168;16)" office:value-type="string" office:string-value="1ED5">
            <text:p>1ED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32])-6+7168;16)" office:value-type="string" office:string-value="1ED6">
            <text:p>1ED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33])-6+7168;16)" office:value-type="string" office:string-value="1ED7">
            <text:p>1ED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34])-6+7168;16)" office:value-type="string" office:string-value="1ED8">
            <text:p>1ED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35])-6+7168;16)" office:value-type="string" office:string-value="1ED9">
            <text:p>1ED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36])-6+7168;16)" office:value-type="string" office:string-value="1EDA">
            <text:p>1ED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37])-6+7168;16)" office:value-type="string" office:string-value="1EDB">
            <text:p>1ED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38])-6+7168;16)" office:value-type="string" office:string-value="1EDC">
            <text:p>1ED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39])-6+7168;16)" office:value-type="string" office:string-value="1EDD">
            <text:p>1ED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40])-6+7168;16)" office:value-type="string" office:string-value="1EDE">
            <text:p>1ED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41])-6+7168;16)" office:value-type="string" office:string-value="1EDF">
            <text:p>1ED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42])-6+7168;16)" office:value-type="string" office:string-value="1EE0">
            <text:p>1EE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43])-6+7168;16)" office:value-type="string" office:string-value="1EE1">
            <text:p>1EE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44])-6+7168;16)" office:value-type="string" office:string-value="1EE2">
            <text:p>1EE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45])-6+7168;16)" office:value-type="string" office:string-value="1EE3">
            <text:p>1EE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46])-6+7168;16)" office:value-type="string" office:string-value="1EE4">
            <text:p>1EE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47])-6+7168;16)" office:value-type="string" office:string-value="1EE5">
            <text:p>1EE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48])-6+7168;16)" office:value-type="string" office:string-value="1EE6">
            <text:p>1EE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49])-6+7168;16)" office:value-type="string" office:string-value="1EE7">
            <text:p>1EE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50])-6+7168;16)" office:value-type="string" office:string-value="1EE8">
            <text:p>1EE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51])-6+7168;16)" office:value-type="string" office:string-value="1EE9">
            <text:p>1EE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52])-6+7168;16)" office:value-type="string" office:string-value="1EEA">
            <text:p>1EE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53])-6+7168;16)" office:value-type="string" office:string-value="1EEB">
            <text:p>1EE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54])-6+7168;16)" office:value-type="string" office:string-value="1EEC">
            <text:p>1EE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55])-6+7168;16)" office:value-type="string" office:string-value="1EED">
            <text:p>1EE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56])-6+7168;16)" office:value-type="string" office:string-value="1EEE">
            <text:p>1EE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57])-6+7168;16)" office:value-type="string" office:string-value="1EEF">
            <text:p>1EE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58])-6+7168;16)" office:value-type="string" office:string-value="1EF0">
            <text:p>1EF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59])-6+7168;16)" office:value-type="string" office:string-value="1EF1">
            <text:p>1EF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60])-6+7168;16)" office:value-type="string" office:string-value="1EF2">
            <text:p>1EF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61])-6+7168;16)" office:value-type="string" office:string-value="1EF3">
            <text:p>1EF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62])-6+7168;16)" office:value-type="string" office:string-value="1EF4">
            <text:p>1EF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63])-6+7168;16)" office:value-type="string" office:string-value="1EF5">
            <text:p>1EF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64])-6+7168;16)" office:value-type="string" office:string-value="1EF6">
            <text:p>1EF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65])-6+7168;16)" office:value-type="string" office:string-value="1EF7">
            <text:p>1EF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66])-6+7168;16)" office:value-type="string" office:string-value="1EF8">
            <text:p>1EF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67])-6+7168;16)" office:value-type="string" office:string-value="1EF9">
            <text:p>1EF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68])-6+7168;16)" office:value-type="string" office:string-value="1EFA">
            <text:p>1EF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69])-6+7168;16)" office:value-type="string" office:string-value="1EFB">
            <text:p>1EF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70])-6+7168;16)" office:value-type="string" office:string-value="1EFC">
            <text:p>1EF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71])-6+7168;16)" office:value-type="string" office:string-value="1EFD">
            <text:p>1EF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72])-6+7168;16)" office:value-type="string" office:string-value="1EFE">
            <text:p>1EF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73])-6+7168;16)" office:value-type="string" office:string-value="1EFF">
            <text:p>1EF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74])-6+7168;16)" office:value-type="string" office:string-value="1F00">
            <text:p>1F00</text:p>
          </table:table-cell>
          <table:table-cell table:style-name="ce46" office:value-type="string" table:number-columns-spanned="1" table:number-rows-spanned="128">
            <text:p>SysEx Output Buffer (128)</text:p>
          </table:table-cell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75])-6+7168;16)" office:value-type="string" office:string-value="1F01">
            <text:p>1F0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76])-6+7168;16)" office:value-type="string" office:string-value="1F02">
            <text:p>1F0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77])-6+7168;16)" office:value-type="string" office:string-value="1F03">
            <text:p>1F0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78])-6+7168;16)" office:value-type="string" office:string-value="1F04">
            <text:p>1F0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79])-6+7168;16)" office:value-type="string" office:string-value="1F05">
            <text:p>1F0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80])-6+7168;16)" office:value-type="string" office:string-value="1F06">
            <text:p>1F0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81])-6+7168;16)" office:value-type="string" office:string-value="1F07">
            <text:p>1F0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82])-6+7168;16)" office:value-type="string" office:string-value="1F08">
            <text:p>1F0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83])-6+7168;16)" office:value-type="string" office:string-value="1F09">
            <text:p>1F0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84])-6+7168;16)" office:value-type="string" office:string-value="1F0A">
            <text:p>1F0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85])-6+7168;16)" office:value-type="string" office:string-value="1F0B">
            <text:p>1F0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86])-6+7168;16)" office:value-type="string" office:string-value="1F0C">
            <text:p>1F0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87])-6+7168;16)" office:value-type="string" office:string-value="1F0D">
            <text:p>1F0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88])-6+7168;16)" office:value-type="string" office:string-value="1F0E">
            <text:p>1F0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89])-6+7168;16)" office:value-type="string" office:string-value="1F0F">
            <text:p>1F0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90])-6+7168;16)" office:value-type="string" office:string-value="1F10">
            <text:p>1F1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91])-6+7168;16)" office:value-type="string" office:string-value="1F11">
            <text:p>1F1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92])-6+7168;16)" office:value-type="string" office:string-value="1F12">
            <text:p>1F1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93])-6+7168;16)" office:value-type="string" office:string-value="1F13">
            <text:p>1F1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94])-6+7168;16)" office:value-type="string" office:string-value="1F14">
            <text:p>1F1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95])-6+7168;16)" office:value-type="string" office:string-value="1F15">
            <text:p>1F1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96])-6+7168;16)" office:value-type="string" office:string-value="1F16">
            <text:p>1F1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97])-6+7168;16)" office:value-type="string" office:string-value="1F17">
            <text:p>1F1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98])-6+7168;16)" office:value-type="string" office:string-value="1F18">
            <text:p>1F1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799])-6+7168;16)" office:value-type="string" office:string-value="1F19">
            <text:p>1F1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00])-6+7168;16)" office:value-type="string" office:string-value="1F1A">
            <text:p>1F1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01])-6+7168;16)" office:value-type="string" office:string-value="1F1B">
            <text:p>1F1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02])-6+7168;16)" office:value-type="string" office:string-value="1F1C">
            <text:p>1F1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03])-6+7168;16)" office:value-type="string" office:string-value="1F1D">
            <text:p>1F1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04])-6+7168;16)" office:value-type="string" office:string-value="1F1E">
            <text:p>1F1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05])-6+7168;16)" office:value-type="string" office:string-value="1F1F">
            <text:p>1F1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06])-6+7168;16)" office:value-type="string" office:string-value="1F20">
            <text:p>1F2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07])-6+7168;16)" office:value-type="string" office:string-value="1F21">
            <text:p>1F2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08])-6+7168;16)" office:value-type="string" office:string-value="1F22">
            <text:p>1F2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09])-6+7168;16)" office:value-type="string" office:string-value="1F23">
            <text:p>1F2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10])-6+7168;16)" office:value-type="string" office:string-value="1F24">
            <text:p>1F2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11])-6+7168;16)" office:value-type="string" office:string-value="1F25">
            <text:p>1F2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12])-6+7168;16)" office:value-type="string" office:string-value="1F26">
            <text:p>1F2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13])-6+7168;16)" office:value-type="string" office:string-value="1F27">
            <text:p>1F2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14])-6+7168;16)" office:value-type="string" office:string-value="1F28">
            <text:p>1F2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15])-6+7168;16)" office:value-type="string" office:string-value="1F29">
            <text:p>1F2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16])-6+7168;16)" office:value-type="string" office:string-value="1F2A">
            <text:p>1F2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17])-6+7168;16)" office:value-type="string" office:string-value="1F2B">
            <text:p>1F2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18])-6+7168;16)" office:value-type="string" office:string-value="1F2C">
            <text:p>1F2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19])-6+7168;16)" office:value-type="string" office:string-value="1F2D">
            <text:p>1F2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20])-6+7168;16)" office:value-type="string" office:string-value="1F2E">
            <text:p>1F2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21])-6+7168;16)" office:value-type="string" office:string-value="1F2F">
            <text:p>1F2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22])-6+7168;16)" office:value-type="string" office:string-value="1F30">
            <text:p>1F3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23])-6+7168;16)" office:value-type="string" office:string-value="1F31">
            <text:p>1F3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24])-6+7168;16)" office:value-type="string" office:string-value="1F32">
            <text:p>1F3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25])-6+7168;16)" office:value-type="string" office:string-value="1F33">
            <text:p>1F3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26])-6+7168;16)" office:value-type="string" office:string-value="1F34">
            <text:p>1F3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27])-6+7168;16)" office:value-type="string" office:string-value="1F35">
            <text:p>1F3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28])-6+7168;16)" office:value-type="string" office:string-value="1F36">
            <text:p>1F3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29])-6+7168;16)" office:value-type="string" office:string-value="1F37">
            <text:p>1F3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30])-6+7168;16)" office:value-type="string" office:string-value="1F38">
            <text:p>1F3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31])-6+7168;16)" office:value-type="string" office:string-value="1F39">
            <text:p>1F3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32])-6+7168;16)" office:value-type="string" office:string-value="1F3A">
            <text:p>1F3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33])-6+7168;16)" office:value-type="string" office:string-value="1F3B">
            <text:p>1F3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34])-6+7168;16)" office:value-type="string" office:string-value="1F3C">
            <text:p>1F3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35])-6+7168;16)" office:value-type="string" office:string-value="1F3D">
            <text:p>1F3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36])-6+7168;16)" office:value-type="string" office:string-value="1F3E">
            <text:p>1F3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37])-6+7168;16)" office:value-type="string" office:string-value="1F3F">
            <text:p>1F3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38])-6+7168;16)" office:value-type="string" office:string-value="1F40">
            <text:p>1F4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39])-6+7168;16)" office:value-type="string" office:string-value="1F41">
            <text:p>1F4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40])-6+7168;16)" office:value-type="string" office:string-value="1F42">
            <text:p>1F4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41])-6+7168;16)" office:value-type="string" office:string-value="1F43">
            <text:p>1F4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42])-6+7168;16)" office:value-type="string" office:string-value="1F44">
            <text:p>1F4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43])-6+7168;16)" office:value-type="string" office:string-value="1F45">
            <text:p>1F4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44])-6+7168;16)" office:value-type="string" office:string-value="1F46">
            <text:p>1F4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45])-6+7168;16)" office:value-type="string" office:string-value="1F47">
            <text:p>1F4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46])-6+7168;16)" office:value-type="string" office:string-value="1F48">
            <text:p>1F4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47])-6+7168;16)" office:value-type="string" office:string-value="1F49">
            <text:p>1F4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48])-6+7168;16)" office:value-type="string" office:string-value="1F4A">
            <text:p>1F4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49])-6+7168;16)" office:value-type="string" office:string-value="1F4B">
            <text:p>1F4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50])-6+7168;16)" office:value-type="string" office:string-value="1F4C">
            <text:p>1F4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51])-6+7168;16)" office:value-type="string" office:string-value="1F4D">
            <text:p>1F4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52])-6+7168;16)" office:value-type="string" office:string-value="1F4E">
            <text:p>1F4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53])-6+7168;16)" office:value-type="string" office:string-value="1F4F">
            <text:p>1F4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54])-6+7168;16)" office:value-type="string" office:string-value="1F50">
            <text:p>1F5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55])-6+7168;16)" office:value-type="string" office:string-value="1F51">
            <text:p>1F5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56])-6+7168;16)" office:value-type="string" office:string-value="1F52">
            <text:p>1F5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57])-6+7168;16)" office:value-type="string" office:string-value="1F53">
            <text:p>1F5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58])-6+7168;16)" office:value-type="string" office:string-value="1F54">
            <text:p>1F5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59])-6+7168;16)" office:value-type="string" office:string-value="1F55">
            <text:p>1F5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60])-6+7168;16)" office:value-type="string" office:string-value="1F56">
            <text:p>1F5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61])-6+7168;16)" office:value-type="string" office:string-value="1F57">
            <text:p>1F5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62])-6+7168;16)" office:value-type="string" office:string-value="1F58">
            <text:p>1F5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63])-6+7168;16)" office:value-type="string" office:string-value="1F59">
            <text:p>1F5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64])-6+7168;16)" office:value-type="string" office:string-value="1F5A">
            <text:p>1F5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65])-6+7168;16)" office:value-type="string" office:string-value="1F5B">
            <text:p>1F5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66])-6+7168;16)" office:value-type="string" office:string-value="1F5C">
            <text:p>1F5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67])-6+7168;16)" office:value-type="string" office:string-value="1F5D">
            <text:p>1F5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68])-6+7168;16)" office:value-type="string" office:string-value="1F5E">
            <text:p>1F5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69])-6+7168;16)" office:value-type="string" office:string-value="1F5F">
            <text:p>1F5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70])-6+7168;16)" office:value-type="string" office:string-value="1F60">
            <text:p>1F6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71])-6+7168;16)" office:value-type="string" office:string-value="1F61">
            <text:p>1F6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72])-6+7168;16)" office:value-type="string" office:string-value="1F62">
            <text:p>1F6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73])-6+7168;16)" office:value-type="string" office:string-value="1F63">
            <text:p>1F6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74])-6+7168;16)" office:value-type="string" office:string-value="1F64">
            <text:p>1F6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75])-6+7168;16)" office:value-type="string" office:string-value="1F65">
            <text:p>1F6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76])-6+7168;16)" office:value-type="string" office:string-value="1F66">
            <text:p>1F6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77])-6+7168;16)" office:value-type="string" office:string-value="1F67">
            <text:p>1F6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78])-6+7168;16)" office:value-type="string" office:string-value="1F68">
            <text:p>1F6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79])-6+7168;16)" office:value-type="string" office:string-value="1F69">
            <text:p>1F6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80])-6+7168;16)" office:value-type="string" office:string-value="1F6A">
            <text:p>1F6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81])-6+7168;16)" office:value-type="string" office:string-value="1F6B">
            <text:p>1F6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82])-6+7168;16)" office:value-type="string" office:string-value="1F6C">
            <text:p>1F6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83])-6+7168;16)" office:value-type="string" office:string-value="1F6D">
            <text:p>1F6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84])-6+7168;16)" office:value-type="string" office:string-value="1F6E">
            <text:p>1F6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85])-6+7168;16)" office:value-type="string" office:string-value="1F6F">
            <text:p>1F6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86])-6+7168;16)" office:value-type="string" office:string-value="1F70">
            <text:p>1F70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87])-6+7168;16)" office:value-type="string" office:string-value="1F71">
            <text:p>1F71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88])-6+7168;16)" office:value-type="string" office:string-value="1F72">
            <text:p>1F72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89])-6+7168;16)" office:value-type="string" office:string-value="1F73">
            <text:p>1F73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90])-6+7168;16)" office:value-type="string" office:string-value="1F74">
            <text:p>1F74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91])-6+7168;16)" office:value-type="string" office:string-value="1F75">
            <text:p>1F75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92])-6+7168;16)" office:value-type="string" office:string-value="1F76">
            <text:p>1F76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93])-6+7168;16)" office:value-type="string" office:string-value="1F77">
            <text:p>1F77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94])-6+7168;16)" office:value-type="string" office:string-value="1F78">
            <text:p>1F78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95])-6+7168;16)" office:value-type="string" office:string-value="1F79">
            <text:p>1F79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96])-6+7168;16)" office:value-type="string" office:string-value="1F7A">
            <text:p>1F7A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97])-6+7168;16)" office:value-type="string" office:string-value="1F7B">
            <text:p>1F7B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98])-6+7168;16)" office:value-type="string" office:string-value="1F7C">
            <text:p>1F7C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899])-6+7168;16)" office:value-type="string" office:string-value="1F7D">
            <text:p>1F7D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00])-6+7168;16)" office:value-type="string" office:string-value="1F7E">
            <text:p>1F7E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01])-6+7168;16)" office:value-type="string" office:string-value="1F7F">
            <text:p>1F7F</text:p>
          </table:table-cell>
          <table:covered-table-cell/>
          <table:table-cell table:number-columns-repeated="1011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02])-6+7168;16)" office:value-type="string" office:string-value="1F80">
            <text:p>1F80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03])-6+7168;16)" office:value-type="string" office:string-value="1F81">
            <text:p>1F81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04])-6+7168;16)" office:value-type="string" office:string-value="1F82">
            <text:p>1F82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05])-6+7168;16)" office:value-type="string" office:string-value="1F83">
            <text:p>1F83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06])-6+7168;16)" office:value-type="string" office:string-value="1F84">
            <text:p>1F84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07])-6+7168;16)" office:value-type="string" office:string-value="1F85">
            <text:p>1F85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08])-6+7168;16)" office:value-type="string" office:string-value="1F86">
            <text:p>1F86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09])-6+7168;16)" office:value-type="string" office:string-value="1F87">
            <text:p>1F87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10])-6+7168;16)" office:value-type="string" office:string-value="1F88">
            <text:p>1F88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11])-6+7168;16)" office:value-type="string" office:string-value="1F89">
            <text:p>1F89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12])-6+7168;16)" office:value-type="string" office:string-value="1F8A">
            <text:p>1F8A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13])-6+7168;16)" office:value-type="string" office:string-value="1F8B">
            <text:p>1F8B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14])-6+7168;16)" office:value-type="string" office:string-value="1F8C">
            <text:p>1F8C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15])-6+7168;16)" office:value-type="string" office:string-value="1F8D">
            <text:p>1F8D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16])-6+7168;16)" office:value-type="string" office:string-value="1F8E">
            <text:p>1F8E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17])-6+7168;16)" office:value-type="string" office:string-value="1F8F">
            <text:p>1F8F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18])-6+7168;16)" office:value-type="string" office:string-value="1F90">
            <text:p>1F90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19])-6+7168;16)" office:value-type="string" office:string-value="1F91">
            <text:p>1F91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20])-6+7168;16)" office:value-type="string" office:string-value="1F92">
            <text:p>1F92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21])-6+7168;16)" office:value-type="string" office:string-value="1F93">
            <text:p>1F93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22])-6+7168;16)" office:value-type="string" office:string-value="1F94">
            <text:p>1F94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23])-6+7168;16)" office:value-type="string" office:string-value="1F95">
            <text:p>1F95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24])-6+7168;16)" office:value-type="string" office:string-value="1F96">
            <text:p>1F96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25])-6+7168;16)" office:value-type="string" office:string-value="1F97">
            <text:p>1F97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26])-6+7168;16)" office:value-type="string" office:string-value="1F98">
            <text:p>1F98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27])-6+7168;16)" office:value-type="string" office:string-value="1F99">
            <text:p>1F99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28])-6+7168;16)" office:value-type="string" office:string-value="1F9A">
            <text:p>1F9A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29])-6+7168;16)" office:value-type="string" office:string-value="1F9B">
            <text:p>1F9B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30])-6+7168;16)" office:value-type="string" office:string-value="1F9C">
            <text:p>1F9C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31])-6+7168;16)" office:value-type="string" office:string-value="1F9D">
            <text:p>1F9D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32])-6+7168;16)" office:value-type="string" office:string-value="1F9E">
            <text:p>1F9E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33])-6+7168;16)" office:value-type="string" office:string-value="1F9F">
            <text:p>1F9F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34])-6+7168;16)" office:value-type="string" office:string-value="1FA0">
            <text:p>1FA0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35])-6+7168;16)" office:value-type="string" office:string-value="1FA1">
            <text:p>1FA1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36])-6+7168;16)" office:value-type="string" office:string-value="1FA2">
            <text:p>1FA2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37])-6+7168;16)" office:value-type="string" office:string-value="1FA3">
            <text:p>1FA3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38])-6+7168;16)" office:value-type="string" office:string-value="1FA4">
            <text:p>1FA4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39])-6+7168;16)" office:value-type="string" office:string-value="1FA5">
            <text:p>1FA5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40])-6+7168;16)" office:value-type="string" office:string-value="1FA6">
            <text:p>1FA6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41])-6+7168;16)" office:value-type="string" office:string-value="1FA7">
            <text:p>1FA7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42])-6+7168;16)" office:value-type="string" office:string-value="1FA8">
            <text:p>1FA8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43])-6+7168;16)" office:value-type="string" office:string-value="1FA9">
            <text:p>1FA9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44])-6+7168;16)" office:value-type="string" office:string-value="1FAA">
            <text:p>1FAA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45])-6+7168;16)" office:value-type="string" office:string-value="1FAB">
            <text:p>1FAB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46])-6+7168;16)" office:value-type="string" office:string-value="1FAC">
            <text:p>1FAC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47])-6+7168;16)" office:value-type="string" office:string-value="1FAD">
            <text:p>1FAD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48])-6+7168;16)" office:value-type="string" office:string-value="1FAE">
            <text:p>1FAE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49])-6+7168;16)" office:value-type="string" office:string-value="1FAF">
            <text:p>1FAF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50])-6+7168;16)" office:value-type="string" office:string-value="1FB0">
            <text:p>1FB0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51])-6+7168;16)" office:value-type="string" office:string-value="1FB1">
            <text:p>1FB1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52])-6+7168;16)" office:value-type="string" office:string-value="1FB2">
            <text:p>1FB2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53])-6+7168;16)" office:value-type="string" office:string-value="1FB3">
            <text:p>1FB3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54])-6+7168;16)" office:value-type="string" office:string-value="1FB4">
            <text:p>1FB4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55])-6+7168;16)" office:value-type="string" office:string-value="1FB5">
            <text:p>1FB5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56])-6+7168;16)" office:value-type="string" office:string-value="1FB6">
            <text:p>1FB6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57])-6+7168;16)" office:value-type="string" office:string-value="1FB7">
            <text:p>1FB7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58])-6+7168;16)" office:value-type="string" office:string-value="1FB8">
            <text:p>1FB8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59])-6+7168;16)" office:value-type="string" office:string-value="1FB9">
            <text:p>1FB9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60])-6+7168;16)" office:value-type="string" office:string-value="1FBA">
            <text:p>1FBA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61])-6+7168;16)" office:value-type="string" office:string-value="1FBB">
            <text:p>1FBB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62])-6+7168;16)" office:value-type="string" office:string-value="1FBC">
            <text:p>1FBC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63])-6+7168;16)" office:value-type="string" office:string-value="1FBD">
            <text:p>1FBD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64])-6+7168;16)" office:value-type="string" office:string-value="1FBE">
            <text:p>1FBE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65])-6+7168;16)" office:value-type="string" office:string-value="1FBF">
            <text:p>1FBF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66])-6+7168;16)" office:value-type="string" office:string-value="1FC0">
            <text:p>1FC0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67])-6+7168;16)" office:value-type="string" office:string-value="1FC1">
            <text:p>1FC1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68])-6+7168;16)" office:value-type="string" office:string-value="1FC2">
            <text:p>1FC2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69])-6+7168;16)" office:value-type="string" office:string-value="1FC3">
            <text:p>1FC3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70])-6+7168;16)" office:value-type="string" office:string-value="1FC4">
            <text:p>1FC4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71])-6+7168;16)" office:value-type="string" office:string-value="1FC5">
            <text:p>1FC5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72])-6+7168;16)" office:value-type="string" office:string-value="1FC6">
            <text:p>1FC6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73])-6+7168;16)" office:value-type="string" office:string-value="1FC7">
            <text:p>1FC7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74])-6+7168;16)" office:value-type="string" office:string-value="1FC8">
            <text:p>1FC8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75])-6+7168;16)" office:value-type="string" office:string-value="1FC9">
            <text:p>1FC9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76])-6+7168;16)" office:value-type="string" office:string-value="1FCA">
            <text:p>1FCA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77])-6+7168;16)" office:value-type="string" office:string-value="1FCB">
            <text:p>1FCB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78])-6+7168;16)" office:value-type="string" office:string-value="1FCC">
            <text:p>1FCC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79])-6+7168;16)" office:value-type="string" office:string-value="1FCD">
            <text:p>1FCD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80])-6+7168;16)" office:value-type="string" office:string-value="1FCE">
            <text:p>1FCE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81])-6+7168;16)" office:value-type="string" office:string-value="1FCF">
            <text:p>1FCF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82])-6+7168;16)" office:value-type="string" office:string-value="1FD0">
            <text:p>1FD0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83])-6+7168;16)" office:value-type="string" office:string-value="1FD1">
            <text:p>1FD1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84])-6+7168;16)" office:value-type="string" office:string-value="1FD2">
            <text:p>1FD2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85])-6+7168;16)" office:value-type="string" office:string-value="1FD3">
            <text:p>1FD3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86])-6+7168;16)" office:value-type="string" office:string-value="1FD4">
            <text:p>1FD4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87])-6+7168;16)" office:value-type="string" office:string-value="1FD5">
            <text:p>1FD5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88])-6+7168;16)" office:value-type="string" office:string-value="1FD6">
            <text:p>1FD6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89])-6+7168;16)" office:value-type="string" office:string-value="1FD7">
            <text:p>1FD7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90])-6+7168;16)" office:value-type="string" office:string-value="1FD8">
            <text:p>1FD8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91])-6+7168;16)" office:value-type="string" office:string-value="1FD9">
            <text:p>1FD9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92])-6+7168;16)" office:value-type="string" office:string-value="1FDA">
            <text:p>1FDA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93])-6+7168;16)" office:value-type="string" office:string-value="1FDB">
            <text:p>1FDB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94])-6+7168;16)" office:value-type="string" office:string-value="1FDC">
            <text:p>1FDC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95])-6+7168;16)" office:value-type="string" office:string-value="1FDD">
            <text:p>1FDD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96])-6+7168;16)" office:value-type="string" office:string-value="1FDE">
            <text:p>1FDE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97])-6+7168;16)" office:value-type="string" office:string-value="1FDF">
            <text:p>1FDF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98])-6+7168;16)" office:value-type="string" office:string-value="1FE0">
            <text:p>1FE0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999])-6+7168;16)" office:value-type="string" office:string-value="1FE1">
            <text:p>1FE1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00])-6+7168;16)" office:value-type="string" office:string-value="1FE2">
            <text:p>1FE2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01])-6+7168;16)" office:value-type="string" office:string-value="1FE3">
            <text:p>1FE3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02])-6+7168;16)" office:value-type="string" office:string-value="1FE4">
            <text:p>1FE4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03])-6+7168;16)" office:value-type="string" office:string-value="1FE5">
            <text:p>1FE5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04])-6+7168;16)" office:value-type="string" office:string-value="1FE6">
            <text:p>1FE6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05])-6+7168;16)" office:value-type="string" office:string-value="1FE7">
            <text:p>1FE7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06])-6+7168;16)" office:value-type="string" office:string-value="1FE8">
            <text:p>1FE8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07])-6+7168;16)" office:value-type="string" office:string-value="1FE9">
            <text:p>1FE9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08])-6+7168;16)" office:value-type="string" office:string-value="1FEA">
            <text:p>1FEA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09])-6+7168;16)" office:value-type="string" office:string-value="1FEB">
            <text:p>1FEB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10])-6+7168;16)" office:value-type="string" office:string-value="1FEC">
            <text:p>1FEC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11])-6+7168;16)" office:value-type="string" office:string-value="1FED">
            <text:p>1FED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12])-6+7168;16)" office:value-type="string" office:string-value="1FEE">
            <text:p>1FEE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13])-6+7168;16)" office:value-type="string" office:string-value="1FEF">
            <text:p>1FEF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14])-6+7168;16)" office:value-type="string" office:string-value="1FF0">
            <text:p>1FF0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15])-6+7168;16)" office:value-type="string" office:string-value="1FF1">
            <text:p>1FF1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16])-6+7168;16)" office:value-type="string" office:string-value="1FF2">
            <text:p>1FF2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17])-6+7168;16)" office:value-type="string" office:string-value="1FF3">
            <text:p>1FF3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18])-6+7168;16)" office:value-type="string" office:string-value="1FF4">
            <text:p>1FF4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19])-6+7168;16)" office:value-type="string" office:string-value="1FF5">
            <text:p>1FF5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20])-6+7168;16)" office:value-type="string" office:string-value="1FF6">
            <text:p>1FF6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21])-6+7168;16)" office:value-type="string" office:string-value="1FF7">
            <text:p>1FF7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22])-6+7168;16)" office:value-type="string" office:string-value="1FF8">
            <text:p>1FF8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23])-6+7168;16)" office:value-type="string" office:string-value="1FF9">
            <text:p>1FF9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24])-6+7168;16)" office:value-type="string" office:string-value="1FFA">
            <text:p>1FFA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25])-6+7168;16)" office:value-type="string" office:string-value="1FFB">
            <text:p>1FFB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26])-6+7168;16)" office:value-type="string" office:string-value="1FFC">
            <text:p>1FFC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27])-6+7168;16)" office:value-type="string" office:string-value="1FFD">
            <text:p>1FFD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28])-6+7168;16)" office:value-type="string" office:string-value="1FFE">
            <text:p>1FFE</text:p>
          </table:table-cell>
          <table:table-cell table:number-columns-repeated="1012"/>
        </table:table-row>
        <table:table-row table:style-name="ro4">
          <table:table-cell/>
          <table:table-cell table:style-name="ce15"/>
          <table:table-cell table:number-columns-repeated="9"/>
          <table:table-cell table:style-name="ce11" table:formula="of:=BASE(CELL(&quot;ROW&quot;;[.L1029])-6+7168;16)" office:value-type="string" office:string-value="1FFF">
            <text:p>1FFF</text:p>
          </table:table-cell>
          <table:table-cell table:number-columns-repeated="1012"/>
        </table:table-row>
        <table:table-row table:style-name="ro4" table:number-rows-repeated="64507">
          <table:table-cell/>
          <table:table-cell table:style-name="ce15"/>
          <table:table-cell table:number-columns-repeated="1022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T Config" table:style-name="ta1" table:print="false">
        <office:forms form:automatic-focus="false" form:apply-design-mode="false"/>
        <table:table-column table:style-name="co3" table:number-columns-repeated="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3" table:default-cell-style-name="ce10"/>
        <table:table-column table:style-name="co18" table:number-columns-repeated="2" table:default-cell-style-name="ce10"/>
        <table:table-column table:style-name="co19" table:default-cell-style-name="ce10"/>
        <table:table-column table:style-name="co3" table:number-columns-repeated="1013" table:default-cell-style-name="ce10"/>
        <table:table-row table:style-name="ro2">
          <table:table-cell table:style-name="ce47" table:number-columns-repeated="2"/>
          <table:table-cell table:style-name="ce63"/>
          <table:table-cell table:number-columns-repeated="1021"/>
        </table:table-row>
        <table:table-row table:style-name="ro4">
          <table:table-cell table:style-name="ce48" office:value-type="string">
            <text:p>Mode (dec)</text:p>
          </table:table-cell>
          <table:table-cell table:style-name="ce48" office:value-type="string">
            <text:p>Mode (hex)</text:p>
          </table:table-cell>
          <table:table-cell table:style-name="ce64" office:value-type="string">
            <text:p>Mode (bin)</text:p>
          </table:table-cell>
          <table:table-cell table:style-name="ce78" office:value-type="string">
            <text:p>Mode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Data 0</text:p>
          </table:table-cell>
          <table:table-cell table:style-name="ce78" office:value-type="string">
            <text:p>Data 1</text:p>
          </table:table-cell>
          <table:table-cell table:number-columns-repeated="1017"/>
        </table:table-row>
        <table:table-row table:style-name="ro4">
          <table:table-cell table:style-name="ce49" office:value-type="float" office:value="0">
            <text:p>0</text:p>
          </table:table-cell>
          <table:table-cell table:style-name="ce54" table:formula="of:=BASE([.A3];16)" office:value-type="string" office:string-value="0">
            <text:p>0</text:p>
          </table:table-cell>
          <table:table-cell table:style-name="ce65" table:formula="of:=BASE([.A3];2)" office:value-type="string" office:string-value="0">
            <text:p>0</text:p>
          </table:table-cell>
          <table:table-cell table:style-name="ce79" office:value-type="string">
            <text:p>Continuous Note – Variable Note Number</text:p>
          </table:table-cell>
          <table:table-cell table:style-name="ce79" office:value-type="string">
            <text:p>Analog In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Velocity Literal</text:p>
          </table:table-cell>
          <table:table-cell table:number-columns-repeated="1017"/>
        </table:table-row>
        <table:table-row table:style-name="ro4">
          <table:table-cell table:style-name="ce50" office:value-type="float" office:value="1">
            <text:p>1</text:p>
          </table:table-cell>
          <table:table-cell table:style-name="ce55" table:formula="of:=BASE([.A4];16)" office:value-type="string" office:string-value="1">
            <text:p>1</text:p>
          </table:table-cell>
          <table:table-cell table:style-name="ce66" table:formula="of:=BASE([.A4];2)" office:value-type="string" office:string-value="1">
            <text:p>1</text:p>
          </table:table-cell>
          <table:table-cell table:style-name="ce80" office:value-type="string">
            <text:p>Continuous Note – Variable Note Number &amp; Velocity</text:p>
          </table:table-cell>
          <table:table-cell table:style-name="ce80" office:value-type="string">
            <text:p>Analog In</text:p>
          </table:table-cell>
          <table:table-cell table:style-name="ce80" office:value-type="string">
            <text:p>-</text:p>
          </table:table-cell>
          <table:table-cell table:style-name="ce80" office:value-type="string">
            <text:p>Velocity Register</text:p>
          </table:table-cell>
          <table:table-cell table:number-columns-repeated="1017"/>
        </table:table-row>
        <table:table-row table:style-name="ro4">
          <table:table-cell table:style-name="ce49" office:value-type="float" office:value="2">
            <text:p>2</text:p>
          </table:table-cell>
          <table:table-cell table:style-name="ce54" table:formula="of:=BASE([.A5];16)" office:value-type="string" office:string-value="2">
            <text:p>2</text:p>
          </table:table-cell>
          <table:table-cell table:style-name="ce65" table:formula="of:=BASE([.A5];2)" office:value-type="string" office:string-value="10">
            <text:p>10</text:p>
          </table:table-cell>
          <table:table-cell table:style-name="ce79" office:value-type="string">
            <text:p>Aftertouch</text:p>
          </table:table-cell>
          <table:table-cell table:style-name="ce79" office:value-type="string">
            <text:p>Analog In</text:p>
          </table:table-cell>
          <table:table-cell table:style-name="ce79" office:value-type="string">
            <text:p>Note Literal</text:p>
          </table:table-cell>
          <table:table-cell table:style-name="ce79" office:value-type="string">
            <text:p>Pressure Register</text:p>
          </table:table-cell>
          <table:table-cell table:number-columns-repeated="1017"/>
        </table:table-row>
        <table:table-row table:style-name="ro4">
          <table:table-cell table:style-name="ce50" office:value-type="float" office:value="3">
            <text:p>3</text:p>
          </table:table-cell>
          <table:table-cell table:style-name="ce55" table:formula="of:=BASE([.A6];16)" office:value-type="string" office:string-value="3">
            <text:p>3</text:p>
          </table:table-cell>
          <table:table-cell table:style-name="ce66" table:formula="of:=BASE([.A6];2)" office:value-type="string" office:string-value="11">
            <text:p>11</text:p>
          </table:table-cell>
          <table:table-cell table:style-name="ce80" office:value-type="string">
            <text:p>Aftertouch</text:p>
          </table:table-cell>
          <table:table-cell table:style-name="ce80" office:value-type="string">
            <text:p>Analog In</text:p>
          </table:table-cell>
          <table:table-cell table:style-name="ce80" office:value-type="string">
            <text:p>Note Register</text:p>
          </table:table-cell>
          <table:table-cell table:style-name="ce80" office:value-type="string">
            <text:p>Pressure Register</text:p>
          </table:table-cell>
          <table:table-cell table:number-columns-repeated="1017"/>
        </table:table-row>
        <table:table-row table:style-name="ro4">
          <table:table-cell table:style-name="ce49" office:value-type="float" office:value="4">
            <text:p>4</text:p>
          </table:table-cell>
          <table:table-cell table:style-name="ce54" table:formula="of:=BASE([.A7];16)" office:value-type="string" office:string-value="4">
            <text:p>4</text:p>
          </table:table-cell>
          <table:table-cell table:style-name="ce65" table:formula="of:=BASE([.A7];2)" office:value-type="string" office:string-value="100">
            <text:p>100</text:p>
          </table:table-cell>
          <table:table-cell table:style-name="ce79" office:value-type="string">
            <text:p>CC</text:p>
          </table:table-cell>
          <table:table-cell table:style-name="ce79" office:value-type="string">
            <text:p>Analog In</text:p>
          </table:table-cell>
          <table:table-cell table:style-name="ce79" office:value-type="string">
            <text:p>CC Literal</text:p>
          </table:table-cell>
          <table:table-cell table:style-name="ce79" office:value-type="string">
            <text:p>Value Register</text:p>
          </table:table-cell>
          <table:table-cell table:number-columns-repeated="1017"/>
        </table:table-row>
        <table:table-row table:style-name="ro4">
          <table:table-cell table:style-name="ce50" office:value-type="float" office:value="5">
            <text:p>5</text:p>
          </table:table-cell>
          <table:table-cell table:style-name="ce55" table:formula="of:=BASE([.A8];16)" office:value-type="string" office:string-value="5">
            <text:p>5</text:p>
          </table:table-cell>
          <table:table-cell table:style-name="ce66" table:formula="of:=BASE([.A8];2)" office:value-type="string" office:string-value="101">
            <text:p>101</text:p>
          </table:table-cell>
          <table:table-cell table:style-name="ce80" office:value-type="string">
            <text:p>CC</text:p>
          </table:table-cell>
          <table:table-cell table:style-name="ce80" office:value-type="string">
            <text:p>Analog In</text:p>
          </table:table-cell>
          <table:table-cell table:style-name="ce80" office:value-type="string">
            <text:p>CC Register</text:p>
          </table:table-cell>
          <table:table-cell table:style-name="ce80" office:value-type="string">
            <text:p>Value Register</text:p>
          </table:table-cell>
          <table:table-cell table:number-columns-repeated="1017"/>
        </table:table-row>
        <table:table-row table:style-name="ro4">
          <table:table-cell table:style-name="ce49" office:value-type="float" office:value="6">
            <text:p>6</text:p>
          </table:table-cell>
          <table:table-cell table:style-name="ce54" table:formula="of:=BASE([.A9];16)" office:value-type="string" office:string-value="6">
            <text:p>6</text:p>
          </table:table-cell>
          <table:table-cell table:style-name="ce65" table:formula="of:=BASE([.A9];2)" office:value-type="string" office:string-value="110">
            <text:p>110</text:p>
          </table:table-cell>
          <table:table-cell table:style-name="ce79" office:value-type="string">
            <text:p>Program Change</text:p>
          </table:table-cell>
          <table:table-cell table:style-name="ce79" office:value-type="string">
            <text:p>Analog In</text:p>
          </table:table-cell>
          <table:table-cell table:style-name="ce79" office:value-type="string">
            <text:p>Program Register</text:p>
          </table:table-cell>
          <table:table-cell table:style-name="ce79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50" office:value-type="float" office:value="7">
            <text:p>7</text:p>
          </table:table-cell>
          <table:table-cell table:style-name="ce55" table:formula="of:=BASE([.A10];16)" office:value-type="string" office:string-value="7">
            <text:p>7</text:p>
          </table:table-cell>
          <table:table-cell table:style-name="ce66" table:formula="of:=BASE([.A10];2)" office:value-type="string" office:string-value="111">
            <text:p>111</text:p>
          </table:table-cell>
          <table:table-cell table:style-name="ce80" office:value-type="string">
            <text:p>Channel Pressure</text:p>
          </table:table-cell>
          <table:table-cell table:style-name="ce80" office:value-type="string">
            <text:p>Analog In</text:p>
          </table:table-cell>
          <table:table-cell table:style-name="ce80" office:value-type="string">
            <text:p>Pressure Register</text:p>
          </table:table-cell>
          <table:table-cell table:style-name="ce8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49" office:value-type="float" office:value="8">
            <text:p>8</text:p>
          </table:table-cell>
          <table:table-cell table:style-name="ce54" table:formula="of:=BASE([.A11];16)" office:value-type="string" office:string-value="8">
            <text:p>8</text:p>
          </table:table-cell>
          <table:table-cell table:style-name="ce65" table:formula="of:=BASE([.A11];2)" office:value-type="string" office:string-value="1000">
            <text:p>1000</text:p>
          </table:table-cell>
          <table:table-cell table:style-name="ce79" office:value-type="string">
            <text:p>Pitch Wheel</text:p>
          </table:table-cell>
          <table:table-cell table:style-name="ce79" office:value-type="string">
            <text:p>Analog In</text:p>
          </table:table-cell>
          <table:table-cell table:style-name="ce79" office:value-type="string">
            <text:p>Position Register</text:p>
          </table:table-cell>
          <table:table-cell table:style-name="ce79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51" office:value-type="float" office:value="9">
            <text:p>9</text:p>
          </table:table-cell>
          <table:table-cell table:style-name="ce51" table:formula="of:=BASE([.A12];16)" office:value-type="string" office:string-value="9">
            <text:p>9</text:p>
          </table:table-cell>
          <table:table-cell table:style-name="ce67" table:formula="of:=BASE([.A12];2)" office:value-type="string" office:string-value="1001">
            <text:p>1001</text:p>
          </table:table-cell>
          <table:table-cell table:style-name="ce81"/>
          <table:table-cell table:style-name="ce81" office:value-type="string">
            <text:p>Analog In</text:p>
          </table:table-cell>
          <table:table-cell table:style-name="ce81" table:number-columns-repeated="2"/>
          <table:table-cell table:number-columns-repeated="1017"/>
        </table:table-row>
        <table:table-row table:style-name="ro4">
          <table:table-cell table:style-name="ce52" office:value-type="float" office:value="10">
            <text:p>10</text:p>
          </table:table-cell>
          <table:table-cell table:style-name="ce49" table:formula="of:=BASE([.A13];16)" office:value-type="string" office:string-value="A">
            <text:p>A</text:p>
          </table:table-cell>
          <table:table-cell table:style-name="ce68" table:formula="of:=BASE([.A13];2)" office:value-type="string" office:string-value="1010">
            <text:p>1010</text:p>
          </table:table-cell>
          <table:table-cell table:style-name="ce82" office:value-type="string">
            <text:p>Increment/Decrement Register</text:p>
          </table:table-cell>
          <table:table-cell table:style-name="ce82" office:value-type="string">
            <text:p>Analog In</text:p>
          </table:table-cell>
          <table:table-cell table:style-name="ce82" office:value-type="string">
            <text:p>Register Address</text:p>
          </table:table-cell>
          <table:table-cell table:style-name="ce82" office:value-type="string">
            <text:p>Increment/Decrement</text:p>
          </table:table-cell>
          <table:table-cell table:number-columns-repeated="1017"/>
        </table:table-row>
        <table:table-row table:style-name="ro4">
          <table:table-cell table:style-name="ce51" office:value-type="float" office:value="11">
            <text:p>11</text:p>
          </table:table-cell>
          <table:table-cell table:style-name="ce50" table:formula="of:=BASE([.A14];16)" office:value-type="string" office:string-value="B">
            <text:p>B</text:p>
          </table:table-cell>
          <table:table-cell table:style-name="ce69" table:formula="of:=BASE([.A14];2)" office:value-type="string" office:string-value="1011">
            <text:p>1011</text:p>
          </table:table-cell>
          <table:table-cell table:style-name="ce82" office:value-type="string">
            <text:p>Add d0 to d1, sum in D0</text:p>
          </table:table-cell>
          <table:table-cell table:style-name="ce92" office:value-type="string">
            <text:p>Analog In</text:p>
          </table:table-cell>
          <table:table-cell table:style-name="ce92" office:value-type="string">
            <text:p>Addend/Sum</text:p>
          </table:table-cell>
          <table:table-cell table:style-name="ce92" office:value-type="string">
            <text:p>Addend Register</text:p>
          </table:table-cell>
          <table:table-cell table:number-columns-repeated="1017"/>
        </table:table-row>
        <table:table-row table:style-name="ro4">
          <table:table-cell table:style-name="ce52" office:value-type="float" office:value="12">
            <text:p>12</text:p>
          </table:table-cell>
          <table:table-cell table:style-name="ce49" table:formula="of:=BASE([.A15];16)" office:value-type="string" office:string-value="C">
            <text:p>C</text:p>
          </table:table-cell>
          <table:table-cell table:style-name="ce68" table:formula="of:=BASE([.A15];2)" office:value-type="string" office:string-value="1100">
            <text:p>1100</text:p>
          </table:table-cell>
          <table:table-cell table:style-name="ce82" office:value-type="string">
            <text:p>Copy d1 to d0</text:p>
          </table:table-cell>
          <table:table-cell table:style-name="ce82" office:value-type="string">
            <text:p>Analog In</text:p>
          </table:table-cell>
          <table:table-cell table:style-name="ce82" office:value-type="string">
            <text:p>To Register</text:p>
          </table:table-cell>
          <table:table-cell table:style-name="ce82" office:value-type="string">
            <text:p>From Register</text:p>
          </table:table-cell>
          <table:table-cell table:number-columns-repeated="1017"/>
        </table:table-row>
        <table:table-row table:style-name="ro4">
          <table:table-cell table:style-name="ce51" office:value-type="float" office:value="13">
            <text:p>13</text:p>
          </table:table-cell>
          <table:table-cell table:style-name="ce50" table:formula="of:=BASE([.A16];16)" office:value-type="string" office:string-value="D">
            <text:p>D</text:p>
          </table:table-cell>
          <table:table-cell table:style-name="ce69" table:formula="of:=BASE([.A16];2)" office:value-type="string" office:string-value="1101">
            <text:p>1101</text:p>
          </table:table-cell>
          <table:table-cell table:style-name="ce82" office:value-type="string">
            <text:p>Store value in Register</text:p>
          </table:table-cell>
          <table:table-cell table:style-name="ce92" office:value-type="string">
            <text:p>Analog In</text:p>
          </table:table-cell>
          <table:table-cell table:style-name="ce82" office:value-type="string">
            <text:p>Register Address</text:p>
          </table:table-cell>
          <table:table-cell table:style-name="ce92" office:value-type="string">
            <text:p>Value</text:p>
          </table:table-cell>
          <table:table-cell table:number-columns-repeated="1017"/>
        </table:table-row>
        <table:table-row table:style-name="ro4">
          <table:table-cell table:style-name="ce52" office:value-type="float" office:value="14">
            <text:p>14</text:p>
          </table:table-cell>
          <table:table-cell table:style-name="ce49" table:formula="of:=BASE([.A17];16)" office:value-type="string" office:string-value="E">
            <text:p>E</text:p>
          </table:table-cell>
          <table:table-cell table:style-name="ce68" table:formula="of:=BASE([.A17];2)" office:value-type="string" office:string-value="1110">
            <text:p>1110</text:p>
          </table:table-cell>
          <table:table-cell table:style-name="ce82" office:value-type="string">
            <text:p>Clear / Set / Toggle Register Bit</text:p>
          </table:table-cell>
          <table:table-cell table:style-name="ce82" office:value-type="string">
            <text:p>Analog In</text:p>
          </table:table-cell>
          <table:table-cell table:style-name="ce82" office:value-type="string">
            <text:p>Register Address</text:p>
          </table:table-cell>
          <table:table-cell table:style-name="ce82" office:value-type="string">
            <text:p>Clear/Set/Toggle Bit</text:p>
          </table:table-cell>
          <table:table-cell table:number-columns-repeated="1017"/>
        </table:table-row>
        <table:table-row table:style-name="ro4">
          <table:table-cell table:style-name="ce50" office:value-type="float" office:value="15">
            <text:p>15</text:p>
          </table:table-cell>
          <table:table-cell table:style-name="ce55" table:formula="of:=BASE([.A18];16)" office:value-type="string" office:string-value="F">
            <text:p>F</text:p>
          </table:table-cell>
          <table:table-cell table:style-name="ce66" table:formula="of:=BASE([.A18];2)" office:value-type="string" office:string-value="1111">
            <text:p>1111</text:p>
          </table:table-cell>
          <table:table-cell table:style-name="ce80" office:value-type="string">
            <text:p>Store Data Only</text:p>
          </table:table-cell>
          <table:table-cell table:style-name="ce80" office:value-type="string">
            <text:p>Analog In</text:p>
          </table:table-cell>
          <table:table-cell table:number-columns-repeated="2" table:style-name="ce8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49" office:value-type="float" office:value="16">
            <text:p>16</text:p>
          </table:table-cell>
          <table:table-cell table:style-name="ce56" table:formula="of:=BASE([.A19];16)" office:value-type="string" office:string-value="10">
            <text:p>10</text:p>
          </table:table-cell>
          <table:table-cell table:style-name="ce70" table:formula="of:=BASE([.A19];2)" office:value-type="string" office:string-value="10000">
            <text:p>10000</text:p>
          </table:table-cell>
          <table:table-cell table:style-name="ce83" office:value-type="string">
            <text:p>Continuous Note – Variable Note Number</text:p>
          </table:table-cell>
          <table:table-cell table:style-name="ce83" office:value-type="string">
            <text:p>Digital In – Encoder</text:p>
          </table:table-cell>
          <table:table-cell table:style-name="ce83" office:value-type="string">
            <text:p>-</text:p>
          </table:table-cell>
          <table:table-cell table:style-name="ce83" office:value-type="string">
            <text:p>Velocity Literal</text:p>
          </table:table-cell>
          <table:table-cell table:number-columns-repeated="1017"/>
        </table:table-row>
        <table:table-row table:style-name="ro4">
          <table:table-cell table:style-name="ce50" office:value-type="float" office:value="17">
            <text:p>17</text:p>
          </table:table-cell>
          <table:table-cell table:style-name="ce57" table:formula="of:=BASE([.A20];16)" office:value-type="string" office:string-value="11">
            <text:p>11</text:p>
          </table:table-cell>
          <table:table-cell table:style-name="ce71" table:formula="of:=BASE([.A20];2)" office:value-type="string" office:string-value="10001">
            <text:p>10001</text:p>
          </table:table-cell>
          <table:table-cell table:style-name="ce84" office:value-type="string">
            <text:p>Continuous Note – Variable Note Number &amp; Velocity</text:p>
          </table:table-cell>
          <table:table-cell table:style-name="ce84" office:value-type="string">
            <text:p>Digital In – Encoder</text:p>
          </table:table-cell>
          <table:table-cell table:style-name="ce84" office:value-type="string">
            <text:p>-</text:p>
          </table:table-cell>
          <table:table-cell table:style-name="ce84" office:value-type="string">
            <text:p>Velocity Register</text:p>
          </table:table-cell>
          <table:table-cell table:number-columns-repeated="1017"/>
        </table:table-row>
        <table:table-row table:style-name="ro4">
          <table:table-cell table:style-name="ce52" office:value-type="float" office:value="18">
            <text:p>18</text:p>
          </table:table-cell>
          <table:table-cell table:style-name="ce52" table:formula="of:=BASE([.A21];16)" office:value-type="string" office:string-value="12">
            <text:p>12</text:p>
          </table:table-cell>
          <table:table-cell table:style-name="ce72" table:formula="of:=BASE([.A21];2)" office:value-type="string" office:string-value="10010">
            <text:p>10010</text:p>
          </table:table-cell>
          <table:table-cell table:style-name="ce85"/>
          <table:table-cell table:style-name="ce85" office:value-type="string">
            <text:p>Digital In – Encoder</text:p>
          </table:table-cell>
          <table:table-cell table:style-name="ce85" table:number-columns-repeated="2"/>
          <table:table-cell table:number-columns-repeated="1017"/>
        </table:table-row>
        <table:table-row table:style-name="ro4">
          <table:table-cell table:style-name="ce51" office:value-type="float" office:value="19">
            <text:p>19</text:p>
          </table:table-cell>
          <table:table-cell table:style-name="ce51" table:formula="of:=BASE([.A22];16)" office:value-type="string" office:string-value="13">
            <text:p>13</text:p>
          </table:table-cell>
          <table:table-cell table:style-name="ce67" table:formula="of:=BASE([.A22];2)" office:value-type="string" office:string-value="10011">
            <text:p>10011</text:p>
          </table:table-cell>
          <table:table-cell table:style-name="ce81"/>
          <table:table-cell table:style-name="ce81" office:value-type="string">
            <text:p>Digital In – Encoder</text:p>
          </table:table-cell>
          <table:table-cell table:style-name="ce81" table:number-columns-repeated="2"/>
          <table:table-cell table:number-columns-repeated="1017"/>
        </table:table-row>
        <table:table-row table:style-name="ro4">
          <table:table-cell table:style-name="ce49" office:value-type="float" office:value="20">
            <text:p>20</text:p>
          </table:table-cell>
          <table:table-cell table:style-name="ce56" table:formula="of:=BASE([.A23];16)" office:value-type="string" office:string-value="14">
            <text:p>14</text:p>
          </table:table-cell>
          <table:table-cell table:style-name="ce70" table:formula="of:=BASE([.A23];2)" office:value-type="string" office:string-value="10100">
            <text:p>10100</text:p>
          </table:table-cell>
          <table:table-cell table:style-name="ce83" office:value-type="string">
            <text:p>CC</text:p>
          </table:table-cell>
          <table:table-cell table:style-name="ce83" office:value-type="string">
            <text:p>Digital In – Encoder</text:p>
          </table:table-cell>
          <table:table-cell table:style-name="ce83" office:value-type="string">
            <text:p>CC Literal</text:p>
          </table:table-cell>
          <table:table-cell table:style-name="ce83" office:value-type="string">
            <text:p>Value Register</text:p>
          </table:table-cell>
          <table:table-cell table:number-columns-repeated="1017"/>
        </table:table-row>
        <table:table-row table:style-name="ro4">
          <table:table-cell table:style-name="ce50" office:value-type="float" office:value="21">
            <text:p>21</text:p>
          </table:table-cell>
          <table:table-cell table:style-name="ce57" table:formula="of:=BASE([.A24];16)" office:value-type="string" office:string-value="15">
            <text:p>15</text:p>
          </table:table-cell>
          <table:table-cell table:style-name="ce71" table:formula="of:=BASE([.A24];2)" office:value-type="string" office:string-value="10101">
            <text:p>10101</text:p>
          </table:table-cell>
          <table:table-cell table:style-name="ce84" office:value-type="string">
            <text:p>CC</text:p>
          </table:table-cell>
          <table:table-cell table:style-name="ce84" office:value-type="string">
            <text:p>Digital In – Encoder</text:p>
          </table:table-cell>
          <table:table-cell table:style-name="ce84" office:value-type="string">
            <text:p>CC Register</text:p>
          </table:table-cell>
          <table:table-cell table:style-name="ce84" office:value-type="string">
            <text:p>Value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22">
            <text:p>22</text:p>
          </table:table-cell>
          <table:table-cell table:style-name="ce56" table:formula="of:=BASE([.A25];16)" office:value-type="string" office:string-value="16">
            <text:p>16</text:p>
          </table:table-cell>
          <table:table-cell table:style-name="ce70" table:formula="of:=BASE([.A25];2)" office:value-type="string" office:string-value="10110">
            <text:p>10110</text:p>
          </table:table-cell>
          <table:table-cell table:style-name="ce83" office:value-type="string">
            <text:p>Program Change</text:p>
          </table:table-cell>
          <table:table-cell table:style-name="ce83" office:value-type="string">
            <text:p>Digital In – Encoder</text:p>
          </table:table-cell>
          <table:table-cell table:style-name="ce83" office:value-type="string">
            <text:p>Program Register</text:p>
          </table:table-cell>
          <table:table-cell table:style-name="ce83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0" office:value-type="float" office:value="23">
            <text:p>23</text:p>
          </table:table-cell>
          <table:table-cell table:style-name="ce57" table:formula="of:=BASE([.A26];16)" office:value-type="string" office:string-value="17">
            <text:p>17</text:p>
          </table:table-cell>
          <table:table-cell table:style-name="ce71" table:formula="of:=BASE([.A26];2)" office:value-type="string" office:string-value="10111">
            <text:p>10111</text:p>
          </table:table-cell>
          <table:table-cell table:style-name="ce84" office:value-type="string">
            <text:p>Channel Pressure</text:p>
          </table:table-cell>
          <table:table-cell table:style-name="ce84" office:value-type="string">
            <text:p>Digital In – Encoder</text:p>
          </table:table-cell>
          <table:table-cell table:style-name="ce84" office:value-type="string">
            <text:p>Pressure Register</text:p>
          </table:table-cell>
          <table:table-cell table:style-name="ce84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24">
            <text:p>24</text:p>
          </table:table-cell>
          <table:table-cell table:style-name="ce52" table:formula="of:=BASE([.A27];16)" office:value-type="string" office:string-value="18">
            <text:p>18</text:p>
          </table:table-cell>
          <table:table-cell table:style-name="ce72" table:formula="of:=BASE([.A27];2)" office:value-type="string" office:string-value="11000">
            <text:p>11000</text:p>
          </table:table-cell>
          <table:table-cell table:style-name="ce85"/>
          <table:table-cell table:style-name="ce85" office:value-type="string">
            <text:p>Digital In – Encoder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1" office:value-type="float" office:value="25">
            <text:p>25</text:p>
          </table:table-cell>
          <table:table-cell table:style-name="ce51" table:formula="of:=BASE([.A28];16)" office:value-type="string" office:string-value="19">
            <text:p>19</text:p>
          </table:table-cell>
          <table:table-cell table:style-name="ce67" table:formula="of:=BASE([.A28];2)" office:value-type="string" office:string-value="11001">
            <text:p>11001</text:p>
          </table:table-cell>
          <table:table-cell table:style-name="ce81"/>
          <table:table-cell table:style-name="ce81" office:value-type="string">
            <text:p>Digital In – Encoder</text:p>
          </table:table-cell>
          <table:table-cell table:style-name="ce81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26">
            <text:p>26</text:p>
          </table:table-cell>
          <table:table-cell table:style-name="ce49" table:formula="of:=BASE([.A29];16)" office:value-type="string" office:string-value="1A">
            <text:p>1A</text:p>
          </table:table-cell>
          <table:table-cell table:style-name="ce68" table:formula="of:=BASE([.A29];2)" office:value-type="string" office:string-value="11010">
            <text:p>11010</text:p>
          </table:table-cell>
          <table:table-cell table:style-name="ce82" office:value-type="string">
            <text:p>Increment/Decrement Register</text:p>
          </table:table-cell>
          <table:table-cell table:style-name="ce82" office:value-type="string">
            <text:p>Digital In – Encoder</text:p>
          </table:table-cell>
          <table:table-cell table:style-name="ce82" office:value-type="string">
            <text:p>Register Address</text:p>
          </table:table-cell>
          <table:table-cell table:style-name="ce82" office:value-type="string">
            <text:p>Increment/Decrement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1" office:value-type="float" office:value="27">
            <text:p>27</text:p>
          </table:table-cell>
          <table:table-cell table:style-name="ce50" table:formula="of:=BASE([.A30];16)" office:value-type="string" office:string-value="1B">
            <text:p>1B</text:p>
          </table:table-cell>
          <table:table-cell table:style-name="ce69" table:formula="of:=BASE([.A30];2)" office:value-type="string" office:string-value="11011">
            <text:p>11011</text:p>
          </table:table-cell>
          <table:table-cell table:style-name="ce82" office:value-type="string">
            <text:p>Add d0 to d1, sum in D0</text:p>
          </table:table-cell>
          <table:table-cell table:style-name="ce92" office:value-type="string">
            <text:p>Digital In – Encoder</text:p>
          </table:table-cell>
          <table:table-cell table:style-name="ce92" office:value-type="string">
            <text:p>Addend/Sum</text:p>
          </table:table-cell>
          <table:table-cell table:style-name="ce92" office:value-type="string">
            <text:p>Addend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28">
            <text:p>28</text:p>
          </table:table-cell>
          <table:table-cell table:style-name="ce49" table:formula="of:=BASE([.A31];16)" office:value-type="string" office:string-value="1C">
            <text:p>1C</text:p>
          </table:table-cell>
          <table:table-cell table:style-name="ce68" table:formula="of:=BASE([.A31];2)" office:value-type="string" office:string-value="11100">
            <text:p>11100</text:p>
          </table:table-cell>
          <table:table-cell table:style-name="ce82" office:value-type="string">
            <text:p>Copy d1 to d0</text:p>
          </table:table-cell>
          <table:table-cell table:style-name="ce82" office:value-type="string">
            <text:p>Digital In – Encoder</text:p>
          </table:table-cell>
          <table:table-cell table:style-name="ce82" office:value-type="string">
            <text:p>To Register</text:p>
          </table:table-cell>
          <table:table-cell table:style-name="ce82" office:value-type="string">
            <text:p>From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1" office:value-type="float" office:value="29">
            <text:p>29</text:p>
          </table:table-cell>
          <table:table-cell table:style-name="ce50" table:formula="of:=BASE([.A32];16)" office:value-type="string" office:string-value="1D">
            <text:p>1D</text:p>
          </table:table-cell>
          <table:table-cell table:style-name="ce69" table:formula="of:=BASE([.A32];2)" office:value-type="string" office:string-value="11101">
            <text:p>11101</text:p>
          </table:table-cell>
          <table:table-cell table:style-name="ce82" office:value-type="string">
            <text:p>Store value in Register</text:p>
          </table:table-cell>
          <table:table-cell table:style-name="ce92" office:value-type="string">
            <text:p>Digital In – Encoder</text:p>
          </table:table-cell>
          <table:table-cell table:style-name="ce82" office:value-type="string">
            <text:p>Register Address</text:p>
          </table:table-cell>
          <table:table-cell table:style-name="ce92" office:value-type="string">
            <text:p>Value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30">
            <text:p>30</text:p>
          </table:table-cell>
          <table:table-cell table:style-name="ce49" table:formula="of:=BASE([.A33];16)" office:value-type="string" office:string-value="1E">
            <text:p>1E</text:p>
          </table:table-cell>
          <table:table-cell table:style-name="ce68" table:formula="of:=BASE([.A33];2)" office:value-type="string" office:string-value="11110">
            <text:p>11110</text:p>
          </table:table-cell>
          <table:table-cell table:style-name="ce82" office:value-type="string">
            <text:p>Clear / Set / Toggle Register Bit</text:p>
          </table:table-cell>
          <table:table-cell table:style-name="ce82" office:value-type="string">
            <text:p>Digital In – Encoder</text:p>
          </table:table-cell>
          <table:table-cell table:style-name="ce82" office:value-type="string">
            <text:p>Register Address</text:p>
          </table:table-cell>
          <table:table-cell table:style-name="ce82" office:value-type="string">
            <text:p>Clear/Set/Toggle Bit</text:p>
          </table:table-cell>
          <table:table-cell/>
          <table:table-cell table:style-name="ce93" table:formula="of:=60/4800" office:value-type="float" office:value="0.0125">
            <text:p>0.0125000000</text:p>
          </table:table-cell>
          <table:table-cell table:style-name="ce47"/>
          <table:table-cell table:number-columns-repeated="1014"/>
        </table:table-row>
        <table:table-row table:style-name="ro4">
          <table:table-cell table:style-name="ce50" office:value-type="float" office:value="31">
            <text:p>31</text:p>
          </table:table-cell>
          <table:table-cell table:style-name="ce57" table:formula="of:=BASE([.A34];16)" office:value-type="string" office:string-value="1F">
            <text:p>1F</text:p>
          </table:table-cell>
          <table:table-cell table:style-name="ce71" table:formula="of:=BASE([.A34];2)" office:value-type="string" office:string-value="11111">
            <text:p>11111</text:p>
          </table:table-cell>
          <table:table-cell table:style-name="ce84" office:value-type="string">
            <text:p>Store Data Only</text:p>
          </table:table-cell>
          <table:table-cell table:style-name="ce84" office:value-type="string">
            <text:p>Digital In – Encoder</text:p>
          </table:table-cell>
          <table:table-cell table:number-columns-repeated="2" table:style-name="ce84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32">
            <text:p>32</text:p>
          </table:table-cell>
          <table:table-cell table:style-name="ce52" table:formula="of:=BASE([.A35];16)" office:value-type="string" office:string-value="20">
            <text:p>20</text:p>
          </table:table-cell>
          <table:table-cell table:style-name="ce72" table:formula="of:=BASE([.A35];2)" office:value-type="string" office:string-value="100000">
            <text:p>100000</text:p>
          </table:table-cell>
          <table:table-cell table:style-name="ce85" office:value-type="string">
            <text:p>Sequence Counter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93" table:formula="of:=9/31250" office:value-type="float" office:value="0.000288">
            <text:p>0.0002880000</text:p>
          </table:table-cell>
          <table:table-cell table:style-name="ce47"/>
          <table:table-cell table:number-columns-repeated="1014"/>
        </table:table-row>
        <table:table-row table:style-name="ro4">
          <table:table-cell table:style-name="ce52" office:value-type="float" office:value="33">
            <text:p>33</text:p>
          </table:table-cell>
          <table:table-cell table:style-name="ce52" table:formula="of:=BASE([.A36];16)" office:value-type="string" office:string-value="21">
            <text:p>21</text:p>
          </table:table-cell>
          <table:table-cell table:style-name="ce72" table:formula="of:=BASE([.A36];2)" office:value-type="string" office:string-value="100001">
            <text:p>100001</text:p>
          </table:table-cell>
          <table:table-cell table:style-name="ce85" office:value-type="string">
            <text:p>Sequence Counter – Inverted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34">
            <text:p>34</text:p>
          </table:table-cell>
          <table:table-cell table:style-name="ce52" table:formula="of:=BASE([.A37];16)" office:value-type="string" office:string-value="22">
            <text:p>22</text:p>
          </table:table-cell>
          <table:table-cell table:style-name="ce72" table:formula="of:=BASE([.A37];2)" office:value-type="string" office:string-value="100010">
            <text:p>100010</text:p>
          </table:table-cell>
          <table:table-cell table:style-name="ce85" office:value-type="string">
            <text:p>Sequence Shift Register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35">
            <text:p>35</text:p>
          </table:table-cell>
          <table:table-cell table:style-name="ce52" table:formula="of:=BASE([.A38];16)" office:value-type="string" office:string-value="23">
            <text:p>23</text:p>
          </table:table-cell>
          <table:table-cell table:style-name="ce72" table:formula="of:=BASE([.A38];2)" office:value-type="string" office:string-value="100011">
            <text:p>100011</text:p>
          </table:table-cell>
          <table:table-cell table:style-name="ce85" office:value-type="string">
            <text:p>Sequence Shift Register – Inverted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36">
            <text:p>36</text:p>
          </table:table-cell>
          <table:table-cell table:style-name="ce52" table:formula="of:=BASE([.A39];16)" office:value-type="string" office:string-value="24">
            <text:p>24</text:p>
          </table:table-cell>
          <table:table-cell table:style-name="ce72" table:formula="of:=BASE([.A39];2)" office:value-type="string" office:string-value="100100">
            <text:p>100100</text:p>
          </table:table-cell>
          <table:table-cell table:style-name="ce85" office:value-type="string">
            <text:p>Sequence Run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37">
            <text:p>37</text:p>
          </table:table-cell>
          <table:table-cell table:style-name="ce52" table:formula="of:=BASE([.A40];16)" office:value-type="string" office:string-value="25">
            <text:p>25</text:p>
          </table:table-cell>
          <table:table-cell table:style-name="ce72" table:formula="of:=BASE([.A40];2)" office:value-type="string" office:string-value="100101">
            <text:p>100101</text:p>
          </table:table-cell>
          <table:table-cell table:style-name="ce85" office:value-type="string">
            <text:p>Sequence Run – Inverted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94" table:formula="of:=9/31250" office:value-type="float" office:value="0.000288">
            <text:p>0.000288000</text:p>
          </table:table-cell>
          <table:table-cell table:style-name="ce47"/>
          <table:table-cell table:number-columns-repeated="1014"/>
        </table:table-row>
        <table:table-row table:style-name="ro4">
          <table:table-cell table:style-name="ce52" office:value-type="float" office:value="38">
            <text:p>38</text:p>
          </table:table-cell>
          <table:table-cell table:style-name="ce52" table:formula="of:=BASE([.A41];16)" office:value-type="string" office:string-value="26">
            <text:p>26</text:p>
          </table:table-cell>
          <table:table-cell table:style-name="ce72" table:formula="of:=BASE([.A41];2)" office:value-type="string" office:string-value="100110">
            <text:p>100110</text:p>
          </table:table-cell>
          <table:table-cell table:style-name="ce85"/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47" table:formula="of:=[.I40]*2000000" office:value-type="float" office:value="576">
            <text:p>576</text:p>
          </table:table-cell>
          <table:table-cell table:style-name="ce47"/>
          <table:table-cell table:number-columns-repeated="1014"/>
        </table:table-row>
        <table:table-row table:style-name="ro4">
          <table:table-cell table:style-name="ce52" office:value-type="float" office:value="39">
            <text:p>39</text:p>
          </table:table-cell>
          <table:table-cell table:style-name="ce52" table:formula="of:=BASE([.A42];16)" office:value-type="string" office:string-value="27">
            <text:p>27</text:p>
          </table:table-cell>
          <table:table-cell table:style-name="ce72" table:formula="of:=BASE([.A42];2)" office:value-type="string" office:string-value="100111">
            <text:p>100111</text:p>
          </table:table-cell>
          <table:table-cell table:style-name="ce85"/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47" table:formula="of:=[.I41]/8" office:value-type="float" office:value="72">
            <text:p>72</text:p>
          </table:table-cell>
          <table:table-cell table:style-name="ce47"/>
          <table:table-cell table:number-columns-repeated="1014"/>
        </table:table-row>
        <table:table-row table:style-name="ro4">
          <table:table-cell table:style-name="ce52" office:value-type="float" office:value="40">
            <text:p>40</text:p>
          </table:table-cell>
          <table:table-cell table:style-name="ce52" table:formula="of:=BASE([.A43];16)" office:value-type="string" office:string-value="28">
            <text:p>28</text:p>
          </table:table-cell>
          <table:table-cell table:style-name="ce72" table:formula="of:=BASE([.A43];2)" office:value-type="string" office:string-value="101000">
            <text:p>101000</text:p>
          </table:table-cell>
          <table:table-cell table:style-name="ce85" office:value-type="string">
            <text:p>Note On/Off (Terminals 0-7 only)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41">
            <text:p>41</text:p>
          </table:table-cell>
          <table:table-cell table:style-name="ce52" table:formula="of:=BASE([.A44];16)" office:value-type="string" office:string-value="29">
            <text:p>29</text:p>
          </table:table-cell>
          <table:table-cell table:style-name="ce72" table:formula="of:=BASE([.A44];2)" office:value-type="string" office:string-value="101001">
            <text:p>101001</text:p>
          </table:table-cell>
          <table:table-cell table:style-name="ce85" office:value-type="string">
            <text:p>CC On/Off (Terminals 0-7 only)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42">
            <text:p>42</text:p>
          </table:table-cell>
          <table:table-cell table:style-name="ce58" table:formula="of:=BASE([.A45];16)" office:value-type="string" office:string-value="2A">
            <text:p>2A</text:p>
          </table:table-cell>
          <table:table-cell table:style-name="ce73" table:formula="of:=BASE([.A45];2)" office:value-type="string" office:string-value="101010">
            <text:p>101010</text:p>
          </table:table-cell>
          <table:table-cell table:style-name="ce86" office:value-type="string">
            <text:p>LED Output – Select</text:p>
          </table:table-cell>
          <table:table-cell table:style-name="ce86" office:value-type="string">
            <text:p>Digital Out – LED</text:p>
          </table:table-cell>
          <table:table-cell table:style-name="ce86" office:value-type="string">
            <text:p>Output Format</text:p>
          </table:table-cell>
          <table:table-cell table:style-name="ce86" office:value-type="string">
            <text:p>Value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43">
            <text:p>43</text:p>
          </table:table-cell>
          <table:table-cell table:style-name="ce58" table:formula="of:=BASE([.A46];16)" office:value-type="string" office:string-value="2B">
            <text:p>2B</text:p>
          </table:table-cell>
          <table:table-cell table:style-name="ce73" table:formula="of:=BASE([.A46];2)" office:value-type="string" office:string-value="101011">
            <text:p>101011</text:p>
          </table:table-cell>
          <table:table-cell table:style-name="ce86" office:value-type="string">
            <text:p>LED Output – Data</text:p>
          </table:table-cell>
          <table:table-cell table:style-name="ce86" office:value-type="string">
            <text:p>Digital Out – LED</text:p>
          </table:table-cell>
          <table:table-cell table:style-name="ce86" office:value-type="string">
            <text:p>Anode / Cathode</text:p>
          </table:table-cell>
          <table:table-cell table:style-name="ce86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3" office:value-type="float" office:value="44">
            <text:p>44</text:p>
          </table:table-cell>
          <table:table-cell table:style-name="ce59" table:formula="of:=BASE([.A47];16)" office:value-type="string" office:string-value="2C">
            <text:p>2C</text:p>
          </table:table-cell>
          <table:table-cell table:style-name="ce74" table:formula="of:=BASE([.A47];2)" office:value-type="string" office:string-value="101100">
            <text:p>101100</text:p>
          </table:table-cell>
          <table:table-cell table:style-name="ce87" office:value-type="string">
            <text:p>Matrix Select – Note On/Off (data register 0)</text:p>
          </table:table-cell>
          <table:table-cell table:style-name="ce87" office:value-type="string">
            <text:p>Digital Out – Matrix Select</text:p>
          </table:table-cell>
          <table:table-cell table:style-name="ce87" office:value-type="string">
            <text:p>First Note</text:p>
          </table:table-cell>
          <table:table-cell table:style-name="ce87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45">
            <text:p>45</text:p>
          </table:table-cell>
          <table:table-cell table:style-name="ce60" table:formula="of:=BASE([.A48];16)" office:value-type="string" office:string-value="2D">
            <text:p>2D</text:p>
          </table:table-cell>
          <table:table-cell table:style-name="ce75" table:formula="of:=BASE([.A48];2)" office:value-type="string" office:string-value="101101">
            <text:p>101101</text:p>
          </table:table-cell>
          <table:table-cell table:style-name="ce88" office:value-type="string">
            <text:p>Matrix Select – Note On/Off (data register 1)</text:p>
          </table:table-cell>
          <table:table-cell table:style-name="ce88" office:value-type="string">
            <text:p>Digital Out – Matrix Select</text:p>
          </table:table-cell>
          <table:table-cell table:style-name="ce88" office:value-type="string">
            <text:p>First Note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46">
            <text:p>46</text:p>
          </table:table-cell>
          <table:table-cell table:style-name="ce60" table:formula="of:=BASE([.A49];16)" office:value-type="string" office:string-value="2E">
            <text:p>2E</text:p>
          </table:table-cell>
          <table:table-cell table:style-name="ce75" table:formula="of:=BASE([.A49];2)" office:value-type="string" office:string-value="101110">
            <text:p>101110</text:p>
          </table:table-cell>
          <table:table-cell table:style-name="ce88" office:value-type="string">
            <text:p>Matrix Select – Note On/Off (data register 2)</text:p>
          </table:table-cell>
          <table:table-cell table:style-name="ce88" office:value-type="string">
            <text:p>Digital Out – Matrix Select</text:p>
          </table:table-cell>
          <table:table-cell table:style-name="ce88" office:value-type="string">
            <text:p>First Note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47">
            <text:p>47</text:p>
          </table:table-cell>
          <table:table-cell table:style-name="ce61" table:formula="of:=BASE([.A50];16)" office:value-type="string" office:string-value="2F">
            <text:p>2F</text:p>
          </table:table-cell>
          <table:table-cell table:style-name="ce76" table:formula="of:=BASE([.A50];2)" office:value-type="string" office:string-value="101111">
            <text:p>101111</text:p>
          </table:table-cell>
          <table:table-cell table:style-name="ce89" office:value-type="string">
            <text:p>Matrix Select – Note On/Off (data register 1, scan high)</text:p>
          </table:table-cell>
          <table:table-cell table:style-name="ce89" office:value-type="string">
            <text:p>Digital Out – Matrix Select</text:p>
          </table:table-cell>
          <table:table-cell table:style-name="ce89" office:value-type="string">
            <text:p>First Note</text:p>
          </table:table-cell>
          <table:table-cell table:style-name="ce89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3" office:value-type="float" office:value="48">
            <text:p>48</text:p>
          </table:table-cell>
          <table:table-cell table:style-name="ce59" table:formula="of:=BASE([.A51];16)" office:value-type="string" office:string-value="30">
            <text:p>30</text:p>
          </table:table-cell>
          <table:table-cell table:style-name="ce74" table:formula="of:=BASE([.A51];2)" office:value-type="string" office:string-value="110000">
            <text:p>110000</text:p>
          </table:table-cell>
          <table:table-cell table:style-name="ce87" office:value-type="string">
            <text:p>Matrix Select – Note Toggle (data register 0)</text:p>
          </table:table-cell>
          <table:table-cell table:style-name="ce87" office:value-type="string">
            <text:p>Digital Out – Matrix Select</text:p>
          </table:table-cell>
          <table:table-cell table:style-name="ce88" office:value-type="string">
            <text:p>First Note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49">
            <text:p>49</text:p>
          </table:table-cell>
          <table:table-cell table:style-name="ce60" table:formula="of:=BASE([.A52];16)" office:value-type="string" office:string-value="31">
            <text:p>31</text:p>
          </table:table-cell>
          <table:table-cell table:style-name="ce75" table:formula="of:=BASE([.A52];2)" office:value-type="string" office:string-value="110001">
            <text:p>110001</text:p>
          </table:table-cell>
          <table:table-cell table:style-name="ce88" office:value-type="string">
            <text:p>Matrix Select – Note Toggle <text:s/>(data register 1)</text:p>
          </table:table-cell>
          <table:table-cell table:style-name="ce88" office:value-type="string">
            <text:p>Digital Out – Matrix Select</text:p>
          </table:table-cell>
          <table:table-cell table:style-name="ce88" office:value-type="string">
            <text:p>First Note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50">
            <text:p>50</text:p>
          </table:table-cell>
          <table:table-cell table:style-name="ce60" table:formula="of:=BASE([.A53];16)" office:value-type="string" office:string-value="32">
            <text:p>32</text:p>
          </table:table-cell>
          <table:table-cell table:style-name="ce75" table:formula="of:=BASE([.A53];2)" office:value-type="string" office:string-value="110010">
            <text:p>110010</text:p>
          </table:table-cell>
          <table:table-cell table:style-name="ce88" office:value-type="string">
            <text:p>Matrix Select – Note Toggle (data register 2)</text:p>
          </table:table-cell>
          <table:table-cell table:style-name="ce88" office:value-type="string">
            <text:p>Digital Out – Matrix Select</text:p>
          </table:table-cell>
          <table:table-cell table:style-name="ce88" office:value-type="string">
            <text:p>First Note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1" office:value-type="float" office:value="51">
            <text:p>51</text:p>
          </table:table-cell>
          <table:table-cell table:style-name="ce61" table:formula="of:=BASE([.A54];16)" office:value-type="string" office:string-value="33">
            <text:p>33</text:p>
          </table:table-cell>
          <table:table-cell table:style-name="ce76" table:formula="of:=BASE([.A54];2)" office:value-type="string" office:string-value="110011">
            <text:p>110011</text:p>
          </table:table-cell>
          <table:table-cell table:style-name="ce90" office:value-type="string">
            <text:p>Matrix Select – Note Toggle <text:s/>(data register 1, scan high)</text:p>
          </table:table-cell>
          <table:table-cell table:style-name="ce89" office:value-type="string">
            <text:p>Digital Out – Matrix Select</text:p>
          </table:table-cell>
          <table:table-cell table:style-name="ce90" office:value-type="string">
            <text:p>First Note</text:p>
          </table:table-cell>
          <table:table-cell table:style-name="ce90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3" office:value-type="float" office:value="52">
            <text:p>52</text:p>
          </table:table-cell>
          <table:table-cell table:style-name="ce59" table:formula="of:=BASE([.A55];16)" office:value-type="string" office:string-value="34">
            <text:p>34</text:p>
          </table:table-cell>
          <table:table-cell table:style-name="ce74" table:formula="of:=BASE([.A55];2)" office:value-type="string" office:string-value="110100">
            <text:p>110100</text:p>
          </table:table-cell>
          <table:table-cell table:style-name="ce87" office:value-type="string">
            <text:p>Matrix Select – CC On/Off (data register 0)</text:p>
          </table:table-cell>
          <table:table-cell table:style-name="ce87" office:value-type="string">
            <text:p>Digital Out – Matrix Select</text:p>
          </table:table-cell>
          <table:table-cell table:style-name="ce87" office:value-type="string">
            <text:p>First CC Number</text:p>
          </table:table-cell>
          <table:table-cell table:style-name="ce87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53">
            <text:p>53</text:p>
          </table:table-cell>
          <table:table-cell table:style-name="ce60" table:formula="of:=BASE([.A56];16)" office:value-type="string" office:string-value="35">
            <text:p>35</text:p>
          </table:table-cell>
          <table:table-cell table:style-name="ce75" table:formula="of:=BASE([.A56];2)" office:value-type="string" office:string-value="110101">
            <text:p>110101</text:p>
          </table:table-cell>
          <table:table-cell table:style-name="ce88" office:value-type="string">
            <text:p>Matrix Select – CC On/Off (data register 1)</text:p>
          </table:table-cell>
          <table:table-cell table:style-name="ce88" office:value-type="string">
            <text:p>Digital Out – Matrix Select</text:p>
          </table:table-cell>
          <table:table-cell table:style-name="ce88" office:value-type="string">
            <text:p>First CC Number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54">
            <text:p>54</text:p>
          </table:table-cell>
          <table:table-cell table:style-name="ce60" table:formula="of:=BASE([.A57];16)" office:value-type="string" office:string-value="36">
            <text:p>36</text:p>
          </table:table-cell>
          <table:table-cell table:style-name="ce75" table:formula="of:=BASE([.A57];2)" office:value-type="string" office:string-value="110110">
            <text:p>110110</text:p>
          </table:table-cell>
          <table:table-cell table:style-name="ce88" office:value-type="string">
            <text:p>Matrix Select – CC On/Off (data register 2)</text:p>
          </table:table-cell>
          <table:table-cell table:style-name="ce88" office:value-type="string">
            <text:p>Digital Out – Matrix Select</text:p>
          </table:table-cell>
          <table:table-cell table:style-name="ce88" office:value-type="string">
            <text:p>First CC Number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1" office:value-type="float" office:value="55">
            <text:p>55</text:p>
          </table:table-cell>
          <table:table-cell table:style-name="ce61" table:formula="of:=BASE([.A58];16)" office:value-type="string" office:string-value="37">
            <text:p>37</text:p>
          </table:table-cell>
          <table:table-cell table:style-name="ce76" table:formula="of:=BASE([.A58];2)" office:value-type="string" office:string-value="110111">
            <text:p>110111</text:p>
          </table:table-cell>
          <table:table-cell table:style-name="ce90" office:value-type="string">
            <text:p>Matrix Select – CC On/Off (data register 1, scan high)</text:p>
          </table:table-cell>
          <table:table-cell table:style-name="ce89" office:value-type="string">
            <text:p>Digital Out – Matrix Select</text:p>
          </table:table-cell>
          <table:table-cell table:style-name="ce90" office:value-type="string">
            <text:p>First CC Number</text:p>
          </table:table-cell>
          <table:table-cell table:style-name="ce90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3" office:value-type="float" office:value="56">
            <text:p>56</text:p>
          </table:table-cell>
          <table:table-cell table:style-name="ce59" table:formula="of:=BASE([.A59];16)" office:value-type="string" office:string-value="38">
            <text:p>38</text:p>
          </table:table-cell>
          <table:table-cell table:style-name="ce74" table:formula="of:=BASE([.A59];2)" office:value-type="string" office:string-value="111000">
            <text:p>111000</text:p>
          </table:table-cell>
          <table:table-cell table:style-name="ce87" office:value-type="string">
            <text:p>Matrix Select – CC Toggle (data register 0)</text:p>
          </table:table-cell>
          <table:table-cell table:style-name="ce87" office:value-type="string">
            <text:p>Digital Out – Matrix Select</text:p>
          </table:table-cell>
          <table:table-cell table:style-name="ce87" office:value-type="string">
            <text:p>First CC Number</text:p>
          </table:table-cell>
          <table:table-cell table:style-name="ce87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57">
            <text:p>57</text:p>
          </table:table-cell>
          <table:table-cell table:style-name="ce60" table:formula="of:=BASE([.A60];16)" office:value-type="string" office:string-value="39">
            <text:p>39</text:p>
          </table:table-cell>
          <table:table-cell table:style-name="ce75" table:formula="of:=BASE([.A60];2)" office:value-type="string" office:string-value="111001">
            <text:p>111001</text:p>
          </table:table-cell>
          <table:table-cell table:style-name="ce88" office:value-type="string">
            <text:p>Matrix Select – CC Toggle (data register 1)</text:p>
          </table:table-cell>
          <table:table-cell table:style-name="ce88" office:value-type="string">
            <text:p>Digital Out – Matrix Select</text:p>
          </table:table-cell>
          <table:table-cell table:style-name="ce88" office:value-type="string">
            <text:p>First CC Number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58">
            <text:p>58</text:p>
          </table:table-cell>
          <table:table-cell table:style-name="ce60" table:formula="of:=BASE([.A61];16)" office:value-type="string" office:string-value="3A">
            <text:p>3A</text:p>
          </table:table-cell>
          <table:table-cell table:style-name="ce75" table:formula="of:=BASE([.A61];2)" office:value-type="string" office:string-value="111010">
            <text:p>111010</text:p>
          </table:table-cell>
          <table:table-cell table:style-name="ce88" office:value-type="string">
            <text:p>Matrix Select – CC Toggle (data register 2)</text:p>
          </table:table-cell>
          <table:table-cell table:style-name="ce88" office:value-type="string">
            <text:p>Digital Out – Matrix Select</text:p>
          </table:table-cell>
          <table:table-cell table:style-name="ce88" office:value-type="string">
            <text:p>First CC Number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1" office:value-type="float" office:value="59">
            <text:p>59</text:p>
          </table:table-cell>
          <table:table-cell table:style-name="ce61" table:formula="of:=BASE([.A62];16)" office:value-type="string" office:string-value="3B">
            <text:p>3B</text:p>
          </table:table-cell>
          <table:table-cell table:style-name="ce76" table:formula="of:=BASE([.A62];2)" office:value-type="string" office:string-value="111011">
            <text:p>111011</text:p>
          </table:table-cell>
          <table:table-cell table:style-name="ce90" office:value-type="string">
            <text:p>Matrix Select – CC Toggle (data register 1, scan high)</text:p>
          </table:table-cell>
          <table:table-cell table:style-name="ce89" office:value-type="string">
            <text:p>Digital Out – Matrix Select</text:p>
          </table:table-cell>
          <table:table-cell table:style-name="ce90" office:value-type="string">
            <text:p>First CC Number</text:p>
          </table:table-cell>
          <table:table-cell table:style-name="ce90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3" office:value-type="float" office:value="60">
            <text:p>60</text:p>
          </table:table-cell>
          <table:table-cell table:style-name="ce59" table:formula="of:=BASE([.A63];16)" office:value-type="string" office:string-value="3C">
            <text:p>3C</text:p>
          </table:table-cell>
          <table:table-cell table:style-name="ce74" table:formula="of:=BASE([.A63];2)" office:value-type="string" office:string-value="111100">
            <text:p>111100</text:p>
          </table:table-cell>
          <table:table-cell table:style-name="ce87" office:value-type="string">
            <text:p>Matrix Select – Program Change (data register 0)</text:p>
          </table:table-cell>
          <table:table-cell table:style-name="ce87" office:value-type="string">
            <text:p>Digital Out – Matrix Select</text:p>
          </table:table-cell>
          <table:table-cell table:style-name="ce87" office:value-type="string">
            <text:p>First Program Number</text:p>
          </table:table-cell>
          <table:table-cell table:style-name="ce87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61">
            <text:p>61</text:p>
          </table:table-cell>
          <table:table-cell table:style-name="ce60" table:formula="of:=BASE([.A64];16)" office:value-type="string" office:string-value="3D">
            <text:p>3D</text:p>
          </table:table-cell>
          <table:table-cell table:style-name="ce75" table:formula="of:=BASE([.A64];2)" office:value-type="string" office:string-value="111101">
            <text:p>111101</text:p>
          </table:table-cell>
          <table:table-cell table:style-name="ce88" office:value-type="string">
            <text:p>Matrix Select – Program Change (data register 1)</text:p>
          </table:table-cell>
          <table:table-cell table:style-name="ce88" office:value-type="string">
            <text:p>Digital Out – Matrix Select</text:p>
          </table:table-cell>
          <table:table-cell table:style-name="ce88" office:value-type="string">
            <text:p>First Program Number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62">
            <text:p>62</text:p>
          </table:table-cell>
          <table:table-cell table:style-name="ce60" table:formula="of:=BASE([.A65];16)" office:value-type="string" office:string-value="3E">
            <text:p>3E</text:p>
          </table:table-cell>
          <table:table-cell table:style-name="ce75" table:formula="of:=BASE([.A65];2)" office:value-type="string" office:string-value="111110">
            <text:p>111110</text:p>
          </table:table-cell>
          <table:table-cell table:style-name="ce88" office:value-type="string">
            <text:p>Matrix Select – Program Change (data register 2)</text:p>
          </table:table-cell>
          <table:table-cell table:style-name="ce88" office:value-type="string">
            <text:p>Digital Out – Matrix Select</text:p>
          </table:table-cell>
          <table:table-cell table:style-name="ce88" office:value-type="string">
            <text:p>First Program Number</text:p>
          </table:table-cell>
          <table:table-cell table:style-name="ce88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1" office:value-type="float" office:value="63">
            <text:p>63</text:p>
          </table:table-cell>
          <table:table-cell table:style-name="ce61" table:formula="of:=BASE([.A66];16)" office:value-type="string" office:string-value="3F">
            <text:p>3F</text:p>
          </table:table-cell>
          <table:table-cell table:style-name="ce76" table:formula="of:=BASE([.A66];2)" office:value-type="string" office:string-value="111111">
            <text:p>111111</text:p>
          </table:table-cell>
          <table:table-cell table:style-name="ce89" office:value-type="string">
            <text:p>Matrix Select – Program Change (data register 1, scan high)</text:p>
          </table:table-cell>
          <table:table-cell table:style-name="ce89" office:value-type="string">
            <text:p>Digital Out – Matrix Select</text:p>
          </table:table-cell>
          <table:table-cell table:style-name="ce89" office:value-type="string">
            <text:p>First Program Number</text:p>
          </table:table-cell>
          <table:table-cell table:style-name="ce89" office:value-type="string">
            <text:p>Ignore Bit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64">
            <text:p>64</text:p>
          </table:table-cell>
          <table:table-cell table:style-name="ce54" table:formula="of:=BASE([.A67];16)" office:value-type="string" office:string-value="40">
            <text:p>40</text:p>
          </table:table-cell>
          <table:table-cell table:style-name="ce65" table:formula="of:=BASE([.A67];2)" office:value-type="string" office:string-value="1000000">
            <text:p>1000000</text:p>
          </table:table-cell>
          <table:table-cell table:style-name="ce79" office:value-type="string">
            <text:p>Trigger – Note Off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Note Literal</text:p>
          </table:table-cell>
          <table:table-cell table:style-name="ce79" office:value-type="string">
            <text:p>Velocity Literal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65">
            <text:p>65</text:p>
          </table:table-cell>
          <table:table-cell table:style-name="ce54" table:formula="of:=BASE([.A68];16)" office:value-type="string" office:string-value="41">
            <text:p>41</text:p>
          </table:table-cell>
          <table:table-cell table:style-name="ce65" table:formula="of:=BASE([.A68];2)" office:value-type="string" office:string-value="1000001">
            <text:p>1000001</text:p>
          </table:table-cell>
          <table:table-cell table:style-name="ce79" office:value-type="string">
            <text:p>Trigger – Note Off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Note Register</text:p>
          </table:table-cell>
          <table:table-cell table:style-name="ce79" office:value-type="string">
            <text:p>Velocity Literal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66">
            <text:p>66</text:p>
          </table:table-cell>
          <table:table-cell table:style-name="ce54" table:formula="of:=BASE([.A69];16)" office:value-type="string" office:string-value="42">
            <text:p>42</text:p>
          </table:table-cell>
          <table:table-cell table:style-name="ce65" table:formula="of:=BASE([.A69];2)" office:value-type="string" office:string-value="1000010">
            <text:p>1000010</text:p>
          </table:table-cell>
          <table:table-cell table:style-name="ce79" office:value-type="string">
            <text:p>Trigger – Note Off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Note Literal</text:p>
          </table:table-cell>
          <table:table-cell table:style-name="ce79" office:value-type="string">
            <text:p>Velocity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0" office:value-type="float" office:value="67">
            <text:p>67</text:p>
          </table:table-cell>
          <table:table-cell table:style-name="ce55" table:formula="of:=BASE([.A70];16)" office:value-type="string" office:string-value="43">
            <text:p>43</text:p>
          </table:table-cell>
          <table:table-cell table:style-name="ce66" table:formula="of:=BASE([.A70];2)" office:value-type="string" office:string-value="1000011">
            <text:p>1000011</text:p>
          </table:table-cell>
          <table:table-cell table:style-name="ce80" office:value-type="string">
            <text:p>Trigger – Note Off</text:p>
          </table:table-cell>
          <table:table-cell table:style-name="ce80" office:value-type="string">
            <text:p>Digital In – Trigger</text:p>
          </table:table-cell>
          <table:table-cell table:style-name="ce80" office:value-type="string">
            <text:p>Note Register</text:p>
          </table:table-cell>
          <table:table-cell table:style-name="ce80" office:value-type="string">
            <text:p>Velocity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68">
            <text:p>68</text:p>
          </table:table-cell>
          <table:table-cell table:style-name="ce54" table:formula="of:=BASE([.A71];16)" office:value-type="string" office:string-value="44">
            <text:p>44</text:p>
          </table:table-cell>
          <table:table-cell table:style-name="ce65" table:formula="of:=BASE([.A71];2)" office:value-type="string" office:string-value="1000100">
            <text:p>1000100</text:p>
          </table:table-cell>
          <table:table-cell table:style-name="ce79" office:value-type="string">
            <text:p>Trigger – Note On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Note Literal</text:p>
          </table:table-cell>
          <table:table-cell table:style-name="ce79" office:value-type="string">
            <text:p>Velocity Literal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69">
            <text:p>69</text:p>
          </table:table-cell>
          <table:table-cell table:style-name="ce54" table:formula="of:=BASE([.A72];16)" office:value-type="string" office:string-value="45">
            <text:p>45</text:p>
          </table:table-cell>
          <table:table-cell table:style-name="ce65" table:formula="of:=BASE([.A72];2)" office:value-type="string" office:string-value="1000101">
            <text:p>1000101</text:p>
          </table:table-cell>
          <table:table-cell table:style-name="ce79" office:value-type="string">
            <text:p>Trigger – Note On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Note Register</text:p>
          </table:table-cell>
          <table:table-cell table:style-name="ce79" office:value-type="string">
            <text:p>Velocity Literal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70">
            <text:p>70</text:p>
          </table:table-cell>
          <table:table-cell table:style-name="ce54" table:formula="of:=BASE([.A73];16)" office:value-type="string" office:string-value="46">
            <text:p>46</text:p>
          </table:table-cell>
          <table:table-cell table:style-name="ce65" table:formula="of:=BASE([.A73];2)" office:value-type="string" office:string-value="1000110">
            <text:p>1000110</text:p>
          </table:table-cell>
          <table:table-cell table:style-name="ce79" office:value-type="string">
            <text:p>Trigger – Note On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Note Literal</text:p>
          </table:table-cell>
          <table:table-cell table:style-name="ce79" office:value-type="string">
            <text:p>Velocity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0" office:value-type="float" office:value="71">
            <text:p>71</text:p>
          </table:table-cell>
          <table:table-cell table:style-name="ce55" table:formula="of:=BASE([.A74];16)" office:value-type="string" office:string-value="47">
            <text:p>47</text:p>
          </table:table-cell>
          <table:table-cell table:style-name="ce66" table:formula="of:=BASE([.A74];2)" office:value-type="string" office:string-value="1000111">
            <text:p>1000111</text:p>
          </table:table-cell>
          <table:table-cell table:style-name="ce80" office:value-type="string">
            <text:p>Trigger – Note On</text:p>
          </table:table-cell>
          <table:table-cell table:style-name="ce80" office:value-type="string">
            <text:p>Digital In – Trigger</text:p>
          </table:table-cell>
          <table:table-cell table:style-name="ce80" office:value-type="string">
            <text:p>Note Register</text:p>
          </table:table-cell>
          <table:table-cell table:style-name="ce80" office:value-type="string">
            <text:p>Velocity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72">
            <text:p>72</text:p>
          </table:table-cell>
          <table:table-cell table:style-name="ce54" table:formula="of:=BASE([.A75];16)" office:value-type="string" office:string-value="48">
            <text:p>48</text:p>
          </table:table-cell>
          <table:table-cell table:style-name="ce65" table:formula="of:=BASE([.A75];2)" office:value-type="string" office:string-value="1001000">
            <text:p>1001000</text:p>
          </table:table-cell>
          <table:table-cell table:style-name="ce79" office:value-type="string">
            <text:p>Trigger – Aftertouch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Note Literal</text:p>
          </table:table-cell>
          <table:table-cell table:style-name="ce79" office:value-type="string">
            <text:p>Pressure Literal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73">
            <text:p>73</text:p>
          </table:table-cell>
          <table:table-cell table:style-name="ce54" table:formula="of:=BASE([.A76];16)" office:value-type="string" office:string-value="49">
            <text:p>49</text:p>
          </table:table-cell>
          <table:table-cell table:style-name="ce65" table:formula="of:=BASE([.A76];2)" office:value-type="string" office:string-value="1001001">
            <text:p>1001001</text:p>
          </table:table-cell>
          <table:table-cell table:style-name="ce79" office:value-type="string">
            <text:p>Trigger – Aftertouch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Note Register</text:p>
          </table:table-cell>
          <table:table-cell table:style-name="ce79" office:value-type="string">
            <text:p>Pressure Literal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74">
            <text:p>74</text:p>
          </table:table-cell>
          <table:table-cell table:style-name="ce54" table:formula="of:=BASE([.A77];16)" office:value-type="string" office:string-value="4A">
            <text:p>4A</text:p>
          </table:table-cell>
          <table:table-cell table:style-name="ce65" table:formula="of:=BASE([.A77];2)" office:value-type="string" office:string-value="1001010">
            <text:p>1001010</text:p>
          </table:table-cell>
          <table:table-cell table:style-name="ce79" office:value-type="string">
            <text:p>Trigger – Aftertouch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Note Literal</text:p>
          </table:table-cell>
          <table:table-cell table:style-name="ce79" office:value-type="string">
            <text:p>Pressure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0" office:value-type="float" office:value="75">
            <text:p>75</text:p>
          </table:table-cell>
          <table:table-cell table:style-name="ce55" table:formula="of:=BASE([.A78];16)" office:value-type="string" office:string-value="4B">
            <text:p>4B</text:p>
          </table:table-cell>
          <table:table-cell table:style-name="ce66" table:formula="of:=BASE([.A78];2)" office:value-type="string" office:string-value="1001011">
            <text:p>1001011</text:p>
          </table:table-cell>
          <table:table-cell table:style-name="ce80" office:value-type="string">
            <text:p>Trigger – Aftertouch</text:p>
          </table:table-cell>
          <table:table-cell table:style-name="ce80" office:value-type="string">
            <text:p>Digital In – Trigger</text:p>
          </table:table-cell>
          <table:table-cell table:style-name="ce80" office:value-type="string">
            <text:p>Note Register</text:p>
          </table:table-cell>
          <table:table-cell table:style-name="ce80" office:value-type="string">
            <text:p>Pressure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76">
            <text:p>76</text:p>
          </table:table-cell>
          <table:table-cell table:style-name="ce54" table:formula="of:=BASE([.A79];16)" office:value-type="string" office:string-value="4C">
            <text:p>4C</text:p>
          </table:table-cell>
          <table:table-cell table:style-name="ce65" table:formula="of:=BASE([.A79];2)" office:value-type="string" office:string-value="1001100">
            <text:p>1001100</text:p>
          </table:table-cell>
          <table:table-cell table:style-name="ce79" office:value-type="string">
            <text:p>Trigger – CC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CC Literal</text:p>
          </table:table-cell>
          <table:table-cell table:style-name="ce79" office:value-type="string">
            <text:p>Value Literal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77">
            <text:p>77</text:p>
          </table:table-cell>
          <table:table-cell table:style-name="ce54" table:formula="of:=BASE([.A80];16)" office:value-type="string" office:string-value="4D">
            <text:p>4D</text:p>
          </table:table-cell>
          <table:table-cell table:style-name="ce65" table:formula="of:=BASE([.A80];2)" office:value-type="string" office:string-value="1001101">
            <text:p>1001101</text:p>
          </table:table-cell>
          <table:table-cell table:style-name="ce79" office:value-type="string">
            <text:p>Trigger – CC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CC Register</text:p>
          </table:table-cell>
          <table:table-cell table:style-name="ce79" office:value-type="string">
            <text:p>Value Literal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78">
            <text:p>78</text:p>
          </table:table-cell>
          <table:table-cell table:style-name="ce54" table:formula="of:=BASE([.A81];16)" office:value-type="string" office:string-value="4E">
            <text:p>4E</text:p>
          </table:table-cell>
          <table:table-cell table:style-name="ce65" table:formula="of:=BASE([.A81];2)" office:value-type="string" office:string-value="1001110">
            <text:p>1001110</text:p>
          </table:table-cell>
          <table:table-cell table:style-name="ce79" office:value-type="string">
            <text:p>Trigger – CC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CC Literal</text:p>
          </table:table-cell>
          <table:table-cell table:style-name="ce79" office:value-type="string">
            <text:p>Value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0" office:value-type="float" office:value="79">
            <text:p>79</text:p>
          </table:table-cell>
          <table:table-cell table:style-name="ce55" table:formula="of:=BASE([.A82];16)" office:value-type="string" office:string-value="4F">
            <text:p>4F</text:p>
          </table:table-cell>
          <table:table-cell table:style-name="ce66" table:formula="of:=BASE([.A82];2)" office:value-type="string" office:string-value="1001111">
            <text:p>1001111</text:p>
          </table:table-cell>
          <table:table-cell table:style-name="ce80" office:value-type="string">
            <text:p>Trigger – CC</text:p>
          </table:table-cell>
          <table:table-cell table:style-name="ce80" office:value-type="string">
            <text:p>Digital In – Trigger</text:p>
          </table:table-cell>
          <table:table-cell table:style-name="ce80" office:value-type="string">
            <text:p>CC Register</text:p>
          </table:table-cell>
          <table:table-cell table:style-name="ce80" office:value-type="string">
            <text:p>Value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80">
            <text:p>80</text:p>
          </table:table-cell>
          <table:table-cell table:style-name="ce54" table:formula="of:=BASE([.A83];16)" office:value-type="string" office:string-value="50">
            <text:p>50</text:p>
          </table:table-cell>
          <table:table-cell table:style-name="ce65" table:formula="of:=BASE([.A83];2)" office:value-type="string" office:string-value="1010000">
            <text:p>1010000</text:p>
          </table:table-cell>
          <table:table-cell table:style-name="ce79" office:value-type="string">
            <text:p>Trigger – Program Change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Program Literal</text:p>
          </table:table-cell>
          <table:table-cell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81">
            <text:p>81</text:p>
          </table:table-cell>
          <table:table-cell table:style-name="ce54" table:formula="of:=BASE([.A84];16)" office:value-type="string" office:string-value="51">
            <text:p>51</text:p>
          </table:table-cell>
          <table:table-cell table:style-name="ce65" table:formula="of:=BASE([.A84];2)" office:value-type="string" office:string-value="1010001">
            <text:p>1010001</text:p>
          </table:table-cell>
          <table:table-cell table:style-name="ce79" office:value-type="string">
            <text:p>Trigger – Program Change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Program Register</text:p>
          </table:table-cell>
          <table:table-cell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82">
            <text:p>82</text:p>
          </table:table-cell>
          <table:table-cell table:style-name="ce54" table:formula="of:=BASE([.A85];16)" office:value-type="string" office:string-value="52">
            <text:p>52</text:p>
          </table:table-cell>
          <table:table-cell table:style-name="ce65" table:formula="of:=BASE([.A85];2)" office:value-type="string" office:string-value="1010010">
            <text:p>1010010</text:p>
          </table:table-cell>
          <table:table-cell table:style-name="ce79" office:value-type="string">
            <text:p>Trigger – Program Change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Program Literal</text:p>
          </table:table-cell>
          <table:table-cell table:style-name="ce79" office:value-type="string">
            <text:p>Addend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0" office:value-type="float" office:value="83">
            <text:p>83</text:p>
          </table:table-cell>
          <table:table-cell table:style-name="ce55" table:formula="of:=BASE([.A86];16)" office:value-type="string" office:string-value="53">
            <text:p>53</text:p>
          </table:table-cell>
          <table:table-cell table:style-name="ce66" table:formula="of:=BASE([.A86];2)" office:value-type="string" office:string-value="1010011">
            <text:p>1010011</text:p>
          </table:table-cell>
          <table:table-cell table:style-name="ce80" office:value-type="string">
            <text:p>Trigger – Program Change</text:p>
          </table:table-cell>
          <table:table-cell table:style-name="ce80" office:value-type="string">
            <text:p>Digital In – Trigger</text:p>
          </table:table-cell>
          <table:table-cell table:style-name="ce80" office:value-type="string">
            <text:p>Program Register</text:p>
          </table:table-cell>
          <table:table-cell table:style-name="ce80" office:value-type="string">
            <text:p>Addend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84">
            <text:p>84</text:p>
          </table:table-cell>
          <table:table-cell table:style-name="ce54" table:formula="of:=BASE([.A87];16)" office:value-type="string" office:string-value="54">
            <text:p>54</text:p>
          </table:table-cell>
          <table:table-cell table:style-name="ce65" table:formula="of:=BASE([.A87];2)" office:value-type="string" office:string-value="1010100">
            <text:p>1010100</text:p>
          </table:table-cell>
          <table:table-cell table:style-name="ce79" office:value-type="string">
            <text:p>Trigger – Channel Pressure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Pressure Literal</text:p>
          </table:table-cell>
          <table:table-cell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85">
            <text:p>85</text:p>
          </table:table-cell>
          <table:table-cell table:style-name="ce54" table:formula="of:=BASE([.A88];16)" office:value-type="string" office:string-value="55">
            <text:p>55</text:p>
          </table:table-cell>
          <table:table-cell table:style-name="ce65" table:formula="of:=BASE([.A88];2)" office:value-type="string" office:string-value="1010101">
            <text:p>1010101</text:p>
          </table:table-cell>
          <table:table-cell table:style-name="ce79" office:value-type="string">
            <text:p>Trigger – Channel Pressure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Pressure Register</text:p>
          </table:table-cell>
          <table:table-cell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86">
            <text:p>86</text:p>
          </table:table-cell>
          <table:table-cell table:style-name="ce54" table:formula="of:=BASE([.A89];16)" office:value-type="string" office:string-value="56">
            <text:p>56</text:p>
          </table:table-cell>
          <table:table-cell table:style-name="ce65" table:formula="of:=BASE([.A89];2)" office:value-type="string" office:string-value="1010110">
            <text:p>1010110</text:p>
          </table:table-cell>
          <table:table-cell table:style-name="ce79" office:value-type="string">
            <text:p>CC Toggle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CC Literal</text:p>
          </table:table-cell>
          <table:table-cell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0" office:value-type="float" office:value="87">
            <text:p>87</text:p>
          </table:table-cell>
          <table:table-cell table:style-name="ce55" table:formula="of:=BASE([.A90];16)" office:value-type="string" office:string-value="57">
            <text:p>57</text:p>
          </table:table-cell>
          <table:table-cell table:style-name="ce66" table:formula="of:=BASE([.A90];2)" office:value-type="string" office:string-value="1010111">
            <text:p>1010111</text:p>
          </table:table-cell>
          <table:table-cell table:style-name="ce80" office:value-type="string">
            <text:p>CC Toggle</text:p>
          </table:table-cell>
          <table:table-cell table:style-name="ce80" office:value-type="string">
            <text:p>Digital In – Trigger</text:p>
          </table:table-cell>
          <table:table-cell table:style-name="ce80" office:value-type="string">
            <text:p>CC Register</text:p>
          </table:table-cell>
          <table:table-cell table:style-name="ce80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88">
            <text:p>88</text:p>
          </table:table-cell>
          <table:table-cell table:style-name="ce54" table:formula="of:=BASE([.A91];16)" office:value-type="string" office:string-value="58">
            <text:p>58</text:p>
          </table:table-cell>
          <table:table-cell table:style-name="ce65" table:formula="of:=BASE([.A91];2)" office:value-type="string" office:string-value="1011000">
            <text:p>1011000</text:p>
          </table:table-cell>
          <table:table-cell table:style-name="ce79" office:value-type="string">
            <text:p>Trigger – Pitch Wheel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D0 Literal</text:p>
          </table:table-cell>
          <table:table-cell table:style-name="ce79" office:value-type="string">
            <text:p>D1 Literal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89">
            <text:p>89</text:p>
          </table:table-cell>
          <table:table-cell table:style-name="ce54" table:formula="of:=BASE([.A92];16)" office:value-type="string" office:string-value="59">
            <text:p>59</text:p>
          </table:table-cell>
          <table:table-cell table:style-name="ce65" table:formula="of:=BASE([.A92];2)" office:value-type="string" office:string-value="1011001">
            <text:p>1011001</text:p>
          </table:table-cell>
          <table:table-cell table:style-name="ce79" office:value-type="string">
            <text:p>Trigger – Pitch Wheel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D0 Register</text:p>
          </table:table-cell>
          <table:table-cell table:style-name="ce79" office:value-type="string">
            <text:p>D1 Literal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90">
            <text:p>90</text:p>
          </table:table-cell>
          <table:table-cell table:style-name="ce54" table:formula="of:=BASE([.A93];16)" office:value-type="string" office:string-value="5A">
            <text:p>5A</text:p>
          </table:table-cell>
          <table:table-cell table:style-name="ce65" table:formula="of:=BASE([.A93];2)" office:value-type="string" office:string-value="1011010">
            <text:p>1011010</text:p>
          </table:table-cell>
          <table:table-cell table:style-name="ce79" office:value-type="string">
            <text:p>Trigger – Pitch Wheel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D0 Literal</text:p>
          </table:table-cell>
          <table:table-cell table:style-name="ce79" office:value-type="string">
            <text:p>D1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0" office:value-type="float" office:value="91">
            <text:p>91</text:p>
          </table:table-cell>
          <table:table-cell table:style-name="ce55" table:formula="of:=BASE([.A94];16)" office:value-type="string" office:string-value="5B">
            <text:p>5B</text:p>
          </table:table-cell>
          <table:table-cell table:style-name="ce66" table:formula="of:=BASE([.A94];2)" office:value-type="string" office:string-value="1011011">
            <text:p>1011011</text:p>
          </table:table-cell>
          <table:table-cell table:style-name="ce80" office:value-type="string">
            <text:p>Trigger – Pitch Wheel</text:p>
          </table:table-cell>
          <table:table-cell table:style-name="ce80" office:value-type="string">
            <text:p>Digital In – Trigger</text:p>
          </table:table-cell>
          <table:table-cell table:style-name="ce80" office:value-type="string">
            <text:p>D0 Register</text:p>
          </table:table-cell>
          <table:table-cell table:style-name="ce80" office:value-type="string">
            <text:p>D1 Register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92">
            <text:p>92</text:p>
          </table:table-cell>
          <table:table-cell table:style-name="ce54" table:formula="of:=BASE([.A95];16)" office:value-type="string" office:string-value="5C">
            <text:p>5C</text:p>
          </table:table-cell>
          <table:table-cell table:style-name="ce65" table:formula="of:=BASE([.A95];2)" office:value-type="string" office:string-value="1011100">
            <text:p>1011100</text:p>
          </table:table-cell>
          <table:table-cell table:style-name="ce79" office:value-type="string">
            <text:p>Trigger – SysEx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Start address</text:p>
          </table:table-cell>
          <table:table-cell table:style-name="ce79" office:value-type="string">
            <text:p>Num Byte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93">
            <text:p>93</text:p>
          </table:table-cell>
          <table:table-cell table:style-name="ce54" table:formula="of:=BASE([.A96];16)" office:value-type="string" office:string-value="5D">
            <text:p>5D</text:p>
          </table:table-cell>
          <table:table-cell table:style-name="ce65" table:formula="of:=BASE([.A96];2)" office:value-type="string" office:string-value="1011101">
            <text:p>1011101</text:p>
          </table:table-cell>
          <table:table-cell table:style-name="ce79" office:value-type="string">
            <text:p>Trigger – SysEx Begin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Start address</text:p>
          </table:table-cell>
          <table:table-cell table:style-name="ce79" office:value-type="string">
            <text:p>Num Byte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94">
            <text:p>94</text:p>
          </table:table-cell>
          <table:table-cell table:style-name="ce54" table:formula="of:=BASE([.A97];16)" office:value-type="string" office:string-value="5E">
            <text:p>5E</text:p>
          </table:table-cell>
          <table:table-cell table:style-name="ce65" table:formula="of:=BASE([.A97];2)" office:value-type="string" office:string-value="1011110">
            <text:p>1011110</text:p>
          </table:table-cell>
          <table:table-cell table:style-name="ce79" office:value-type="string">
            <text:p>Trigger – SysEx Raw Data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Starting Register</text:p>
          </table:table-cell>
          <table:table-cell table:style-name="ce79" office:value-type="string">
            <text:p>Num Byte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0" office:value-type="float" office:value="95">
            <text:p>95</text:p>
          </table:table-cell>
          <table:table-cell table:style-name="ce54" table:formula="of:=BASE([.A98];16)" office:value-type="string" office:string-value="5F">
            <text:p>5F</text:p>
          </table:table-cell>
          <table:table-cell table:style-name="ce65" table:formula="of:=BASE([.A98];2)" office:value-type="string" office:string-value="1011111">
            <text:p>1011111</text:p>
          </table:table-cell>
          <table:table-cell table:style-name="ce79" office:value-type="string">
            <text:p>Trigger – SysEx End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Start address</text:p>
          </table:table-cell>
          <table:table-cell table:style-name="ce79" office:value-type="string">
            <text:p>Num Bytes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96">
            <text:p>96</text:p>
          </table:table-cell>
          <table:table-cell table:style-name="ce52" table:formula="of:=BASE([.A99];16)" office:value-type="string" office:string-value="60">
            <text:p>60</text:p>
          </table:table-cell>
          <table:table-cell table:style-name="ce72" table:formula="of:=BASE([.A99];2)" office:value-type="string" office:string-value="1100000">
            <text:p>1100000</text:p>
          </table:table-cell>
          <table:table-cell table:style-name="ce85" office:value-type="string">
            <text:p>Start (Internal Tempo Clock)</text:p>
          </table:table-cell>
          <table:table-cell table:style-name="ce85" office:value-type="string">
            <text:p>Digital In – Trigger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97">
            <text:p>97</text:p>
          </table:table-cell>
          <table:table-cell table:style-name="ce52" table:formula="of:=BASE([.A100];16)" office:value-type="string" office:string-value="61">
            <text:p>61</text:p>
          </table:table-cell>
          <table:table-cell table:style-name="ce72" table:formula="of:=BASE([.A100];2)" office:value-type="string" office:string-value="1100001">
            <text:p>1100001</text:p>
          </table:table-cell>
          <table:table-cell table:style-name="ce85" office:value-type="string">
            <text:p>Stop (Internal Tempo Clock)</text:p>
          </table:table-cell>
          <table:table-cell table:style-name="ce85" office:value-type="string">
            <text:p>Digital In – Trigger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98">
            <text:p>98</text:p>
          </table:table-cell>
          <table:table-cell table:style-name="ce52" table:formula="of:=BASE([.A101];16)" office:value-type="string" office:string-value="62">
            <text:p>62</text:p>
          </table:table-cell>
          <table:table-cell table:style-name="ce72" table:formula="of:=BASE([.A101];2)" office:value-type="string" office:string-value="1100010">
            <text:p>1100010</text:p>
          </table:table-cell>
          <table:table-cell table:style-name="ce85" office:value-type="string">
            <text:p>Run Toggle (Internal Temp Clock)</text:p>
          </table:table-cell>
          <table:table-cell table:style-name="ce85" office:value-type="string">
            <text:p>Digital In – Trigger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1" office:value-type="float" office:value="99">
            <text:p>99</text:p>
          </table:table-cell>
          <table:table-cell table:style-name="ce51" table:formula="of:=BASE([.A102];16)" office:value-type="string" office:string-value="63">
            <text:p>63</text:p>
          </table:table-cell>
          <table:table-cell table:style-name="ce67" table:formula="of:=BASE([.A102];2)" office:value-type="string" office:string-value="1100011">
            <text:p>1100011</text:p>
          </table:table-cell>
          <table:table-cell table:style-name="ce81"/>
          <table:table-cell table:style-name="ce81" office:value-type="string">
            <text:p>Digital In – Trigger</text:p>
          </table:table-cell>
          <table:table-cell table:style-name="ce81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100">
            <text:p>100</text:p>
          </table:table-cell>
          <table:table-cell table:style-name="ce54" table:formula="of:=BASE([.A103];16)" office:value-type="string" office:string-value="64">
            <text:p>64</text:p>
          </table:table-cell>
          <table:table-cell table:style-name="ce65" table:formula="of:=BASE([.A103];2)" office:value-type="string" office:string-value="1100100">
            <text:p>1100100</text:p>
          </table:table-cell>
          <table:table-cell table:style-name="ce79" office:value-type="string">
            <text:p>Start (Control Terminal Clock)</text:p>
          </table:table-cell>
          <table:table-cell table:style-name="ce79" office:value-type="string">
            <text:p>Digital In – Trigger</text:p>
          </table:table-cell>
          <table:table-cell table:number-columns-repeated="2"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101">
            <text:p>101</text:p>
          </table:table-cell>
          <table:table-cell table:style-name="ce54" table:formula="of:=BASE([.A104];16)" office:value-type="string" office:string-value="65">
            <text:p>65</text:p>
          </table:table-cell>
          <table:table-cell table:style-name="ce65" table:formula="of:=BASE([.A104];2)" office:value-type="string" office:string-value="1100101">
            <text:p>1100101</text:p>
          </table:table-cell>
          <table:table-cell table:style-name="ce79" office:value-type="string">
            <text:p>Stop (Control Terminal Clock)</text:p>
          </table:table-cell>
          <table:table-cell table:style-name="ce79" office:value-type="string">
            <text:p>Digital In – Trigger</text:p>
          </table:table-cell>
          <table:table-cell table:number-columns-repeated="2"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102">
            <text:p>102</text:p>
          </table:table-cell>
          <table:table-cell table:style-name="ce54" table:formula="of:=BASE([.A105];16)" office:value-type="string" office:string-value="66">
            <text:p>66</text:p>
          </table:table-cell>
          <table:table-cell table:style-name="ce65" table:formula="of:=BASE([.A105];2)" office:value-type="string" office:string-value="1100110">
            <text:p>1100110</text:p>
          </table:table-cell>
          <table:table-cell table:style-name="ce79" office:value-type="string">
            <text:p>Run Toggle (Control Terminal Clock)</text:p>
          </table:table-cell>
          <table:table-cell table:style-name="ce79" office:value-type="string">
            <text:p>Digital In – Trigger</text:p>
          </table:table-cell>
          <table:table-cell table:number-columns-repeated="2"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0" office:value-type="float" office:value="103">
            <text:p>103</text:p>
          </table:table-cell>
          <table:table-cell table:style-name="ce55" table:formula="of:=BASE([.A106];16)" office:value-type="string" office:string-value="67">
            <text:p>67</text:p>
          </table:table-cell>
          <table:table-cell table:style-name="ce66" table:formula="of:=BASE([.A106];2)" office:value-type="string" office:string-value="1100111">
            <text:p>1100111</text:p>
          </table:table-cell>
          <table:table-cell table:style-name="ce80" office:value-type="string">
            <text:p>MIDI Clock</text:p>
          </table:table-cell>
          <table:table-cell table:style-name="ce80" office:value-type="string">
            <text:p>Digital In – Trigger</text:p>
          </table:table-cell>
          <table:table-cell table:number-columns-repeated="2" table:style-name="ce80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104">
            <text:p>104</text:p>
          </table:table-cell>
          <table:table-cell table:style-name="ce54" table:formula="of:=BASE([.A107];16)" office:value-type="string" office:string-value="68">
            <text:p>68</text:p>
          </table:table-cell>
          <table:table-cell table:style-name="ce65" table:formula="of:=BASE([.A107];2)" office:value-type="string" office:string-value="1101000">
            <text:p>1101000</text:p>
          </table:table-cell>
          <table:table-cell table:style-name="ce79" office:value-type="string">
            <text:p>Trigger – Analog Continuous Note Gate – On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Control Terminal</text:p>
          </table:table-cell>
          <table:table-cell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105">
            <text:p>105</text:p>
          </table:table-cell>
          <table:table-cell table:style-name="ce54" table:formula="of:=BASE([.A108];16)" office:value-type="string" office:string-value="69">
            <text:p>69</text:p>
          </table:table-cell>
          <table:table-cell table:style-name="ce65" table:formula="of:=BASE([.A108];2)" office:value-type="string" office:string-value="1101001">
            <text:p>1101001</text:p>
          </table:table-cell>
          <table:table-cell table:style-name="ce79" office:value-type="string">
            <text:p>Trigger – Analog Continuous Note Gate – Off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Control Terminal</text:p>
          </table:table-cell>
          <table:table-cell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106">
            <text:p>106</text:p>
          </table:table-cell>
          <table:table-cell table:style-name="ce54" table:formula="of:=BASE([.A109];16)" office:value-type="string" office:string-value="6A">
            <text:p>6A</text:p>
          </table:table-cell>
          <table:table-cell table:style-name="ce65" table:formula="of:=BASE([.A109];2)" office:value-type="string" office:string-value="1101010">
            <text:p>1101010</text:p>
          </table:table-cell>
          <table:table-cell table:style-name="ce79" office:value-type="string">
            <text:p>Trigger – Encoder Continuous Note Gate – On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Control Terminal</text:p>
          </table:table-cell>
          <table:table-cell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107">
            <text:p>107</text:p>
          </table:table-cell>
          <table:table-cell table:style-name="ce54" table:formula="of:=BASE([.A110];16)" office:value-type="string" office:string-value="6B">
            <text:p>6B</text:p>
          </table:table-cell>
          <table:table-cell table:style-name="ce65" table:formula="of:=BASE([.A110];2)" office:value-type="string" office:string-value="1101011">
            <text:p>1101011</text:p>
          </table:table-cell>
          <table:table-cell table:style-name="ce79" office:value-type="string">
            <text:p>Trigger – Encoder Continuous Note Gate – Off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Control Terminal</text:p>
          </table:table-cell>
          <table:table-cell table:style-name="ce79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52" office:value-type="float" office:value="108">
            <text:p>108</text:p>
          </table:table-cell>
          <table:table-cell table:style-name="ce52" table:formula="of:=BASE([.A111];16)" office:value-type="string" office:string-value="6C">
            <text:p>6C</text:p>
          </table:table-cell>
          <table:table-cell table:style-name="ce72" table:formula="of:=BASE([.A111];2)" office:value-type="string" office:string-value="1101100">
            <text:p>1101100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1017"/>
        </table:table-row>
        <table:table-row table:style-name="ro4">
          <table:table-cell table:style-name="ce52" office:value-type="float" office:value="109">
            <text:p>109</text:p>
          </table:table-cell>
          <table:table-cell table:style-name="ce52" table:formula="of:=BASE([.A112];16)" office:value-type="string" office:string-value="6D">
            <text:p>6D</text:p>
          </table:table-cell>
          <table:table-cell table:style-name="ce72" table:formula="of:=BASE([.A112];2)" office:value-type="string" office:string-value="1101101">
            <text:p>1101101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1017"/>
        </table:table-row>
        <table:table-row table:style-name="ro4">
          <table:table-cell table:style-name="ce52" office:value-type="float" office:value="110">
            <text:p>110</text:p>
          </table:table-cell>
          <table:table-cell table:style-name="ce52" table:formula="of:=BASE([.A113];16)" office:value-type="string" office:string-value="6E">
            <text:p>6E</text:p>
          </table:table-cell>
          <table:table-cell table:style-name="ce72" table:formula="of:=BASE([.A113];2)" office:value-type="string" office:string-value="1101110">
            <text:p>1101110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1017"/>
        </table:table-row>
        <table:table-row table:style-name="ro4">
          <table:table-cell table:style-name="ce51" office:value-type="float" office:value="111">
            <text:p>111</text:p>
          </table:table-cell>
          <table:table-cell table:style-name="ce51" table:formula="of:=BASE([.A114];16)" office:value-type="string" office:string-value="6F">
            <text:p>6F</text:p>
          </table:table-cell>
          <table:table-cell table:style-name="ce67" table:formula="of:=BASE([.A114];2)" office:value-type="string" office:string-value="1101111">
            <text:p>1101111</text:p>
          </table:table-cell>
          <table:table-cell table:style-name="ce81"/>
          <table:table-cell table:style-name="ce81" office:value-type="string">
            <text:p>Digital In – Trigger</text:p>
          </table:table-cell>
          <table:table-cell table:style-name="ce81" table:number-columns-repeated="2"/>
          <table:table-cell table:number-columns-repeated="1017"/>
        </table:table-row>
        <table:table-row table:style-name="ro4">
          <table:table-cell table:style-name="ce49" office:value-type="float" office:value="112">
            <text:p>112</text:p>
          </table:table-cell>
          <table:table-cell table:style-name="ce54" table:formula="of:=BASE([.A115];16)" office:value-type="string" office:string-value="70">
            <text:p>70</text:p>
          </table:table-cell>
          <table:table-cell table:style-name="ce65" table:formula="of:=BASE([.A115];2)" office:value-type="string" office:string-value="1110000">
            <text:p>1110000</text:p>
          </table:table-cell>
          <table:table-cell table:style-name="ce79" office:value-type="string">
            <text:p>Increment Register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Register Address</text:p>
          </table:table-cell>
          <table:table-cell table:style-name="ce79" office:value-type="string">
            <text:p>Increment</text:p>
          </table:table-cell>
          <table:table-cell table:number-columns-repeated="1017"/>
        </table:table-row>
        <table:table-row table:style-name="ro4">
          <table:table-cell table:style-name="ce49" office:value-type="float" office:value="113">
            <text:p>113</text:p>
          </table:table-cell>
          <table:table-cell table:style-name="ce54" table:formula="of:=BASE([.A116];16)" office:value-type="string" office:string-value="71">
            <text:p>71</text:p>
          </table:table-cell>
          <table:table-cell table:style-name="ce65" table:formula="of:=BASE([.A116];2)" office:value-type="string" office:string-value="1110001">
            <text:p>1110001</text:p>
          </table:table-cell>
          <table:table-cell table:style-name="ce79" office:value-type="string">
            <text:p>Decrement Register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Register Address</text:p>
          </table:table-cell>
          <table:table-cell table:style-name="ce79" office:value-type="string">
            <text:p>Decrement</text:p>
          </table:table-cell>
          <table:table-cell table:number-columns-repeated="1017"/>
        </table:table-row>
        <table:table-row table:style-name="ro4">
          <table:table-cell table:style-name="ce49" office:value-type="float" office:value="114">
            <text:p>114</text:p>
          </table:table-cell>
          <table:table-cell table:style-name="ce54" table:formula="of:=BASE([.A117];16)" office:value-type="string" office:string-value="72">
            <text:p>72</text:p>
          </table:table-cell>
          <table:table-cell table:style-name="ce65" table:formula="of:=BASE([.A117];2)" office:value-type="string" office:string-value="1110010">
            <text:p>1110010</text:p>
          </table:table-cell>
          <table:table-cell table:style-name="ce79" office:value-type="string">
            <text:p>Add d0 to d1, sum in D0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Addend/Sum</text:p>
          </table:table-cell>
          <table:table-cell table:style-name="ce79" office:value-type="string">
            <text:p>Addend Register</text:p>
          </table:table-cell>
          <table:table-cell table:number-columns-repeated="1017"/>
        </table:table-row>
        <table:table-row table:style-name="ro4">
          <table:table-cell table:style-name="ce49" office:value-type="float" office:value="115">
            <text:p>115</text:p>
          </table:table-cell>
          <table:table-cell table:style-name="ce54" table:formula="of:=BASE([.A118];16)" office:value-type="string" office:string-value="73">
            <text:p>73</text:p>
          </table:table-cell>
          <table:table-cell table:style-name="ce65" table:formula="of:=BASE([.A118];2)" office:value-type="string" office:string-value="1110011">
            <text:p>1110011</text:p>
          </table:table-cell>
          <table:table-cell table:style-name="ce79" office:value-type="string">
            <text:p>Copy d1 to d0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To</text:p>
          </table:table-cell>
          <table:table-cell table:style-name="ce79" office:value-type="string">
            <text:p>From</text:p>
          </table:table-cell>
          <table:table-cell table:number-columns-repeated="1017"/>
        </table:table-row>
        <table:table-row table:style-name="ro4">
          <table:table-cell table:style-name="ce49" office:value-type="float" office:value="116">
            <text:p>116</text:p>
          </table:table-cell>
          <table:table-cell table:style-name="ce54" table:formula="of:=BASE([.A119];16)" office:value-type="string" office:string-value="74">
            <text:p>74</text:p>
          </table:table-cell>
          <table:table-cell table:style-name="ce65" table:formula="of:=BASE([.A119];2)" office:value-type="string" office:string-value="1110100">
            <text:p>1110100</text:p>
          </table:table-cell>
          <table:table-cell table:style-name="ce79" office:value-type="string">
            <text:p>Store value in Register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Register Address</text:p>
          </table:table-cell>
          <table:table-cell table:style-name="ce79" office:value-type="string">
            <text:p>Value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117">
            <text:p>117</text:p>
          </table:table-cell>
          <table:table-cell table:style-name="ce51" table:formula="of:=BASE([.A120];16)" office:value-type="string" office:string-value="75">
            <text:p>75</text:p>
          </table:table-cell>
          <table:table-cell table:style-name="ce67" table:formula="of:=BASE([.A120];2)" office:value-type="string" office:string-value="1110101">
            <text:p>1110101</text:p>
          </table:table-cell>
          <table:table-cell table:style-name="ce81"/>
          <table:table-cell table:style-name="ce81" office:value-type="string">
            <text:p>Digital In – Trigger</text:p>
          </table:table-cell>
          <table:table-cell table:style-name="ce81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118">
            <text:p>118</text:p>
          </table:table-cell>
          <table:table-cell table:style-name="ce54" table:formula="of:=BASE([.A121];16)" office:value-type="string" office:string-value="76">
            <text:p>76</text:p>
          </table:table-cell>
          <table:table-cell table:style-name="ce65" table:formula="of:=BASE([.A121];2)" office:value-type="string" office:string-value="1110110">
            <text:p>1110110</text:p>
          </table:table-cell>
          <table:table-cell table:style-name="ce79" office:value-type="string">
            <text:p>Clear / Set / Toggle Register Bit</text:p>
          </table:table-cell>
          <table:table-cell table:style-name="ce79" office:value-type="string">
            <text:p>Digital In – Trigger</text:p>
          </table:table-cell>
          <table:table-cell table:style-name="ce79" office:value-type="string">
            <text:p>Register Address</text:p>
          </table:table-cell>
          <table:table-cell table:style-name="ce79" office:value-type="string">
            <text:p>Clear/Set/Toggle Bit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119">
            <text:p>119</text:p>
          </table:table-cell>
          <table:table-cell table:style-name="ce52" table:formula="of:=BASE([.A122];16)" office:value-type="string" office:string-value="77">
            <text:p>77</text:p>
          </table:table-cell>
          <table:table-cell table:style-name="ce72" table:formula="of:=BASE([.A122];2)" office:value-type="string" office:string-value="1110111">
            <text:p>1110111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120">
            <text:p>120</text:p>
          </table:table-cell>
          <table:table-cell table:style-name="ce52" table:formula="of:=BASE([.A123];16)" office:value-type="string" office:string-value="78">
            <text:p>78</text:p>
          </table:table-cell>
          <table:table-cell table:style-name="ce72" table:formula="of:=BASE([.A123];2)" office:value-type="string" office:string-value="1111000">
            <text:p>1111000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121">
            <text:p>121</text:p>
          </table:table-cell>
          <table:table-cell table:style-name="ce52" table:formula="of:=BASE([.A124];16)" office:value-type="string" office:string-value="79">
            <text:p>79</text:p>
          </table:table-cell>
          <table:table-cell table:style-name="ce72" table:formula="of:=BASE([.A124];2)" office:value-type="string" office:string-value="1111001">
            <text:p>1111001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122">
            <text:p>122</text:p>
          </table:table-cell>
          <table:table-cell table:style-name="ce52" table:formula="of:=BASE([.A125];16)" office:value-type="string" office:string-value="7A">
            <text:p>7A</text:p>
          </table:table-cell>
          <table:table-cell table:style-name="ce72" table:formula="of:=BASE([.A125];2)" office:value-type="string" office:string-value="1111010">
            <text:p>1111010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123">
            <text:p>123</text:p>
          </table:table-cell>
          <table:table-cell table:style-name="ce52" table:formula="of:=BASE([.A126];16)" office:value-type="string" office:string-value="7B">
            <text:p>7B</text:p>
          </table:table-cell>
          <table:table-cell table:style-name="ce72" table:formula="of:=BASE([.A126];2)" office:value-type="string" office:string-value="1111011">
            <text:p>1111011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2" office:value-type="float" office:value="124">
            <text:p>124</text:p>
          </table:table-cell>
          <table:table-cell table:style-name="ce52" table:formula="of:=BASE([.A127];16)" office:value-type="string" office:string-value="7C">
            <text:p>7C</text:p>
          </table:table-cell>
          <table:table-cell table:style-name="ce72" table:formula="of:=BASE([.A127];2)" office:value-type="string" office:string-value="1111100">
            <text:p>1111100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125">
            <text:p>125</text:p>
          </table:table-cell>
          <table:table-cell table:style-name="ce54" table:formula="of:=BASE([.A128];16)" office:value-type="string" office:string-value="7D">
            <text:p>7D</text:p>
          </table:table-cell>
          <table:table-cell table:style-name="ce65" table:formula="of:=BASE([.A128];2)" office:value-type="string" office:string-value="1111101">
            <text:p>1111101</text:p>
          </table:table-cell>
          <table:table-cell table:style-name="ce79" office:value-type="string">
            <text:p>Global Refresh</text:p>
          </table:table-cell>
          <table:table-cell table:style-name="ce79" office:value-type="string">
            <text:p>Digital In – Trigger</text:p>
          </table:table-cell>
          <table:table-cell table:style-name="ce79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49" office:value-type="float" office:value="126">
            <text:p>126</text:p>
          </table:table-cell>
          <table:table-cell table:style-name="ce54" office:value-type="string">
            <text:p>7E</text:p>
          </table:table-cell>
          <table:table-cell table:style-name="ce65" table:formula="of:=BASE([.A129];2)" office:value-type="string" office:string-value="1111110">
            <text:p>1111110</text:p>
          </table:table-cell>
          <table:table-cell table:style-name="ce79" office:value-type="string">
            <text:p>MIDI Reset</text:p>
          </table:table-cell>
          <table:table-cell table:style-name="ce79" office:value-type="string">
            <text:p>Digital In – Trigger</text:p>
          </table:table-cell>
          <table:table-cell table:number-columns-repeated="2" table:style-name="ce79" office:value-type="string">
            <text:p>-</text:p>
          </table:table-cell>
          <table:table-cell/>
          <table:table-cell table:style-name="ce47" table:number-columns-repeated="2"/>
          <table:table-cell table:number-columns-repeated="1014"/>
        </table:table-row>
        <table:table-row table:style-name="ro4">
          <table:table-cell table:style-name="ce53" office:value-type="float" office:value="127">
            <text:p>127</text:p>
          </table:table-cell>
          <table:table-cell table:style-name="ce62" table:formula="of:=BASE([.A130];16)" office:value-type="string" office:string-value="7F">
            <text:p>7F</text:p>
          </table:table-cell>
          <table:table-cell table:style-name="ce77" table:formula="of:=BASE([.A130];2)" office:value-type="string" office:string-value="1111111">
            <text:p>1111111</text:p>
          </table:table-cell>
          <table:table-cell table:style-name="ce91" office:value-type="string">
            <text:p>Data Only</text:p>
          </table:table-cell>
          <table:table-cell table:style-name="ce91" office:value-type="string">
            <text:p>Digital In – Trigger</text:p>
          </table:table-cell>
          <table:table-cell table:style-name="ce91" table:number-columns-repeated="2"/>
          <table:table-cell/>
          <table:table-cell table:style-name="ce47" table:number-columns-repeated="2"/>
          <table:table-cell table:number-columns-repeated="1014"/>
        </table:table-row>
        <table:table-row table:style-name="ro4" table:number-rows-repeated="128">
          <table:table-cell table:number-columns-repeated="2"/>
          <table:table-cell table:style-name="ce22"/>
          <table:table-cell table:number-columns-repeated="5"/>
          <table:table-cell table:style-name="ce47" table:number-columns-repeated="2"/>
          <table:table-cell table:number-columns-repeated="1014"/>
        </table:table-row>
        <table:table-row table:style-name="ro4" table:number-rows-repeated="65278">
          <table:table-cell table:style-name="ce47" table:number-columns-repeated="2"/>
          <table:table-cell table:style-name="ce63"/>
          <table:table-cell table:number-columns-repeated="5"/>
          <table:table-cell table:style-name="ce47" table:number-columns-repeated="2"/>
          <table:table-cell table:number-columns-repeated="101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lobal Confi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96"/>
        <table:table-column table:style-name="co22" table:default-cell-style-name="ce96"/>
        <table:table-row table:style-name="ro2">
          <table:table-cell/>
          <table:table-cell table:style-name="Default" table:number-columns-repeated="2"/>
        </table:table-row>
        <table:table-row table:style-name="ro6">
          <table:table-cell office:value-type="string">
            <text:p>Product SysEx Header</text:p>
          </table:table-cell>
          <table:table-cell table:style-name="ce95" office:value-type="string">
            <text:p>F0 00 01 5D 04</text:p>
          </table:table-cell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2"/>
        </table:table-row>
        <table:table-row table:style-name="ro2">
          <table:table-cell table:style-name="ce8" office:value-type="string">
            <text:p>Message</text:p>
          </table:table-cell>
          <table:table-cell table:style-name="ce8" office:value-type="string">
            <text:p>Header</text:p>
          </table:table-cell>
          <table:table-cell table:style-name="ce97" office:value-type="string">
            <text:p>Retrieve Header</text:p>
          </table:table-cell>
        </table:table-row>
        <table:table-row table:style-name="ro2">
          <table:table-cell/>
          <table:table-cell table:style-name="Default" table:number-columns-repeated="2"/>
        </table:table-row>
        <table:table-row table:style-name="ro6">
          <table:table-cell office:value-type="string">
            <text:p>Control Terminal Config</text:p>
          </table:table-cell>
          <table:table-cell office:value-type="string">
            <text:p>F0 00 01 5D 04 01</text:p>
          </table:table-cell>
          <table:table-cell office:value-type="string">
            <text:p>F0 00 01 5D 04 00 01</text:p>
          </table:table-cell>
        </table:table-row>
        <table:table-row table:style-name="ro6">
          <table:table-cell office:value-type="string">
            <text:p>Matrix Velocity</text:p>
          </table:table-cell>
          <table:table-cell office:value-type="string">
            <text:p>F0 00 01 5D 04 02</text:p>
          </table:table-cell>
          <table:table-cell office:value-type="string">
            <text:p>F0 00 01 5D 04 00 02</text:p>
          </table:table-cell>
        </table:table-row>
        <table:table-row table:style-name="ro6">
          <table:table-cell office:value-type="string">
            <text:p>Matrix CC On/Off</text:p>
          </table:table-cell>
          <table:table-cell office:value-type="string">
            <text:p>F0 00 01 5D 04 03</text:p>
          </table:table-cell>
          <table:table-cell office:value-type="string">
            <text:p>F0 00 01 5D 04 00 03</text:p>
          </table:table-cell>
        </table:table-row>
        <table:table-row table:style-name="ro6">
          <table:table-cell office:value-type="string">
            <text:p>Data Register Config</text:p>
          </table:table-cell>
          <table:table-cell office:value-type="string">
            <text:p>F0 00 01 5D 04 04</text:p>
          </table:table-cell>
          <table:table-cell office:value-type="string">
            <text:p>F0 00 01 5D 04 00 04</text:p>
          </table:table-cell>
        </table:table-row>
        <table:table-row table:style-name="ro6">
          <table:table-cell office:value-type="string">
            <text:p>Remapping Table</text:p>
          </table:table-cell>
          <table:table-cell office:value-type="string">
            <text:p>F0 00 01 5D 04 05</text:p>
          </table:table-cell>
          <table:table-cell office:value-type="string">
            <text:p>F0 00 01 5D 04 00 05</text:p>
          </table:table-cell>
        </table:table-row>
        <table:table-row table:style-name="ro6">
          <table:table-cell office:value-type="string">
            <text:p>Remapping Table Reset</text:p>
          </table:table-cell>
          <table:table-cell office:value-type="string">
            <text:p>F0 00 01 5D 04 06</text:p>
          </table:table-cell>
          <table:table-cell table:style-name="ce2" office:value-type="string">
            <text:p>N/A</text:p>
          </table:table-cell>
        </table:table-row>
        <table:table-row table:style-name="ro6">
          <table:table-cell office:value-type="string">
            <text:p>SysEx Buffer</text:p>
          </table:table-cell>
          <table:table-cell office:value-type="string">
            <text:p>F0 00 01 5D 04 07</text:p>
          </table:table-cell>
          <table:table-cell office:value-type="string">
            <text:p>F0 00 01 5D 04 00 07</text:p>
          </table:table-cell>
        </table:table-row>
        <table:table-row table:style-name="ro6">
          <table:table-cell office:value-type="string">
            <text:p>ADC Config</text:p>
          </table:table-cell>
          <table:table-cell office:value-type="string">
            <text:p>F0 00 01 5D 04 08</text:p>
          </table:table-cell>
          <table:table-cell office:value-type="string">
            <text:p>F0 00 01 5D 04 00 08</text:p>
          </table:table-cell>
        </table:table-row>
        <table:table-row table:style-name="ro6">
          <table:table-cell office:value-type="string">
            <text:p>Active Sense On/Off</text:p>
          </table:table-cell>
          <table:table-cell office:value-type="string">
            <text:p>F0 00 01 5D 04 09</text:p>
          </table:table-cell>
          <table:table-cell office:value-type="string">
            <text:p>F0 00 01 5D 04 00 09</text:p>
          </table:table-cell>
        </table:table-row>
        <table:table-row table:style-name="ro6">
          <table:table-cell office:value-type="string">
            <text:p>Remap Flags</text:p>
          </table:table-cell>
          <table:table-cell office:value-type="string">
            <text:p>F0 00 01 5D 04 0A</text:p>
          </table:table-cell>
          <table:table-cell office:value-type="string">
            <text:p>F0 00 01 5D 04 00 0A</text:p>
          </table:table-cell>
        </table:table-row>
        <table:table-row table:style-name="ro6">
          <table:table-cell office:value-type="string">
            <text:p>Transpose Reg</text:p>
          </table:table-cell>
          <table:table-cell office:value-type="string">
            <text:p>F0 00 01 5D 04 0B</text:p>
          </table:table-cell>
          <table:table-cell office:value-type="string">
            <text:p>F0 00 01 5D 04 00 0B</text:p>
          </table:table-cell>
        </table:table-row>
        <table:table-row table:style-name="ro6">
          <table:table-cell office:value-type="string">
            <text:p>CT 8-15 Pull Ups</text:p>
          </table:table-cell>
          <table:table-cell office:value-type="string">
            <text:p>F0 00 01 5D 04 0C</text:p>
          </table:table-cell>
          <table:table-cell office:value-type="string">
            <text:p>F0 00 01 5D 04 00 0C</text:p>
          </table:table-cell>
        </table:table-row>
        <table:table-row table:style-name="ro6">
          <table:table-cell office:value-type="string">
            <text:p>Messaging Throttle</text:p>
          </table:table-cell>
          <table:table-cell office:value-type="string">
            <text:p>F0 00 01 5D 04 0D</text:p>
          </table:table-cell>
          <table:table-cell office:value-type="string">
            <text:p>F0 00 01 5D 04 00 0D</text:p>
          </table:table-cell>
        </table:table-row>
        <table:table-row table:style-name="ro6">
          <table:table-cell office:value-type="string">
            <text:p>Config Dump</text:p>
          </table:table-cell>
          <table:table-cell table:style-name="ce2" office:value-type="string">
            <text:p>N/A</text:p>
          </table:table-cell>
          <table:table-cell office:value-type="string">
            <text:p>F0 00 01 5D 04 00 7F</text:p>
          </table:table-cell>
        </table:table-row>
        <table:table-row table:style-name="ro6">
          <table:table-cell office:value-type="string">
            <text:p>Firmware Version</text:p>
          </table:table-cell>
          <table:table-cell office:value-type="string">
            <text:p>F0 00 01 5D 04 7D</text:p>
          </table:table-cell>
          <table:table-cell office:value-type="string">
            <text:p>F0 00 01 5D 04 00 7D</text:p>
          </table:table-cell>
        </table:table-row>
        <table:table-row table:style-name="ro6">
          <table:table-cell office:value-type="string">
            <text:p>Firmware Update</text:p>
          </table:table-cell>
          <table:table-cell office:value-type="string">
            <text:p>F0 00 01 5D 04 7E</text:p>
          </table:table-cell>
          <table:table-cell table:style-name="ce2"/>
        </table:table-row>
        <table:table-row table:style-name="ro6">
          <table:table-cell/>
          <table:table-cell table:style-name="ce2" table:number-columns-repeated="2"/>
        </table:table-row>
      </table:table>
      <table:database-ranges>
        <table:database-range table:target-range-address="'Memory Map'.A5:'Memory Map'.P102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8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emory_20_Block" style:display-name="Memory Block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6/01/2017</text:date>, <text:time>08:4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creation-date>2008-09-02T16:01:32</meta:creation-date>
    <dc:date>2017-06-01T08:46:40</dc:date>
    <dc:language>en-US</dc:language>
    <meta:editing-cycles>384</meta:editing-cycles>
    <meta:editing-duration>P41DT20H10M39S</meta:editing-duration>
    <meta:document-statistic meta:table-count="4" meta:cell-count="3546" meta:object-count="0"/>
    <meta:user-defined meta:name="Info 1"/>
    <meta:user-defined meta:name="Info 2"/>
    <meta:user-defined meta:name="Info 3"/>
    <meta:user-defined meta:name="Info 4"/>
  </office:meta>
</office:document-meta>
</file>